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6</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Focus on World Public Opinion: Why do n’t China and the United States Defense Do not meet; European and American companies come to China</text:span>
</text:h>
      <text:p text:style-name="P4">
Authors: ['曹辛']</text:p>
      <text:p text:style-name="P4">
Publisher: 英国《金融时报》</text:p>
      <text:p text:style-name="P4">
Time: 2023-06-05T00:05:42+00:00</text:p>
      <text:p text:style-name="P4">
Published Time: 2023-06-04T12:00:99+08:00</text:p>
      <text:p text:style-name="P4">
Modified Time: 2023-06-04T20:05:99+08:00</text:p>
      <text:p text:style-name="P4">
Description: Cao Xin: The Defense Society did not meet, but European and American companies gathered in China. This reflects the reality of Sino -US relations: confront each other, and no one can overwhelm anyone for the time being; but bilateral relations are in a sensitive and dangerous situation.</text:p>
      <text:p text:style-name="P4">
Images: ["<text:a xlink:type="simple" xlink:href="https://thumbor.ftacademy.cn/unsafe/picture/2/000133622_piclink.jpg" text:style-name="Internet_20_link" text:visited-style-name="Visited_20_Internet_20_Link">
000133622_pic...</text:a>
"]</text:p>
      <text:p text:style-name="P4">
Themes: ['中美关系', '关注']</text:p>
      <text:p text:style-name="P4">
Keywords: ['中美关系', '马斯克', '中国外交', '香格里拉对话会']</text:p>
      <text:p text:style-name="P4">
Type: Article</text:p>
      <!--METADATA-->
      <text:p text:style-name="P4">
<draw:frame draw:style-name="fr1" draw:name="Image2" text:anchor-type="as-char" svg:width="6.9236in" svg:height="3.894525in" draw:z-index="0">
<draw:image xlink:href="../Images/FT Chinese Free Version/2023-06-05T00-05-42-00-00/000133622_piclink.jpg" xlink:type="simple" xlink:show="embed" xlink:actuate="onLoad" draw:mime-type="image/jpeg"/>
</draw:frame>
Last week, China became one of the focus of international public opinion.</text:p>
      <text:p text:style-name="P4">
First, although the Minister of Defense between China and the United States went to Singapore to participate in the Shangri -La dialogue, they were the most powerful defense director of the world's most powerful countries. , But European and American companies gathered in China last week.</text:p>
      <text:p text:style-name="P4">
News Source: <text:a xlink:type="simple" xlink:href="http://www.ftchinese.com/story/001099853" text:style-name="Internet_20_link" text:visited-style-name="Visited_20_Internet_20_Link">
http://www.ftchinese.com/story/001099853</text:a>
</text:p>
      <!--NEWS-->
      <text:h text:style-name="P10" text:outline-level="1">
<text:span text:style-name="T4">
Talk to the princess: I want to present contemporary art clear and clean</text:span>
</text:h>
      <text:p text:style-name="P4">
Authors: ['朱振']</text:p>
      <text:p text:style-name="P4">
Publisher: 英国《金融时报》</text:p>
      <text:p text:style-name="P4">
Time: 2023-06-05T00:09:18+00:00</text:p>
      <text:p text:style-name="P4">
Published Time: 2023-06-04T12:00:99+08:00</text:p>
      <text:p text:style-name="P4">
Modified Time: 2023-06-04T20:09:99+08:00</text:p>
      <text:p text:style-name="P4">
Description: Talking to the director of the gallery Zhou and Beijing, a tension between the "publicity" and "business" of the "publicity" and "business" of the art platform that is based on the 798.</text:p>
      <text:p text:style-name="P4">
Images: []</text:p>
      <text:p text:style-name="P4">
Themes: ['艺术', '关注']</text:p>
      <text:p text:style-name="P4">
Keywords: ['艺术', '人物', '艺术展', '美术馆', '798']</text:p>
      <text:p text:style-name="P4">
Type: Article</text:p>
      <!--METADATA-->
      <text:p text:style-name="P4">
"Many concepts related to art are too vague and confused today, because there are many power that affects art. I have been thinking about to what extent can I compromise." It is a kind of persistence.</text:p>
      <text:p text:style-name="P4">
During the dialogue, she and her team were busy in doing things for the year.</text:p>
      <text:p text:style-name="P4">
News Source: <text:a xlink:type="simple" xlink:href="http://www.ftchinese.com/story/001099850" text:style-name="Internet_20_link" text:visited-style-name="Visited_20_Internet_20_Link">
http://www.ftchinese.com/story/001099850</text:a>
</text:p>
      <!--NEWS-->
      <text:h text:style-name="P10" text:outline-level="1">
<text:span text:style-name="T4">
Increasing risk in Chinese businessmen, Western manufacturers turned to the "China+N" strategy</text:span>
</text:h>
      <text:p text:style-name="P4">
Author: Jon Emont</text:p>
      <text:p text:style-name="P4">
Publisher: 华尔街日报中文网</text:p>
      <text:p text:style-name="P4">
Published Time: 2023-06-05T00:15:00.000Z</text:p>
      <text:p text:style-name="P4">
Modified Time: 2023-06-05T00:15:00.000Z</text:p>
      <text:p text:style-name="P4">
Created Time: 2023-06-02T08:06:00.000Z</text:p>
      <text:p text:style-name="P4">
Description: Western enterprise executives are transferring production business from China to multiple countries in order to prepare for emergencies.</text:p>
      <text:p text:style-name="P4">
Images: []</text:p>
      <text:p text:style-name="P4">
Categories: ['商业']</text:p>
      <text:p text:style-name="P4">
Keywords: SYND,LINK:EN|WP-WSJ-0000910743</text:p>
      <text:p text:style-name="P4">
Type: Article</text:p>
      <!--METADATA-->
      <text:p text:style-name="P4">
Most of the past ten years, Western companies have been looking for the alternative market of the world factory in China, and executives call this transformation as "China +1". And this strategy now looks more and more like <text:a xlink:type="simple" xlink:href="https://cn.wsj.com/articles/CN-BGH-20230510111747" text:style-name="Internet_20_link" text:visited-style-name="Visited_20_Internet_20_Link">
"China+N"</text:a>
 。</text:p>
      <text:p text:style-name="P4">
News Source: <text:a xlink:type="simple" xlink:href="https://cn.wsj.com/articles/%E5%9C%A8%E5%8D%8E%E8%90%A5%E5%95%86%E9%A3%8E%E9%99%A9%E5%A2%9E%E5%8A%A0-%E8%A5%BF%E6%96%B9%E5%88%B6%E9%80%A0%E5%95%86%E8%BD%AC%E5%90%91-%E4%B8%AD%E5%9B%BD+n-%E6%88%98%E7%95%A5-25461baa" text:style-name="Internet_20_link" text:visited-style-name="Visited_20_Internet_20_Link">
https://cn.wsj.com/articles/%E5%9C%A8%E5%8D%8E%E8%90%A5%E5%95%86%E9%A3%8E%E9%99%A9%E5%A2%9E%E5%8A%A0-%E8%A5%BF%E6%96%B9%E5%88%B6%E9%80%A0%E5%95%86%E8%BD%AC%E5%90%91-%E4%B8%AD%E5%9B%BD+n-%E6%88%98%E7%95%A5-25461baa</text:a>
</text:p>
      <!--NEWS-->
      <text:h text:style-name="P10" text:outline-level="1">
<text:span text:style-name="T4">
How bad is the Chinese economy? China's stock market is now entering the bear market (Free Version)</text:span>
</text:h>
      <text:p text:style-name="P4">
Author: Weilun Soon</text:p>
      <text:p text:style-name="P4">
Publisher: 华尔街日报中文网</text:p>
      <text:p text:style-name="P4">
Published Time: 2023-06-05T01:15:00.000Z</text:p>
      <text:p text:style-name="P4">
Modified Time: 2023-06-05T01:15:00.000Z</text:p>
      <text:p text:style-name="P4">
Created Time: 2023-06-01T00:12:00.000Z</text:p>
      <text:p text:style-name="P4">
Description: A wave of quotes that appeared earlier this year were due to the economic rebound of investors betting on dynamic clearance. But this wave has not continued. The stagnation of China's economic recovery is one of the reasons for the cooling down of the stock market.</text:p>
      <text:p text:style-name="P4">
Images: []</text:p>
      <text:p text:style-name="P4">
Categories: ['金融市场', '股市']</text:p>
      <text:p text:style-name="P4">
Keywords: SYND,LINK:EN|WP-WSJ-0000934478</text:p>
      <text:p text:style-name="P4">
Type: Article</text:p>
      <!--METADATA-->
      <text:p text:style-name="P4">
The Chinese stock market returned to the bear market.</text:p>
      <text:p text:style-name="P4">
News Source: <text:a xlink:type="simple" xlink:href="https://cn.wsj.com/articles/%E4%B8%AD%E5%9B%BD%E7%BB%8F%E6%B5%8E%E6%9C%89%E5%A4%9A%E7%B3%9F%E7%B3%95-%E4%B8%AD%E5%9B%BD%E8%82%A1%E5%B8%82%E7%8E%B0%E5%B7%B2%E8%BF%9B%E5%85%A5%E7%86%8A%E5%B8%82-3a0e4c49" text:style-name="Internet_20_link" text:visited-style-name="Visited_20_Internet_20_Link">
https://cn.wsj.com/articles/%E4%B8%AD%E5%9B%BD%E7%BB%8F%E6%B5%8E%E6%9C%89%E5%A4%9A%E7%B3%9F%E7%B3%95-%E4%B8%AD%E5%9B%BD%E8%82%A1%E5%B8%82%E7%8E%B0%E5%B7%B2%E8%BF%9B%E5%85%A5%E7%86%8A%E5%B8%82-3a0e4c49</text:a>
</text:p>
      <!--NEWS-->
      <text:h text:style-name="P10" text:outline-level="1">
<text:span text:style-name="T4">
NATO welcomes Turkey to send troops to Kosovo, and the European Union calls on Pleishtina to suspend the police in the Sai area</text:span>
</text:h>
      <text:p text:style-name="P4">
Author: 半岛电视台＋通讯社</text:p>
      <text:p text:style-name="P4">
Publisher: Al Jazeera</text:p>
      <text:p text:style-name="P4">
Published Time: 2023-06-05T02:02:53</text:p>
      <text:p text:style-name="P4">
Modified Time: 2023-06-05T02:04:23</text:p>
      <text:p text:style-name="P4">
Description: NATO Secretary -General Yanz Stoltenberg welcomes Turkey's decision to Turkish's decision to send soldiers in Kosovo.</text:p>
      <text:p text:style-name="P4">
Images: ["<text:a xlink:type="simple" xlink:href="https://chinese.aljazeera.net/wp-content/uploads/2023/06/1-1685929749.jpg" text:style-name="Internet_20_link" text:visited-style-name="Visited_20_Internet_20_Link">
1-1685929749.jpg</text:a>
", "<text:a xlink:type="simple" xlink:href="https://chinese.aljazeera.net/wp-content/uploads/2023/06/2-1685929756.jpg" text:style-name="Internet_20_link" text:visited-style-name="Visited_20_Internet_20_Link">
2-1685929756.jpg</text:a>
", "<text:a xlink:type="simple" xlink:href="https://chinese.aljazeera.net/wp-content/uploads/2023/06/3-1685929768.png" text:style-name="Internet_20_link" text:visited-style-name="Visited_20_Internet_20_Link">
3-1685929768.png</text:a>
"]</text:p>
      <text:p text:style-name="P4">
Topics: ['军事', '政治', '新闻']</text:p>
      <text:p text:style-name="P4">
Keywords: ['军事', '政治', '新闻', '土耳其', '欧洲', '科索沃']</text:p>
      <text:p text:style-name="P4">
Type: Article</text:p>
      <!--METADATA-->
      <text:p text:style-name="P4">
<draw:frame draw:style-name="fr1" draw:name="Image3" text:anchor-type="as-char" svg:width="6.9236in" svg:height="4.612736in" draw:z-index="0">
<draw:image xlink:href="../Images/Aljazeera Chinese/2023-06-05T02-02-53/1-1685929749.jpg" xlink:type="simple" xlink:show="embed" xlink:actuate="onLoad" draw:mime-type="image/jpeg"/>
</draw:frame>
NATO soldiers guard the Ledsovich Municipal Building in northern Kosovo(Reuters)NATO Secretary -General Yanz Stoltenberg welcomes Turkey's decision to Turkish's decision to send soldiers with Cosovo. The situation is upgraded.</text:p>
      <text:p text:style-name="P4">
After the meeting with Turkish President Rejuepapap Erdogan in the Doromebach Palace in Istanbul, Stoltenberg added at a press conference on Sunday, June 4th that Turkey decided to decide Provide military forces to Kosovo's peacekeeping operation and emphasize the importance of this contribution at the time of the upgrading of tensions.</text:p>
      <text:p text:style-name="P4">
He thanked Turkey for sending troops and pointed out other contributions to the former in Iraq, Ukraine and other countries.</text:p>
      <text:p text:style-name="P4">
Since the summer of 1999, NATO forces, known as the KFOR forces (KFOR), have been maintaining Kosovo's peace.</text:p>
      <text:p text:style-name="P4">
<draw:frame draw:style-name="fr1" draw:name="Image4" text:anchor-type="as-char" svg:width="6.9236in" svg:height="3.894525in" draw:z-index="0">
<draw:image xlink:href="../Images/Aljazeera Chinese/2023-06-05T02-02-53/2-1685929756.jpg" xlink:type="simple" xlink:show="embed" xlink:actuate="onLoad" draw:mime-type="image/jpeg"/>
</draw:frame>
Türkiye call for dialogue(Peninsula TV Station)</text:p>
      <text:h text:style-name="P13" text:outline-level="4">
<text:span text:style-name="T4">
EU's call</text:span>
</text:h>
      <text:p text:style-name="P4">
Against the background, the European Union called on Kosovo to suspend police in the northern region of the country. The protests of the local Cyclide caused a tension in the region.</text:p>
      <text:p text:style-name="P4">
The European Union added in a statement that it hopes that Kosovo will take action in a non -upgrade method and immediately stop the police's actions near the municipal building in northern Kosovo.</text:p>
      <text:p text:style-name="P4">
The EU statement pointed out that "the mayor must temporarily perform his duties outside municipal buildings, and at the same time, four cities must announce early elections as soon as possible and organize comprehensive organizations. We hope that the Kosovose people will participate in these elections."</text:p>
      <text:p text:style-name="P4">
The statement continued, "the EU is ready to take firm measures" and warns that failure to calm down the tension will lead to negative consequences.</text:p>
      <text:p text:style-name="P4">
At the same time, the EU expressed concerns about the Serbian army's high alert state.</text:p>
      <text:p text:style-name="P4">
<draw:frame draw:style-name="fr1" draw:name="Image5" text:anchor-type="as-char" svg:width="6.9236in" svg:height="3.958414in" draw:z-index="0">
<draw:image xlink:href="../Images/Aljazeera Chinese/2023-06-05T02-02-53/3-1685929768.png" xlink:type="simple" xlink:show="embed" xlink:actuate="onLoad" draw:mime-type="image/png"/>
</draw:frame>
Kosovo: Solving the prospect is "Dead Hutong"(Peninsula TV Station)Since May 26, the local Cyprises in northern Kosovo have been organizing protests to prevent the newly elected mayor of Albania from entering the municipal building to perform their duties.</text:p>
      <text:p text:style-name="P4">
The mayor took office after winning a place in 4 cities. The main population of these regions was Serbians. They widely resisted the voting right. Of the 45,000 registered voters, only 1,500 voters participated in the voting.</text:p>
      <text:p text:style-name="P4">
Cosovo, mainly Albanians, left Serbia in 1999 and announced its independence in 2008. Serbia still believes that Kosovo is part of its territory and supports the Sai minority groups there.</text:p>
      <text:p text:style-name="P4">
In response to the tight situation in northern Kosovo, Serbia ordered the army to advance to the Kosovo border in late May, urging NATO to stop the violence against the local Cypriots.</text:p>
      <text:p text:style-name="P4">
News Source: <text:a xlink:type="simple" xlink:href="https://chinese.aljazeera.net/news/military/2023/6/5/%e5%8c%97%e7%ba%a6%e6%ac%a2%e8%bf%8e%e5%9c%9f%e8%80%b3%e5%85%b6%e5%90%91%e7%a7%91%e7%b4%a2%e6%b2%83%e6%b4%be%e5%85%b5%e6%ac%a7%e7%9b%9f%e5%91%bc%e5%90%81%e6%99%ae%e9%87%8c%e4%bb%80%e8%92%82%e7%ba%b3" text:style-name="Internet_20_link" text:visited-style-name="Visited_20_Internet_20_Link">
https://chinese.aljazeera.net/news/military/2023/6/5/%e5%8c%97%e7%ba%a6%e6%ac%a2%e8%bf%8e%e5%9c%9f%e8%80%b3%e5%85%b6%e5%90%91%e7%a7%91%e7%b4%a2%e6%b2%83%e6%b4%be%e5%85%b5%e6%ac%a7%e7%9b%9f%e5%91%bc%e5%90%81%e6%99%ae%e9%87%8c%e4%bb%80%e8%92%82%e7%ba%b3</text:a>
</text:p>
      <!--NEWS-->
      <text:h text:style-name="P10" text:outline-level="1">
<text:span text:style-name="T4">
Russia has announced a frustration of Ukraine’s major attack and Ukraine claims to keep the counterattack plan confidential.</text:span>
</text:h>
      <text:p text:style-name="P4">
Author: 半岛电视台＋通讯社</text:p>
      <text:p text:style-name="P4">
Publisher: Al Jazeera</text:p>
      <text:p text:style-name="P4">
Published Time: 2023-06-05T02:33:20</text:p>
      <text:p text:style-name="P4">
Modified Time: 2023-06-05T04:28:41</text:p>
      <text:p text:style-name="P4">
Description: Earlier on June 5, local time, the Russian Ministry of Defense said that Ukraine launched a large -scale military operation, but at the same time, the ministry also pointed out that the Russian army frustrated in the Donetsk area south of Ukraine territory frustrated in Ukraine. attack.</text:p>
      <text:p text:style-name="P4">
Images: ["<text:a xlink:type="simple" xlink:href="https://chinese.aljazeera.net/wp-content/uploads/2023/06/RTS9UNDE-1-1685931099.webp" text:style-name="Internet_20_link" text:visited-style-name="Visited_20_Internet_20_Link">
RTS9UNDE-1-16...</text:a>
", "<text:a xlink:type="simple" xlink:href="https://chinese.aljazeera.net/wp-content/uploads/2023/06/image-1685930960.jpg" text:style-name="Internet_20_link" text:visited-style-name="Visited_20_Internet_20_Link">
image-1685930...</text:a>
", "<text:a xlink:type="simple" xlink:href="https://chinese.aljazeera.net/wp-content/uploads/2023/06/image-1-1685939170.jpg" text:style-name="Internet_20_link" text:visited-style-name="Visited_20_Internet_20_Link">
image-1-16859...</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6" text:anchor-type="as-char" svg:width="6.9236in" svg:height="4.612736in" draw:z-index="0">
<draw:image xlink:href="../ConvertedIMGs/Aljazeera Chinese/2023-06-05T02-33-20/RTS9UNDE-1-1685931099.png" xlink:type="simple" xlink:show="embed" xlink:actuate="onLoad" draw:mime-type="image/png"/>
</draw:frame>
The Russian forces occupied a wide range of strategic areas in Ukraine(Reuters)Earlier on June 5, local time, the Russian Ministry of Defense claimed that it defeated a major offensive operation in Ukraine in the Donetsk area, and also caused serious personnel and equipment loss to the Ukraine. At the same time, Ukraine It did not explain whether it had already launched a counterattack, but it only said that its action plan needs to be kept secret.</text:p>
      <text:p text:style-name="P4">
The Russian Ministry of Defense said that Ukraine has carried out large -scale military operations to recapture the land that is currently under Russia.</text:p>
      <text:p text:style-name="P4">
The Russian Ministry of Defense also said that his troops fell to a major offensive launched by the Ukrainian army in Donetsk, southern Ukraine, and added that their troops killed 250 Ukrainian soldiers during the attack during the attack, and they also. It destroyed 16 tanks, 3 military vehicles and 21 armored vehicles.</text:p>
      <text:p text:style-name="P4">
Russian Ministry of Defense spokesman Igor Konashnikov said that 6 mechanical battalions and 2 tank camps in Ukraine participated in the attack, but failed to break through Russia's defense in the southern region.</text:p>
      <text:p text:style-name="P4">
On the other hand, the local authorities of the pro -Russia reported that the conflict between the Russian and the Ukraine forces in the Freffski lasted for more than 8 hours.</text:p>
      <text:p text:style-name="P4">
For a few weeks, discussions about Ukraine's upcoming counterattack have been upgraded. The purpose is to recover the territory occupied by Russia during the so -called "special military operation" by Russia in the eastern and southern part of Ukraine.</text:p>
      <text:p text:style-name="P4">
<draw:frame draw:style-name="fr1" draw:name="Image7" text:anchor-type="as-char" svg:width="6.9236in" svg:height="3.894525in" draw:z-index="0">
<draw:image xlink:href="../Images/Aljazeera Chinese/2023-06-05T02-33-20/image-1685930960.jpg" xlink:type="simple" xlink:show="embed" xlink:actuate="onLoad" draw:mime-type="image/jpeg"/>
</draw:frame>
From top to bottom: Russia, Ukraine, Heihai(Peninsula TV Station)</text:p>
      <text:h text:style-name="P13" text:outline-level="4">
<text:span text:style-name="T4">
Never announced</text:span>
</text:h>
      <text:p text:style-name="P4">
Ukraine did not show whether it had already started a long -planned counterattack -this counterattack aimed at recovering the territory occupied during the so -called "special military operation" that Russia lasted for 16 months.</text:p>
      <text:p text:style-name="P4">
The Ukraine Ministry of Defense only played a video, showing that some members of their troops kept silent gestures, which means that the counterattack plan needs to be silent, and Ukraine will not announce the start.</text:p>
      <text:p text:style-name="P4">
This video shows the various combats, machinery and armored capabilities, including military aircraft, and all of this, all of which are in a state of combat.</text:p>
      <text:p text:style-name="P4">
U.S. National Security Consultant Jack Shalvin said on the 4th that the United States believes that Ukraine's counterattack against Russia will recapture it from Russia's hands.</text:p>
      <text:p text:style-name="P4">
In an interview with the United States CNN (CNN), Salvin added that the United States continued to support Ukraine against the current "aggression" of Russia.</text:p>
      <text:p text:style-name="P4">
Ukraine said it needs to include more weapons including remote missiles to resist Russia's attack and re -control its occupied territory.</text:p>
      <text:p text:style-name="P4">
However, on the 4th, the Presidential Palace warned that France and Germany with remote missiles to Ukraine would lead to another round of "tensions upgrades" in the Ukraine conflict.</text:p>
      <text:p text:style-name="P4">
<draw:frame draw:style-name="fr1" draw:name="Image8" text:anchor-type="as-char" svg:width="6.9236in" svg:height="3.894525in" draw:z-index="0">
<draw:image xlink:href="../Images/Aljazeera Chinese/2023-06-05T02-33-20/image-1-1685939170.jpg" xlink:type="simple" xlink:show="embed" xlink:actuate="onLoad" draw:mime-type="image/jpeg"/>
</draw:frame>
Russia and Ukraine War(Peninsula TV Station)</text:p>
      <text:h text:style-name="P13" text:outline-level="4">
<text:span text:style-name="T4">
No choice</text:span>
</text:h>
      <text:p text:style-name="P4">
According to Reuters, the Kremlin spokesman Dimitri Peskov told Russian media reporters, "We have seen discussions about the 500 -kilometer or farther missiles from France and Germany's delivery range to Ukraine." Also added, "This is a completely different weapon ... this will lead to the upgrading of a new round of tensions."</text:p>
      <text:p text:style-name="P4">
In addition, Peskov also confirmed that Russia will continue to carry out business in Ukraine until "completing the task ... there is no choice."</text:p>
      <text:p text:style-name="P4">
Last month, Britain became the first country to provide remote cruise missiles to Ukraine.</text:p>
      <text:p text:style-name="P4">
Ukraine also requires Germany to provide it with a range of 500 kilometers of Taurus cruise missiles. In addition, French President Macron said that France will provide Ukraine with a long -range counterattack missile.</text:p>
      <text:p text:style-name="P4">
On another related issue, the Russian Ministry of Defense has announced in the past few hours that it has frustrated the "Ukraine Destruction Organization" in an attempt to launch a new cross -border operation in the Beller area of the Belgore in Russia.</text:p>
      <text:p text:style-name="P4">
11 areas in Russia, Russia, are facing continuous attacks. These areas are often invaded by armed groups claiming to be anti -Moscow.</text:p>
      <text:p text:style-name="P4">
According to Reuters, Russia, which has attacked Ukraine since February 24, 2022, said it was forced to carry out operations in Ukraine to protect its own safety and resist the "hostility and aggression from determined to destroy Western countries in Russia."</text:p>
      <text:p text:style-name="P4">
On the other hand, Ukraine and its Western allies said that Russia is launching an unprovoing war to seize Ukrainian territory.</text:p>
      <text:p text:style-name="P4">
News Source: <text:a xlink:type="simple" xlink:href="https://chinese.aljazeera.net/news/war-in-ukraine/2023/6/5/%e4%bf%84%e7%bd%97%e6%96%af%e5%ae%a3%e5%b8%83%e6%8c%ab%e8%b4%a5%e4%ba%86%e4%b9%8c%e5%85%8b%e5%85%b0%e7%9a%84%e9%87%8d%e5%a4%a7%e8%a2%ad%e5%87%bb%e8%80%8c%e4%b9%8c%e6%96%b9%e7%a7%b0%e9%9c%80%e8%a6%81" text:style-name="Internet_20_link" text:visited-style-name="Visited_20_Internet_20_Link">
https://chinese.aljazeera.net/news/war-in-ukraine/2023/6/5/%e4%bf%84%e7%bd%97%e6%96%af%e5%ae%a3%e5%b8%83%e6%8c%ab%e8%b4%a5%e4%ba%86%e4%b9%8c%e5%85%8b%e5%85%b0%e7%9a%84%e9%87%8d%e5%a4%a7%e8%a2%ad%e5%87%bb%e8%80%8c%e4%b9%8c%e6%96%b9%e7%a7%b0%e9%9c%80%e8%a6%81</text:a>
</text:p>
      <!--NEWS-->
      <text:h text:style-name="P10" text:outline-level="1">
<text:span text:style-name="T4">
The US -China warship insurance collisted in the White House: China's aggression daily increases caused casualties</text:span>
</text:h>
      <text:p text:style-name="P4">
Author: None (Language: zh)</text:p>
      <text:p text:style-name="P4">
Publisher: None</text:p>
      <text:p text:style-name="P4">
Time: 2023-06-05T04:25:00Z</text:p>
      <text:p text:style-name="P4">
Description: The US -China warships almost collided in the Taiwan Strait on weekends. The White House in the United States said on Monday (June 5) that the Chinese PLA is becoming more and more aggressive, which may lead to "someone injured." However, experts told DW that China ’s response to this matter may suggest that China and the United States start the discussion prelude.</text:p>
      <text:p text:style-name="P4">
Videos: []</text:p>
      <text:p text:style-name="P4">
Images: []</text:p>
      <text:p text:style-name="P4">
Subject: 时政风云</text:p>
      <text:p text:style-name="P4">
Subjects: ['专题报道：习近平访美', '南希·佩洛西']</text:p>
      <text:p text:style-name="P4">
Keywords: ['台海局势', '两岸关系', '岛屿主权争议', '中美关系', '解放军']</text:p>
      <text:p text:style-name="P4">
Id: 65823182</text:p>
      <!--METADATA-->
      <text:p text:style-name="P4">
<text:a xlink:type="simple" xlink:href="https://www.dw.com/zh/overlay/image/article/65823182/65830027" text:style-name="Internet_20_link" text:visited-style-name="Visited_20_Internet_20_Link">
 </text:a>
The US -China warship almost collided on the 3rd</text:p>
      <text:p text:style-name="P4">
(Voice of Germany Chinese website) After the US -China warship almost collided on the weekend in the Taiwan Strait, the White House said on Monday (June 5) that China and other countries have recently been in the Taiwan Strait and the South China Sea. Increasingly, the risk of "injury" is increased.</text:p>
      <text:p text:style-name="P4">
White House spokesman Johnkirby said: "Unfortunately, we are dealing with the increasingly aggressive situation of China, and this is only part of it. We are also ready to talk about this problem." Cerbin said that "someone will be injured for a long time without a long time", and unprofessional and unsafe interceptions may lead to "misjudgment or make mistakes."</text:p>
      <text:p text:style-name="P4">
Cerbone said that if China wants to convey that the United States is unpopular in the region or wants US aircraft and ships to stop sailing in the area, it will not succeed.</text:p>
      <text:p text:style-name="P4">
Chinese Foreign Ministry spokesman Wang Wenbin said on the 5th that "China has always respects the rights of navigation and flying over by countries in accordance with international law" and emphasized that the "truth" of this matter is "the United States is provocative, and China is dealt with in accordance with laws and regulations." He also asked, why the "unsafe" incident in the United States occurred in the leader and the sea of China, instead of the airspace of other countries and the near the sea?</text:p>
      <text:h text:style-name="P12" text:outline-level="3">
<text:span text:style-name="T4">
China -U.S. warship meets the Taiwan Strait</text:span>
</text:h>
      <text:h text:style-name="P12" text:outline-level="3">
<text:span text:style-name="T4">
Expert: Taiwan Strait's tight situation may be "prelude to discussion"</text:span>
</text:h>
      <text:p text:style-name="P4">
Robert Daly, director of the Institute of Sino -US Institute in the United States, analyzed that the incident showed that the existence of the United States in the region made China think it was a provocation. "</text:p>
      <text:p text:style-name="P4">
He said that China's statement did not mention the incident in the international waters. According to the 2016 Ruling of the United Nations Marine Law and the permanent arbitration court, China's territorial claims in the region were not legal. Therefore, in the end, the matter will eventually become the controversy of which the "international law" and "the sovereignty of the country supported by international law."</text:p>
      <text:p text:style-name="P4">
However, Dali also said that the reason why China has this behavior may be "hoping to show its position more clearly" as a "prelude to discussion" as China and the United States. He suggested that if the United States wants to promote the dialogue between the two sides, it may consider "canceling the sanctions against the Chinese Minister of Defense Li Shangfu."</text:p>
      <text:h text:style-name="P12" text:outline-level="3">
<text:span text:style-name="T4">
China -U.S.</text:span>
</text:h>
      <text:p text:style-name="P4">
The U.S. Indo-Pacific Command issued a statement on Saturday (3rd) that the USS Chung-Hoon and the Harry Fax-class patrol ship "HMCSMONTREAL" (HMCSMONTREAL) and Harry Fax, Canada, Through the Taiwan Strait, the Chinese missile destroyer "Suzhou" (PRC LY132 "suddenly cut into the Chomuni channel in the United States in the" unsafe way ", forcing the Zhong Yun to decelerate to avoid collision.</text:p>
      <text:p text:style-name="P4">
The statement states that the closest distance between the two ships is only 150 yards (137 meters), and the Chinese military's behavior violates the "road rules" at sea with the safety of international waters.</text:p>
      <text:p text:style-name="P4">
Canada Montello Commander Paul Mountford told the Canadian GlobalNews that first reported the matter. "U.S. ship personnel responded to demanding that Chinese warships stay away.</text:p>
      <text:p text:style-name="P4">
He said that the Chinese army was notified by radio, obviously to deliberately cross the provocation; and the US -Canada warships sailed in the international waters, and the Chinese warships continued to warn them that they were driving into China's territorial sea. He hopes that this is just a case. In the future, it will not happen to Canadian warships. "Because we have international law as the basis, this is the international waters."</text:p>
      <text:p text:style-name="P4">
Chinese Defense Minister Li Shangfu issued a conversation in the Dialogue of Shangri -La, Singapore on the 4th</text:p>
      <text:p text:style-name="P4">
<text:a xlink:type="simple" xlink:href="https://www.dw.com/zh/zh/中国中美激烈冲突对抗是世界不可承受之痛/a-65819515" text:style-name="Internet_20_link" text:visited-style-name="Visited_20_Internet_20_Link">
China Defense Minister Li Shangfu dialogue in Shangri -La in Singapore on the 4th</text:a>
Criticism is not named. "" Some out -of -domain countries "are based on the name of freedom of navigation, and the hegemony of sailing. If we want to confuse the South China Sea, we need to make a high degree of vigilance and resolutely resist it." He said that Chinese military aircraft and warships will never go to other countries to lead the air and be near the sea to do the so -called "navigation hegemony". "The best way is to manage their own warships and control their planes."</text:p>
      <text:p text:style-name="P4">
US Secretary of Defense Lloyd Austin also shouted Beijing on the 4th: "Do the right thing and control the behavior of its troops."</text:p>
      <text:p text:style-name="P4">
The Ministry of Defense of Taiwan stated on the 3rd that the relevant situation was grasped throughout the process, and in order to protect the Taiwan Strait's security and stability, it has been applied to the monitoring of the sea and air forces. The Taiwanese party calls on the Chinese authorities to respect the right to navigation, avoid excessive provocations, and jointly maintain the peace and stability and security of the region.</text:p>
      <text:p text:style-name="P4">
Reuters reports that this offshore encounter is the latest close -range contact of the Chinese and American military. Less than a week ago, the U.S. Indo -Pacific Command said that <text:a xlink:type="simple" xlink:href="https://www.dw.com/zh/zh/南海較勁美稱中國戰鬥機逼近挑釁攔截/a-65775811" text:style-name="Internet_20_link" text:visited-style-name="Visited_20_Internet_20_Link">
a Chinese fighter aircraft approached the US military aircraft on May 26 in the South China Sea, and conducted a "unnecessary attack"</text:a>
Essence</text:p>
      <text:p text:style-name="P4">
Liu Pengyu, a spokesman for the Chinese Embassy in Washington, did not comment on military aircraft incidents at the time. It only stated that the United States "frequently dispatched aircraft and ships and carried out near -reconnaissance against China", which seriously threatened China's national security.</text:p>
      <text:h text:style-name="P12" text:outline-level="3">
<text:span text:style-name="T4">
White House: Maintain the stable dynamics of the Taiwan Strait</text:span>
</text:h>
      <text:p text:style-name="P4">
U.S. -China relations have encountered a historical trough, since February "<text:a xlink:type="simple" xlink:href="https://www.dw.com/zh/zh/中國氣球能實時回傳信號美無法證實/a-65222124" text:style-name="Internet_20_link" text:visited-style-name="Visited_20_Internet_20_Link">
spy balloon</text:a>
Since the incident, conflicts have been constantly, and recently have been almost in conflict with the Chinese military in the sea and airspace, and the tension has continued to rise. In this regard, the White House national security adviser Jakesullivan (CNN) program "Fareed Zakariagps" on the 4th on the 4th, the United States is seeking to maintain a "stable" stable The two sides of the Strait "."</text:p>
      <text:p text:style-name="P4">
Shalvin said that the Bayeng government has repeatedly stated that its cross -strait relations policies have not changed, and they are still based on the "One China Policy" and the "Taiwan Relations Law". The United States supports that "Taiwan or China will not change the status quo unilaterally."</text:p>
      <text:p text:style-name="P4">
White House National Security Consultant Shaliwen (Data Photo)</text:p>
      <text:p text:style-name="P4">
Shalvin also said in an interview that US -China relations have gone through extremely turbulent and nervous year, and the two countries are also working hard to return to normal relations. US president Joebiden may meet with Xi Jinping at a "point in time": "I hope that in the next few months, we can see high -level China -US high -level contact in the next few months to continue this work (referring to the restoration of the relationship between the two countries). Then, at a certain point of time, we will see President Bayeng Get together again with President Xi. "Chinese Foreign Minister Qin Gang said in May that <text:a xlink:type="simple" xlink:href="https://www.dw.com/zh/zh/美中關係陷寒冰-秦剛籲美深刻反思/a-65556918" text:style-name="Internet_20_link" text:visited-style-name="Visited_20_Internet_20_Link">
a series of "a series of misunderstandings" in the United States has caught Sino -US relations in a frozen state</text:a>
, But the relationship between the two countries is "the top priority." Chinese Defense Minister Li Shangfu also said in Shangri -La dialogue in Singapore on the 4th that China -US conflict will be a "unbearable pain in the world". Faced with the relationship between the two countries, China sought dialogue rather than confrontation.</text:p>
      <text:p text:style-name="P4">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th, the U.S. Northern Command said, "The salvage team found some important wreckage from the balloon fall, including confirming all the main sensors and electronic devices, and large objects of the overall structure."</text:p>
      <text:p text:style-name="P4">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be on the blacklist of exports. In the past few days, the U.S. military has shot down three flying bodies over the Alas California Coast in northwestern United States, Yakong areas in northwestern Canada, and the overhea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美中軍艦險相撞-白宮：中國侵略性日增恐致傷亡/a-65823182" text:style-name="Internet_20_link" text:visited-style-name="Visited_20_Internet_20_Link">
https://www.dw.com/zh/美中軍艦險相撞-白宮：中國侵略性日增恐致傷亡/a-65823182?maca=chi-rss-chi-all-1127-rdf</text:a>
</text:p>
      <!--NEWS-->
      <text:h text:style-name="P10" text:outline-level="1">
<text:span text:style-name="T4">
June 4th anniversary: Hong Kong police strictly prevent the alert from taking away several people near Causeway Bay</text:span>
</text:h>
      <text:p text:style-name="P4">
Author: https://www.facebook.com/bbcworldservice/</text:p>
      <text:p text:style-name="P4">
Publisher: BBC News 中文</text:p>
      <text:p text:style-name="P4">
Published Time: 2023-06-05T05:29:13.000Z</text:p>
      <text:p text:style-name="P4">
Modified Time: 2023-06-05T05:29:13.000Z</text:p>
      <text:p text:style-name="P4">
Description: On the 34th anniversary of the "June 4th" incident in 1989, the Victoria Park in Hong Kong did not hold a candlelight rally for the fourth consecutive year. Starting during the day, a large number of police forces have been stationed in Causeway Bay, and the counter -terrorism special team has also dispatched patrols.</text:p>
      <text:p text:style-name="P4">
Images: []</text:p>
      <text:p text:style-name="P4">
Videos: ["<text:a xlink:type="simple" xlink:href="https://www.bbc.com/ws/av-embeds/cps/zhongwen/simp/chinese-news-65807448/p0fs9pzr/zh-hans" text:style-name="Internet_20_link" text:visited-style-name="Visited_20_Internet_20_Link">
zh-hans</text:a>
"]</text:p>
      <text:p text:style-name="P4">
Tags: ['香港']</text:p>
      <text:p text:style-name="P4">
Type: Article</text:p>
      <!--METADATA-->
      <text:h text:style-name="P12" text:outline-level="3">
<text:span text:style-name="T4">
June 4th Anniversary: Hong Kong Police Strict Guide Guardians to take away several people near Causeway Bay</text:span>
</text:h>
      <text:p text:style-name="P4">
<text:a xlink:type="simple" xlink:href="https://www.bbc.com/ws/av-embeds/cps/zhongwen/simp/chinese-news-65807448/p0fs9pzr/zh-hans" text:style-name="Internet_20_link" text:visited-style-name="Visited_20_Internet_20_Link">
Video-1-Link:/WS/AV-EMBEDS/CPS/ZHONGWEN/SIMP/Chinese-News-65807448/P0FS9pzr/ZH-HansS</text:a>
<text:span text:style-name="T4">
 Your equipment does not support playing multimedia materials </text:span>
<text:span text:style-name="T4">
 64th 34th anniversary: Hong Kong police strictly guard against the alert to take away several people near Causeway Bay </text:span>
 June 5, 2023</text:p>
      <text:p text:style-name="P4">
On the 34th anniversary of the "June 4th" incident in 1989, the Victoria Park in Hong Kong did not hold a candlelight rally for the fourth consecutive year. Starting during the day, a large number of police forces have been stationed in Causeway Bay, and the counter -terrorism special team has also dispatched patrols.</text:p>
      <text:p text:style-name="P4">
According to statistics from Hong Kong police, as of 11 o'clock in the evening, 23 people were taken to the police station for investigation.</text:p>
      <text:p text:style-name="P4">
News Source: <text:a xlink:type="simple" xlink:href="https://www.bbc.com/zhongwen/simp/chinese-news-65807448" text:style-name="Internet_20_link" text:visited-style-name="Visited_20_Internet_20_Link">
https://www.bbc.com/zhongwen/simp/chinese-news-65807448</text:a>
</text:p>
      <!--NEWS-->
      <text:h text:style-name="P10" text:outline-level="1">
<text:span text:style-name="T4">
Regardless of Trump, the collapse of American society may be inevitable</text:span>
</text:h>
      <text:p text:style-name="P4">
Authors: ['吉莲•邰蒂']</text:p>
      <text:p text:style-name="P4">
Publisher: 英国《金融时报》</text:p>
      <text:p text:style-name="P4">
Time: 2023-06-05T05:52:54+00:00</text:p>
      <text:p text:style-name="P4">
Published Time: 2023-06-04T12:00:99+08:00</text:p>
      <text:p text:style-name="P4">
Modified Time: 2023-06-05T01:51:99+08:00</text:p>
      <text:p text:style-name="P4">
Description: Di Ti: Peter Turqin's theory of predicting social collapse is controversial, but this does not mean that we cannot learn lessons from it.</text:p>
      <text:p text:style-name="P4">
Images: ["<text:a xlink:type="simple" xlink:href="https://thumbor.ftacademy.cn/unsafe/picture/8/000176468_piclink.jpg" text:style-name="Internet_20_link" text:visited-style-name="Visited_20_Internet_20_Link">
000176468_pic...</text:a>
"]</text:p>
      <text:p text:style-name="P4">
Themes: ['专栏', '美国政治', '关注']</text:p>
      <text:p text:style-name="P4">
Keywords: ['美国政治', '特朗普', '财富不平等', '美国社会']</text:p>
      <text:p text:style-name="P4">
Type: Article</text:p>
      <!--METADATA-->
      <text:p text:style-name="P4">
<draw:frame draw:style-name="fr1" draw:name="Image20" text:anchor-type="as-char" svg:width="6.9236in" svg:height="3.894525in" draw:z-index="0">
<draw:image xlink:href="../Images/FT Chinese Free Version/2023-06-05T05-52-54-00-00/000176468_piclink.jpg" xlink:type="simple" xlink:show="embed" xlink:actuate="onLoad" draw:mime-type="image/jpeg"/>
</draw:frame>
Former US President Donald Trump last month(Donald Trump)It is judged to be sexual assault reporter E • Qiong Caroler(E Jean Carroll)When responsible, some observers may hope that this will reduce his attractiveness to American voters. However, it is not. If you take a look at the University(Quinnipiac)The polls released will find that 56%of the current Republicans will support Trump in the 2024 election.(Ron Desantis)More than twice.</text:p>
      <text:p text:style-name="P4">
It is true that about 56%of the respondents said that they did not support Trump, but there were similar proportion of the voters who did not support Joe Biden(Joe Biden)Essence Peel(Pew)A survey also shows that 56%of Americans currently believe that the United States cannot solve its own problems, higher than 41%in June last year. The most important thing is that the survey found that "about three -quarters of the public stated that the wisdom of Americans in political decision -making is not confident or completely unconcerned at all, higher than 62%in 2021."</text:p>
      <text:p text:style-name="P4">
News Source: <text:a xlink:type="simple" xlink:href="http://www.ftchinese.com/story/001099861" text:style-name="Internet_20_link" text:visited-style-name="Visited_20_Internet_20_Link">
http://www.ftchinese.com/story/001099861</text:a>
</text:p>
      <!--NEWS-->
      <text:h text:style-name="P10" text:outline-level="1">
<text:span text:style-name="T4">
Air Force pilot and female drone bombing team in Myanmar's "defect"</text:span>
</text:h>
      <text:p text:style-name="P4">
Author: https://www.facebook.com/bbcworldservice/</text:p>
      <text:p text:style-name="P4">
Publisher: BBC News 中文</text:p>
      <text:p text:style-name="P4">
Published Time: 2023-06-05T09:37:52.000Z</text:p>
      <text:p text:style-name="P4">
Modified Time: 2023-06-05T09:37:52.000Z</text:p>
      <text:p text:style-name="P4">
Description: More than two years after the coup, the Burmese military was facing a national armed uprising. Recently, they are increasingly using air strikes to attack the anti -military government forces, and this strategy has brought devastating consequences.</text:p>
      <text:p text:style-name="P4">
Images: []</text:p>
      <text:p text:style-name="P4">
Videos: ["<text:a xlink:type="simple" xlink:href="https://www.bbc.com/ws/av-embeds/cps/zhongwen/simp/world-65810200/p0fsbht1/zh-hans" text:style-name="Internet_20_link" text:visited-style-name="Visited_20_Internet_20_Link">
zh-hans</text:a>
"]</text:p>
      <text:p text:style-name="P4">
Tags: ['缅甸', '军事', '女人']</text:p>
      <text:p text:style-name="P4">
Type: Article</text:p>
      <!--METADATA-->
      <text:h text:style-name="P12" text:outline-level="3">
<text:span text:style-name="T4">
The Air Force Pilot and Women's UAV Bombing Team of Burmese Burma</text:span>
</text:h>
      <text:p text:style-name="P4">
[Video-1-Link:/WS/AV-EMBEDS/CPS/ZHONGWEN/SIMP/World-65810200/P0FSBHT1/ZH-HnsS]](https://www.bbc.com/ws/av-embeds/cps/zhongwen/simp/world-65810200/p0fsbht1/zh-hans)<text:span text:style-name="T4">
 Your equipment does not support the playback multimedia materials </text:span>
<text:span text:style-name="T4">
 Burmese Air Force pilots and women's drone bombing teams </text:span>
 June 5, 2023</text:p>
      <text:p text:style-name="P4">
Russia is providing advanced fighters to the Burmese military and training their pilots how to use them in the war against their people.</text:p>
      <text:p text:style-name="P4">
More than two years after the coup, the Burmese military was facing a national armed uprising. Recently, they are increasingly using air strikes to attack the anti -military government forces, and this strategy has brought devastating consequences.</text:p>
      <text:p text:style-name="P4">
We follow the people who counterattack in the ground and the air to meet the military rebels and listen to them to analyze the strategies and psychology behind these deadly machines.</text:p>
      <text:p text:style-name="P4">
News Source: <text:a xlink:type="simple" xlink:href="https://www.bbc.com/zhongwen/simp/world-65810200" text:style-name="Internet_20_link" text:visited-style-name="Visited_20_Internet_20_Link">
https://www.bbc.com/zhongwen/simp/world-65810200</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05T09:39:05</text:p>
      <text:p text:style-name="P4">
Modified Time: 2023-06-05T15:25:24</text:p>
      <text:p text:style-name="P4">
Description: Ukraine Deputy Minister of Defense Anna Maryle said that Russia claimed that Ukraine had begun counterattack to divert people's attention to Moscow's losses around Bachurut.</text:p>
      <text:p text:style-name="P4">
Images: ["<text:a xlink:type="simple" xlink:href="https://chinese.aljazeera.net/wp-content/uploads/2023/06/41-1685977999.jpg" text:style-name="Internet_20_link" text:visited-style-name="Visited_20_Internet_20_Link">
41-1685977999...</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22" text:anchor-type="as-char" svg:width="6.9236in" svg:height="4.615733in" draw:z-index="0">
<draw:image xlink:href="../Images/Aljazeera Chinese/2023-06-05T09-39-05/41-1685977999.jpg" xlink:type="simple" xlink:show="embed" xlink:actuate="onLoad" draw:mime-type="image/jpeg"/>
</draw:frame>
A video released by the Ukrainian Ministry of Defense on Sunday shows that the military stated that it will not officially announce the counterattack that might have launched Russia.(Associated Press)* Deputy Minister of Defense of Ukraine Anna Maryle said that Russia claimed that Ukraine had begun to counterattack to divert people's attention to Moscow's losses around Bachurut. * Ukrainian ground forces commander Alexander Serieski said that the Ukrainian army is claiming to be last month in Russia <text:a xlink:type="simple" xlink:href="https://www.aljazeera.com/news/2023/5/21/putin-congratulates-russia-troops-wagner-for-capturing-bakhmut" text:style-name="Internet_20_link" text:visited-style-name="Visited_20_Internet_20_Link">
occupation</text:a>
"Promoting forward" near Bachmut.</text:p>
      <text:p text:style-name="P4">
read more</text:p>
      <text:p text:style-name="P4">
News Source: <text:a xlink:type="simple" xlink:href="https://chinese.aljazeera.net/news/war-in-ukraine/liveblog/2023/6/5/%e4%bf%84%e7%bd%97%e6%96%af%e5%af%b9%e4%b9%8c%e5%85%8b%e5%85%b0%e6%88%98%e4%ba%89%e7%9a%84%e4%bb%8a%e6%97%a5%e5%8f%91%e5%b1%95-350" text:style-name="Internet_20_link" text:visited-style-name="Visited_20_Internet_20_Link">
https://chinese.aljazeera.net/news/war-in-ukraine/liveblog/2023/6/5/%e4%bf%84%e7%bd%97%e6%96%af%e5%af%b9%e4%b9%8c%e5%85%8b%e5%85%b0%e6%88%98%e4%ba%89%e7%9a%84%e4%bb%8a%e6%97%a5%e5%8f%91%e5%b1%95-350</text:a>
</text:p>
      <!--NEWS-->
      <text:h text:style-name="P10" text:outline-level="1">
<text:span text:style-name="T4">
China Defense Minister Li Shangfu Shangri -La Dialogue released a comprehensive tough signal</text:span>
</text:h>
      <text:p text:style-name="P4">
Author: https://www.facebook.com/bbcworldservice/</text:p>
      <text:p text:style-name="P4">
Publisher: BBC News 中文</text:p>
      <text:p text:style-name="P4">
Published Time: 2023-06-05T09:44:37.000Z</text:p>
      <text:p text:style-name="P4">
Modified Time: 2023-06-05T09:44:37.000Z</text:p>
      <text:p text:style-name="P4">
Description: Chinese Defense Minister Li Shangfu explained the Chinese military's position on issues such as Taiwan and South China on multiple occasions on the Shangri -La dialogue.</text:p>
      <text:p text:style-name="P4">
Images: ["<text:a xlink:type="simple" xlink:href="https://ichef.bbci.co.uk/news/640/cpsprodpb/0E68/production/_129988630_gettyimages-1258416937.jpg" text:style-name="Internet_20_link" text:visited-style-name="Visited_20_Internet_20_Link">
_129988630_ge...</text:a>
", "<text:a xlink:type="simple" xlink:href="https://ichef.bbci.co.uk/news/640/cpsprodpb/0C04/production/_129967030_215006.2023-03-25t214931z_766589697_rc2q00ao29re_rtrmadp_3_taiwan-security.jpg" text:style-name="Internet_20_link" text:visited-style-name="Visited_20_Internet_20_Link">
_129967030_21...</text:a>
", "<text:a xlink:type="simple" xlink:href="https://ichef.bbci.co.uk/news/640/cpsprodpb/12725/production/_129975557_general_li.jpg" text:style-name="Internet_20_link" text:visited-style-name="Visited_20_Internet_20_Link">
_129975557_ge...</text:a>
"]</text:p>
      <text:p text:style-name="P4">
Videos: []</text:p>
      <text:p text:style-name="P4">
Tags: ['新加坡', '中美关系', '台湾', '亚洲', '军事']</text:p>
      <text:p text:style-name="P4">
Type: Article</text:p>
      <!--METADATA-->
      <text:h text:style-name="P12" text:outline-level="3">
<text:span text:style-name="T4">
China Defense Minister Lee Shangfu Shangri -La Dialogue released a comprehensive tough signal</text:span>
</text:h>
      <text:p text:style-name="P4">
June 5, 2023<draw:frame draw:style-name="fr1" draw:name="Image23" text:anchor-type="as-char" svg:width="6.9236in" svg:height="3.894525in" draw:z-index="0">
<draw:image xlink:href="../Images/BBC Chinese/2023-06-05T09-44-37.000Z/_129988630_gettyimages-1258416937.jpg" xlink:type="simple" xlink:show="embed" xlink:actuate="onLoad" draw:mime-type="image/jpeg"/>
</draw:frame>
Image source, AFP</text:p>
      <text:p text:style-name="P4">
Image adding text,</text:p>
      <text:p text:style-name="P4">
Li Shangfu served as the Minister of Defense in March.</text:p>
      <text:p text:style-name="P4">
<text:span text:style-name="T4">
 Chinese Defense Minister Li Shangfu delivered a major speech at the Shangri -La dialogue after taking office. It mentioned that if a fierce conflict between China and the United States, it will be the "unbearable pain" in the world. </text:span>
</text:p>
      <text:p text:style-name="P4">
At this summit in the field of security defense, Li Shangfu pointed out that "some countries" are intensifying arms competitions in Asia.</text:p>
      <text:p text:style-name="P4">
However, he said that the world is large enough and can accommodate the common development of China and the United States. The two superpowers should seek a win -win situation in cooperation.</text:p>
      <text:p text:style-name="P4">
In his speech, Li Shangfu did not mention the United States directly, but said that "some countries want to intervene in other domestic affairs and regional affairs."</text:p>
      <text:p text:style-name="P4">
He said that China "never" allows the United States to launch the "Color Revolution" and the agent war in multiple regions to repeat itself in the Asia -Pacific region.</text:p>
      <text:p text:style-name="P4">
The United States had previously accused the Chinese destroyer's "unsafe" operation when a US warship was approaching a US warship.</text:p>
      <text:p text:style-name="P4">
On Saturday (June 3), the U.S. Navy pointed out that a Chinese destroyer sailed near a U.S. warship "in an unsafe way. At that time, the US warships were passing the Taiwan Strait with Canadian ships.</text:p>
      <text:p text:style-name="P4">
China has criticized the United States and Canada to "intentionally create incidents, deliberately provoke risks, and maliciously destroy regional peace and stability." Meijia claims that he sails within the allowable range of international law.</text:p>
      <text:p text:style-name="P4">
In his speech, he said that China would not allow the United States and its allies to "sail hegemony in the name of navigation freedom" in the South China Sea.</text:p>
      <text:p text:style-name="P4">
Last week, Washington announced a video that the Chinese fighter plane approached the US military aircraft with the "unnecessary provocative" action in the South China Sea.</text:p>
      <text:h text:style-name="P12" text:outline-level="3">
<text:span text:style-name="T4">
China "is not afraid of any opponent" on the issue of Taiwan</text:span>
</text:h>
      <text:p text:style-name="P4">
When asked about the Taiwan Strait issue, Li Shangfu said that it was the tension of "foreign countries" intensifying the region.</text:p>
      <text:p text:style-name="P4">
He reiterated that the Taiwan issue is the core of China's "core interests", and any "blur" and a Chinese principle behavior is "absurd and dangerous."</text:p>
      <text:p text:style-name="P4">
<draw:frame draw:style-name="fr1" draw:name="Image24" text:anchor-type="as-char" svg:width="6.9236in" svg:height="3.894525in" draw:z-index="0">
<draw:image xlink:href="../Images/BBC Chinese/2023-06-05T09-44-37.000Z/_129967030_215006.2023-03-25t214931z_766589697_rc2q00ao29re_rtrmadp_3_taiwan-security.jpg" xlink:type="simple" xlink:show="embed" xlink:actuate="onLoad" draw:mime-type="image/jpeg"/>
</draw:frame>
Image source, reuters</text:p>
      <text:p text:style-name="P4">
Image adding text,</text:p>
      <text:p text:style-name="P4">
The Taiwan issue has continued to become a contradiction in Sino -US relations.</text:p>
      <text:p text:style-name="P4">
He criticized the Taiwan Democratic Progressive Party to "conspire alone", and the external forces "controlled the Taiwan China" to interfere with China's internal affairs, saying that this was the root cause of the tension of the Taiwan Strait.</text:p>
      <text:p text:style-name="P4">
"We are willing to strive for peace and reunification with the greatest sincerity, but never promise to give up the use of force," Li Shangfu said. "If someone dares to split Taiwan from China, the Chinese army will not hesitate to be hesitant and not afraid of any opponent. No matter how much the price is paid, it will resolutely safeguard national sovereignty and territorial integrity. "</text:p>
      <text:h text:style-name="P12" text:outline-level="3">
<text:span text:style-name="T4">
Criticizing the "Cold War Thinking" in the United States</text:span>
</text:h>
      <text:p text:style-name="P4">
Li Shangfu, who served as China Defense Director in March this year, accused the United States of "Cold War Thinking" and "caused a great increase in security risks."</text:p>
      <text:p text:style-name="P4">
He mentioned the "Indo -Pacific Strategy" proposed by the United States, saying that China believes that any strategy can "draw lines with ideology" and build his military alliance with "threatening threat".</text:p>
      <text:p text:style-name="P4">
He also pointed out that the essence of trying to promote the "Asia -Pacific NATO" is to abduct the countries of the region and rendering conflict confrontation, which will only cause this area to fall into the vortex of tearing, disputes and conflicts.</text:p>
      <text:h text:style-name="P12" text:outline-level="3">
<text:span text:style-name="T4">
</text:span>
</text:h>
      <text:p text:style-name="P4">
Li Shangfu made the above remarks when attending the Shangri -La dialogue in Singapore. This is the only annual safety defense summit in the Asia -Pacific region.</text:p>
      <text:p text:style-name="P4">
The United States imposed sanctions on Li Shangfu on the issue of Russian weapons in 2018. In order to protest, Beijing has recently rejected the request for the dialogue between the two national defense ministers.</text:p>
      <text:p text:style-name="P4">
<draw:frame draw:style-name="fr1" draw:name="Image25" text:anchor-type="as-char" svg:width="6.9236in" svg:height="3.894525in" draw:z-index="0">
<draw:image xlink:href="../Images/BBC Chinese/2023-06-05T09-44-37.000Z/_129975557_general_li.jpg" xlink:type="simple" xlink:show="embed" xlink:actuate="onLoad" draw:mime-type="image/jpeg"/>
</draw:frame>
Image source, How Hwee Young/EPA-EFE/Rex/Shutterstock</text:p>
      <text:p text:style-name="P4">
Image adding text,</text:p>
      <text:p text:style-name="P4">
Li Shangfu, the Chinese Defense Director, who was sanctioned by the United States in 2018, rejected the invitation to meet with the US Defense Minister Austin.</text:p>
      <text:p text:style-name="P4">
At the Singapore summit, US Secretary of Defense Lloyd Austin accused China of refusing to conduct military discussions.</text:p>
      <text:p text:style-name="P4">
<text:a xlink:type="simple" xlink:href="https://www.bbc.com/zhongwen/simp/world-65788097" text:style-name="Internet_20_link" text:visited-style-name="Visited_20_Internet_20_Link">
Shangri -La dialogue between China and the United States is difficult to meet, and there are other issues to be solved</text:a>
<text:span text:style-name="T5">
 <text:a xlink:type="simple" xlink:href="https://www.bbc.com/zhongwen/simp/chinese-news-65796804" text:style-name="Internet_20_link" text:visited-style-name="Visited_20_Internet_20_Link">
Shangri -La Dialogue: China -US Defense Director shakes hands but has no "substantial communication", the United States calls Beijing to participate in the dialogue</text:a>
</text:span>
 <text:a xlink:type="simple" xlink:href="https://www.bbc.com/zhongwen/simp/world-65529713" text:style-name="Internet_20_link" text:visited-style-name="Visited_20_Internet_20_Link">
The first island chain: Bynden re -connected the breakout of Asian allies and China</text:a>
<text:span text:style-name="T5">
 <text:a xlink:type="simple" xlink:href="https://www.bbc.com/zhongwen/simp/world-65345018" text:style-name="Internet_20_link" text:visited-style-name="Visited_20_Internet_20_Link">
How to affect the small Macos' policy on China on the "side shoulders"</text:a>
</text:span>
 <text:a xlink:type="simple" xlink:href="https://www.bbc.com/zhongwen/simp/world-64494506" text:style-name="Internet_20_link" text:visited-style-name="Visited_20_Internet_20_Link">
The Philippines is unlikely to add four bases to the U.S. military to add four bases</text:a>
Austin and Li Yifu shake hands at the opening dinner of the summit on Friday (June 2) and talked briefly, but the report stated that there was no substantial communication.</text:p>
      <text:p text:style-name="P4">
A member of the Chinese delegation told AFP that the U.S. relief of sanctions against Li Shangfu was a prerequisite for dialogue.</text:p>
      <text:p text:style-name="P4">
Some experts said that neither the United States and China were interested in truly communicating with each other.</text:p>
      <text:h text:style-name="P12" text:outline-level="3">
<text:span text:style-name="T4">
U.S. Defense Criticism criticized China</text:span>
</text:h>
      <text:p text:style-name="P4">
Earlier, Austin delivered a speech entitled "The United States' Leadership in the Indo -Pacific Region" at the Shangri -La Dialogue Summit, which was "deeply concerned" about China's unwillingness to participate in military crisis management.</text:p>
      <text:p text:style-name="P4">
Image source, EPA</text:p>
      <text:p text:style-name="P4">
Image adding text,</text:p>
      <text:p text:style-name="P4">
US Secretary of Defense Austin said, "The more we talk about, the more you can avoid misunderstanding and misjudgment that may cause crisis or conflict."</text:p>
      <text:p text:style-name="P4">
He emphasized that the Taiwan Strait War will be devastating and will "affect the global economy in a way we can't imagine."</text:p>
      <text:p text:style-name="P4">
He criticized that China "alarmed the number of dangerous interceptions on the United States and allies aircraft in the international airspace, and reiterated that the United States would support allies and partners to fight against" coercion and bullying. "</text:p>
      <text:p text:style-name="P4">
He also pointed out that the United States is firmly committed to maintaining the current situation of Taiwan.In recent years, Washington and Beijing have experienced tensions on a series of issues, including China ’s sovereignty on Taiwan and the sovereignty dispute over the South China Sea.</text:p>
      <text:p text:style-name="P4">
Image adding text,</text:p>
      <text:p text:style-name="P4">
China's sovereignty in the South China Sea is a major issue in the security issue in the Asia -Pacific region.</text:p>
      <text:h text:style-name="P12" text:outline-level="3">
<text:span text:style-name="T4">
Meeting with British and German Defense</text:span>
</text:h>
      <text:p text:style-name="P4">
During the summit on the weekend, Li Shangfu held bilateral talks with Britain, German defense and EU representatives.</text:p>
      <text:p text:style-name="P4">
Josep Borrell, a senior representative of EU diplomacy and security policy, said that the two sides had a constructive dialogue, and German Defense Minister Borispistorius called on China to stop recruiting German retired pilots for training for Chinese combat pilots.</text:p>
      <text:p text:style-name="P4">
The German Defense Minister told AFP that Li Shangfu did not deny the statement during the talks, but tried to dilute the importance of this incident from his perspective.</text:p>
      <text:p text:style-name="P4">
In addition, Li Shangfu also had talks with the British Minister of Defense BenWallace, which showed the Chinese side to the Chinese side's views on issues such as Hong Kong's democratic movement, freedom of navigation, Uyghur human rights, and Taiwan Straits.</text:p>
      <text:p text:style-name="P4">
News Source: <text:a xlink:type="simple" xlink:href="https://www.bbc.com/zhongwen/simp/world-65807046" text:style-name="Internet_20_link" text:visited-style-name="Visited_20_Internet_20_Link">
https://www.bbc.com/zhongwen/simp/world-65807046</text:a>
</text:p>
      <!--NEWS-->
      <text:h text:style-name="P10" text:outline-level="1">
<text:span text:style-name="T4">
How does New York City become the main stage of Chinese alien people worldwide? (Free version)</text:span>
</text:h>
      <text:p text:style-name="P4">
Author: James T. Areddy / Liyan Qi</text:p>
      <text:p text:style-name="P4">
Publisher: 华尔街日报中文网</text:p>
      <text:p text:style-name="P4">
Published Time: 2023-06-05T09:50:00.000Z</text:p>
      <text:p text:style-name="P4">
Modified Time: 2023-06-05T09:50:00.000Z</text:p>
      <text:p text:style-name="P4">
Created Time: 2023-06-05T08:58:00.000Z</text:p>
      <text:p text:style-name="P4">
Description: On June 4, 1989, the Chinese government exhibited some evidences of the Student Movement of Tiananmen Square. Latest action.</text:p>
      <text:p text:style-name="P4">
Images: []</text:p>
      <text:p text:style-name="P4">
Categories: ['国际']</text:p>
      <text:p text:style-name="P4">
Keywords: SYND,LINK:EN|WP-WSJ-0000945253</text:p>
      <text:p text:style-name="P4">
Type: Article</text:p>
      <!--METADATA-->
      <text:p text:style-name="P4">
On June 4, 1989, the Chinese government exhibited some evidences of the Student Movement of Tiananmen Square. Latest action.</text:p>
      <text:p text:style-name="P4">
News Source: <text:a xlink:type="simple" xlink:href="https://cn.wsj.com/articles/%E7%BA%BD%E7%BA%A6%E5%B8%82%E5%A6%82%E4%BD%95%E6%88%90%E4%B8%BA%E4%B8%AD%E5%9B%BD%E5%BC%82%E8%A7%81%E4%BA%BA%E5%A3%AB%E5%8F%91%E5%A3%B0%E5%9C%B0-10caf2a3" text:style-name="Internet_20_link" text:visited-style-name="Visited_20_Internet_20_Link">
https://cn.wsj.com/articles/%E7%BA%BD%E7%BA%A6%E5%B8%82%E5%A6%82%E4%BD%95%E6%88%90%E4%B8%BA%E4%B8%AD%E5%9B%BD%E5%BC%82%E8%A7%81%E4%BA%BA%E5%A3%AB%E5%8F%91%E5%A3%B0%E5%9C%B0-10caf2a3</text:a>
</text:p>
      <!--NEWS-->
      <text:h text:style-name="P10" text:outline-level="1">
<text:span text:style-name="T4">
Borrowing high profits to grow Dongfeng, FREE Version enters FREE Version</text:span>
</text:h>
      <text:p text:style-name="P4">
Authors: ['咏竹坊']</text:p>
      <text:p text:style-name="P4">
Publisher: 英国《金融时报》</text:p>
      <text:p text:style-name="P4">
Time: 2023-06-05T10:51:44+00:00</text:p>
      <text:p text:style-name="P4">
Published Time: 2023-06-04T12:00:99+08:00</text:p>
      <text:p text:style-name="P4">
Modified Time: 2023-06-05T06:51:99+08:00</text:p>
      <text:p text:style-name="P4">
Description: The online securities firm said its license in Malaysia has obtained principle approval, and its expansion in Southeast Asia will be further expanded.</text:p>
      <text:p text:style-name="P4">
Images: ["<text:a xlink:type="simple" xlink:href="https://thumbor.ftacademy.cn/unsafe/picture/0/000172090_piclink.jpg" text:style-name="Internet_20_link" text:visited-style-name="Visited_20_Internet_20_Link">
000172090_pic...</text:a>
"]</text:p>
      <text:p text:style-name="P4">
Themes: ['专栏', '财富管理']</text:p>
      <text:p text:style-name="P4">
Keywords: ['咏竹坊', '财富管理', '马来西亚', '资产管理', '财报', '金融']</text:p>
      <text:p text:style-name="P4">
Type: Article</text:p>
      <!--METADATA-->
      <text:p text:style-name="P4">
<draw:frame draw:style-name="fr1" draw:name="Image28" text:anchor-type="as-char" svg:width="6.9236in" svg:height="4.617987in" draw:z-index="0">
<draw:image xlink:href="../Images/FT Chinese Free Version/2023-06-05T10-51-44-00-00/000172090_piclink.jpg" xlink:type="simple" xlink:show="embed" xlink:actuate="onLoad" draw:mime-type="image/jpeg"/>
</draw:frame>
Next stop, Malaysia.</text:p>
      <text:p text:style-name="P4">
Online brokerage Futu Holdings Co., Ltd.(FUTU.US)It is announced that it will continue to expand global business based on Hong Kong and enter the Malaysian market. Internationalization is the main direction of the company's recent development, and its business has expanded to more and more developing countries and developed countries.</text:p>
      <text:p text:style-name="P4">
News Source: <text:a xlink:type="simple" xlink:href="http://www.ftchinese.com/story/001099864" text:style-name="Internet_20_link" text:visited-style-name="Visited_20_Internet_20_Link">
http://www.ftchinese.com/story/001099864</text:a>
</text:p>
      <!--NEWS-->
      <text:h text:style-name="P10" text:outline-level="1">
<text:span text:style-name="T4">
Sydney has held the June 4th Mourning event for two consecutive days to defend history with action</text:span>
</text:h>
      <text:p text:style-name="P4">
Author: None</text:p>
      <text:p text:style-name="P4">
Publisher: Radio Free Asia (Organization)</text:p>
      <text:p text:style-name="P4">
Published Time: 2023-06-05T13:11:00-04:00</text:p>
      <text:p text:style-name="P4">
Modified Time: 2023-06-06T12:15:52-04:00</text:p>
      <text:p text:style-name="P4">
Description: None</text:p>
      <text:p text:style-name="P4">
Videos: []</text:p>
      <text:p text:style-name="P4">
Audios: ["<text:a xlink:type="simple" xlink:href="https://www.rfa.org/mandarin/yataibaodao/renquanfazhi/cl-060520231016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4.522674in" draw:z-index="0">
<draw:image xlink:href="../Images/rfamandarin/2023-06-05T13-11-00-04-00/000000.png" xlink:type="simple" xlink:show="embed" xlink:actuate="onLoad" draw:mime-type="image/png"/>
</draw:frame>
The June 4th parade arrived in Chinatown, Sydney. <text:a xlink:type="simple" xlink:href="https://www.rfa.org/mandarin/yataibaodao/renquanfazhi/cl-06052023101606.html/@@images/image" text:style-name="Internet_20_link" text:visited-style-name="Visited_20_Internet_20_Link">
</text:a>
(Photo by Qiu Dezhen) <text:a xlink:type="simple" xlink:href="https://www.rfa.org/mandarin/yataibaodao/renquanfazhi/cl-06052023101606.html/@@stream" text:style-name="Internet_20_link" text:visited-style-name="Visited_20_Internet_20_Link">
Audio-Link: https://www.rfa.org/mandarin/yataibaODao/renquanfazhi/cl-06052023101606.html/@stream</text:a>
On the 34th anniversary of the June 4th incident, Sydney, Australia, has not held a number of mourning activities in the past week. In addition to a group of people who have long supported democratic movements for a long time, many young post -90s and post -00s young people from China defend historical memories with their actions.</text:p>
      <text:p text:style-name="P4">
<text:span text:style-name="T4">
<text:span text:style-name="T5">
 <text:a xlink:type="simple" xlink:href="https://www.rfa.org/mandarin/yataibaodao/renquanfazhi/cl-05292023105826.html" text:style-name="Internet_20_link" text:visited-style-name="Visited_20_Internet_20_Link">
Do not fear the intimidation and disturb the Chinese people stand up and mourn "June 4th"</text:a>
</text:span>
* </text:span>
<text:span text:style-name="T5">
 <text:a xlink:type="simple" xlink:href="https://www.rfa.org/mandarin/yataibaodao/gangtai/cl-04172023114847.html" text:style-name="Internet_20_link" text:visited-style-name="Visited_20_Internet_20_Link">
Responsible for the Global Solidarity of the 47th Case of Hong Kong, the defendant defendant in the Sydney people's city center silent station</text:a>
</text:span>
<text:span text:style-name="T5">
 </text:span>
<text:span text:style-name="T4">
 <text:a xlink:type="simple" xlink:href="https://www.rfa.org/mandarin/yataibaodao/huanjing/gf2-04282020091932.html" text:style-name="Internet_20_link" text:visited-style-name="Visited_20_Internet_20_Link">
No fear of China to warn Australia to insist on investigating China</text:a>
</text:span>
</text:p>
      <text:p text:style-name="Horizontal_20_Line"/>
      <text:p text:style-name="P4">
<text:span text:style-name="T4">
 "Express the Communist Party!Express Xi Jinping!" </text:span>
</text:p>
      <text:p text:style-name="P4">
The public shouted the slogan -this is the June 4th rally of the city center of Sydney on June 4. About 200 people at the scene include many young people. The post -00 students studying at the University of Sydney are one of them. He was dressed as a Voonie in the dragon robe, standing publicly on a inflatable tank car.</text:p>
      <text:p text:style-name="P4">
"We should never forgive the people's regime to the people's regime."</text:p>
      <text:p text:style-name="P4">
He was persecuted because of participating in the "Manchurian Independence Movement", and then the post -90s young man Wu Tong, who was then protected by Australian asylum, came to the scene with the Manchurian flag. Wu Tong mentioned to this station that she used to understand the June 4th incident through the wall; she came to mourn to defend historical memory. she says:</text:p>
      <text:p text:style-name="P4">
"8964 cannot be forgotten, but also witnessed the CCP's atrocities; some readers need to support us against the CCP's atrocities. So, let's participate in this work."</text:p>
      <text:p text:style-name="P4">
<text:span text:style-name="T4">
 June 4th suppression of history reversing </text:span>
</text:p>
      <text:p text:style-name="P4">
Chen Yonglin, a political consul of the Chinese Consulate General in Sydney, told this station that he witnessed the Democratic Movement in Beijing in 1989; the people who were shot shot by the PLA, including the students of the diplomatic college he knew.</text:p>
      <text:p text:style-name="P4">
On the evening of June 4 this year, Chen Yonglin came to the Sydney Chinese Consulate to attend the candlelight mourning rally to condemn the CCP's process of blocking China to block China's opening up. He said:</text:p>
      <text:p text:style-name="P4">
"The Tianmen massacre in 1989 still had bloody, and reversed the history of China to the original state of the wild love."</text:p>
      <text:p text:style-name="P4">
University of Science and Technology of Sydney(UTS)Associate Professor Feng Chongyi attended a June 4th seminar on June 3; he explained in response to the question of the station that the democratic movement was suppressed in 1989, and then the Communist Party of Eastern Europe fell down. In response, Deng Xiaoping's old veterans supported the second generation of the Red and tried to keep the CCP regime. As a result, the roots of the second -generation dictatorship of China today were planted. He said: "They consciously let their second generation enter the party and government departments, enter the army, especially to control central enterprises and state -owned enterprises."</text:p>
      <text:p text:style-name="P4">
University of Science and Technology of Sydney(UTS)Associate Professor Feng Chongyi pointed out that in order to protect the Communist Party, the CCP veterans supported the second generation of the Red Second Generation in order to ensure that Jiangshan stayed in the "hands of his own children" and planted today in China.(Photo by Qiu Dezhen) <text:a xlink:type="simple" xlink:href="https://www.rfa.org/mandarin/yataibaodao/renquanfazhi/cl-06052023101606.html/99ae5d077fa9-4e185fb7771f651d.jpg" text:style-name="Internet_20_link" text:visited-style-name="Visited_20_Internet_20_Link">
</text:a>
<text:span text:style-name="T4">
 Democratic society should resist the dictatorship </text:span>
</text:p>
      <text:p text:style-name="P4">
Lhamo Wong, from Hong Kong and accepting Australian shelter about 3 years ago, told this station that the influence of the CCP in the world must have reached out overseas; she said: "Those Western countries should not be with it at all with it.(Chinese Communist Party)Touring and going should sanction it. "</text:p>
      <text:p text:style-name="P4">
Sun Baoqiang, who was sentenced to prisoning to the democratic movement in 1989 and was sentenced to Australian asylum in 2011, told this station that the CCP continued to infringe human rights and never improved; We have responsibility. "</text:p>
      <text:p text:style-name="P4">
Sun Baoqiang reminded that people in a democratic society should support China, Tibet, Uyghur and Hong Kong people to fight for freedom, and support Taiwan to resist the CCP aggression.</text:p>
      <text:p text:style-name="P4">
Reporter: Qiu Dezhen Editor: Jiayuan.com Editor: He Zuan ****</text:p>
      <text:p text:style-name="P4">
News Source: <text:a xlink:type="simple" xlink:href="https://www.rfa.org/mandarin/yataibaodao/renquanfazhi/cl-06052023101606.html" text:style-name="Internet_20_link" text:visited-style-name="Visited_20_Internet_20_Link">
https://www.rfa.org/mandarin/yataibaodao/renquanfazhi/cl-06052023101606.html</text:a>
</text:p>
      <!--NEWS-->
      <text:h text:style-name="P10" text:outline-level="1">
<text:span text:style-name="T4">
India and the United States have reached an agreement on the roadmap of national defense industry cooperation</text:span>
</text:h>
      <text:p text:style-name="P4">
Author: 通讯社</text:p>
      <text:p text:style-name="P4">
Publisher: Al Jazeera</text:p>
      <text:p text:style-name="P4">
Published Time: 2023-06-05T13:37:46</text:p>
      <text:p text:style-name="P4">
Modified Time: 2023-06-05T13:37:46</text:p>
      <text:p text:style-name="P4">
Description: The Indian government said that India and the United States have developed a roadmap in the national defense industry cooperation in the next few years -this is expected to strengthen India's ambitions.</text:p>
      <text:p text:style-name="P4">
Images: ["<text:a xlink:type="simple" xlink:href="https://chinese.aljazeera.net/wp-content/uploads/2023/06/2023-06-05T045621Z_1067780686_RC2SC1AXOCL1_RTRMADP_3_INDIA-USA-1685961307-1685971520.jpg" text:style-name="Internet_20_link" text:visited-style-name="Visited_20_Internet_20_Link">
2023-06-05T04...</text:a>
", "<text:a xlink:type="simple" xlink:href="https://chinese.aljazeera.net/wp-content/uploads/2023/06/2023-06-05T050955Z_1154904770_RC2SC1A36SQ3_RTRMADP_3_INDIA-USA-1685961296-1685971653.jpg" text:style-name="Internet_20_link" text:visited-style-name="Visited_20_Internet_20_Link">
2023-06-05T05...</text:a>
", "<text:a xlink:type="simple" xlink:href="https://chinese.aljazeera.net/wp-content/uploads/2023/06/2023-06-05T080808Z_1935096388_RC2SC1AOPSDP_RTRMADP_3_INDIA-USA-1685961289-1685971841.jpg" text:style-name="Internet_20_link" text:visited-style-name="Visited_20_Internet_20_Link">
2023-06-05T08...</text:a>
"]</text:p>
      <text:p text:style-name="P4">
Topics: ['军事', '政治', '新闻']</text:p>
      <text:p text:style-name="P4">
Keywords: ['军事', '政治', '新闻', '印度', '美国']</text:p>
      <text:p text:style-name="P4">
Type: Article</text:p>
      <!--METADATA-->
      <text:p text:style-name="P4">
<draw:frame draw:style-name="fr1" draw:name="Image33" text:anchor-type="as-char" svg:width="6.9236in" svg:height="4.612099in" draw:z-index="0">
<draw:image xlink:href="../Images/Aljazeera Chinese/2023-06-05T13-37-46/2023-06-05T045621Z_1067780686_RC2SC1AXOCL1_RTRMADP_3_INDIA-USA-1685961307-1685971520.jpg" xlink:type="simple" xlink:show="embed" xlink:actuate="onLoad" draw:mime-type="image/jpeg"/>
</draw:frame>
 印度国防部长拉杰纳特·辛格在新德里举行的接待会上与美国国防部长劳埃德·奥斯汀握手 (Reuters)The Indian government said that India and the United States have developed a roadmap in the national defense industry cooperation in the next few years -this is expected to strengthen India's ambitions.</text:p>
      <text:p text:style-name="P4">
The United States is trying to deepen its relationship with the world's largest weapon importer, and will establish a deeper military and technical connection with this South Asian country, deemed the key to curbing China's dominance in the region.</text:p>
      <text:p text:style-name="P4">
On June 5, local time, U.S. Defense Minister Lauride Austin, who visited India, finally finalized the route map with Indian Minister of Defense Lennete Singh at the meeting held in New Delhi.</text:p>
      <text:p text:style-name="P4">
<draw:frame draw:style-name="fr1" draw:name="Image34" text:anchor-type="as-char" svg:width="6.9236in" svg:height="4.54835in" draw:z-index="0">
<draw:image xlink:href="../Images/Aljazeera Chinese/2023-06-05T13-37-46/2023-06-05T050955Z_1154904770_RC2SC1A36SQ3_RTRMADP_3_INDIA-USA-1685961296-1685971653.jpg" xlink:type="simple" xlink:show="embed" xlink:actuate="onLoad" draw:mime-type="image/jpeg"/>
</draw:frame>
Austin reviewed the honor guards in India at the welcome ceremony held in New Delhi.(Reuters)Just a few weeks after this agreement, according to the plan, Indian Prime Minister Modi will visit Washington on June 22 to conduct a formal state visit and hold talks with US President Joe Bayeng.</text:p>
      <text:p text:style-name="P4">
The Indian Ministry of Defense pointed out in a statement that the talks between Singh and Austin "especially focus on determining the method of strengthening industrial cooperation."</text:p>
      <text:p text:style-name="P4">
The statement pointed out that "the two parties will determine the opportunities to jointly develop new technologies and jointly produce existing systems and new systems, and promote cooperation between the national defense start -up ecosystems of the two countries."</text:p>
      <text:p text:style-name="P4">
The statement added that "in order to achieve these goals, the two parties formulated a roadmap of the US -India National Defense Industry Cooperation, and the route map will guide the two parties to the relevant policy direction in the next few years."</text:p>
      <text:p text:style-name="P4">
<draw:frame draw:style-name="fr1" draw:name="Image35" text:anchor-type="as-char" svg:width="6.9236in" svg:height="4.612099in" draw:z-index="0">
<draw:image xlink:href="../Images/Aljazeera Chinese/2023-06-05T13-37-46/2023-06-05T080808Z_1935096388_RC2SC1AOPSDP_RTRMADP_3_INDIA-USA-1685961289-1685971841.jpg" xlink:type="simple" xlink:show="embed" xlink:actuate="onLoad" draw:mime-type="image/jpeg"/>
</draw:frame>
U.S. Defense Minister Austin shakes hands with Indian Defense Staff Anel Joe Han(Reuters)Nearly half of India's military supplies rely on Russia's supply, but it is currently increasingly purchased from the United States, France, and Israel.</text:p>
      <text:p text:style-name="P4">
India also hopes that global defense manufacturers can cooperate with Indian companies and produce weapons and military equipment in India for local consumption and exports.</text:p>
      <text:p text:style-name="P4">
National Defense Analyst Rahul Beidi said that India is seeking to purchase 18 high -altitude and long -term air -hour armed drones from GM Aviation Systems, with an estimated value worth between 1.5 billion to 2 billion US dollars. Budi added that the aircraft may be deployed on the turbulent boundary line between it and Pakistan and Pakistan, as well as strategic Indian Ocean regions.</text:p>
      <text:p text:style-name="P4">
Indian media reported that at a meeting held in Washington last month in the United States-India's defense policy group, it discussed the problems of joint production and manufacturing fighter engines, infantry chariots, howitzers and precise ammunition.</text:p>
      <text:p text:style-name="P4">
The defense trade between the United States and India has increased from nearly zero in 2008 to more than $ 20 billion in 2020. The products purchased from the United States from the United States include long-range maritime patrollers, C-130 transport aircraft, missiles and drones.</text:p>
      <text:p text:style-name="P4">
News Source: <text:a xlink:type="simple" xlink:href="https://chinese.aljazeera.net/news/military/2023/6/5/%e5%8d%b0%e5%ba%a6%e4%b8%8e%e7%be%8e%e5%9b%bd%e5%b0%b1%e5%9b%bd%e9%98%b2%e5%b7%a5%e4%b8%9a%e5%90%88%e4%bd%9c%e8%b7%af%e7%ba%bf%e5%9b%be%e8%be%be%e6%88%90%e4%b8%80%e8%87%b4" text:style-name="Internet_20_link" text:visited-style-name="Visited_20_Internet_20_Link">
https://chinese.aljazeera.net/news/military/2023/6/5/%e5%8d%b0%e5%ba%a6%e4%b8%8e%e7%be%8e%e5%9b%bd%e5%b0%b1%e5%9b%bd%e9%98%b2%e5%b7%a5%e4%b8%9a%e5%90%88%e4%bd%9c%e8%b7%af%e7%ba%bf%e5%9b%be%e8%be%be%e6%88%90%e4%b8%80%e8%87%b4</text:a>
</text:p>
      <!--NEWS-->
      <text:h text:style-name="P10" text:outline-level="1">
<text:span text:style-name="T4">
Chinese students leading London &amp; QUOTN, June 4th &amp; Quot; Parade Hong Kong people support awakened Chinese</text:span>
</text:h>
      <text:p text:style-name="P4">
Author: None</text:p>
      <text:p text:style-name="P4">
Publisher: Radio Free Asia (Organization)</text:p>
      <text:p text:style-name="P4">
Published Time: 2023-06-05T14:39:00-04:00</text:p>
      <text:p text:style-name="P4">
Modified Time: 2023-06-06T13:22:23-04:00</text:p>
      <text:p text:style-name="P4">
Description: None</text:p>
      <text:p text:style-name="P4">
Videos: []</text:p>
      <text:p text:style-name="P4">
Audios: ["<text:a xlink:type="simple" xlink:href="https://www.rfa.org/mandarin/yataibaodao/renquanfazhi/al-0605202310361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5.1927in" draw:z-index="0">
<draw:image xlink:href="../Images/rfamandarin/2023-06-05T14-39-00-04-00/000000.png" xlink:type="simple" xlink:show="embed" xlink:actuate="onLoad" draw:mime-type="image/png"/>
</draw:frame>
Many Chinese students hold flowers and self -made slogans, and silently join the rally. <text:a xlink:type="simple" xlink:href="https://www.rfa.org/mandarin/yataibaodao/renquanfazhi/al-06052023103614.html/@@images/image" text:style-name="Internet_20_link" text:visited-style-name="Visited_20_Internet_20_Link">
</text:a>
Photo by Lu Xi <text:a xlink:type="simple" xlink:href="https://www.rfa.org/mandarin/yataibaodao/renquanfazhi/al-06052023103614.html/@@stream" text:style-name="Internet_20_link" text:visited-style-name="Visited_20_Internet_20_Link">
Audio-Link: https://www.rfa.org/mandarin/yataibaodao/renquanfazhi/al-0605202314.html/@stream</text:a>
On the 34th anniversary of the "June 4th", although there was no candlelight in the Victoria Park in Hong Kong, the commemorative activities blossomed. There are more than 50 parades, exhibitions and assemblies around the world. Among them, the June 4th commemorative event held by London, England on Sunday (4th) was first ahead of Chinese students, and led Hong Kong people, Tibetans and Uighurs and other communities. Tradition of 34 years.</text:p>
      <text:p text:style-name="P4">
<text:span text:style-name="T4">
<text:span text:style-name="T5">
 <text:a xlink:type="simple" xlink:href="https://www.rfa.org/mandarin/yataibaodao/al-06042023221611.html" text:style-name="Internet_20_link" text:visited-style-name="Visited_20_Internet_20_Link">
"White Paper Movement" after the first leader of Chinese students in London, London for the first time</text:a>
</text:span>
* </text:span>
<text:span text:style-name="T5">
 <text:a xlink:type="simple" xlink:href="https://www.rfa.org/mandarin/yataibaodao/zhengzhi/al-06022023095528.html" text:style-name="Internet_20_link" text:visited-style-name="Visited_20_Internet_20_Link">
Special Report on the 34th Anniversary of June 4th: Young women who take the microphone on the square</text:a>
 </text:span>
<text:span text:style-name="T5">
  * </text:span>
<text:span text:style-name="T5">
<text:a xlink:type="simple" xlink:href="https://www.rfa.org/mandarin/yataibaodao/gangtai/jw-05262023134936.html" text:style-name="Internet_20_link" text:visited-style-name="Visited_20_Internet_20_Link">
 英国发布《香港情况半年报告》 敦促取消港区国安法 </text:a>
</text:span>
*</text:p>
      <text:p text:style-name="P4">
"We want to be free!We have to oppose violence!We have to protect human rights!" 34 years ago, the demands of students in Tiananmen Square, Beijing sounded at the Square in Tellaka, London. A group of non -profit organization "ChinaDeviants" (temporarily translated "Chinese Anti -Thief"), which is composed of a group of students in Britain and Chinese students, held a rally in London on Sunday (4th). In the "imitation" method, they imitated the students in Tiananmen Square that year, and their heads were tied to the cloth strip of "the last generation", "freedom of the press", and "freedom of speech". And repeat the scene where the tank hit the students. On -site showing giant "pillars of the country", the historical photos of the massacre, plastic tanks and other props, as well as various posters and slogans.</text:p>
      <text:p text:style-name="P4">
不少中国留学生手持鲜花和自制标语，默默加入集会。(Lu Xi shooting)  <text:a xlink:type="simple" xlink:href="https://www.rfa.org/mandarin/yataibaodao/renquanfazhi/al-06052023103614.html/img_8350.jpg" text:style-name="Internet_20_link" text:visited-style-name="Visited_20_Internet_20_Link">
</text:a>
</text:p>
      <text:p text:style-name="P4">
Many Chinese students hold flowers and self -made slogans, and silently join the rally.(Lu Xi shooting)  <text:a xlink:type="simple" xlink:href="https://www.rfa.org/mandarin/yataibaodao/renquanfazhi/al-06052023103614.html/img_8357.jpg" text:style-name="Internet_20_link" text:visited-style-name="Visited_20_Internet_20_Link">
</text:a>
</text:p>
      <text:p text:style-name="P4">
<text:span text:style-name="T4">
中国学生：别让真相隐入尘烟</text:span>
</text:p>
      <text:p text:style-name="P4">
现场所见，不少中国留学生手持鲜花和自制标语，默默加入其中。中国留学生橙子自制写着“在史册里、在人心里，别让真相隐入尘烟”的标语参与集会，字体更蕴含“64”字样。她告诉本台，这句话出自中国一部电视剧，希望借此表达一个讯息：“这些事件(六四)其实都会留在史册里和人心里，只要我们一直有这样的活动；即使星星之火不能燎原，我们也可以继续把它传递下去。”</text:p>
      <text:p text:style-name="P4">
Many Chinese students hold flowers and self -made slogans, and silently join the rally.(Lu Xi shooting)  <text:a xlink:type="simple" xlink:href="https://www.rfa.org/mandarin/yataibaodao/renquanfazhi/al-06052023103614.html/img_8359.jpg" text:style-name="Internet_20_link" text:visited-style-name="Visited_20_Internet_20_Link">
</text:a>
</text:p>
      <text:p text:style-name="P4">
Many Chinese students hold flowers and self -made slogans, and silently join the rally.(Lu Xi shooting)  <text:a xlink:type="simple" xlink:href="https://www.rfa.org/mandarin/yataibaodao/renquanfazhi/al-06052023103614.html/img_8362.jpg" text:style-name="Internet_20_link" text:visited-style-name="Visited_20_Internet_20_Link">
</text:a>
</text:p>
      <text:p text:style-name="P4">
As a Chinese student, she admits that participating in the June 4th commemorative activities will have safety concerns, but still feel that there is a need to participate in it. She believes that as long as the more people participate, the less risks for everyone can bear.</text:p>
      <text:p text:style-name="P4">
<text:span text:style-name="T4">
 Chinese students: It is June 4th </text:span>
 <text:span text:style-name="T4">
<text:span text:style-name="T5">
* </text:span>
* also </text:span>
 <text:span text:style-name="T4">
 "</text:span>
 <text:span text:style-name="T4">
 iron chain girl </text:span>
 <text:span text:style-name="T4">
" </text:span>
 <text:span text:style-name="T4">
 and Li Wenliang </text:span>
 <text:span text:style-name="T4">
 </text:span>
 <text:span text:style-name="T4">
 </text:span>
 <text:span text:style-name="T4">
 </text:span>
</text:p>
      <text:p text:style-name="P4">
Chinese student M said that although she had some awareness of June 4th, she had not seen Chinese students standing up to hold a mourning activity. Now that I finally waited for this opportunity, she felt that it was necessary to participate, expressing their dissatisfaction with various incidents in China in recent years: "Because I think this is the obligation of every citizen. We use such activities to express our dissatisfaction. I think it is also a comprehensive dissatisfaction with the past two years, including the prevention and control policy of the epidemic, and the comprehensive dissatisfaction of large and small things. Many things have happened in China, such as the 'iron chain girl' Incidents, such as Dr. Li Wenliang's incident, there are countless incidents, comprehensive dissatisfaction. "</text:p>
      <text:p text:style-name="P4">
Chinese students' oranges are self -made from the slogan "In the history of the history, in the hearts of people, don't let the truth hidden into the dust and smoke". People in their hearts.(Lu Xi shooting)<text:a xlink:type="simple" xlink:href="https://www.rfa.org/mandarin/yataibaodao/renquanfazhi/al-06052023103614.html/img_8356.jpg" text:style-name="Internet_20_link" text:visited-style-name="Visited_20_Internet_20_Link">
 </text:a>
</text:p>
      <text:p text:style-name="P4">
Chinese students M hope to express their comprehensive dissatisfaction with incidents such as epidemic prevention and control policies, the "iron chain girl" incident, and the death of Dr. Li Wenliang.(Lu Xi shooting)  <text:a xlink:type="simple" xlink:href="https://www.rfa.org/mandarin/yataibaodao/renquanfazhi/al-06052023103614.html/img_8360.jpg" text:style-name="Internet_20_link" text:visited-style-name="Visited_20_Internet_20_Link">
</text:a>
</text:p>
      <text:p text:style-name="P4">
<text:span text:style-name="T4">
港人：连我们都不支持</text:span>
 <text:span text:style-name="T4">
<text:span text:style-name="T5">
* </text:span>
*谁来支持？</text:span>
</text:p>
      <text:p text:style-name="P4">
人群中不乏港人支持中国留学生。港人Billy过去几十年都有参与香港维多利亚公园的烛光晚会。他表示，中国留学生第一次站出来主办六四纪念活动，意义重大，对此感到欣慰：“其实纪念六四的活动，应该是由中国人来做，我们在香港其实一直是在帮他们做。当然我们也是一脉相承，如果连我们都不支持他们，谁来支持呢？大陆仍有很多有良知的人，只是有些人无法接收资讯。其实谁来办活动，我都无所谓，只要他们是觉醒的大陆人，我就很支持。”</text:p>
      <text:p text:style-name="P4">
中国留学生其后带领港人、藏人及维吾尔人等社群，在伦敦闹市游行至中国驻英大使馆外，加入由国际特赦组织举办的晚会，延续34年来的传统。集会人士手持标语及电子蜡烛，悼念六四死难者，并声援在狱中绝食的前香港支联会副主席邹幸彤，高峰时约有400人参与。</text:p>
      <text:p text:style-name="P4">
</text:p>
      <text:p text:style-name="P4">
A large number of Hong Kong people support the June 4th Memorial Campaign organized by Chinese students.(Lu Xi shooting)  <text:a xlink:type="simple" xlink:href="https://www.rfa.org/mandarin/yataibaodao/renquanfazhi/al-06052023103614.html/img_8353.jpg" text:style-name="Internet_20_link" text:visited-style-name="Visited_20_Internet_20_Link">
</text:a>
On the same day, there was a 64 candlelight party hosted by Hong Kong people in the Kingston district of Hong Kong. The organizer said that 1,200 people participated. Except for London, at least 7 cities across the UK have 64 mourning activities, allowing the banned candlelight in Hong Kong to illuminate all over the UK.</text:p>
      <text:p text:style-name="P4">
Ye Qiyuan, executive director of the "29 Principles" of overseas Hong Kong people who participated in the rally in London, told this station that Hong Kong was originally a very free place. However, since 2019, it has become the same as China. All attempts to commemorate June 4 The activities are prevented. She believes that overseas Hong Kong people and Chinese people should continue to speak, asking the Chinese government to be responsible for their evil deeds, and support political prisoners who are still trapped.</text:p>
      <text:p text:style-name="P4">
Reporter: Lv Xi (London) Editor:</text:p>
      <text:p text:style-name="P4">
News Source: <text:a xlink:type="simple" xlink:href="https://www.rfa.org/mandarin/yataibaodao/renquanfazhi/al-06052023103614.html" text:style-name="Internet_20_link" text:visited-style-name="Visited_20_Internet_20_Link">
https://www.rfa.org/mandarin/yataibaodao/renquanfazhi/al-06052023103614.html</text:a>
</text:p>
      <!--NEWS-->
      <text:h text:style-name="P10" text:outline-level="1">
<text:span text:style-name="T4">
Vancouver reappears more than 3,000 people in Victoria Garden, Mourning; June 4th &amp; Quot; Democracy</text:span>
</text:h>
      <text:p text:style-name="P4">
Author: None</text:p>
      <text:p text:style-name="P4">
Publisher: Radio Free Asia (Organization)</text:p>
      <text:p text:style-name="P4">
Published Time: 2023-06-05T14:47:00-04:00</text:p>
      <text:p text:style-name="P4">
Modified Time: 2023-06-06T10:40:30-04:00</text:p>
      <text:p text:style-name="P4">
Description: None</text:p>
      <text:p text:style-name="P4">
Videos: []</text:p>
      <text:p text:style-name="P4">
Audios: ["<text:a xlink:type="simple" xlink:href="https://www.rfa.org/mandarin/yataibaodao/renquanfazhi/lf-060520231010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5.1927in" draw:z-index="0">
<draw:image xlink:href="../Images/rfamandarin/2023-06-05T14-47-00-04-00/000000.png" xlink:type="simple" xlink:show="embed" xlink:actuate="onLoad" draw:mime-type="image/png"/>
</draw:frame>
Vancouver Lin Siqi Park poured in more than 3,000 Sunday, mourning June 4 through music and candlelight. <text:a xlink:type="simple" xlink:href="https://www.rfa.org/mandarin/yataibaodao/renquanfazhi/lf-06052023101039.html/@@images/image" text:style-name="Internet_20_link" text:visited-style-name="Visited_20_Internet_20_Link">
</text:a>
(Reporter Liu Fei shooting)<text:a xlink:type="simple" xlink:href="https://www.rfa.org/mandarin/yataibaodao/renquanfazhi/lf-06052023101039.html/@@stream" text:style-name="Internet_20_link" text:visited-style-name="Visited_20_Internet_20_Link">
AUDIO-Link: https: // Woohoo. Hair dyeing .org/mandarin/Asia Pacific Report/Human Rights Law/Waste-06052023101039.html/@@ STREAM</text:a>
Many Canadian cities held the 34th anniversary of the "June 4th". Among them, the event site of Vancouver reappeared the atmosphere of Hong Kong Victoria Garden. More than 3,000 people held candles and called for never forgetting the warriors who had struggled for democratic democracy in China and Hong Kong. In addition, Toronto also had two commemorative meetings, and more than 2,000 people participated.</text:p>
      <text:p text:style-name="P4">
<text:span text:style-name="T4">
<text:span text:style-name="T5">
 <text:a xlink:type="simple" xlink:href="https://www.rfa.org/mandarin/yataibaodao/renquanfazhi/lf-06052021142022.html" text:style-name="Internet_20_link" text:visited-style-name="Visited_20_Internet_20_Link">
Continue the Victoria Garden Candlelight Canada, Canada, nearly 3,000 people to mourn June 4th</text:a>
</text:span>
* </text:span>
<text:span text:style-name="T5">
 <text:a xlink:type="simple" xlink:href="https://www.rfa.org/mandarin/yataibaodao/gangtai/lf-05232023113938.html" text:style-name="Internet_20_link" text:visited-style-name="Visited_20_Internet_20_Link">
Canada launched the first wave of June 4th Memorial Activities, the old and middle -aged three generations participated in it</text:a>
</text:span>
<text:span text:style-name="T5">
 </text:span>
<text:span text:style-name="T4">
 <text:a xlink:type="simple" xlink:href="https://www.rfa.org/mandarin/yataibaodao/gangtai/lf-06052022170704.html" text:style-name="Internet_20_link" text:visited-style-name="Visited_20_Internet_20_Link">
Thousands of Canadian people burning candles to ignite the June 4th Embassy in China also issued a statement to mourn June 4th</text:a>
</text:span>
 <text:span text:style-name="T4">
* <text:a xlink:type="simple" xlink:href="https://www.rfa.org/mandarin/yataibaodao/gangtai/lf-01112021122914.html" text:style-name="Internet_20_link" text:visited-style-name="Visited_20_Internet_20_Link">
US, Britain, Australia and Australia Sound in Hong Kong Human Rights Organization: Do not forget June 4, forget Hong Kong</text:a>
</text:span>
</text:p>
      <text:p text:style-name="P4">
The singing of democracy and freedom and the spirit of Hong Kong fluttered in Vancouver Lin Siqi Park. From 4 o'clock in the afternoon on Sunday, the concert and June 4th exhibition appeared. As the sky was darker, more people poured into the garden lawn, more than 3,000 people, more than 3,000 people. Holding candles or mobile phones, paying tribute to those who were killed in June 4th in 1989 and those who were unfortunately killed in the past few years to fight for the freedom of democracy in Hong Kong.</text:p>
      <text:p text:style-name="P4">
The Vancouver Branch Federation has held a commemorative June 4th event since 1989. In previous years, it has protested in front of the Chinese consulate. Li Meibao, chairman of the branch association, said that in the past, more than 100,000 people gathered in Hong Kong Victoria Park to mourn June 4th. Now Hong Kong has changed. Vancouver has changed. Vancouver has changed. Hong Kong people have to condense together.</text:p>
      <text:p text:style-name="P4">
Many Hong Kong people say that Vancouver takes over the vitamin candle sea without forgetting June 4th.(Reporter Liu Fei shooting)  <text:a xlink:type="simple" xlink:href="https://www.rfa.org/mandarin/yataibaodao/renquanfazhi/lf-06052023101039.html/516d56db2.jpg" text:style-name="Internet_20_link" text:visited-style-name="Visited_20_Internet_20_Link">
 </text:a>
"Through each candlelight, we will never forget the Massacre of Tiananmen, and we will not forget the warriors who fight for democratic resistance in Hong Kong. Although the candlelight of Victoria Garden is off, the candle seater in Vancouver is immortal."</text:p>
      <text:p text:style-name="P4">
Mai Haihua, former chairman of the Hong Kong Branch Federation, was forced to leave Hong Kong to Vancouver. When he saw a seater, he choked and said, "Hong Kong people are scattered in the world, and they are still together."</text:p>
      <text:p text:style-name="P4">
Former Hong Kong Internet Radio host "Jess" was also a political prisoner. After he was released from prison, he came to Vancouver 2 months ago. His speech on the stage set off a climax for the party. The director arbitrarily manipulated the National Security Law and destroyed Hong Kong, but it could not destroy the beliefs of Hong Kong people.</text:p>
      <text:p text:style-name="P4">
"We are full of the entire earth. Thank you, Li Jiachao, thank you Deng Bingqiang. He helped us call us more Hong Kong people to stand up. Full of all cities. "</text:p>
      <text:p text:style-name="P4">
A group of Chinese students held a mourning June 4th activity in the University of Toronto. Although only more than two hundred people participated, they showed the pursuit of democracy in the younger generation of China.(Citizenship provides)  <text:a xlink:type="simple" xlink:href="https://www.rfa.org/mandarin/yataibaodao/renquanfazhi/lf-06052023101039.html/516d56db4.jpg" text:style-name="Internet_20_link" text:visited-style-name="Visited_20_Internet_20_Link">
</text:a>
Jess said: "The Communist Party of China wants everyone to forget, and to forget the June 4th of China, and forgotten Hong Kong in 2014. In 2019, because of forgotten, the Communist Party can continue to do things that hurt the law. We must not forget."</text:p>
      <text:p text:style-name="P4">
Hao Dan, the person in charge of the Chinese Democratic Party, said that the June 4th incident of Tiananmen opened the light of Chinese democracy. "Because June 4th let the world see the nature of the CCP's evil, and also set off a wave of Chinese people's pursuit of democracy and freedom all over the world, laid the seeds of the Chinese democratic movement, and affected the thoughts of several generations of Chinese people."</text:p>
      <text:p text:style-name="P4">
Vancouver City Councilor, Chinese immigrants Zhou Nan and Ben Lami City Council, Hong Kong immigrants Li Canming and others also came to the scene. Zhou Nan said that he would gradually understand June 4th, who was only 2 years old. Li Canming also said, "There is still a period of time to change, so it is important to stick to it."</text:p>
      <text:p text:style-name="P4">
The Toronto supports the China Democratic Games at the Six Four Candlelights held in Mel Lastman Square on Sunday evening, which will attract more than 2,000 people to participate.</text:p>
      <text:p text:style-name="P4">
As for the Toronto Citizens' Association to host the June 4th activities at the University of Toronto on Saturday, Lin Litong of the Citizen Association said that although only more than 200 people were present, most of them were young students from mainland China. They were willing to stand up.</text:p>
      <text:p text:style-name="P4">
Reporter: Liu Fei Editor: Jiayuan.com Editor: He Fu</text:p>
      <text:p text:style-name="P4">
News Source: <text:a xlink:type="simple" xlink:href="https://www.rfa.org/mandarin/yataibaodao/renquanfazhi/lf-06052023101039.html" text:style-name="Internet_20_link" text:visited-style-name="Visited_20_Internet_20_Link">
https://www.rfa.org/mandarin/yataibaodao/renquanfazhi/lf-06052023101039.html</text:a>
</text:p>
      <!--NEWS-->
      <text:h text:style-name="P10" text:outline-level="1">
<text:span text:style-name="T4">
Mei -China senior officials exchange Kangda and Ma Chaoxu and Yang Tao to meet</text:span>
</text:h>
      <text:p text:style-name="P4">
Author: None</text:p>
      <text:p text:style-name="P4">
Publisher: Radio Free Asia (Organization)</text:p>
      <text:p text:style-name="P4">
Published Time: 2023-06-05T15:10:00-04:00</text:p>
      <text:p text:style-name="P4">
Modified Time: 2023-06-06T11:38: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4.612011in" draw:z-index="0">
<draw:image xlink:href="../Images/rfamandarin/2023-06-05T15-10-00-04-00/000000.png" xlink:type="simple" xlink:show="embed" xlink:actuate="onLoad" draw:mime-type="image/png"/>
</draw:frame>
Danielkritenbrink, Assistant Secretary of State of the State Department of the State Department, and Sarah Bran, senior director of the White House National Security Council, met with Chinese Ministry of Foreign Affairs Deputy Minister of Foreign Affairs <text:a xlink:type="simple" xlink:href="https://www.rfa.org/mandarin/Xinwen/8-06052023145928.html/@@images/image" text:style-name="Internet_20_link" text:visited-style-name="Visited_20_Internet_20_Link">
![] On June 4th.(Images/rfamandarin/2023-06-05T15-10-00-04-00/000001.png)</text:a>
China Overseas Net Twitter Picture</text:p>
      <text:p text:style-name="P4">
Daniel Kritenbrink, Assistant Secretary of State of the State Department of Asia -Pacific Affairs, and Sarahberan, a senior director of the White House National Security Council, went to China on June 4th to visit China on June 4th. According to the information released by the United States and China, Kangda Beshalan met with Ma Zhaoxu, executive deputy minister of the Ministry of Foreign Affairs of China and Yang Tao, the director of the North American Oceania.</text:p>
      <text:p text:style-name="P4">
The US State Department said on June 5 that the two US officials and the US ambassador to China, Nicholasburn, met with the above two Chinese officials. The two sides conducted a frank and effective exchange. Communication channels and the continuous efforts of consolidating the recent high -level diplomacy between the two countries. The two sides exchanged opinions on bilateral relations, cross -strait issues, and communication channels. U.S. officials have clearly stated that they will actively participate in competition and defend the interests and values of the United States.</text:p>
      <text:p text:style-name="P4">
Recently, the American Association of Taiwan (AIT), the chairman of the Taiwan Association (AIT) Laura Rosenberger, told the Taiwan media on June 5 that this is the American government managed a competitive relationship with China responsible and said that it can only be unblocked by the US -China dialogue pipeline. avoid confict.</text:p>
      <text:p text:style-name="P4">
US -China diplomacy and business officials have frequently expand contact in the near future. The outside world believes that this is one of the tentative measures for high -level high -levels of the two countries after the sharp deterioration of Sino -US relations. However, last week, the Minister of Defense Li Shangfu refused to talk to the US Minister of Defense.</text:p>
      <text:p text:style-name="P4">
Responsible editor: Chen Pinjie</text:p>
      <text:p text:style-name="P4">
News Source: <text:a xlink:type="simple" xlink:href="https://www.rfa.org/mandarin/Xinwen/8-06052023145928.html" text:style-name="Internet_20_link" text:visited-style-name="Visited_20_Internet_20_Link">
https://www.rfa.org/mandarin/Xinwen/8-06052023145928.html</text:a>
</text:p>
      <!--NEWS-->
      <text:h text:style-name="P10" text:outline-level="1">
<text:span text:style-name="T4">
Xueba applies for a large use of Wenzhou Airport Bird Exorcles or difficulty in employment?</text:span>
</text:h>
      <text:p text:style-name="P4">
Author: None</text:p>
      <text:p text:style-name="P4">
Publisher: Radio Free Asia (Organization)</text:p>
      <text:p text:style-name="P4">
Published Time: 2023-06-05T16:38:00-04:00</text:p>
      <text:p text:style-name="P4">
Modified Time: 2023-06-06T11:33: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573471in" draw:z-index="0">
<draw:image xlink:href="../Images/rfamandarin/2023-06-05T16-38-00-04-00/000000.png" xlink:type="simple" xlink:show="embed" xlink:actuate="onLoad" draw:mime-type="image/png"/>
</draw:frame>
Wenzhou Airport Group released a list of publicity lists in the spring of 2023 <text:a xlink:type="simple" xlink:href="https://www.rfa.org/mandarin/Xinwen/10-06052023163626.html/@@images/image" text:style-name="Internet_20_link" text:visited-style-name="Visited_20_Internet_20_Link">
</text:a>
Web image</text:p>
      <text:p text:style-name="P4">
Wenzhou Airport recently released a list of recruitment of employees, and the "eye list" of many famous school backgrounds accidentally caused heated discussions.</text:p>
      <text:p text:style-name="P4">
According to the public announcement list of the Spring 2023 recruitment issued by Wenzhou Airport Group, there are job seekers who graduated from Zhejiang University's Animal Sciences, Henan University of Technology Civil Engineering, and Zhejiang University of Technology. "Power and Workers". In addition, there are candidates who graduated from the Royal University of London Hollowy College and the financial management major of the State University of Belarus.</text:p>
      <text:p text:style-name="P4">
This list has caused heated discussions on the Internet. Some netizens commented on a positive evaluation, praising the professionalism and "gold glowing everywhere", but this announcement also made some people worry. Some netizens believe that this is large and small. "Letting ordinary school graduates be more difficult to find the way in the future. Some netizens said that employment is difficult now, and the unemployment rate of youth is still high.</text:p>
      <text:p text:style-name="P4">
Responsible editor: Chen Pinjie</text:p>
      <text:p text:style-name="P4">
News Source: <text:a xlink:type="simple" xlink:href="https://www.rfa.org/mandarin/Xinwen/10-06052023163626.html" text:style-name="Internet_20_link" text:visited-style-name="Visited_20_Internet_20_Link">
https://www.rfa.org/mandarin/Xinwen/10-06052023163626.html</text:a>
</text:p>
      <!--NEWS-->
      <text:h text:style-name="P10" text:outline-level="1">
<text:span text:style-name="T4">
Xiao Meiqin talks about the US -Taiwan trade initiative scholar: Taiwan is expected to get rid of the dependence on the Chinese market</text:span>
</text:h>
      <text:p text:style-name="P4">
Author: None</text:p>
      <text:p text:style-name="P4">
Publisher: Radio Free Asia (Organization)</text:p>
      <text:p text:style-name="P4">
Published Time: 2023-06-05T16:40:00-04:00</text:p>
      <text:p text:style-name="P4">
Modified Time: 2023-06-06T13:25:17-04:00</text:p>
      <text:p text:style-name="P4">
Description: None</text:p>
      <text:p text:style-name="P4">
Videos: []</text:p>
      <text:p text:style-name="P4">
Audios: ["<text:a xlink:type="simple" xlink:href="https://www.rfa.org/mandarin/yataibaodao/gangtai/kw-060520231336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4.947024in" draw:z-index="0">
<draw:image xlink:href="../Images/rfamandarin/2023-06-05T16-40-00-04-00/000000.png" xlink:type="simple" xlink:show="embed" xlink:actuate="onLoad" draw:mime-type="image/png"/>
</draw:frame>
The representative of Taiwan in the United States, Xiao Meiqin, held a Chinese -language media routine tea narrative on June 5, 2023 to express their views on the strengthening of economic and trade relations in the United States and Taiwan and avoiding dual taxation. <text:a xlink:type="simple" xlink:href="https://www.rfa.org/mandarin/yataibaodao/gangtai/kw-06052023133601.html/@@images/image" text:style-name="Internet_20_link" text:visited-style-name="Visited_20_Internet_20_Link">
</text:a>
Reporter Caddy Photography(https://www.rfa.org/mandarin/yataibaodao/gangtai/kw-06052023133601.html/@@stream)When the tension situation of the Taiwan Strait became increasingly upgraded, the United States and Taiwan signed the first batch of agreements for the 21st Century Trade initiative last week. On June 5, the Taiwan representative of the United States Xiao Meiqin held a routine tea narrative of Chinese media to explain the views on the strengthening of economic and trade relations in the United States and Taiwan and the avoidance of double taxation. Some scholars have pointed out that Taiwan is expected to get rid of the dependence on the Chinese market through related US agreements.</text:p>
      <text:p text:style-name="P4">
<text:a xlink:type="simple" xlink:href="https://www.rfa.org/mandarin/yataibaodao/gangtai/tj-05192023094904.html" text:style-name="Internet_20_link" text:visited-style-name="Visited_20_Internet_20_Link">
<text:span text:style-name="T4">
 US Taiwan Trade Initiative Preliminary Negotiations Complete Scholars: Copy Chinese Economic Coercion </text:span>
</text:a>
<text:span text:style-name="T4">
* <text:a xlink:type="simple" xlink:href="https://www.rfa.org/mandarin/Xinwen/10-01232023160632.html" text:style-name="Internet_20_link" text:visited-style-name="Visited_20_Internet_20_Link">
Meitai Relations Raising Cai Yingwen: After the trade negotiation is successful, agricultural products are given priority to the United States</text:a>
</text:span>
</text:p>
      <text:p text:style-name="P4">
After nearly a year of negotiations, the US -Taiwan official finally signed the first batch of agreements to the 21st Century Trade Initiative. On the morning of June 1st, under the witness of the US Deputy Trade Representative Sarahbianchi and Deng Zhenzhong, a member of the Taiwan Executive Yuan, the executive director of the United States Association in Taiwan and the representative of the Taiwan representative Xiao Meiqin in the United States in the United States In the Taiwan Association (AIT) Washington headquarters officially signed relevant documents.</text:p>
      <text:p text:style-name="P4">
<text:span text:style-name="T4">
 Xiao Meiqin: The second stage of negotiations will start as soon as possible </text:span>
</text:p>
      <text:p text:style-name="P4">
Xiao Meiqin said on a regular tea narrative in the Chinese media in the Shuang Oak Garden of Washington (5th): "We just signed the first batch of agreements, and both parties also agreed very quickly to start the second stage as soon as possible Negotiations. Both parties also take stocks and preparations on the topic of negotiations in the second stage. We also hope that specific progress can be achieved at the fastest speed. "</text:p>
      <text:p text:style-name="P4">
The main contents of the first batch of US -Taiwan agreements are aimed at five issues, namely customs management and convenient trade, good legal operations, small and medium -sized enterprises, anti -corruption and domestic rules of the industry. The next second stage of negotiations will involve other more complex trading areas, including seven issues such as agricultural, labor and environmental standards, digital trade, state -owned enterprises, and non -market policies. Essence</text:p>
      <text:p text:style-name="P4">
The signing of the above agreement will undoubtedly further pull closer to the United States and Taiwan, and at the same time, it will touch some of the current Taiwan exports to dependence on the mainland market. According to Taiwan, the signing of the first batch of the United States and Taiwan was the most large -scale and comprehensive trade negotiations of the two sides since 1979. The Chinese Ministry of Foreign Affairs stated that "China has strong dissatisfaction with this and has proposed to the United States solemnly."</text:p>
      <text:p text:style-name="P4">
Ye Yaoyuan, a professor at the International Research Lecture of St. Tomas University in the United States, told this station: "The United States is still the largest market in the world. Taiwan can slowly sign this free trade agreement through the next. It is highly effective to let Taiwan slowly get rid of the Chinese market. "</text:p>
      <text:p text:style-name="P4">
Ye Yaoyuan pointed out that the first phase of the agreement laid a good foundation for the future of the United States and Taiwan to sign a bilateral free trade agreement, and it can be seen that some market effects can be seen: "Because this infrastructure is available, many manufacturers have begun to prepare how they are going to prepare. Export their products to the US market. This preparation has begun. "</text:p>
      <text:p text:style-name="P4">
<text:span text:style-name="T4">
 Xiao Meiqin: Avoiding double taxation is the key point in Taiwan in the next stage </text:span>
</text:p>
      <text:p text:style-name="P4">
In addition to trade negotiations, the representative of Taiwan in the United States Xiao Meiqin also said that avoiding the double taxation agreement is another issue in Taiwan. " Also long for a long time(Taiwan)A problem raised by the US Chamber of Commerce, and we also hope to make progress as soon as possible. "</text:p>
      <text:p text:style-name="P4">
At the end of March this year, US Finance Minister Yellen(Janet Yelle)When testing by Congress, it was stated that the lack of relevant dual taxation agreement in the United States and Taiwan was a "very major problem" and will "see if it can find a solution" with the US State Department.</text:p>
      <text:p text:style-name="P4">
In the tea narrative, Xiao Meiqin thanked US Treasury Secretary Yellen to make a positive response. She said: "We also hope to be able to talk about this issue between the administrative departments as soon as possible. In this regard, we also thank the Congress and the cross -committees of Congress and the two houses. They also attach great importance to this issue. "</text:p>
      <text:p text:style-name="P4">
However, the United States and Taiwan signed a major obstacle to avoiding a double -course tax agreement involving a major obstacle. Because the United States has not recognized Taiwan as a sovereign state, it cannot sign relevant treaties. Bloomberg had previously quoted sources that some US officials expressed hesitation, arguing that this may be regarded by Beijing as provocative.</text:p>
      <text:p text:style-name="P4">
Xiao Meiqin said that the US Senate Diplomacy and the Finance Commission have proposed relevant legislation proposals; in the House of Representatives in the United States, the fundraising committee in charge of the financial tax also has a positive attitude. State.</text:p>
      <text:p text:style-name="P4">
"In this issue, we see that whether it is Speaker McCarthy who had met in California before, or the predecessor of Perlis, or the current minority leaders, they also expressed their attention to this issue. In such an atmosphere In this case, we hope to achieve some specific progress as soon as possible. "Xiao Meiqin said.</text:p>
      <text:p text:style-name="P4">
Xiao Meiqin emphasized that avoiding dual taxation issues will be an important task for the next stage of Taiwan's representative offices in the United States and Taiwan Trade Agreement.</text:p>
      <text:p text:style-name="P4">
Reporter: Caddy Editor: He Ping.com Editor: Hong Wei</text:p>
      <text:p text:style-name="P4">
News Source: <text:a xlink:type="simple" xlink:href="https://www.rfa.org/mandarin/yataibaodao/gangtai/kw-06052023133601.html" text:style-name="Internet_20_link" text:visited-style-name="Visited_20_Internet_20_Link">
https://www.rfa.org/mandarin/yataibaodao/gangtai/kw-06052023133601.html</text:a>
</text:p>
      <!--NEWS-->
      <text:h text:style-name="P10" text:outline-level="1">
<text:span text:style-name="T4">
事实查核 | 五十五岁的"天安门母亲"在三十年前有个二十岁的儿子被解放军打死？</text:span>
</text:h>
      <text:p text:style-name="P4">
Author: 作者：董喆，发自台北</text:p>
      <text:p text:style-name="P4">
Publisher: Radio Free Asia (Organization)</text:p>
      <text:p text:style-name="P4">
Published Time: 2023-06-05T18:34:00-04:00</text:p>
      <text:p text:style-name="P4">
Modified Time: 2023-06-06T08:50:05-04:00</text:p>
      <text:p text:style-name="P4">
Description: Author: Dong Yan, from Taipei</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64" text:anchor-type="as-char" svg:width="6.9236in" svg:height="4.131826in" draw:z-index="0">
<draw:image xlink:href="../Images/rfamandarin/2023-06-05T18-34-00-04-00/000000.png" xlink:type="simple" xlink:show="embed" xlink:actuate="onLoad" draw:mime-type="image/png"/>
</draw:frame>
Members of the "Tiananmen Mother" group, who sacrificed the victims of the June Fourth Fourth Fourth Fourth Fourth 4th in the Beijing Wanan Cemetery, could not be a speech. Sixth Fourth Difficulty provided</text:p>
      <text:p text:style-name="P4">
<text:span text:style-name="T4">
 Tags: False </text:span>
</text:p>
      <text:p text:style-name="P4">
<text:span text:style-name="T4">
 Reading in one minute: </text:span>
</text:p>
      <text:p text:style-name="P4">
On the 34th anniversary of the "June 4th" incident, a picture of a woman crying appeared on the Twitter Japanese community. "The PLA was killed", and some netizens questioned that the woman could not have a 20 -year -old son at the age of 25, and questioned the authenticity of the "June 4th" incident. Xue Jian, the Consul General of the Chinese Consulate in Osakama, also reposted the picture of the doubt. The Asian factual investigation laboratory found that this picture comes from the screenshot of the Hong Kong TVB on the anniversary of the Tiananmen incident. However, the subtitles in the picture are not the lady's speech in the original video.</text:p>
      <text:p text:style-name="P4">
This grafting subtitle picture first appeared in 2019. Although Taiwan's inspection organization issued a report in 2020, it was still circulated online until the recently. With the removal of the Hong Kong wireless original report film, it is more difficult for the public to testify. The Asian factual inspection laboratory was checked through the web retrospective tool and interviewed the reporter of the original report. It confirmed that the tweet was wrong.</text:p>
      <text:p text:style-name="P4">
<text:span text:style-name="T4">
In-depth analysis:</text:span>
</text:p>
      <text:p text:style-name="P4">
Recently, a tweet that questioned the authenticity of "Tiananmen Mother" on Twitter Japanese community. Before killing ", the middle -aged woman crying in the picture marked" Tiananmen Mother ". This tweet commented: "I don't know if the anti -China is originally low IQ or mathematics." It implies that this woman cannot have a 20 -year -old son at the age of 25. questioning the authenticity of the "June 4th" incident. The tweet was also reposted by Xue Jian, the Consul General of the Chinese Consulate in Osaka.</text:p>
      <text:p text:style-name="P4">
<draw:frame draw:style-name="fr1" draw:name="Image65" text:anchor-type="as-char" svg:width="6.9236in" svg:height="7.724288in" draw:z-index="0">
<draw:image xlink:href="../Images/rfamandarin/2023-06-05T18-34-00-04-00/000001.png" xlink:type="simple" xlink:show="embed" xlink:actuate="onLoad" draw:mime-type="image/png"/>
</draw:frame>
Xue Jian, the Consul General of the Chinese Consulate in Osakama, forwarded a counterfeit picture.(Screenshot is taken from Xue Jian's Twitter account)  <text:a xlink:type="simple" xlink:href="https://www.rfa.org/mandarin/shishi-hecha/hc-06052023173430.html/1.png" text:style-name="Internet_20_link" text:visited-style-name="Visited_20_Internet_20_Link">
 </text:a>
Asian facts checking the laboratory determines that the picture is intercepted from the TV show of Hong Kong Wireless News Channel by comparing the information scrolling of Hong Kong stocks below the picture and the LOGO in the upper right corner. Later, "Tiananmen Mother", "Wireless News", "I am 55 years old, and my 20 -year -old son 30 years ago, I was searching for relevant information such as keyword groups such as the PLA." The original report was located.</text:p>
      <text:p text:style-name="P4">
The search results show that the facts of Taiwan's facts inspection "<text:a xlink:type="simple" xlink:href="https://www.mygopen.com/" text:style-name="Internet_20_link" text:visited-style-name="Visited_20_Internet_20_Link">
My Go Pide</text:a>
"As early as 2020, a rumor said that the picture was the report of Hong Kong's TVB May 31, 2019," There is a "June 4th" incident, the family members of the death of the death of the family referred to the historic witnesses cannot be buried in the truth ". In the picture," I am 55 this year 55 The subtitles of the year are not the original video subtitles, but the resettlement of others. However, Hong Kong TVB has deleted the original report![] <text:a xlink:type="simple" xlink:href="Images/rfamandarin/2023-06-05T18-34-00-04-00/000003.png" text:style-name="Internet_20_link" text:visited-style-name="Visited_20_Internet_20_Link">
</text:a>
Hong Kong wireless TV has been deleted in the original report <text:a xlink:type="simple" xlink:href="https://www.rfa.org/mandarin/shishi-hecha/hc-06052023173430.html/2.png" text:style-name="Internet_20_link" text:visited-style-name="Visited_20_Internet_20_Link">
</text:a>
When did this picture appear? Asian facts investigating the laboratory with a photo traceability tool Tineye investigated and found that the picture began to be circulated as early as August 2019. Even in 2020, it was rumored to be rumored, and it was continued to be reposted. group. As the original report was launched by Hong Kong wirelessly, the original map and the original report were more difficult to trace.</text:p>
      <text:p text:style-name="P4">
 推特上的记录显示，2019年8月就有人传播该图。<text:a xlink:type="simple" xlink:href="https://www.rfa.org/mandarin/shishi-hecha/hc-06052023173430.html/3.png" text:style-name="Internet_20_link" text:visited-style-name="Visited_20_Internet_20_Link">
 </text:a>
Asian factual investigation of the laboratory with a web retrospective tool found <text:a xlink:type="simple" xlink:href="https://web.archive.org/web/20190604025209/http://news.tvb.com/greaterchina/5cf0aa55e60383687b86d4bb/" text:style-name="Internet_20_link" text:visited-style-name="Visited_20_Internet_20_Link">
This report</text:a>
The text content, and found a keyword search on Facebook through the keyword search. Some netizens posted the original film backup. After artificially comparison, the original material was indeed a wireless news report from Hong Kong, but the report screen was tampered with.</text:p>
      <text:p text:style-name="P4">
Screenshot of the original video backup of netizensIn the original news film, the picture of 1 minute and 37 seconds is consistent with the pictures and expressions circulating from Twitter. The characters in the picture are Zhang Yanqiu, the family of the victims of the Tiananmen incident. Her husband Wang Zhiying died in the suppression of the "June 4th" Tiananmen , Not his son. At this time, Zhang Yanqiu said in the film: "For so many years, we really endure grief and discuss the law with the country."</text:p>
      <text:p text:style-name="P4">
Comparison of subtitle fraud pictures (left) with original screenshot (right) comparison</text:p>
      <text:p text:style-name="P4">
According to the report, Zhang Yanqiu witnessed his husband in the "June 4th". I came out of my heart. I knelt on the ground for the doctor. I said you saved him and rescued him. I said he had a seven -year -old daughter. "The unknown Hong Kong wireless news employees who have participated in the report told the Asian factual inspection laboratory. This report is indeed produced by Hong Kong TVB news. It was processed later, and the red word of "Tiananmen Mother" was not owned by the original film.</text:p>
      <text:p text:style-name="P4">
In addition, it can be judged from the content of the news that Zhang Yanqiu did not kill his son in the "June 4th" incident, and her husband killed.</text:p>
      <text:p text:style-name="P4">
<text:span text:style-name="T4">
in conclusion:</text:span>
</text:p>
      <text:p text:style-name="P4">
The age lie of Tiananmen's mother is a false news that began spreading in 2019. It is a false information made by the previous report of Hong Kong TVB news. Even though there were rumors of checking organizations in 2020, as the original data died, the information was still widely spread in 2023, and it was expanded from the Chinese community to the Japanese community. Organized with the stigma "Tiananmen Mother", denied the authenticity of the "June 4th" massacre.</text:p>
      <text:p text:style-name="P4">
Asian facts, the laboratory confirmed that the protagonist of the picture was Zhang Yanqiu, a member of the "Tiananmen Mother", and her husband was killed in the incident, not his son. She is also the victim and historian of the "June 4th" incident.</text:p>
      <text:p text:style-name="P4">
_ Asian factual checkup laboratory (<text:span text:style-name="T5">
 _ASIA FACT Check Lab__)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email __AFCL@rfa.org</text:span>
 _ Send it to the Asian factual inspection laboratory, and we will verify and verify it for you. _ _ _ 吧 _</text:p>
      <text:p text:style-name="P4">
News Source: <text:a xlink:type="simple" xlink:href="https://www.rfa.org/mandarin/shishi-hecha/hc-06052023173430.html" text:style-name="Internet_20_link" text:visited-style-name="Visited_20_Internet_20_Link">
https://www.rfa.org/mandarin/shishi-hecha/hc-06052023173430.html</text:a>
</text:p>
      <!--NEWS-->
      <text:h text:style-name="P10" text:outline-level="1">
<text:span text:style-name="T4">
The U.S. Council holds the Memorial June 4 round table meeting Wei Jingsheng: History will repeat itself</text:span>
</text:h>
      <text:p text:style-name="P4">
Author: None</text:p>
      <text:p text:style-name="P4">
Publisher: Radio Free Asia (Organization)</text:p>
      <text:p text:style-name="P4">
Published Time: 2023-06-05T21:34:01-04:00</text:p>
      <text:p text:style-name="P4">
Modified Time: 2023-06-05T21:34: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4.634345in" draw:z-index="0">
<draw:image xlink:href="../Images/rfamandarin/2023-06-05T21-34-01-04-00/000000.png" xlink:type="simple" xlink:show="embed" xlink:actuate="onLoad" draw:mime-type="image/png"/>
</draw:frame>
The US -China House of Representatives US -China Strategic Competition Special Commission held a roundtable meeting with a number of 89 Democratic Games leaders on June 5, 2023 to commemorate the 1989 Tiananmen Square Massacre and the struggle for Chinese society to fight for freedom and democracy. <text:a xlink:type="simple" xlink:href="https://www.rfa.org/mandarin/yataibaodao/renquanfazhi/jw-06052023132749.html/@@images/image" text:style-name="Internet_20_link" text:visited-style-name="Visited_20_Internet_20_Link">
</text:a>
Associated Press Picture</text:p>
      <text:p text:style-name="P4">
On the occasion of the 34th anniversary of the June 4th incident around the world, the legislators of the United States have also publicly expressed their concerns about the Chinese people's fighting for democracy and freedom. On Monday, the Special Committee of the US -China Strategic Competition of the House of Representatives in the United States and the leaders of the Eight -Nine Democratic Games jointly discussed the current situation of Chinese society to fight for democracy.</text:p>
      <text:p text:style-name="P4">
<text:a xlink:type="simple" xlink:href="https://www.rfa.org/mandarin/yataibaodao/renquanfazhi/wy-06032023092053.html" text:style-name="Internet_20_link" text:visited-style-name="Visited_20_Internet_20_Link">
<text:span text:style-name="T4">
 Democratic Virtual Statue of Democratic Statue before Washington held a 64th candlelight mourning event </text:span>
</text:a>
<text:span text:style-name="T4">
* <text:a xlink:type="simple" xlink:href="https://www.rfa.org/mandarin/yataibaodao/renquanfazhi/wy2-06032023190759.html" text:style-name="Internet_20_link" text:visited-style-name="Visited_20_Internet_20_Link">
The 34th Anniversary of the June Fourth Massacre of the Chinese Embassy "The 34th Anniversary of the June Fourth Massacre" Mainly "young people</text:a>
</text:span>
</text:p>
      <text:p text:style-name="P4">
On June 5th, the US -China House of Representatives US -China Strategic Competition Special Committee held a round table with a number of eight -nine civil movement leaders to commemorate the 1989 Tiananmen Square Massacre and the struggle for freedom and democracy in Chinese society.</text:p>
      <text:p text:style-name="P4">
"It is important that we can never forget the terrible atrocities that happened at Tiananmen Square that day." American House Speaker Kevinmccarthy opened bluntly: "As a legislator, we may sometimes different, but one of us can support is what we can support is what we can support is what we can support is that we can all support something is what we can support is what we can support is what we can support is what we can support is what we can support is what we can support is that what we can support is what we can support is what we can support is that we can all support. Freedom. When we discuss this day, we tell us in the same voice that we remember countless killed innocent people. Every year, our responsibilities are to remember, remind and repeat their stories. "</text:p>
      <text:p text:style-name="P4">
"We tell ourselves a fairy tales. If it is economically liberalized, the CCP will be politically liberalized, but the facts are just the opposite." Go to Peng Lifa, the "Sitong Bridge Warrior" in Beijing: "Why is Beijing so obsessed with everything that eliminates the Tiananmen Square Holocaust? Because they are afraid of losing their control over one of their most important areas ... now the lesson in June 1989 is still It's not too late. "</text:p>
      <text:p text:style-name="P4">
The committee member and Democratic member Raja Krishnamoorthi showed the famous "tank" photo at the meeting. The photo was taken in Tiananmen Square in June 1989. The Chinese who struggled freely used their bodies to block the army to suppress the people's tanks. He said: "Today we must remember that when Xi Jinping said,‘ harsh the infiltration, subversion, destruction, and division of hostile forces' in the hostile forces, he was telling the world that the Chinese Communist Party was going to dispatch those tanks again. "</text:p>
      <text:p text:style-name="P4">
US Federal Representative Rajakrishnamoorthi attended the round table meeting on June 5th (Associated Press picture) <text:a xlink:type="simple" xlink:href="https://www.rfa.org/mandarin/yataibaodao/renquanfazhi/jw-06052023132749.html/ap22034643920887.jpg" text:style-name="Internet_20_link" text:visited-style-name="Visited_20_Internet_20_Link">
</text:a>
Wei Jingsheng, chairman of the Chinese Democratic Movement Overseas Joint Conference attending the round table meeting, pointed out at the meeting that the 1989 democracy movement was not a sudden outbreak, but the inevitable of Chinese history. He said that in 1966, the former leader of the Communist Party of China Mao Zedong launched the Cultural Revolution and ruined the Chinese economy. As a result, since the end of the 1970s, the resistance movement of Chinese society has erupted, including the Beijing Xidan Democratic Wall Movement (also known as "Beijing Spring"). The CCP began the so -called "reform and opening up."</text:p>
      <text:p text:style-name="P4">
"This idea has been brewing for ten years in Chinese society. Everyone's thoughts throughout the 1980s are becoming more and more open, and Western thoughts have also entered China. At this time, the CCP felt threatened." He said: "Because people demanded The idea of freedom and democracy is too strong, and this democratic movement broke out in 1989. So the Communist Party felt that there was no other way to persuade the people, and only the army could kill the people. "</text:p>
      <text:p text:style-name="P4">
Wei Jingsheng said that in recent years, China's economy has continued to decline. Xi Jinping, the leader of the Communist Party of China, uses various high -pressure policies to suppress various dissatisfaction at the social level, and has born Peng Lifa, the "Sitong Bridge Warriors", opposed to sealing and opposing Xi Jinping's "white paper sports". "This is amazing from the history of 1989.</text:p>
      <text:p text:style-name="P4">
"This situation is very similar to that in 1989. The people were very dissatisfied, and the government could not handle it." He said: "And the struggle of the Communist Party's internal group has become very fierce, which is very similar."</text:p>
      <text:p text:style-name="P4">
Wei Jingsheng believes that Chinese society is about to usher in a huge change, and the international community led by the United States should think about how to cope with this change. He called on the U.S. government to increase pressure on China through the principle of peering, and adopt more substantial actions to support the Chinese people's struggle for freedom and democracy. He said: "If the United States cannot change China, then Xi Jinping may also want to change the United States. Americans may feel that Xi Jinping is arrogant and he can't do it, but Xi Jinping doesn't think so."</text:p>
      <text:p text:style-name="P4">
Li Hengqing, the student leader of the 1989 period, told the American legislators that Xi Jinping has consolidated his personal rule by sacrificing the economy, which has laid a foreshadowing for social dissatisfaction. He mentioned the "white paper movement" that occurred in China's major cities at the end of last year. The new generation of young people is more brave than students participating in the 1989 Democratic Games, because their demands are not only for democracy and freedom, but also require the Communist Party of China to step down. Xi Jinping stepped down.</text:p>
      <text:p text:style-name="P4">
He believes that the United States should not convey errors in the formulation of China's policy, that is, the United States does not seek to change the Chinese Communist power. He said that if the CCP regime does not change, then the international community should not expect that China will make any improvements in democracy and human rights, and it is impossible to prevent Xi Jinping's ambitions from expanding.</text:p>
      <text:p text:style-name="P4">
Li Hengqing warned: "Xi Jinping doesn't just want to destroy China. He is trying to destroy the whole world."</text:p>
      <text:p text:style-name="P4">
Reporter: Jingwei Responsible Editor: He Ping.com editor: Hong Wei</text:p>
      <text:p text:style-name="P4">
News Source: <text:a xlink:type="simple" xlink:href="https://www.rfa.org/mandarin/yataibaodao/renquanfazhi/jw-06052023132749.html" text:style-name="Internet_20_link" text:visited-style-name="Visited_20_Internet_20_Link">
https://www.rfa.org/mandarin/yataibaodao/renquanfazhi/jw-06052023132749.html</text:a>
</text:p>
      <!--NEWS-->
      <text:h text:style-name="P10" text:outline-level="1">
<text:span text:style-name="T4">
Sunak will lobby Bayeng to support the British Defense Secretary as the Secretary -General of NATO</text:span>
</text:h>
      <text:p text:style-name="P4">
Author: 联合早报 (Person)</text:p>
      <text:p text:style-name="P4">
Publisher: 联合早报 (Organization)</text:p>
      <text:p text:style-name="P4">
Published Time: 2023-06-05T22:28</text:p>
      <text:p text:style-name="P4">
Modified Time: 2023-06-06T08:50</text:p>
      <text:p text:style-name="P4">
Description: According to the British "Daily Telegraph", British Prime Minister Sonak will spend the time from June 7th to 8th to visit the United States President Biden to support the British Defense Minister Wallace as the Secretary -General of NATO. According to Reuters, Sunak was asked about Wallace's candidate at a press conference ...</text:p>
      <text:p text:style-name="P4">
Videos: []</text:p>
      <text:p text:style-name="P4">
Audios: []</text:p>
      <text:p text:style-name="P4">
Images: []</text:p>
      <text:p text:style-name="P4">
Type: NewsArticle</text:p>
      <text:p text:style-name="P4">
Breadcrumbs: ['即时', '国际']</text:p>
      <text:p text:style-name="P4">
Keywords: ['英国', '苏纳克', '北约', '美国', '拜登']</text:p>
      <!--METADATA-->
      <text:p text:style-name="P4">
According to the British "Daily Telegraph", British Prime Minister Sonak will visit the United States from <text:a xlink:type="simple" xlink:href="https://www.zaobao.com/realtime/world/story20230530-1399763" text:style-name="Internet_20_link" text:visited-style-name="Visited_20_Internet_20_Link">
June 7th to 8th</text:a>
During the period, the US President Biden supported the British Defense Minister Wallace as the Secretary -General of NATO.</text:p>
      <text:p text:style-name="P4">
According to Reuters, Sunack said in a press conference and said in a press conference: "In NATO, Wallace is an outstanding Minister of Defense." Dialogue "is under the leadership."</text:p>
      <text:p text:style-name="P4">
"Wallace is admired by colleagues from all over the world. Britain has always been the main contributor of NATO and has fulfilled its 2%obligations. We have always been the leader of NATO operations and considered ideological leaders."</text:p>
      <text:p text:style-name="P4">
NATO Secretary -General Stoltenberg stated that he had no intention of seeking re -election; his term will be ended in <text:a xlink:type="simple" xlink:href="https://www.zaobao.com/realtime/world/story20230212-1362425" text:style-name="Internet_20_link" text:visited-style-name="Visited_20_Internet_20_Link">
October this year</text:a>
Essence</text:p>
      <text:p text:style-name="P4">
Wallace publicly revealed that he was interested in this position, and said in an interview with the media in May: "I always say that this will be a good job, that is the job I want, but I also love me now The job I do. "</text:p>
      <text:p text:style-name="P4">
The Secretary -General of NATO is appointed by a member country. The term of office is usually four years. The NATO representative of a member country needs to propose a candidate for the position. It is not until a candidate reached a consensus that he can determine the candidate of the Secretary -General.</text:p>
      <text:p text:style-name="P4">
During the selection process, the top four economies in NATO -the United States, Germany, France, and the United Kingdom have a decisive influence on the final result. The United States, as the number one military power and undertakes NATO fees, has the biggest speech on the issue of the candidates of the Secretary -General.</text:p>
      <text:p text:style-name="P4">
According to Reuters earlier, Danish Prime Minister Fredslekson stated that he was not on the list of candidates for NATO Secretary -General.</text:p>
      <text:p text:style-name="P4">
News Source: <text:a xlink:type="simple" xlink:href="https://www.zaobao.com.sg/realtime/world/story20230605-1401526" text:style-name="Internet_20_link" text:visited-style-name="Visited_20_Internet_20_Link">
https://www.zaobao.com.sg/realtime/world/story20230605-1401526</text:a>
</text:p>
      <!--NEWS-->
      <text:h text:style-name="P10" text:outline-level="1">
<text:span text:style-name="T4">
Russia claims that in the Donetsk to repel a large -scale attack of the Ukraine (Free Version)</text:span>
</text:h>
      <text:p text:style-name="P4">
Authors: ['马克斯•塞登', '罗曼•奥列阿尔奇克']</text:p>
      <text:p text:style-name="P4">
Publisher: 英国《金融时报》</text:p>
      <text:p text:style-name="P4">
Time: 2023-06-05T23:13:41+00:00</text:p>
      <text:p text:style-name="P4">
Published Time: 2023-06-05T12:00:99+08:00</text:p>
      <text:p text:style-name="P4">
Modified Time: 2023-06-05T19:10:99+08:00</text:p>
      <text:p text:style-name="P4">
Description: The Russian Ministry of Defense said that the Ukrainian army dispatched six mechanized camps and two tank camps on Sunday to launch an attack. Kiev has denied this statement, calling it "information warfare and psychological warfare".</text:p>
      <text:p text:style-name="P4">
Images: ["<text:a xlink:type="simple" xlink:href="https://thumbor.ftacademy.cn/unsafe/picture/7/000183467_piclink.jpg" text:style-name="Internet_20_link" text:visited-style-name="Visited_20_Internet_20_Link">
000183467_pic...</text:a>
"]</text:p>
      <text:p text:style-name="P4">
Themes: ['乌克兰战争', '关注']</text:p>
      <text:p text:style-name="P4">
Keywords: ['乌克兰战争', '乌克兰政治', '新兴市场', '美国就业']</text:p>
      <text:p text:style-name="P4">
Type: Article</text:p>
      <!--METADATA-->
      <text:p text:style-name="P4">
<draw:frame draw:style-name="fr1" draw:name="Image77" text:anchor-type="as-char" svg:width="6.9236in" svg:height="3.895372in" draw:z-index="0">
<draw:image xlink:href="../Images/FT Chinese Free Version/2023-06-05T23-13-41-00-00/000183467_piclink.jpg" xlink:type="simple" xlink:show="embed" xlink:actuate="onLoad" draw:mime-type="image/jpeg"/>
</draw:frame>
The Russian military claims to have repelled Ukraine in Donetsk(Donetsk)A large -scale attack launched by the region, although it is unclear whether the attack marks the long -awaited counterattack of Ukraine. Kiev denied the Russian side, saying it was the false information scattered by the Kremlin.</text:p>
      <text:p text:style-name="P4">
Russian Ministry of Defense spokesman Igor Konacopov(Igor Konashenkov)A video released on Monday morning stated that Ukraine dispatched six mechanized camps and two tank camps to launch an attack the previous day.</text:p>
      <text:p text:style-name="P4">
News Source: <text:a xlink:type="simple" xlink:href="http://www.ftchinese.com/story/001099866" text:style-name="Internet_20_link" text:visited-style-name="Visited_20_Internet_20_Link">
http://www.ftchinese.com/story/001099866</text:a>
</text:p>
      <!--NEWS-->
      <text:h text:style-name="P10" text:outline-level="1">
<text:span text:style-name="T4">
At present, the fund investment strategy (FREE Version)</text:span>
</text:h>
      <text:p text:style-name="P4">
Authors: ['王倩']</text:p>
      <text:p text:style-name="P4">
Publisher: 英国《金融时报》</text:p>
      <text:p text:style-name="P4">
Time: 2023-06-05T23:19:47+00:00</text:p>
      <text:p text:style-name="P4">
Published Time: 2023-06-04T12:00:99+08:00</text:p>
      <text:p text:style-name="P4">
Modified Time: 2023-06-05T02:12:99+08:00</text:p>
      <text:p text:style-name="P4">
Description: Wang Qian: The current stock market and bond market are still hovering, and the overall price level is not significantly high. This adapts to the goal of stock selection and debt in the future. In the middle period, it is growing, and the short -term stands in risk hedging.</text:p>
      <text:p text:style-name="P4">
Images: ["<text:a xlink:type="simple" xlink:href="https://thumbor.ftacademy.cn/unsafe/picture/0/000149420_piclink.jpeg" text:style-name="Internet_20_link" text:visited-style-name="Visited_20_Internet_20_Link">
000149420_pic...</text:a>
"]</text:p>
      <text:p text:style-name="P4">
Themes: ['基金投资', '关注']</text:p>
      <text:p text:style-name="P4">
Keywords: ['基金投资', '投资', '股市', '债市', '量化投资']</text:p>
      <text:p text:style-name="P4">
Type: Article</text:p>
      <!--METADATA-->
      <text:p text:style-name="P4">
<draw:frame draw:style-name="fr1" draw:name="Image78" text:anchor-type="as-char" svg:width="6.9236in" svg:height="4.577419in" draw:z-index="0">
<draw:image xlink:href="../Images/FT Chinese Free Version/2023-06-05T23-19-47-00-00/000149420_piclink.jpeg" xlink:type="simple" xlink:show="embed" xlink:actuate="onLoad" draw:mime-type="image/jpeg"/>
</draw:frame>
Over the past few years, the new crown epidemic and its weights brought to the macroeconomic have not yet eased. Although more or less recovery and buffering of various economies, they have never achieved the substantial recovery of the economy. This is universal in the global economic link.</text:p>
      <text:p text:style-name="P4">
In this economic situation, as an investment field, how to maintain your own operations and investment is a question that everyone pays attention to, especially in the field of asset investment. In the following, we will give me suggestions from the fund's investment strategy and risk management perspective, and see how to choose the investment strategy and risk management plan for designing fund in the current global and China economic situation.</text:p>
      <text:p text:style-name="P4">
News Source: <text:a xlink:type="simple" xlink:href="http://www.ftchinese.com/story/001099862" text:style-name="Internet_20_link" text:visited-style-name="Visited_20_Internet_20_Link">
http://www.ftchinese.com/story/001099862</text:a>
</text:p>
      <!--NEWS-->
      <text:h text:style-name="P10" text:outline-level="1">
<text:span text:style-name="T4">
Northeast Economy: When the long season is waiting for spring? (Free version)</text:span>
</text:h>
      <text:p text:style-name="P4">
Authors: ['罗志恒']</text:p>
      <text:p text:style-name="P4">
Publisher: 英国《金融时报》</text:p>
      <text:p text:style-name="P4">
Time: 2023-06-05T23:29:36+00:00</text:p>
      <text:p text:style-name="P4">
Published Time: 2023-06-04T12:00:99+08:00</text:p>
      <text:p text:style-name="P4">
Modified Time: 2023-06-04T20:43:99+08:00</text:p>
      <text:p text:style-name="P4">
Description: Luo Zhiheng and Xu Kaizhou: From the "Hua Lin", they see the dilemma of the Northeast economy, market, and urbanization. We must adhere to the people -oriented and industrial priority, and walk out of the road of comprehensive rejuvenation in the Northeast</text:p>
      <text:p text:style-name="P4">
Images: ["<text:a xlink:type="simple" xlink:href="https://thumbor.ftacademy.cn/unsafe/picture/0/000183470_piclink.jpg" text:style-name="Internet_20_link" text:visited-style-name="Visited_20_Internet_20_Link">
000183470_pic...</text:a>
"]</text:p>
      <text:p text:style-name="P4">
Themes: ['中国经济', '关注']</text:p>
      <text:p text:style-name="P4">
Keywords: ['东北经济', '财政', '漫长的季节', '吉林', '黑龙江', '辽宁', '中国经济']</text:p>
      <text:p text:style-name="P4">
Type: Article</text:p>
      <!--METADATA-->
      <text:p text:style-name="P4">
<draw:frame draw:style-name="fr1" draw:name="Image79" text:anchor-type="as-char" svg:width="6.9236in" svg:height="3.895372in" draw:z-index="0">
<draw:image xlink:href="../Images/FT Chinese Free Version/2023-06-05T23-29-36-00-00/000183470_piclink.jpg" xlink:type="simple" xlink:show="embed" xlink:actuate="onLoad" draw:mime-type="image/jpeg"/>
</draw:frame>
The hit TV series "Long Season" has attracted much attention, and the play vividly shows the two generations of the Northeast Huarin Town and the work and life scenes of the two periods. What is unchanged is the place, which is changing the times, lifestyle, and human thinking. From the past in the factory city, to "changing the world", from the past youth and honor, to the current confusion and open -minded coexistence, Behind it is the epitome and results of economic and social evolution over decades.</text:p>
      <text:p text:style-name="P4">
This is not just Hua Lin, but to see the whole northeast. This black land has experienced major events such as revolutionary war, industrial aid, oilfield exploration, and food base construction. However, after the reform and opening up, the development of the Northeast has reversed. The economic slowdown, residents' migration, lack of fertility, lagging reforms, and lack of innovation are superimposed. If the perspective is stretched to a century, the Northeast is just like the Yuanchun of the "Breakthrough", the summer of the "eldest son of the Republic", and Xiao Qiu and Xue Dong in the past half a century. Based on the moment, the regional economic slowdown, the lack of emerging industries, the low fertility, and the bottleneck of debt have become the problem of urgent and survival in the Northeast.</text:p>
      <text:p text:style-name="P4">
News Source: <text:a xlink:type="simple" xlink:href="http://www.ftchinese.com/story/001099856" text:style-name="Internet_20_link" text:visited-style-name="Visited_20_Internet_20_Link">
http://www.ftchinese.com/story/001099856</text:a>
</text:p>
      <!--NEWS-->
      <text:h text:style-name="P10" text:outline-level="1">
<text:span text:style-name="T4">
Evergrande Property turned losses into a profit in 2022</text:span>
</text:h>
      <text:p text:style-name="P4">
Author: Bingyan Wang</text:p>
      <text:p text:style-name="P4">
Publisher: 华尔街日报中文网</text:p>
      <text:p text:style-name="P4">
Published Time: 2023-06-06T-11:30:00.000Z</text:p>
      <text:p text:style-name="P4">
Modified Time: 2023-06-06T01:30:00.000Z</text:p>
      <text:p text:style-name="P4">
Created Time: 2023-06-06T00:19:00.000Z</text:p>
      <text:p text:style-name="P4">
Description: Evergrande Property released a postponed financial report that the company turned a profit in 2022, thanks to the reduction of impairment losses.</text:p>
      <text:p text:style-name="P4">
Images: []</text:p>
      <text:p text:style-name="P4">
Categories: ['商业']</text:p>
      <text:p text:style-name="P4">
Keywords: SYND</text:p>
      <text:p text:style-name="P4">
Type: Article</text:p>
      <!--METADATA-->
      <text:p text:style-name="P4">
Evergrande Property Group Co., Ltd.(Evergrande Property Service, 6666.HK, abbreviated: Evergrande Property)A postponed financial report, the company turned a profit in 2022, thanks to the reduction of impairment losses.</text:p>
      <text:p text:style-name="P4">
News Source: <text:a xlink:type="simple" xlink:href="https://cn.wsj.com/articles/%E6%81%92%E5%A4%A7%E7%89%A9%E4%B8%9A2022%E5%B9%B4%E6%89%AD%E4%BA%8F%E4%B8%BA%E7%9B%88-b350f85" text:style-name="Internet_20_link" text:visited-style-name="Visited_20_Internet_20_Link">
https://cn.wsj.com/articles/%E6%81%92%E5%A4%A7%E7%89%A9%E4%B8%9A2022%E5%B9%B4%E6%89%AD%E4%BA%8F%E4%B8%BA%E7%9B%88-b350f85</text:a>
</text:p>
      <!--NEWS-->
      <text:h text:style-name="P10" text:outline-level="1">
<text:span text:style-name="T4">
Hundreds of reporters' strikes on the largest newspaper group</text:span>
</text:h>
      <text:p text:style-name="P4">
Publisher: 法新社</text:p>
      <text:p text:style-name="P4">
Published Time: 2023-06-06T-13:32:09+00:00</text:p>
      <text:p text:style-name="P4">
Modified Time: 2023-06-06T07:20:07+00:00</text:p>
      <text:p text:style-name="P4">
Description: (Agence France -Presse, New York, 5th) Hundreds of reporters from the Gannit Newspaper Group, the largest newspaper publisher in the United States today, strikes all over the United States today, accusing the management of destroying local news editorial departmen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617581in" draw:z-index="0">
<draw:image xlink:href="../Images/rficn/2023-06-06T-13-32-09-00-00/000000.png" xlink:type="simple" xlink:show="embed" xlink:actuate="onLoad" draw:mime-type="image/png"/>
</draw:frame>
The NewsGuild-CWA union said in a statement that the strike will last a day or two, including more than 20 employees of the Gannett Group.</text:p>
      <text:p text:style-name="P4">
NewsGuild-CWA also said that the strike affects more than 6 states, including California, Texas, Florida, New Jersey and New York State.</text:p>
      <text:p text:style-name="P4">
In November 2019, the Gannte News was acquired by the "New Media InvestmentGroup" by the "Gatehouse Media" parent company " Including "USA TODAY", "Palm Beachpost" and "Arizona Republic".</text:p>
      <text:p text:style-name="P4">
NewsGuild-CWA said that since the merger, the news editorial department "has been emptied, local news reports have decreased, and Gandit's stock price has fallen by nearly 70%."</text:p>
      <text:p text:style-name="P4">
NewsGuild-CWA accused Mike Reed "poor management", "leading to the low morale of the news editorial department, making reporters unable to obtain resources to make high-quality news."</text:p>
      <text:p text:style-name="P4">
NewsGuild-CWA said that Gandit laid nearly 20%of news jobs last year, implemented unpaid leave, and suspended the company's funding on retirement plans.</text:p>
      <text:p text:style-name="P4">
NewsGuild-CWA requires shareholders to meet at Gannit headquarters in Virginia today to vote through unbelievable Lead.</text:p>
      <text:p text:style-name="P4">
A Ganit spokesman issued a statement saying: "Even if the strike, some of our markets will not have any interruptions, and we will not stop providing reliable news to loyal readers."</text:p>
      <text:p text:style-name="P4">
The spokesman also said: "Our goal is to protect the news industry and serve communities across the country. We will continue to negotiate with sincerity to finalize the contract and provide fair wages and benefits for our valuable employees."</text:p>
      <text:p text:style-name="P4">
News Source: <text:a xlink:type="simple" xlink:href="https://www.rfi.fr/cn/%E5%9B%BD%E9%99%85%E6%8A%A5%E9%81%93/20230606-%E7%BE%8E%E6%9C%80%E5%A4%A7%E6%8A%A5%E5%9B%A2%E6%95%B0%E7%99%BE%E8%AE%B0%E8%80%85%E7%BD%A2%E5%B7%A5" text:style-name="Internet_20_link" text:visited-style-name="Visited_20_Internet_20_Link">
https://www.rfi.fr/cn/%E5%9B%BD%E9%99%85%E6%8A%A5%E9%81%93/20230606-%E7%BE%8E%E6%9C%80%E5%A4%A7%E6%8A%A5%E5%9B%A2%E6%95%B0%E7%99%BE%E8%AE%B0%E8%80%85%E7%BD%A2%E5%B7%A5</text:a>
</text:p>
      <!--NEWS-->
      <text:h text:style-name="P10" text:outline-level="1">
<text:span text:style-name="T4">
Singapore horse racing will be cut off</text:span>
</text:h>
      <text:p text:style-name="P4">
Publisher: 法新社</text:p>
      <text:p text:style-name="P4">
Published Time: 2023-06-06T-15:32:09+00:00</text:p>
      <text:p text:style-name="P4">
Modified Time: 2023-06-06T07:20:02+00:00</text:p>
      <text:p text:style-name="P4">
Description: (Agence France -Presse Singapore, 6th) Singapore's more than 180 -year -old horse racing event will be prescribed. The only domestic racecourse is ready to close, and the government will return to the government to re -develop and build public hous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1" text:anchor-type="as-char" svg:width="6.9236in" svg:height="3.617581in" draw:z-index="0">
<draw:image xlink:href="../Images/rficn/2023-06-06T-15-32-09-00-00/000000.png" xlink:type="simple" xlink:show="embed" xlink:actuate="onLoad" draw:mime-type="image/png"/>
</draw:frame>
The Singapore Horse Society (STC) said that the last game, the 100th Singapore Gold Cup, will be held in October next year.</text:p>
      <text:p text:style-name="P4">
The Singapore horse racing was founded in 1842 by a Scottish merchant and other horse racing enthusiasts. It is currently open in Kranji in 2000 and replaced the old Wuggi Masana.</text:p>
      <text:p text:style-name="P4">
Niam Chiang Meng, chairman of the Singapore Horse Racing Guild, said in the press release: "It is sad that the government decides to close the racecourse."</text:p>
      <text:p text:style-name="P4">
"At the same time, we understand the potential use of Singapore's land demand, including housing and leisure and entertainment."</text:p>
      <text:p text:style-name="P4">
The Singapore horse racing guild admits that the number of people who have entered the field in the past 10 years has declined.</text:p>
      <text:p text:style-name="P4">
The Singapore Horse Society said that the Malaysian and the Training Master will receive the assistance of horses and exports.</text:p>
      <text:p text:style-name="P4">
Singapore media reported that there were about 700 horses in this racecourse.</text:p>
      <text:p text:style-name="P4">
This 120 -hectare land will be returned to the government in 2027 for the development of public housing and other construction cases.</text:p>
      <text:p text:style-name="P4">
News Source: <text:a xlink:type="simple" xlink:href="https://www.rfi.fr/cn/%E5%9B%BD%E9%99%85%E6%8A%A5%E9%81%93/20230606-%E6%96%B0%E5%8A%A0%E5%9D%A1%E8%B5%9B%E9%A9%AC%E5%B0%86%E5%88%92%E4%B8%8B%E5%8F%A5%E7%82%B9" text:style-name="Internet_20_link" text:visited-style-name="Visited_20_Internet_20_Link">
https://www.rfi.fr/cn/%E5%9B%BD%E9%99%85%E6%8A%A5%E9%81%93/20230606-%E6%96%B0%E5%8A%A0%E5%9D%A1%E8%B5%9B%E9%A9%AC%E5%B0%86%E5%88%92%E4%B8%8B%E5%8F%A5%E7%82%B9</text:a>
</text:p>
      <!--NEWS-->
      <text:h text:style-name="P10" text:outline-level="1">
<text:span text:style-name="T4">
Binance involved in violation of securities laws</text:span>
</text:h>
      <text:p text:style-name="P4">
Publisher: 法新社</text:p>
      <text:p text:style-name="P4">
Published Time: 2023-06-06T-17:32:09+00:00</text:p>
      <text:p text:style-name="P4">
Modified Time: 2023-06-06T07:20:04+00:00</text:p>
      <text:p text:style-name="P4">
Description: (Agence France -Presse, New York, 5th) The US authorities today accused the cryptocurrency exchange Binance that violated securities law, constituing the so -called "extensive deception network" and "deliberately evading the law."</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3.617581in" draw:z-index="0">
<draw:image xlink:href="../Images/rficn/2023-06-06T-17-32-09-00-00/000000.png" xlink:type="simple" xlink:show="embed" xlink:actuate="onLoad" draw:mime-type="image/png"/>
</draw:frame>
The Securities and Exchange Commission (The Securities and Exchange Commission) filed a civil lawsuit, and 13 charges were proposed to Binance and its CEO Zhao Changpeng.</text:p>
      <text:p text:style-name="P4">
Gary Gensler, chairman of the Securities Management Committee, said: "Through 13 allegations, we accused Zhao Changpeng and Binance participating in extensive deception, conflict of interests, lack of disclosure and deliberate evasion laws."</text:p>
      <text:p text:style-name="P4">
Jansler also said that Zhao Changpeng and Binance misled investors in their risk control and transaction volume, and even concealed the hosting location and custodian of investor funds and encrypted assets.</text:p>
      <text:p text:style-name="P4">
The actions of the US Securities Management Commission criticized the US Securities Management Commission, which threatened "the role of the United States as a global financial innovation and leading center."</text:p>
      <text:p text:style-name="P4">
In the statement, Binance stated: "The Digital Asset Law is still not perfect in most parts of the world, and law enforcement supervision is not the best way."</text:p>
      <text:p text:style-name="P4">
"The effective regulatory framework needs cooperation, transparent and thoughtful policy participation. The US Securities Management Commission has given up this path."</text:p>
      <text:p text:style-name="P4">
"We plan to vigorously defend our platform."</text:p>
      <text:p text:style-name="P4">
News Source: <text:a xlink:type="simple" xlink:href="https://www.rfi.fr/cn/%E5%9B%BD%E9%99%85%E6%8A%A5%E9%81%93/20230606-%E5%B8%81%E5%AE%89%E6%B6%89%E8%BF%9D%E5%8F%8D%E8%AF%81%E5%88%B8%E6%B3%95" text:style-name="Internet_20_link" text:visited-style-name="Visited_20_Internet_20_Link">
https://www.rfi.fr/cn/%E5%9B%BD%E9%99%85%E6%8A%A5%E9%81%93/20230606-%E5%B8%81%E5%AE%89%E6%B6%89%E8%BF%9D%E5%8F%8D%E8%AF%81%E5%88%B8%E6%B3%95</text:a>
</text:p>
      <!--NEWS-->
      <text:h text:style-name="P10" text:outline-level="1">
<text:span text:style-name="T4">
Ukrainian control Russia's long -term support of rebels will confront the front of the International Court</text:span>
</text:h>
      <text:p text:style-name="P4">
Publisher: 法新社</text:p>
      <text:p text:style-name="P4">
Published Time: 2023-06-06T-19:32:09+00:00</text:p>
      <text:p text:style-name="P4">
Modified Time: 2023-06-06T07:20:05+00:00</text:p>
      <text:p text:style-name="P4">
Description: (Agence France -Presse, Hague, 6th) Ukraine will confront Russia today in the International Court of Justice. It is accusing Russia that he has long supported Moscow rebels for many years before Russia's full invasion of Ukraine last ye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3" text:anchor-type="as-char" svg:width="6.9236in" svg:height="3.617581in" draw:z-index="0">
<draw:image xlink:href="../Images/rficn/2023-06-06T-19-32-09-00-00/000000.png" xlink:type="simple" xlink:show="embed" xlink:actuate="onLoad" draw:mime-type="image/png"/>
</draw:frame>
The lawyers appointed by the Kiev and Moscow authorities will argue in front of the judge of the International Court of International Court in Hague, Netherlands. The case was proposed in 2017 in 2017. After that, Ukraine also reported the invasion of Russia in February 2022, accusing Moscow's planning for ethnic extinction. In response to the invasion case, the International Court ordered Russia to stop.</text:p>
      <text:p text:style-name="P4">
The International Court said in a statement that the lawyers appointed by Ukraine will speak at 10 am local time, while Russian lawyers speak on the 8th. Ukraine's defense on June 12, Russia responded on June 14.</text:p>
      <text:p text:style-name="P4">
News Source: <text:a xlink:type="simple" xlink:href="https://www.rfi.fr/cn/%E5%9B%BD%E9%99%85%E6%8A%A5%E9%81%93/20230606-%E4%B9%8C%E5%85%8B%E5%85%B0%E6%8E%A7%E4%BF%84%E5%9B%BD%E9%95%BF%E5%B9%B4%E6%94%AF%E6%8C%81%E5%8F%9B%E4%B9%B1%E5%88%86%E5%AD%90-%E5%B0%86%E5%9C%A8%E5%9B%BD%E9%99%85%E6%B3%95%E9%99%A2%E6%AD%A3%E9%9D%A2%E4%BA%A4%E9%94%8B" text:style-name="Internet_20_link" text:visited-style-name="Visited_20_Internet_20_Link">
https://www.rfi.fr/cn/%E5%9B%BD%E9%99%85%E6%8A%A5%E9%81%93/20230606-%E4%B9%8C%E5%85%8B%E5%85%B0%E6%8E%A7%E4%BF%84%E5%9B%BD%E9%95%BF%E5%B9%B4%E6%94%AF%E6%8C%81%E5%8F%9B%E4%B9%B1%E5%88%86%E5%AD%90-%E5%B0%86%E5%9C%A8%E5%9B%BD%E9%99%85%E6%B3%95%E9%99%A2%E6%AD%A3%E9%9D%A2%E4%BA%A4%E9%94%8B</text:a>
</text:p>
      <!--NEWS-->
      <text:h text:style-name="P10" text:outline-level="1">
<text:span text:style-name="T4">
Japanese stocks finally closed up</text:span>
</text:h>
      <text:p text:style-name="P4">
Publisher: 法新社</text:p>
      <text:p text:style-name="P4">
Published Time: 2023-06-06T-22:32:08+00:00</text:p>
      <text:p text:style-name="P4">
Modified Time: 2023-06-06T07:05:02+00:00</text:p>
      <text:p text:style-name="P4">
Description: (Agence France -Presse, Tokyo, 6th) Japan's Tokyo stock market rose first and then rose, and it did not follow the decline caused by the profit sales pressure of the Wall Street stock market the day befo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3.617581in" draw:z-index="0">
<draw:image xlink:href="../Images/rficn/2023-06-06T-22-32-08-00-00/000000.png" xlink:type="simple" xlink:show="embed" xlink:actuate="onLoad" draw:mime-type="image/png"/>
</draw:frame>
The Japanese stock base 225 index closed at 289.35 points, or 0.90%, to 32506.78 points. The Dongzhi stock price index closed up 16.49 points or 0.74%to 2236.28 points.</text:p>
      <text:p text:style-name="P4">
News Source: <text:a xlink:type="simple" xlink:href="https://www.rfi.fr/cn/%E8%B4%A2%E7%BB%8F%E5%BF%AB%E8%AE%AF/20230606-%E6%97%A5%E8%82%A1%E7%BB%88%E5%9C%BA%E6%94%B6%E9%AB%98" text:style-name="Internet_20_link" text:visited-style-name="Visited_20_Internet_20_Link">
https://www.rfi.fr/cn/%E8%B4%A2%E7%BB%8F%E5%BF%AB%E8%AE%AF/20230606-%E6%97%A5%E8%82%A1%E7%BB%88%E5%9C%BA%E6%94%B6%E9%AB%98</text:a>
</text:p>
      <!--NEWS-->
      <text:h text:style-name="P10" text:outline-level="1">
<text:span text:style-name="T4">
People who are not Xiaoxian use AI to generate false information. EU hopes to marked the online platform</text:span>
</text:h>
      <text:p text:style-name="P4">
Publisher: 法新社</text:p>
      <text:p text:style-name="P4">
Published Time: 2023-06-06T-25:02:07+00:00</text:p>
      <text:p text:style-name="P4">
Modified Time: 2023-06-06T06:35:02+00:00</text:p>
      <text:p text:style-name="P4">
Description: (Agence France -Presse Brussels 5th) officials of the European Union Executive Committee (EUROPEAN Commission) officials today said that the Executive Committee hopes that large online platforms can "clearly label" text, images, and sound files generated by artificial intelligence (AI) , By this combat fake new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617581in" draw:z-index="0">
<draw:image xlink:href="../Images/rficn/2023-06-06T-25-02-07-00-00/000000.png" xlink:type="simple" xlink:show="embed" xlink:actuate="onLoad" draw:mime-type="image/png"/>
</draw:frame>
Verajourva, vice chairman of the EU Executive Committee, who is in charge of the value and policy transparent, told reporters that she has asked 44 companies and organizations to sign the EU's "Code of Self -discipline Behavior" and follow the Code of Code required to use the new " Routine "to crack down on non -information.</text:p>
      <text:p text:style-name="P4">
She said: "Combining the generative AI to the signing party of its services, such as Microsoft's chatbot Bingchat, and Google's Bard, etc., they should all create necessary guarantee measures to prevent people using these services. Generate inconsistent information. "</text:p>
      <text:p text:style-name="P4">
She also said that if the service may be used to spread the unrealistic information generated by AI, enterprises should set up technology to identify such content and clearly indicate that users can see it at a glance.</text:p>
      <text:p text:style-name="P4">
In addition to Microsoft and Google participating in the European Union's self -discipline codes, there are audio and video platform Tiktok, YouTube of Google, and Meta, the parent company of Facebook.</text:p>
      <text:p text:style-name="P4">
Twitter (Twitter) by Elon Musk (Elon Musk)After the acquisition, it has been significantly layoffs and announced the withdrawal of EU self -discipline last last month.</text:p>
      <text:p text:style-name="P4">
Although the European Union is a voluntary nature, the EU's new "Digital Services Act (DSA) is on the road on August 25, and multiple self -discipline codes that combat false information will become legal obligations.</text:p>
      <text:p text:style-name="P4">
News Source: <text:a xlink:type="simple" xlink:href="https://www.rfi.fr/cn/%E7%BC%A4%E7%BA%B7%E4%B8%96%E7%95%8C/20230606-%E9%98%B2%E4%B8%8D%E8%82%96%E4%BA%BA%E5%A3%AB%E8%97%89ai%E7%94%9F%E6%88%90%E4%B8%8D%E5%AE%9E%E8%B5%84%E8%AE%AF-%E6%AC%A7%E7%9B%9F%E7%9B%BC%E7%BD%91%E8%B7%AF%E5%B9%B3%E5%8F%B0%E5%8A%A0%E4%BB%A5%E6%A0%87%E7%A4%BA" text:style-name="Internet_20_link" text:visited-style-name="Visited_20_Internet_20_Link">
https://www.rfi.fr/cn/%E7%BC%A4%E7%BA%B7%E4%B8%96%E7%95%8C/20230606-%E9%98%B2%E4%B8%8D%E8%82%96%E4%BA%BA%E5%A3%AB%E8%97%89ai%E7%94%9F%E6%88%90%E4%B8%8D%E5%AE%9E%E8%B5%84%E8%AE%AF-%E6%AC%A7%E7%9B%9F%E7%9B%BC%E7%BD%91%E8%B7%AF%E5%B9%B3%E5%8F%B0%E5%8A%A0%E4%BB%A5%E6%A0%87%E7%A4%BA</text:a>
</text:p>
      <!--NEWS-->
      <text:h text:style-name="P10" text:outline-level="1">
<text:span text:style-name="T4">
Researchers: Twitter failed to prevent dozens of known children's sexual abuse pictures posted on its platform (Free Version)</text:span>
</text:h>
      <text:p text:style-name="P4">
Author: Alexa Corse</text:p>
      <text:p text:style-name="P4">
Publisher: 华尔街日报中文网</text:p>
      <text:p text:style-name="P4">
Published Time: 2023-06-06T00:20:00.000Z</text:p>
      <text:p text:style-name="P4">
Modified Time: 2023-06-06T00:20:00.000Z</text:p>
      <text:p text:style-name="P4">
Created Time: 2023-06-05T22:46:00.000Z</text:p>
      <text:p text:style-name="P4">
Description: Researchers at Stanford University said that in recent months, Twitter failed to prevent dozens of known children's sexual abuse pictures posted on their platforms, and they said that this situation shows that basic law enforcement has made mistakes.</text:p>
      <text:p text:style-name="P4">
Images: []</text:p>
      <text:p text:style-name="P4">
Categories: ['科技']</text:p>
      <text:p text:style-name="P4">
Keywords: SYND</text:p>
      <text:p text:style-name="P4">
Type: Article</text:p>
      <!--METADATA-->
      <text:p text:style-name="P4">
Stanford University(Stanford University)Researchers said that in recent months, Twitter failed to prevent dozens of known children's sexual abuse pictures posted on their platform. They said that this situation showed that the basic law enforcement mistakes.</text:p>
      <text:p text:style-name="P4">
News Source: <text:a xlink:type="simple" xlink:href="https://cn.wsj.com/articles/%E7%A0%94%E7%A9%B6%E4%BA%BA%E5%91%98-twitter%E6%9C%AA%E8%83%BD%E9%98%BB%E6%AD%A2%E6%95%B0%E5%8D%81%E5%BC%A0%E5%B7%B2%E7%9F%A5%E7%9A%84%E5%84%BF%E7%AB%A5%E6%80%A7%E8%99%90%E5%BE%85%E5%9B%BE%E7%89%87%E5%9C%A8%E5%85%B6%E5%B9%B3%E5%8F%B0%E4%B8%8A%E5%8F%91%E5%B8%83-6800bfb0" text:style-name="Internet_20_link" text:visited-style-name="Visited_20_Internet_20_Link">
https://cn.wsj.com/articles/%E7%A0%94%E7%A9%B6%E4%BA%BA%E5%91%98-twitter%E6%9C%AA%E8%83%BD%E9%98%BB%E6%AD%A2%E6%95%B0%E5%8D%81%E5%BC%A0%E5%B7%B2%E7%9F%A5%E7%9A%84%E5%84%BF%E7%AB%A5%E6%80%A7%E8%99%90%E5%BE%85%E5%9B%BE%E7%89%87%E5%9C%A8%E5%85%B6%E5%B9%B3%E5%8F%B0%E4%B8%8A%E5%8F%91%E5%B8%83-6800bfb0</text:a>
</text:p>
      <!--NEWS-->
      <text:h text:style-name="P10" text:outline-level="1">
<text:span text:style-name="T4">
How can the United States reshape the global economy? (Free version)</text:span>
</text:h>
      <text:p text:style-name="P4">
Authors: ['吉迪恩•拉赫曼']</text:p>
      <text:p text:style-name="P4">
Publisher: 英国《金融时报》</text:p>
      <text:p text:style-name="P4">
Time: 2023-06-06T00:34:35+00:00</text:p>
      <text:p text:style-name="P4">
Published Time: 2023-06-05T12:00:99+08:00</text:p>
      <text:p text:style-name="P4">
Modified Time: 2023-06-05T20:30:99+08:00</text:p>
      <text:p text:style-name="P4">
Description: Rahman: The Biden government believes that he is winning the debate on the establishment of the "Xinhua D.C. Consensus", but some allies in the United States still have reservations.</text:p>
      <text:p text:style-name="P4">
Images: ["<text:a xlink:type="simple" xlink:href="https://thumbor.ftacademy.cn/unsafe/picture/3/000183473_piclink.jpg" text:style-name="Internet_20_link" text:visited-style-name="Visited_20_Internet_20_Link">
000183473_pic...</text:a>
"]</text:p>
      <text:p text:style-name="P4">
Themes: ['观点', '地缘政治', '关注']</text:p>
      <text:p text:style-name="P4">
Keywords: ['地缘政治', '美国经济', '世贸组织', '拜登', '里希·苏纳克', '美国政府', '贸易解读']</text:p>
      <text:p text:style-name="P4">
Type: Article</text:p>
      <!--METADATA-->
      <text:p text:style-name="P4">
<draw:frame draw:style-name="fr1" draw:name="Image86" text:anchor-type="as-char" svg:width="6.9236in" svg:height="3.894525in" draw:z-index="0">
<draw:image xlink:href="../Images/FT Chinese Free Version/2023-06-06T00-34-35-00-00/000183473_piclink.jpg" xlink:type="simple" xlink:show="embed" xlink:actuate="onLoad" draw:mime-type="image/jpeg"/>
</draw:frame>
The United States' practice in the field of international economics has occurred in an unknown revolution. With the surface of new thinking, it is reshaping the global economy and Western alliance.</text:p>
      <text:p text:style-name="P4">
Jack Shalin(Jake Sullivan)The speech delivered on April 27 clarified this thinking most clearly. Shalin is Joe Bayen(Joe Biden)The fact that the president's national security adviser itself is a clue. The strategic wrestling with China is the core of new thinking.</text:p>
      <text:p text:style-name="P4">
News Source: <text:a xlink:type="simple" xlink:href="http://www.ftchinese.com/story/001099867" text:style-name="Internet_20_link" text:visited-style-name="Visited_20_Internet_20_Link">
http://www.ftchinese.com/story/001099867</text:a>
</text:p>
      <!--NEWS-->
      <text:h text:style-name="P10" text:outline-level="1">
<text:span text:style-name="T4">
China shot AI fraud (Free Version)</text:span>
</text:h>
      <text:p text:style-name="P4">
Author: Shen Lu</text:p>
      <text:p text:style-name="P4">
Publisher: 华尔街日报中文网</text:p>
      <text:p text:style-name="P4">
Published Time: 2023-06-06T00:55:00.000Z</text:p>
      <text:p text:style-name="P4">
Modified Time: 2023-06-06T00:55:00.000Z</text:p>
      <text:p text:style-name="P4">
Created Time: 2023-06-05T06:56:00.000Z</text:p>
      <text:p text:style-name="P4">
Description: In China, fraud -related cases related to AI have surged, and the Chinese government has further increased the supervision of the use of surreal content generated by AI.</text:p>
      <text:p text:style-name="P4">
Images: []</text:p>
      <text:p text:style-name="P4">
Categories: ['科技']</text:p>
      <text:p text:style-name="P4">
Keywords: SYND,LINK:EN|WP-WSJ-0000948407</text:p>
      <text:p text:style-name="P4">
Type: Article</text:p>
      <!--METADATA-->
      <text:p text:style-name="P4">
AI is becoming more and more common in the daily life of Chinese people, and related fraud cases have surged.</text:p>
      <text:p text:style-name="P4">
News Source: <text:a xlink:type="simple" xlink:href="https://cn.wsj.com/articles/ai%E8%AF%88%E9%AA%97%E6%BF%80%E5%A2%9E-%E4%B8%AD%E5%9B%BD%E5%87%BA%E6%89%8B%E6%95%B4%E6%B2%BB-20a2b602" text:style-name="Internet_20_link" text:visited-style-name="Visited_20_Internet_20_Link">
https://cn.wsj.com/articles/ai%E8%AF%88%E9%AA%97%E6%BF%80%E5%A2%9E-%E4%B8%AD%E5%9B%BD%E5%87%BA%E6%89%8B%E6%95%B4%E6%B2%BB-20a2b602</text:a>
</text:p>
      <!--NEWS-->
      <text:h text:style-name="P10" text:outline-level="1">
<text:span text:style-name="T4">
Why can't the Indian railway system that costs $ 30 billion in an annual cost of $ 30 billion to stop the tragedy?</text:span>
</text:h>
      <text:p text:style-name="P4">
Creator: ALEX TRAVELLI</text:p>
      <text:p text:style-name="P4">
Publisher: https://www.facebook.com/nytimeschinese</text:p>
      <text:p text:style-name="P4">
Published Time: 2023-06-06T01:19:00+08:00</text:p>
      <text:p text:style-name="P4">
Description: India has been improving its infrastructure. The railway system is the main beneficiary, but funding for rail maintenance and other safety measures has been declining. The catastrophic accident that caused 275 people to die highlights the heavy consequences of these choices. Atul loke for the new York Times Sunday, the staff of the collision scene of the Indian three train collision accident.</text:p>
      <text:p text:style-name="P4">
Images: ["<text:a xlink:type="simple" xlink:href="https://static01.nyt.com/images/2023/06/04/multimedia/04india-rail-01-pqhg/04india-rail-01-pqhg-master1050.jpg" text:style-name="Internet_20_link" text:visited-style-name="Visited_20_Internet_20_Link">
04india-rail-...</text:a>
"]</text:p>
      <text:p text:style-name="P4">
Category: 国际</text:p>
      <text:p text:style-name="P4">
Type: Article</text:p>
      <!--METADATA-->
      <text:p text:style-name="P4">
<draw:frame draw:style-name="fr1" draw:name="Image87" text:anchor-type="as-char" svg:width="6.9236in" svg:height="4.609139in" draw:z-index="0">
<draw:image xlink:href="../Images/cnnytimes/2023-06-06T01-19-00-08-00/04india-rail-01-pqhg-master1050.jpg" xlink:type="simple" xlink:show="embed" xlink:actuate="onLoad" draw:mime-type="image/jpeg"/>
</draw:frame>
In India, the main industrial and political destiny is often associated with a huge, intertwined railway system. India puts a large number of public resources into a new train. However, for trains that have been running on the track, safety guarantee funds are much more tense. Essence</text:p>
      <text:p text:style-name="P4">
On Sunday, at least 275 people died in eastern India <text:a xlink:type="simple" xlink:href="https://www.nytimes.com/2023/06/03/world/asia/india-train-crash.html" text:style-name="Internet_20_link" text:visited-style-name="Visited_20_Internet_20_Link">
heavy train accident</text:a>
After that, these decisions became prominent issues, which is the most serious railway accident in the country for many years. Investigators said that their focus was on the possibility of signal faults that caused the collision of three trains on Friday.</text:p>
      <text:p text:style-name="P4">
The authorities said that at the time of the accident, a row drove south to Jinsai City's passenger train at a speed of 128 kilometers per hour <text:a xlink:type="simple" xlink:href="https://www.nytimes.com/interactive/2023/06/04/world/asia/india-train-crash-cause.html" text:style-name="Internet_20_link" text:visited-style-name="Visited_20_Internet_20_Link">
turning the wrong track, hitting a static truck</text:a>
Essence The accident also injured more than 1,100 people. The first train's derailment compartment then hit the second passenger trains driven to it, <text:a xlink:type="simple" xlink:href="https://www.nytimes.com/2023/06/04/world/asia/india-train-crash.html" text:style-name="Internet_20_link" text:visited-style-name="Visited_20_Internet_20_Link">
causing a terrible scene</text:a>
Essence</text:p>
      <text:p text:style-name="P4">
In the past few years, India has been unprecedentedly improving infrastructure in a state of riots for a long time, and Indian railways, which occupy the core position in the world's fifth largest economy, have always been the main beneficiary. In the previous fiscal year, the government spent nearly $ 30 billion on the railway system, an increase of 15%over the previous year.</text:p>
      <text:p text:style-name="P4">
advertise</text:p>
      <text:p text:style-name="P4">
But the costs used for basic track maintenance and other security measures have been declining. The Indian Audit Office (an independent agency) last year <text:a xlink:type="simple" xlink:href="https://cag.gov.in/webroot/uploads/download_audit_report/2022/Report-No.-22-of-2022_Railway_English_DSC-063a2dda55f3ce6.38649271.pdf" text:style-name="Internet_20_link" text:visited-style-name="Visited_20_Internet_20_Link">
Report</text:a>
It is found that the funds allocated to the maintenance and maintenance of the line have decreased, and officials did not even spend all the funds reserved.</text:p>
      <text:p text:style-name="P4">
India has more than 20 million passengers on the railway every day, many of them are migrant workers. Politicians will not invest a lot of funds on the railway system. Prime Minister Narendra Modi does this, and he does not hesitate. This year, the Indian railway -one of the largest railway systems in the world -the budget was five times when he took office.</text:p>
      <text:p text:style-name="P4">
But Modi's most measures are not aimed at the basic steps required from one place to run from one place to another, but to improve the speed and comfort. He often praises new types of VANDEBHARAT electric trains connecting large cities and higher fares, and listed a high -speed railway project built with Japanese Shinkansen technology as priority, although it has no help to improve the lives of ordinary Indian passengers.</text:p>
      <text:p text:style-name="P4">
The Indian government said the investment was to help improve the experience of taking the Indian railway to the world -class level and attract overseas investment.</text:p>
      <text:p text:style-name="P4">
In April, Passenger at the Jamai Jetla Pati Hivaggi Railway Station. There are more than 20 million people on the railway every day in India. Atul loke for the new york times</text:p>
      <text:p text:style-name="P4">
However, according to the recently announced budget, the proportion of project expenditures for improving the safety of more than 13,000 old trains in India has been declining in total expenditure, and even the absolute value is declining.</text:p>
      <text:p text:style-name="P4">
Patti Muhopadier, a senior researcher at the New Delhi Policy Research Center, specifically mentioned a demand. "The signal function may require more attention," he said. "From a strategic point of view, signals are a kind of soft ability supplement. As we turn to a higher speed train, the signal will become more important."</text:p>
      <text:p text:style-name="P4">
advertise</text:p>
      <text:p text:style-name="P4">
Despite the severe casualties in the collision accident on Friday, India's railway travel is still much safer than ever.</text:p>
      <text:p text:style-name="P4">
In this country, the derailment accident was quite frequent. From 1980 to Century, an average of 475 occurred each year. According to the [File] submitted by railway officials at the World Disaster Management Conference(https://books.google.co.kr/books?hl=en&amp;lr=&amp;id=9Pi0EAAAQBAJ&amp;oi=fnd&amp;pg=PA250&amp;dq=#v=onepage&amp;q&amp;f=false)In the ten years before 2021, this number dropped to more than 50.</text:p>
      <text:p text:style-name="P4">
India's railway safety has also been widely improved, and the number of serious accidents has steadily decreased: from more than 300 starting and landing 20 years ago to 22 fiscal year. By 2020, India has not died in a railway accident for two consecutive years. This is a milestone celebrating the Modi government. Until 2017, more than 100 passengers were killed every year in India.</text:p>
      <text:p text:style-name="P4">
Under the leadership of Modi, India has been spending a lot. The Ministry of Finance and the World Bank hope that private enterprises can follow the government's approach and inject more funds into the economy. The World Bank pointed out in a report in April that the Indian government's expenditure in achieving long -term goals "increased from the level before the epidemic." The transportation including the railway plays an important role in the surge in the expenditure.</text:p>
      <text:p text:style-name="P4">
"In the 21st century, for the rapid development of the country, the growth and reform of the railway are crucial," last year, <text:a xlink:type="simple" xlink:href="https://www.business-standard.com/article/current-affairs/centre-transforming-railway-infra-by-making-record-investment-pm-modi-122123000829_1.html" text:style-name="Internet_20_link" text:visited-style-name="Visited_20_Internet_20_Link">
Modi said at the completion ceremony of a railway line</text:a>
Essence "A nationwide railway reconstruction movement is in progress."</text:p>
      <text:p text:style-name="P4">
The World Bank is responsible for India's director of August Tonano Qumei, saying that high public expenditures in power distribution, new highways and railways will "attract" companies that pursue long -term returns to increase expenditure.</text:p>
      <text:p text:style-name="P4">
advertise</text:p>
      <text:p text:style-name="P4">
Three months ago, in order to promote local security technology, the Minister of Railways of India Ashvini Vaisshau <text:a xlink:type="simple" xlink:href="https://www.youtube.com/watch" text:style-name="Internet_20_link" text:visited-style-name="Visited_20_Internet_20_Link">
Playing such a video</text:a>
——The himself and the chairman of the Railway Bureau sat on the two columns that were about to collide. This is to show a new system called "Kavac", which means "armor".However, the Kavac system is only installed on a small number of trains in India. During the total mileage of about 64,000 kilometers, it only covered about 1448 kilometers. Trains that had a crash accident on Friday did not use the system. The opposition politicians and former Minister of Railway Marta Marta Banaja caught this.</text:p>
      <text:p text:style-name="P4">
"If there is this device on the train, this kind of thing will not happen," she told reporters.</text:p>
      <text:p text:style-name="P4">
Minister of Railway Waish -Some people have asked him to resign -refuted this view.</text:p>
      <text:p text:style-name="P4">
"This accident has nothing to do with the collision system," he said.</text:p>
      <text:p text:style-name="P4">
News Source: <text:a xlink:type="simple" xlink:href="https://cn.nytimes.com/world/20230606/india-rail-money-safety/" text:style-name="Internet_20_link" text:visited-style-name="Visited_20_Internet_20_Link">
https://cn.nytimes.com/world/20230606/india-rail-money-safety/</text:a>
</text:p>
      <!--NEWS-->
      <text:h text:style-name="P10" text:outline-level="1">
<text:span text:style-name="T4">
Before the byte beating, the senior executives stated that the CCP visited Tiktok Hong Kong user data (Free Version)</text:span>
</text:h>
      <text:p text:style-name="P4">
Author: Georgia Wells</text:p>
      <text:p text:style-name="P4">
Publisher: 华尔街日报中文网</text:p>
      <text:p text:style-name="P4">
Published Time: 2023-06-06T01:30:00.000Z</text:p>
      <text:p text:style-name="P4">
Modified Time: 2023-06-06T01:30:00.000Z</text:p>
      <text:p text:style-name="P4">
Created Time: 2023-06-06T00:11:00.000Z</text:p>
      <text:p text:style-name="P4">
Description: A former senior executive of Tiktok's parent company beating stated that the CPC Communist Party Committee visited TIKTOK Hong Kong user data in 2018. The company denied this statement.</text:p>
      <text:p text:style-name="P4">
Images: []</text:p>
      <text:p text:style-name="P4">
Categories: ['商业']</text:p>
      <text:p text:style-name="P4">
Keywords: SYND,LINK:EN|WP-WSJ-0000954236</text:p>
      <text:p text:style-name="P4">
Type: Article</text:p>
      <!--METADATA-->
      <text:p text:style-name="P4">
Video Share Application Tiktok's parent company byte beating(Bytedance)A former senior executive stated in a legal document that a committee composed of the Communist Party of China visited Tiktok's Hong Kong user data in 2018. The company denied this statement.</text:p>
      <text:p text:style-name="P4">
News Source: <text:a xlink:type="simple" xlink:href="https://cn.wsj.com/articles/%E5%AD%97%E8%8A%82%E8%B7%B3%E5%8A%A8%E4%B8%80%E5%89%8D%E9%AB%98%E7%AE%A1%E6%8C%87%E7%A7%B0%E4%B8%AD%E5%85%B1%E6%9B%BE%E8%AE%BF%E9%97%AEtiktok%E9%A6%99%E6%B8%AF%E7%94%A8%E6%88%B7%E6%95%B0%E6%8D%AE-1896239d" text:style-name="Internet_20_link" text:visited-style-name="Visited_20_Internet_20_Link">
https://cn.wsj.com/articles/%E5%AD%97%E8%8A%82%E8%B7%B3%E5%8A%A8%E4%B8%80%E5%89%8D%E9%AB%98%E7%AE%A1%E6%8C%87%E7%A7%B0%E4%B8%AD%E5%85%B1%E6%9B%BE%E8%AE%BF%E9%97%AEtiktok%E9%A6%99%E6%B8%AF%E7%94%A8%E6%88%B7%E6%95%B0%E6%8D%AE-1896239d</text:a>
</text:p>
      <!--NEWS-->
      <text:h text:style-name="P10" text:outline-level="1">
<text:span text:style-name="T4">
How to change my life in the United States and China</text:span>
</text:h>
      <text:p text:style-name="P4">
Author: Lingling Wei</text:p>
      <text:p text:style-name="P4">
Publisher: 华尔街日报中文网</text:p>
      <text:p text:style-name="P4">
Published Time: 2023-06-06T01:40:00.000Z</text:p>
      <text:p text:style-name="P4">
Modified Time: 2023-06-06T01:40:00.000Z</text:p>
      <text:p text:style-name="P4">
Created Time: 2023-06-05T22:42:00.000Z</text:p>
      <text:p text:style-name="P4">
Description: For Wei Lingling, a reporter from the Wall Street Journal in China, the mutual contact between the United States and China in the 1990s changed her life trajectory and gave her the opportunity to imagine a better future.</text:p>
      <text:p text:style-name="P4">
Images: []</text:p>
      <text:p text:style-name="P4">
Categories: ['派', '生活']</text:p>
      <text:p text:style-name="P4">
Keywords: SYND,LINK:EN|WP-WSJ-0000923924</text:p>
      <text:p text:style-name="P4">
Type: Article</text:p>
      <!--METADATA-->
      <text:p text:style-name="P4">
Some scholars have described the cooperation between China and the United States with the term "Chimerica" (China and the United States), which is a state of embracing symbiosis. In the past ten years, relations between the two countries have moved towards unrestrained mutual exclusion. Now, the two parties in Washington have reached a consensus that the long -term strategy of deepening the economic relations with China has failed. The Chinese leadership has increasingly regarded the United States as a threat to survival. In these two countries, if anyone claims to take a more relaxed route, it will be regarded as politically naive or worse.</text:p>
      <text:p text:style-name="P4">
News Source: <text:a xlink:type="simple" xlink:href="https://cn.wsj.com/articles/%E7%BE%8E%E4%B8%AD%E6%8E%A5%E8%A7%A6%E5%A6%82%E4%BD%95%E6%94%B9%E5%8F%98%E6%88%91%E7%9A%84%E4%BA%BA%E7%94%9F-1ee9695" text:style-name="Internet_20_link" text:visited-style-name="Visited_20_Internet_20_Link">
https://cn.wsj.com/articles/%E7%BE%8E%E4%B8%AD%E6%8E%A5%E8%A7%A6%E5%A6%82%E4%BD%95%E6%94%B9%E5%8F%98%E6%88%91%E7%9A%84%E4%BA%BA%E7%94%9F-1ee9695</text:a>
</text:p>
      <!--NEWS-->
      <text:h text:style-name="P10" text:outline-level="1">
<text:span text:style-name="T4">
The timing of the US -Middle Foreign Diplomacy Beijing meeting is sensitive to discuss</text:span>
</text:h>
      <text:p text:style-name="P4">
Author: None (Language: zh)</text:p>
      <text:p text:style-name="P4">
Publisher: None</text:p>
      <text:p text:style-name="P4">
Time: 2023-06-06T01:47:00Z</text:p>
      <text:p text:style-name="P4">
Description: During the June 4th anniversary, a group of senior diplomats in the United States arrived in Beijing and met Chinese officials on Monday, which was approved by the Democratic Games as "sprinkle salt on the wound". This trip is regarded as another measure of the United States trying to ease bilateral relations. What did the two sides talk about?</text:p>
      <text:p text:style-name="P4">
Videos: []</text:p>
      <text:p text:style-name="P4">
Images: []</text:p>
      <text:p text:style-name="P4">
Subject: 时政风云</text:p>
      <text:p text:style-name="P4">
Subjects: ['专题报道：习近平访美', '六四事件', '专题报道：六四30周年', '南希·佩洛西']</text:p>
      <text:p text:style-name="P4">
Keywords: ['中美关系', '六四', '高层互动', '台湾问题', '南海争端']</text:p>
      <text:p text:style-name="P4">
Id: 65833273</text:p>
      <!--METADATA-->
      <text:p text:style-name="P4">
<text:a xlink:type="simple" xlink:href="https://www.dw.com/zh/overlay/image/article/65833273/65833591" text:style-name="Internet_20_link" text:visited-style-name="Visited_20_Internet_20_Link">
 </text:a>
This trip is deemed to be trying to alleviate US -China relations and pave the way for higher -level officials.</text:p>
      <text:p text:style-name="P4">
(Voice of Germany) The US State Department issued a statement that the Asia -Pacific Affairs Assistant Danielkritenbrink recently led a group visit to China. On Monday (June 5), a "frank and effective" talks with Chinese officials. Earlier, this trip <text:a xlink:type="simple" xlink:href="https://www.dw.com/zh/zh/六四香港六千警防街頭悼念-多人被帶走/a-65820016" text:style-name="Internet_20_link" text:visited-style-name="Visited_20_Internet_20_Link">
coincided with the anniversary of the Tiananmen incident in Beijing in 1989</text:a>
The time of criticism by the outside world is improper.</text:p>
      <text:p text:style-name="P4">
With American officials in Kangda's visit, as well as Sarah Bran, senior director of the White House National Security Council China and Taiwan affairs. The two met with the US ambassador to China Nicholasburns in Beijing to meet with Ma Zhaoxu, executive deputy minister of the Chinese Ministry of Foreign Affairs and Yang Tao, the director of the North American Oceania.</text:p>
      <text:p text:style-name="P4">
Kangda information photo.</text:p>
      <text:p text:style-name="P4">
The US statement pointed out that the two sides had a frank and effective discussion, and exchanged opinions on issues such as Sino -US relations, cross -strait issues, and communication channels. As part of the United States and China to maintain open communication channels and consolidate the recent high -level diplomatic efforts of the two countries.</text:p>
      <text:p text:style-name="P4">
At the same time, U.S. officials have clearly expressed to China: "The United States will actively compete and adhere to the interests and values of the United States."</text:p>
      <text:p text:style-name="P4">
The Chinese Ministry of Foreign Affairs issued a statement on Tuesday (6th) that the two parties reached a consensus in Bali in Bali in November last November, "promote improving Sino -US relations and properly control differences." The major principles such as Taiwan "clarify the stance of solemnity."</text:p>
      <text:h text:style-name="P12" text:outline-level="3">
<text:span text:style-name="T4">
Opportunity to discuss the time</text:span>
</text:h>
      <text:p text:style-name="P4">
When Kangda arrived in China on the 4th, <text:a xlink:type="simple" xlink:href="https://www.dw.com/zh/zh/六四34周年天安门母亲重申三项诉求/a-65820830" text:style-name="Internet_20_link" text:visited-style-name="Visited_20_Internet_20_Link">
at the 34th anniversary of the Beijing Tiananmen incident in 1989</text:a>
Essence On the day before the exile, Zhou Fengsuo, the leader of Anmen Xuexue and currently, told Reuters that he felt "angry" about the timing of the US official visit and could be regarded as a "betrayal".</text:p>
      <text:p text:style-name="P4">
"This undoubtedly sprinkled a handful of salt on our wounds." Zhou Fengsuo said: "Choosing to meet at such a date can only be a strategic measure of the Communist Party of China, and the US State Department does it without mentioning Tiananmen. It's. "</text:p>
      <text:p text:style-name="P4">
The trip on this trip was during the June 4th anniversary, causing dissatisfaction with the civil movement. The picture shows the people of the Hong Kong police arrested the people who mourned.</text:p>
      <text:p text:style-name="P4">
Faced with relevant criticism, Johnkirby, a US White House national security spokesman, said on the 5th that the remarks about the deliberate selection on June 4th were "unbelievable." result.</text:p>
      <text:h text:style-name="P12" text:outline-level="3">
<text:span text:style-name="T4">
Sino -US relations are still nervous</text:span>
</text:h>
      <text:p text:style-name="P4">
One week before Kangda's visit to China, China refused to arrange for his Minister of Defense Li Shangfu and US Secretary of Defense Lloyd Austin to meet at the Singapore Shangri -La dialogue.</text:p>
      <text:p text:style-name="P4">
Recently, during the joint mission of the United States and Canadian warships in the Taiwan Strait, <text:a xlink:type="simple" xlink:href="https://www.dw.com/zh/zh/美中軍艦險相撞-白宮中國侵略性日增恐致傷亡/a-65823182" text:style-name="Internet_20_link" text:visited-style-name="Visited_20_Internet_20_Link">
a Chinese warship once was less than 150 yards (about 137 meters) from the US military missile destroyer, and it almost collided</text:a>
Essence The White House said on the 6th that the Chinese People's Liberation Army did not need to be so provocative, and these unsafe and unprofessional interceptions could lead to misunderstandings and misjudgments, causing casualties.</text:p>
      <text:p text:style-name="P4">
Reuters pointed out that the Bayeng government has always hoped that it can maintain the smooth communication channels with China and strengthen contact with China, because relations between the two countries have deteriorated after the February of the "spy balloon incident" and Disputes occur. Conte on this trip is considered to avoid the rise in China and the United States, and also hopes to pave the way for higher -level officials.</text:p>
      <text:p text:style-name="P4">
The British "Financial Times" also reported on the 2nd that William Burns, director of the Central Intelligence Agency, tried to ease bilateral relations in May and tried to ease bilateral relations.</text:p>
      <text:h text:style-name="P12" text:outline-level="3">
<text:span text:style-name="T4">
China -U.S. warship meets the Taiwan Strait</text:span>
</text:h>
      <text:p text:style-name="P4">
(Comprehensive report)</text:p>
      <text:p text:style-name="P4">
News Source: <text:a xlink:type="simple" xlink:href="https://www.dw.com/zh/美中高層外交官北京會晤-時機敏感惹議/a-65833273" text:style-name="Internet_20_link" text:visited-style-name="Visited_20_Internet_20_Link">
https://www.dw.com/zh/美中高層外交官北京會晤-時機敏感惹議/a-65833273?maca=chi-rss-chi-all-1127-rdf</text:a>
</text:p>
      <!--NEWS-->
      <text:h text:style-name="P10" text:outline-level="1">
<text:span text:style-name="T4">
Raise national flag, sing national anthem, military training: Russia strengthens military and patriotic education</text:span>
</text:h>
      <text:p text:style-name="P4">
Creator: NEIL MACFARQUHAR,MILANA MAZAEVA</text:p>
      <text:p text:style-name="P4">
Publisher: https://www.facebook.com/nytimeschinese</text:p>
      <text:p text:style-name="P4">
Published Time: 2023-06-06T02:19:28+08:00</text:p>
      <text:p text:style-name="P4">
Description: Adapted ABC letters to praise the army. The theme of the mathematics class is "sniper" ... Russia is further expanding the social militarization movement, strengthening military patriotic content in public schools, hoping to let the public, especially young people support their war behaviors. NANNA Heitmann for the New York Times Primary school students visited the "Victory Museum" to commemorate Russia's victory against Nazi Germany in the Second World War.</text:p>
      <text:p text:style-name="P4">
Images: ["<text:a xlink:type="simple" xlink:href="https://static01.nyt.com/images/2023/06/03/multimedia/03russia-education-01-kbfh/03russia-education-01-kbfh-master1050-v2.jpg" text:style-name="Internet_20_link" text:visited-style-name="Visited_20_Internet_20_Link">
03russia-educ...</text:a>
"]</text:p>
      <text:p text:style-name="P4">
Category: 国际</text:p>
      <text:p text:style-name="P4">
Type: Article</text:p>
      <!--METADATA-->
      <text:p text:style-name="P4">
<draw:frame draw:style-name="fr1" draw:name="Image92" text:anchor-type="as-char" svg:width="6.9236in" svg:height="4.945429in" draw:z-index="0">
<draw:image xlink:href="../Images/cnnytimes/2023-06-06T02-19-28-08-00/03russia-education-01-kbfh-master1050-v2.jpg" xlink:type="simple" xlink:show="embed" xlink:actuate="onLoad" draw:mime-type="image/jpeg"/>
</draw:frame>
In the Russian Far East, the new version of ABC letters started: "A is the army(army), B is the brotherhood(brotherhood)Essence "And every <text:a xlink:type="simple" xlink:href="https://azbuka2023.ru/" text:style-name="Internet_20_link" text:visited-style-name="Visited_20_Internet_20_Link">
letter</text:a>
Insert a loud slogan, such as "Love your army".</text:p>
      <text:p text:style-name="P4">
In the swimming competition held in the southern city of Magnito Golsk, young people are in <text:a xlink:type="simple" xlink:href="https://74.ru/text/gorod/2023/02/16/72064739/" text:style-name="Internet_20_link" text:visited-style-name="Visited_20_Internet_20_Link">
camouflage clothing</text:a>
Dived in the pool, while other contestants carried Karashnikov submachine gun.</text:p>
      <text:p text:style-name="P4">
In a primary school in central Russia, the theme of the math class is "sniper", <text:a xlink:type="simple" xlink:href="https://vk.com/wall-194931346_1336" text:style-name="Internet_20_link" text:visited-style-name="Visited_20_Internet_20_Link">
blackboard</text:a>
The target is drawn on the top, and the number of stars represents the number of pores.</text:p>
      <text:p text:style-name="P4">
As the Ukrainian war entered the 16th month, educational projects around Russia were full of courses and extra -curricular activities around military themes and patriotism.</text:p>
      <text:p text:style-name="P4">
advertise</text:p>
      <text:p text:style-name="P4">
These methods are part of the Kremlin Palace to expand the military social movement of Russia. The purpose is to cultivate offspring to feed the army and further consolidate President Putin -he was in a ritual last month <text:a xlink:type="simple" xlink:href="https://www.politico.eu/article/russia-downbeat-vladimir-putin-slams-at-low-key-victory-day-parade-celebrations-moscow-kremlin-ukraine-war/" text:style-name="Internet_20_link" text:visited-style-name="Visited_20_Internet_20_Link">
solemn</text:a>
Proclaimed that "a real war was launched again in our motherland."</text:p>
      <text:p text:style-name="P4">
The horn of educational instillation basically began in Russia to annex Crimea in 2014, but the comprehensive invasion of Ukraine accelerated the process. The Ministry of Education and Sciences have continuously released materials, including the step -by -step curriculum plan and real examples -such as a video of a student concert, and use poetry, dance and drama to explain the history of Russia's foreign intelligence work.</text:p>
      <text:p text:style-name="P4">
"It includes all grades from kindergarten to university," said Daniel Ken, the head of the independent Russian union "Teacher Alliance" in the voluntary exile. "They try to let all these children and all students participate directly in the support of the war."</text:p>
      <text:p text:style-name="P4">
Russian Young Pioneers participated in the enlistment ceremony organized by the Russian Communist Party in May in May. Maxim shiPenkov/EPA, via shutterstock</text:p>
      <text:p text:style-name="P4">
Over the years, Russian leaders have been trying to allow their citizens to accept Moscow's leadership, which includes prohibiting schools from involving politics. Now, the Kremlin hopes to persuade the public to actively support the efforts of the war, and for young men, they should go to the war.</text:p>
      <text:p text:style-name="P4">
However, it also hopes to avoid inciting too fierce patriotic flames to avoid promoting the Russians to begin to question the purpose of war. Just as Putin restrained the number of recruits to avoid aroused anti -war mood, the Kremlin also left some room for their parents to make them not need to take publicity classes.</text:p>
      <text:p text:style-name="P4">
In this regard, they may want to avoid the disconnection of the Soviet era. At that time, the education system described this country as a rich place for communism, but even ordinary Russians could see the air on the shelves.</text:p>
      <text:p text:style-name="P4">
advertise</text:p>
      <text:p text:style-name="P4">
"They want enthusiasm, but they realize that if they are too hard, they may arouse organizational opposition," said social anthropologists Alexandra Al Shippova, a social anthropologist who responded to the war. "They don't want people to protest."</text:p>
      <text:p text:style-name="P4">
In the past month, interviews with sociologists, educators, parents and students, and the review of a large amount of materials released by schools and local news media on the Internet, showed that the government has strengthened the military in all 40,000 public schools in Russia in comprehensive efforts. Patriotic content.</text:p>
      <text:p text:style-name="P4">
The cornerstone of this operation is a plan called "Important Talk" launched in September last year. At 8 am every Monday, the school should hold a rally to raise the Russian flag while playing the national anthem, and then hold an hour of class discussions on topics such as Russian history.</text:p>
      <text:p text:style-name="P4">
Education Minister Sergei Kravzov did not answer the written question. When the plan was launched last fall, he <text:a xlink:type="simple" xlink:href="https://tass.ru/obschestvo/15595487" text:style-name="Internet_20_link" text:visited-style-name="Visited_20_Internet_20_Link">
told</text:a>
Official media Tas Society, "We hope that contemporary students grow up in completely different traditions and are proud of their motherland." Official <text:a xlink:type="simple" xlink:href="https://web.telegram.org/a/#-1642068919" text:style-name="Internet_20_link" text:visited-style-name="Visited_20_Internet_20_Link">
Telegram Channel</text:a>
<text:a xlink:type="simple" xlink:href="https://razgovor.edsoo.ru/" text:style-name="Internet_20_link" text:visited-style-name="Visited_20_Internet_20_Link">
Website</text:a>
They are all disseminated materials.</text:p>
      <text:p text:style-name="P4">
Courses such as "courage education" or "our heroes" are supplemented by "important talks". These courses encourage students to write the record of poetry to praise the motherland and Russian soldiers. Countless videos show elementary school students <text:a xlink:type="simple" xlink:href="https://t.me/nenorma_project/294" text:style-name="Internet_20_link" text:visited-style-name="Visited_20_Internet_20_Link">
recitation</text:a>
Such as "all scammers escape from Russia; they should live in the West; they are gangsters, chickens."</text:p>
      <text:p text:style-name="P4">
In 2021, Russian President Putin met with Education Minister Sergei Clarvzov in Moscow. The photo comes from the official media. Sputnik/via reuters</text:p>
      <text:p text:style-name="P4">
The course depends on some of the past wars, especially the Soviet Union successfully defeated Nazi Germany. Based on the advice of that era, sometimes it looks very outdated, such as encouraging students to knit socks for troops.</text:p>
      <text:p text:style-name="P4">
Veterans appeared frequently in class, and they introduced their experiences in detail in class. In late April, in a small city near Moscow, Dmitrov, three <text:a xlink:type="simple" xlink:href="https://vk.com/video/@dmitrovtv" text:style-name="Internet_20_link" text:visited-style-name="Visited_20_Internet_20_Link">
Soldiers</text:a>
Speak to students aged 10 to 15, some of them wielded a small Russian flag. A video of the meeting showed that a soldier talked about the infringement of "fascist dirt" who wanted to protect his motherland.</text:p>
      <text:p text:style-name="P4">
advertise</text:p>
      <text:p text:style-name="P4">
However, in general, there is no use of a single publicity machine, because the specific operation of the "important conversation" is largely handed over to the local school leaders to decide.And some teachers do not even think of war, especially in places like Moscow, many parents there do not agree with the practice of instilling thoughts for children.</text:p>
      <text:p text:style-name="P4">
Former student psychologist in Moscow, a former student psychologist in the elite high school, said in an interview that in a study of a paper, he discovered some unique interpretations of the project. For example, a math teacher told students that the most important dialogue in the world is about algebra, so his class specially talks about the number. In a "motherland"(fatherland)On the theme of concept -centered, a biological teacher taught the phenomenon of salmon in the rivers that they hatched.</text:p>
      <text:p text:style-name="P4">
Even if there is a war class, it is sometimes difficult to start. At a science and engineering college in St. Petersburg, there was a school meeting invited two soldiers, and the students were basically laughed at them. According to the recording of the school meeting, students questioning why fighting in another country means that they are defending Russia and how God will look at others. Local reports said that the school leaders rebuked at least five students due to these problems.</text:p>
      <text:p text:style-name="P4">
Last fall, the 17 -year -old senior high school student Sasha Boyeqko attended four "important conversations" courses in Vladivostok. Later, she and her family left Russia. She recalled that the boring students laughed at these historical exhibitions. In an interview, she said: "After class, we are all thinking, why do we come?"</text:p>
      <text:p text:style-name="P4">
Alexander Cantlashev, who has been a 10 -year -old teacher in Russia, said he was waiting for the revised edition of the textbooks this fall. <text:a xlink:type="simple" xlink:href="https://en.zona.media/article/2022/04/23/kyiv_erased" text:style-name="Internet_20_link" text:visited-style-name="Visited_20_Internet_20_Link">
Mediazona</text:a>
A early copy obtained by the news organization discovered a fundamental change; all the content mentioned that Kiev, the Ukraine capital, was deleted.</text:p>
      <text:p text:style-name="P4">
In May, in Crimea, the children's portrait of Russian soldiers killed in the Ukrainian war participated in the unveiling ceremony to commemorate their monument. Alexey Pavlishak/Reuters</text:p>
      <text:p text:style-name="P4">
"No one thinks the 'important conversation' is something that will come in handy in learning life, just like those physics, mathematics, geography, or historical lessons," Kantlashev said in an interview.</text:p>
      <text:p text:style-name="P4">
There are many forms that are not obedient. Teachers' alliance suggested that parents can formally choose not to participate in these courses, and some parents let their children be late or ask for sick leave on Monday. Experts say that resistance makes some parents feel nervous, especially considering that school officials have reported a case where dozens of parents or students are not enthusiastic.</text:p>
      <text:p text:style-name="P4">
advertise</text:p>
      <text:p text:style-name="P4">
47 -year -old Zrema said she was worried about her three sons to school in Dagistan. When she sent the sixth grade son to the "important conversation" course, she told him never to participate in politics. "We are afraid of everything here," she said. Because involving criticism of this war, she asked not to use her full name.</text:p>
      <text:p text:style-name="P4">
To a large extent, Russia described this war as an economic opportunity in poor areas, while the means in big cities were relatively subtle.</text:p>
      <text:p text:style-name="P4">
"They tried to target those with less resources," said Russian sociologist Greg Udin, who studied at Princeton University in an interview. "They give you a choice to promise money, status, and benefits. In addition, you will become a hero." He pointed out that even if they only persuaded 20%of young people to participate in the army, it is still a huge army Essence</text:p>
      <text:p text:style-name="P4">
To this end, the Ministry of Education and the Ministry of National Defense announced that tenth -grade students will receive compulsory military training next year. Girls will learn the battlefield first aid, and boys will learn to practice formation and use the skills of using Karashnikov.</text:p>
      <text:p text:style-name="P4">
In February, the students visited the Victory Museum to commemorate the victory of Nazi Germany in the Second World War in Russia. Nanna heitmann for the new Yorktimes</text:p>
      <text:p text:style-name="P4">
In college, the autumn course will include a compulsory course called "Russian National Basic".</text:p>
      <text:p text:style-name="P4">
Yuding pointed out that the course is still being formulated, but he said that the details that have appeared often echoed Putin's Russian exceptional world view, and said that the battle against Western rule in the past millennium will last thousands of years.</text:p>
      <text:p text:style-name="P4">
advertise</text:p>
      <text:p text:style-name="P4">
"For them, the best way to mobilize the entire society is to brainwash young people," Yuding said.</text:p>
      <text:p text:style-name="P4">
News Source: <text:a xlink:type="simple" xlink:href="https://cn.nytimes.com/world/20230606/russia-schools-military-war/" text:style-name="Internet_20_link" text:visited-style-name="Visited_20_Internet_20_Link">
https://cn.nytimes.com/world/20230606/russia-schools-military-war/</text:a>
</text:p>
      <!--NEWS-->
      <text:h text:style-name="P10" text:outline-level="1">
<text:span text:style-name="T4">
The United Nations warned the Sudan army to promote and quickly support the troops to control the Darfur military resident</text:span>
</text:h>
      <text:p text:style-name="P4">
Author: 半岛电视台＋通讯社</text:p>
      <text:p text:style-name="P4">
Publisher: Al Jazeera</text:p>
      <text:p text:style-name="P4">
Published Time: 2023-06-06T02:27:54</text:p>
      <text:p text:style-name="P4">
Modified Time: 2023-06-06T10:05:26</text:p>
      <text:p text:style-name="P4">
Description: On Monday, the Sudan army announced the control of Endaman's Alban Street. On the other hand, the rapid support forces confirmed that it controlled a military station in North Dalfur.</text:p>
      <text:p text:style-name="P4">
Images: ["<text:a xlink:type="simple" xlink:href="https://chinese.aljazeera.net/wp-content/uploads/2023/06/1-1686017030.png" text:style-name="Internet_20_link" text:visited-style-name="Visited_20_Internet_20_Link">
1-1686017030.png</text:a>
"]</text:p>
      <text:p text:style-name="P4">
Topics: ['军事', '政治', '新闻', '联合国']</text:p>
      <text:p text:style-name="P4">
Keywords: ['军事', '政治', '新闻', '联合国', '世界', '苏丹']</text:p>
      <text:p text:style-name="P4">
Type: Article</text:p>
      <!--METADATA-->
      <text:p text:style-name="P4">
<draw:frame draw:style-name="fr1" draw:name="Image97" text:anchor-type="as-char" svg:width="6.9236in" svg:height="4.612736in" draw:z-index="0">
<draw:image xlink:href="../Images/Aljazeera Chinese/2023-06-06T02-27-54/1-1686017030.png" xlink:type="simple" xlink:show="embed" xlink:actuate="onLoad" draw:mime-type="image/png"/>
</draw:frame>
The Sudan army recently controlled several neighborhoods and military bases in Khamoum (French media)</text:p>
      <text:p text:style-name="P4">
On Monday, the Sudan army announced the control of Endaman's Alban Street. On the other hand, the rapid support forces confirmed that it controlled a military resident of North Dalfur. Wait for serious violations.</text:p>
      <text:p text:style-name="P4">
According to witnesses, the Sudan army and the rapid support forces have fiercely fought and shells again in the three cities of the capital Kagoumoum, North Khamoum, and Entumanman.</text:p>
      <text:p text:style-name="P4">
A reporter from the Peninsula TV reported that the sound of heavy weapons did not stop in Jungle Street, Industrial Zone and Hillary Jajidida west in Khatoo Mome. The explosion of the Bachry area continuously heard.</text:p>
      <text:p text:style-name="P4">
The ceasefire agreement reached by Saudi Arabia and the United States ended on Saturday. Although Saudi Arabia and the United States called on the Sudan army and the rapid support forces on Sunday to reach a consensus on the new "effective" ceasefire, the conflict occurred.</text:p>
      <text:p text:style-name="P4">
Both sides of the Sudan accused the other party of the first war, and accused the other party of the first athlete ceasefire agreement that violated a series of unsuccessful conflicts.</text:p>
      <text:h text:style-name="P13" text:outline-level="4">
<text:span text:style-name="T4">
guerrilla warfare</text:span>
</text:h>
      <text:p text:style-name="P4">
In the development of related matters, the military sources of the Sudan Army told Peninsula TV that the army controlled the forty streets of the capital Kagolentman.</text:p>
      <text:p text:style-name="P4">
Sources pointed out that there was a conflict between "Abbasier" and "Better Odda" adjacent to the 40th streets. During this period, in addition to combing the Forty Street, the Sudan army also destroyed the rapid support forces forces. A vehicle and controlled two cars.</text:p>
      <text:p text:style-name="P4">
Earlier on Monday, the Sudan army confirmed to the Peninsula TV station that after fierce fighting with the rapid support forces, it has re -controlled Nuchimmy's military base located in Jabal Olia, southern Kotoumou.</text:p>
      <text:p text:style-name="P4">
On the other hand, the rapid support forces announced on Monday that they controlled the garrison of the 22nd Infantry Brigade of Kutam, Dalfur, Sudan.</text:p>
      <text:p text:style-name="P4">
The fast support forces posted a video through its Facebook account, showing that their members were inspecting all facilities in the garrison.</text:p>
      <text:p text:style-name="P4">
On the other hand, Uzulfu Izart, a political adviser of the rapid support for the commander of the army, said that the vision of rapid support to support solutions is based on a need to set up peace and stable sustainable ways to resolve war under democratic and civilized. source.</text:p>
      <text:p text:style-name="P4">
Izart reiterated during the meeting with Kenya Parliament Speaker Mouza Watanagra that the coup leader of the Sudan army and the members of the dissolved regime forced the war to the rapid support forces.</text:p>
      <text:h text:style-name="P13" text:outline-level="4">
<text:span text:style-name="T4">
</text:span>
</text:h>
      <text:p text:style-name="P4">
Regarding politics, the United Nations Sudan Special Troupe accused all parties of conflict against children on Monday, and accused all parties in conflict killed civilians and attacked hospitals.</text:p>
      <text:p text:style-name="P4">
The United Nations stated in a statement that human rights officials recorded dozens of incidents committed by the conflict, including killing, arrest, possible disappearance, attack hospitals, sexual violence, and other serious violations of children.</text:p>
      <text:p text:style-name="P4">
The United Nations added in a statement that it is currently communicating with the conflict parties in order to take action on the perpetrators and protect civilians and their property.</text:p>
      <text:p text:style-name="P4">
Regarding this, in view of the continuous conflict between the Sudan army and the rapid support forces, the United Nations delegation said that the situation in the capital Kagoum, Endaman and Bachry was very worrying.</text:p>
      <text:p text:style-name="P4">
The United Nations delegation pointed out that the situation of Sidalford, Garcilla (Middle Dalfur) and Kutam (North Dalfur) also continued to deteriorate, affecting civilians including women and children, among which Many people are trapped between the conflict.</text:p>
      <text:p text:style-name="P4">
On Sunday, Saudi Arabia and the United States called on the Sudan army and rapid support forces to reach a consensus on new "effective" ceasefire.</text:p>
      <text:p text:style-name="P4">
Since April 15th, Khamoum and other cities have been witnessing the troops led by Abdul Farita Bulhan and Muhammad Hamdan(Hermei)领导的快速支援部队之间的冲突，这场冲突造成数百名平民死亡，数千名平民受伤，此外，冲突也造成了这个世界上最贫穷国家之一的新一轮流离失所和庇护浪潮。</text:p>
      <text:p text:style-name="P4">
News Source: <text:a xlink:type="simple" xlink:href="https://chinese.aljazeera.net/united-nations/2023/6/6/%e8%81%94%e5%90%88%e5%9b%bd%e5%8f%91%e5%87%ba%e8%ad%a6%e5%91%8a%e8%8b%8f%e4%b8%b9%e5%86%9b%e9%98%9f%e5%90%91%e5%96%80%e5%9c%9f%e7%a9%86%e6%8e%a8%e8%bf%9b%e4%b8%8e%e5%bf%ab%e9%80%9f%e6%94%af%e6%8f%b4" text:style-name="Internet_20_link" text:visited-style-name="Visited_20_Internet_20_Link">
https://chinese.aljazeera.net/united-nations/2023/6/6/%e8%81%94%e5%90%88%e5%9b%bd%e5%8f%91%e5%87%ba%e8%ad%a6%e5%91%8a%e8%8b%8f%e4%b8%b9%e5%86%9b%e9%98%9f%e5%90%91%e5%96%80%e5%9c%9f%e7%a9%86%e6%8e%a8%e8%bf%9b%e4%b8%8e%e5%bf%ab%e9%80%9f%e6%94%af%e6%8f%b4</text:a>
</text:p>
      <!--NEWS-->
      <text:h text:style-name="P10" text:outline-level="1">
<text:span text:style-name="T4">
Russia announced a major attack in Ukraine, and Kiev is preparing to fight against Russia's attack</text:span>
</text:h>
      <text:p text:style-name="P4">
Author: 半岛电视台＋通讯社</text:p>
      <text:p text:style-name="P4">
Publisher: Al Jazeera</text:p>
      <text:p text:style-name="P4">
Published Time: 2023-06-06T02:28:18</text:p>
      <text:p text:style-name="P4">
Modified Time: 2023-06-06T10:07:20</text:p>
      <text:p text:style-name="P4">
Description: The Russian Ministry of Defense said earlier on Tuesday, June 6 that it frustrated a major attack launched by Ukraine in the Donetsk area, causing huge casualties to the Ukrainian army.</text:p>
      <text:p text:style-name="P4">
Images: ["<text:a xlink:type="simple" xlink:href="https://chinese.aljazeera.net/wp-content/uploads/2023/06/1-1686016224.jpg" text:style-name="Internet_20_link" text:visited-style-name="Visited_20_Internet_20_Link">
1-1686016224.jpg</text:a>
", "<text:a xlink:type="simple" xlink:href="https://chinese.aljazeera.net/wp-content/uploads/2023/06/2-1686016231.jpg" text:style-name="Internet_20_link" text:visited-style-name="Visited_20_Internet_20_Link">
2-1686016231.jpg</text:a>
", "<text:a xlink:type="simple" xlink:href="https://chinese.aljazeera.net/wp-content/uploads/2023/06/3-1686016238.jpg" text:style-name="Internet_20_link" text:visited-style-name="Visited_20_Internet_20_Link">
3-1686016238.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98" text:anchor-type="as-char" svg:width="6.9236in" svg:height="4.612736in" draw:z-index="0">
<draw:image xlink:href="../Images/Aljazeera Chinese/2023-06-06T02-28-18/1-1686016224.jpg" xlink:type="simple" xlink:show="embed" xlink:actuate="onLoad" draw:mime-type="image/jpeg"/>
</draw:frame>
A picture posted by the Ukrainian army is said to be a operation against the Russian army near Bachmumt(Reuters)The Russian Ministry of Defense said earlier on Tuesday, June 6 that it frustrated a major attack launched by Ukraine in the Donetsk area, causing huge casualties to the Ukrainian army. Kiev said that Russia could not know the direction of counterattack and kept his army vigilant.</text:p>
      <text:p text:style-name="P4">
The Russian Ministry of Defense stated in its Telegram channel, "" Armed Forces, offensive and tactical aviation soldiers, missiles and artillery forces, and flame jet systems have caused major failures to (Ukrainian army). "</text:p>
      <text:p text:style-name="P4">
The ministry added that the Russian army destroyed 28 tanks in Donetzk, including 8 German leopard tanks and 3 French tanks.</text:p>
      <text:p text:style-name="P4">
On the other hand, the Ukrainian capital military authorities said in Telegram applications that in the early morning of Tuesday, air defense systems intervened and repelled air strikes on the Kiev area.</text:p>
      <text:p text:style-name="P4">
A reporter from the Peninsula also reported that the Ukraine capital sounded the alarm.</text:p>
      <text:p text:style-name="P4">
The Kiev Military Authority said that hostile air targets are moving towards the capital, and the air defense system is dealing with them.</text:p>
      <text:p text:style-name="P4">
According to the Halkov military department, the Russian army aimed at the city's residential area with S-300 missiles.</text:p>
      <text:p text:style-name="P4">
<draw:frame draw:style-name="fr1" draw:name="Image99" text:anchor-type="as-char" svg:width="6.9236in" svg:height="3.894525in" draw:z-index="0">
<draw:image xlink:href="../Images/Aljazeera Chinese/2023-06-06T02-28-18/2-1686016231.jpg" xlink:type="simple" xlink:show="embed" xlink:actuate="onLoad" draw:mime-type="image/jpeg"/>
</draw:frame>
A soldier makes a quiet gesture</text:p>
      <text:h text:style-name="P13" text:outline-level="4">
<text:span text:style-name="T4">
Counterattack</text:span>
</text:h>
      <text:p text:style-name="P4">
At the same time, a reporter from the Peninsula TV stated that on Monday, the 5th, the Russian air defense system was the second time the Russian city near the Ukraine border Belgrod intercepted air targets and heard the explosion.</text:p>
      <text:p text:style-name="P4">
Governor of the state said that the air defense system cope with the three goals of Belgor Rhodes and its surrounding areas, and pointed out that the relevant agencies are checking the impact of these confrontations on the local area.</text:p>
      <text:p text:style-name="P4">
Although Kiev's aspect remained silent, all signs confirmed that the Ukraine began to counterattack the Russian army. In addition, the Ukrainian army announced a large -scale action and pointed out that Russia could not know the direction of counterattack, making its army vigilant.</text:p>
      <text:p text:style-name="P4">
As the Russian Belgore was attacked by land and air, the Ukrainian army attacked the country's east and southern front lines at the same time.</text:p>
      <text:p text:style-name="P4">
According to the Washington Post, US officials said that it is believed that Ukraine's counterattack has been in progress and made progress in the north and south of Bachurut.</text:p>
      <text:p text:style-name="P4">
On Monday, Ukraine confirmed that the "offensive operation" was implemented in some parts of the front line and announced that it had made progress near Bachomut. At this time, US officials told the New York Times that there were signs that Kiev had begun to counterattack.</text:p>
      <text:p text:style-name="P4">
U.S. officials who are unwilling to disclose their names added that the surge in Ukraine's recent attack may indicate that Kiev's long -term planning against the Russian army has begun.</text:p>
      <text:p text:style-name="P4">
According to the New York Times, the evaluation of US officials is based on the information of the US military satellite, and these satellites have increased the operation of the Ukrainian military base. These satellites have the infrared capabilities of tracking artillery fire and missile launch.</text:p>
      <text:p text:style-name="P4">
<draw:frame draw:style-name="fr1" draw:name="Image100" text:anchor-type="as-char" svg:width="6.9236in" svg:height="3.894525in" draw:z-index="0">
<draw:image xlink:href="../Images/Aljazeera Chinese/2023-06-06T02-28-18/3-1686016238.jpg" xlink:type="simple" xlink:show="embed" xlink:actuate="onLoad" draw:mime-type="image/jpeg"/>
</draw:frame>
Russian-Ukrainian map(Peninsula TV Station)Reuters quoted Ukraine Foreign Minister, saying, "We have enough weapons to start counterattack."</text:p>
      <text:p text:style-name="P4">
On the other hand, General Mark Milly, the chairman of the United States Chiefs Chief of Staff, expressed caution and optimism of Ukraine's counterattack.</text:p>
      <text:p text:style-name="P4">
In an interview with the US News Network CNN, General Mili added that according to him, the Ukraines have gained everything they need for the war, which is of great significance to them and the entire world.</text:p>
      <text:h text:style-name="P13" text:outline-level="4">
<text:span text:style-name="T4">
Captive Exchange</text:span>
</text:h>
      <text:p text:style-name="P4">
On the other hand, Yefgeni Porigojin, the head of the Wagner Group, declined the so -called "Liberty Russia" legion for the proposal of the two sides to exchange prisoners.</text:p>
      <text:p text:style-name="P4">
In a recording, Pricig said that his troops did not capture the captain of the Russian 72th brigade commander Roman Vini Vyte. Instead, he arrested him and stimulated it, and emphasized that he would not exchange any Russians in exchange for Russians.</text:p>
      <text:p text:style-name="P4">
It is worth noting that the Wagner forces arrested Roman Viniv Beijing earlier because he fired a car carrying a car carrying the Wagner forces.</text:p>
      <text:p text:style-name="P4">
On Monday, the "Liberty Russia" legion filed a captive exchange agreement to Porigo. According to the agreement, the Russian Legion will release the Russian army and Russian border guards that have been imprisoned by him. Viking.</text:p>
      <text:p text:style-name="P4">
News Source: <text:a xlink:type="simple" xlink:href="https://chinese.aljazeera.net/news/war-in-ukraine/2023/6/6/%e4%bf%84%e7%bd%97%e6%96%af%e5%ae%a3%e5%b8%83%e6%8c%ab%e8%b4%a5%e4%b9%8c%e5%85%8b%e5%85%b0%e7%9a%84%e9%87%8d%e5%a4%a7%e8%a2%ad%e5%87%bb%e5%9f%ba%e8%be%85%e6%ad%a3%e5%87%86%e5%a4%87%e5%af%b9" text:style-name="Internet_20_link" text:visited-style-name="Visited_20_Internet_20_Link">
https://chinese.aljazeera.net/news/war-in-ukraine/2023/6/6/%e4%bf%84%e7%bd%97%e6%96%af%e5%ae%a3%e5%b8%83%e6%8c%ab%e8%b4%a5%e4%b9%8c%e5%85%8b%e5%85%b0%e7%9a%84%e9%87%8d%e5%a4%a7%e8%a2%ad%e5%87%bb%e5%9f%ba%e8%be%85%e6%ad%a3%e5%87%86%e5%a4%87%e5%af%b9</text:a>
</text:p>
      <!--NEWS-->
      <text:h text:style-name="P10" text:outline-level="1">
<text:span text:style-name="T4">
Following the urban management agricultural management, Heilongjiang &amp; Quot; Cultural Tube &amp; Quot;</text:span>
</text:h>
      <text:p text:style-name="P4">
Author: None</text:p>
      <text:p text:style-name="P4">
Publisher: Radio Free Asia (Organization)</text:p>
      <text:p text:style-name="P4">
Published Time: 2023-06-06T02:53:00-04:00</text:p>
      <text:p text:style-name="P4">
Modified Time: 2023-06-06T14:41:56-04:00</text:p>
      <text:p text:style-name="P4">
Description: None</text:p>
      <text:p text:style-name="P4">
Videos: []</text:p>
      <text:p text:style-name="P4">
Audios: ["<text:a xlink:type="simple" xlink:href="https://www.rfa.org/mandarin/yataibaodao/kejiaowen/gt1-060620230250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4.221163in" draw:z-index="0">
<draw:image xlink:href="../Images/rfamandarin/2023-06-06T02-53-00-04-00/000000.png" xlink:type="simple" xlink:show="embed" xlink:actuate="onLoad" draw:mime-type="image/png"/>
</draw:frame>
Heilongjiang Provincial Cultural Market Comprehensive Law Enforcement Team Uniform Uniform <text:a xlink:type="simple" xlink:href="https://www.rfa.org/mandarin/yataibaodao/kejiaowen/gt1-06062023025020.html/@@images/image" text:style-name="Internet_20_link" text:visited-style-name="Visited_20_Internet_20_Link">
</text:a>
Netizens provided [Audio-Link: https://www.rfa.org/mandarin/yatabaodao/kejiaowen/gt1-06062025020.html/@stream]](https://www.rfa.org/mandarin/yataibaodao/kejiaowen/gt1-06062023025020.html/@@stream)The Chinese government's monitoring of various fields has continued to improve. A week ago, the Heilongjiang Provincial Cultural Market Comprehensive Law Enforcement Team held a "unified dress" ceremony, and law enforcement officers debuted. Some scholars believe that the cultural management team has strong political colors and is worthy of attention.</text:p>
      <text:p text:style-name="P4">
<text:a xlink:type="simple" xlink:href="https://www.rfa.org/mandarin/yataibaodao/meiti/hx1-05232023092839.html" text:style-name="Internet_20_link" text:visited-style-name="Visited_20_Internet_20_Link">
<text:span text:style-name="T4">
 On the eve of June 4th, the police demanded that the police in many places requested to investigate young mobile phones </text:span>
</text:a>
<text:span text:style-name="T4">
* <text:a xlink:type="simple" xlink:href="https://www.rfa.org/mandarin/yataibaodao/shaoshuminzu/hx-05162023092846.html" text:style-name="Internet_20_link" text:visited-style-name="Visited_20_Internet_20_Link">
Media disclosure: Chinese authorities are reviewed on Tibetan music lyrics</text:a>
</text:span>
</text:p>
      <text:p text:style-name="P4">
Following urban management and agricultural management, "cultural management" has recently become active. According to the official introduction of China, the cultural market comprehensive administrative law enforcement team conducted administrative penalties for culture, tourism, cultural relics, publishing, radio and television, and film markets, as well as law enforcement functions such as administrative inspections and administrative compulsory. For the emergence of "cultural management", many netizens think that this is the authorities in formalism, and some netizens say that "cultural management" may control a cultural desert.</text:p>
      <text:p text:style-name="P4">
A netizen mocked in the video: "After this urban management and agricultural management, another cultural mana comes out. What is this cultural management? If the poison teaching material, I must applaud him, but according to the literal meaning, as long Tosin, he cares about it. I suddenly stunned. Do you say that my Internet company has to be in line neatly and wait for the conversation ... "....</text:p>
      <text:p text:style-name="P4">
The Heilongjiang Culture and Tourism Department website reported on May 30 that the province held the "Provincial Cultural Market Comprehensive Law Enforcement Team Unified Dressing Ceremony" in Jiamusi, with a total of more than 500 people participated. The three cities (local) cultural market comprehensive law enforcement teams gave flags. Multiple pictures on the scene showed that law enforcement officers wore dark blue uniforms, large blocks, and vehicles with the word cultural law enforcement.</text:p>
      <text:p text:style-name="P4">
Chinese Cultural Market Law Enforcers Infucian armband and shoulder chapter (screenshot of Weibo/Ancient Pavilion) <text:a xlink:type="simple" xlink:href="https://www.rfa.org/mandarin/yataibaodao/kejiaowen/gt1-06062023025020.html/m0606-gt1p3.jpg" text:style-name="Internet_20_link" text:visited-style-name="Visited_20_Internet_20_Link">
</text:a>
<text:span text:style-name="T4">
 "Cultural Management" practical management and culture and other ideological fields </text:span>
</text:p>
      <text:p text:style-name="P4">
Cai Shenkun Cai Shenkun, the current affairs person in the United States, said in an interview with Radio Asia on Tuesday that the Chinese government's establishment of a comprehensive cultural market law enforcement team is actually a effort to improve political supervision. He said: "I think more about political considerations, to comprehensively manage and rectify the cultural market, and the penalty is secondary. Because they are now comprehensively in the entire cultural market, including cultural products, cultural fields, performing arts, and entertainment. Supervision.</text:p>
      <text:p text:style-name="P4">
In 2018, the Central Committee of the Communist Party of China issued the "Deepening of the Reform Plan for the Party and State Institutions" mentioned "Integration and Establishing a Cultural Market Comprehensive Law Enforcement Team". Publishing, radio and television, movies, and tourism market administrative law enforcement responsibilities. Directed by the Ministry of Culture and Tourism.</text:p>
      <text:p text:style-name="P4">
A year later, the cultural market administrative law enforcement team has been established in various places, but the activity is far less active than the "agricultural management" that has appeared in the near future.</text:p>
      <text:p text:style-name="P4">
The law enforcement scope of authorities includes culture, tourism, cultural relics, publishing, radio and television, and film markets. (Weibo screenshot/ancient pavilion) <text:a xlink:type="simple" xlink:href="https://www.rfa.org/mandarin/yataibaodao/kejiaowen/gt1-06062023025020.html/m0606-gt1p2.jpg" text:style-name="Internet_20_link" text:visited-style-name="Visited_20_Internet_20_Link">
</text:a>
<text:span text:style-name="T4">
 News Refers to the Ministry of Xuan from the Ministry of Xuan from the Ministry of Xuan to North Korea to learn from the country's management model </text:span>
</text:p>
      <text:p text:style-name="P4">
Cai Shenkun believes that various signs show that various fields in China are under severe control. He said: "Some sources told me that the Propaganda Department of the Central Committee of the Communist Party of China has organized many people to go to North Korea to learn from the scriptures, focusing on studying North Korea's ideology and management of the cultural field. It may be to try to control ideology like North Korea. . Because this is a must step for his social stability. "</text:p>
      <text:p text:style-name="P4">
Zhang Jianping, a commentator from Yixing in Jiangsu, told this station that from the active "agricultural management" that has been active recently to the current "cultural management", it is described as a "blind toss" in one sentence. He said: "I think this is a kind of blindness, so that the country is strictly controlled, and this country is completely lost. When a country has no vitality, the words of the people are" not immortal '. Because I died as soon as I hurried, there were no security problems and social stability problems when they were in full bloom in the past. "</text:p>
      <text:p text:style-name="P4">
<text:span text:style-name="T4">
 Netizens pointed out that urban management agricultural management and plus cultural management is the new three mountains </text:span>
 **</text:p>
      <text:p text:style-name="P4">
Some netizens wrote a message that the financial situation of Heili River was so good and could support this team, so there is no shortage of money at all, only leeks have no money. Some people say that it is really for the employment of children, and the leaders are also worried. I was bloated and wanted to be more bloated. The agricultural management has not passed, and the era of cultural management has come. Now there are new three mountains.</text:p>
      <text:p text:style-name="P4">
Reporter: Ancient Pavilion Editor: Chen Meihua, Xu Shuting, Jiayuan.com editor: Hong Wei</text:p>
      <text:p text:style-name="P4">
News Source: <text:a xlink:type="simple" xlink:href="https://www.rfa.org/mandarin/yataibaodao/kejiaowen/gt1-06062023025020.html" text:style-name="Internet_20_link" text:visited-style-name="Visited_20_Internet_20_Link">
https://www.rfa.org/mandarin/yataibaodao/kejiaowen/gt1-06062023025020.html</text:a>
</text:p>
      <!--NEWS-->
      <text:h text:style-name="P10" text:outline-level="1">
<text:span text:style-name="T4">
France opposes NATO offices in Tokyo</text:span>
</text:h>
      <text:p text:style-name="P4">
Authors: ['迪米', '稻垣加奈东京', '亨利•福伊布鲁塞尔', '莱拉•阿布德巴黎']</text:p>
      <text:p text:style-name="P4">
Publisher: 英国《金融时报》</text:p>
      <text:p text:style-name="P4">
Time: 2023-06-06T03:45:23+00:00</text:p>
      <text:p text:style-name="P4">
Published Time: 2023-06-05T12:00:99+08:00</text:p>
      <text:p text:style-name="P4">
Modified Time: 2023-06-05T23:40:99+08:00</text:p>
      <text:p text:style-name="P4">
Description: French President Macron believes that NATO should continue to focus on its own North Atlantic region and promote NATO's expansion to "make a big mistake."</text:p>
      <text:p text:style-name="P4">
Images: ["<text:a xlink:type="simple" xlink:href="https://thumbor.ftacademy.cn/unsafe/picture/9/000183479_piclink.jpg" text:style-name="Internet_20_link" text:visited-style-name="Visited_20_Internet_20_Link">
000183479_pic...</text:a>
"]</text:p>
      <text:p text:style-name="P4">
Themes: ['北约', '关注']</text:p>
      <text:p text:style-name="P4">
Keywords: ['北约', '马克龙', '法国政治', '安倍晋三', '中国政府']</text:p>
      <text:p text:style-name="P4">
Type: Article</text:p>
      <!--METADATA-->
      <text:p text:style-name="P4">
<draw:frame draw:style-name="fr1" draw:name="Image107" text:anchor-type="as-char" svg:width="6.9236in" svg:height="3.894525in" draw:z-index="0">
<draw:image xlink:href="../Images/FT Chinese Free Version/2023-06-06T03-45-23-00-00/000183479_piclink.jpg" xlink:type="simple" xlink:show="embed" xlink:actuate="onLoad" draw:mime-type="image/jpeg"/>
</draw:frame>
French President Emartel Macron(Emmanuel Macron)Oppose NATO(Nato)Regarding the establishment of a office in Tokyo, he believes that this cross -Atlantic security alliance should continue to focus on his North Atlantic region.</text:p>
      <text:p text:style-name="P4">
According to eight people familiar with the matter, due to the opposition from France, the discussion of its first "outpost" in the Indo -Pacific region has become complicated in the past few months in NATO.</text:p>
      <text:p text:style-name="P4">
News Source: <text:a xlink:type="simple" xlink:href="http://www.ftchinese.com/story/001099868" text:style-name="Internet_20_link" text:visited-style-name="Visited_20_Internet_20_Link">
http://www.ftchinese.com/story/001099868</text:a>
</text:p>
      <!--NEWS-->
      <text:h text:style-name="P10" text:outline-level="1">
<text:span text:style-name="T4">
FREE Version (Free Version)</text:span>
</text:h>
      <text:p text:style-name="P4">
Authors: ['斯科特•奇波利纳', '斯特凡尼娅•帕尔马']</text:p>
      <text:p text:style-name="P4">
Publisher: 英国《金融时报》</text:p>
      <text:p text:style-name="P4">
Time: 2023-06-06T03:49:52+00:00</text:p>
      <text:p text:style-name="P4">
Published Time: 2023-06-05T12:00:99+08:00</text:p>
      <text:p text:style-name="P4">
Modified Time: 2023-06-05T23:45:99+08:00</text:p>
      <text:p text:style-name="P4">
Description: The US Securities Fair accuses Binance and Zhao Changpeng to control customers' assets to transfer billions of dollars to a crypto asset trading company owned by Zhao Changpeng.</text:p>
      <text:p text:style-name="P4">
Images: ["<text:a xlink:type="simple" xlink:href="https://thumbor.ftacademy.cn/unsafe/picture/0/000183480_piclink.jpg" text:style-name="Internet_20_link" text:visited-style-name="Visited_20_Internet_20_Link">
000183480_pic...</text:a>
"]</text:p>
      <text:p text:style-name="P4">
Themes: ['区块链与数字货币', '关注']</text:p>
      <text:p text:style-name="P4">
Keywords: ['数字货币', '高端订阅', '金融和市场监管', '美国金融监管', '加密货币', '币安']</text:p>
      <text:p text:style-name="P4">
Type: Article</text:p>
      <!--METADATA-->
      <text:p text:style-name="P4">
<draw:frame draw:style-name="fr1" draw:name="Image108" text:anchor-type="as-char" svg:width="6.9236in" svg:height="3.894525in" draw:z-index="0">
<draw:image xlink:href="../Images/FT Chinese Free Version/2023-06-06T03-49-52-00-00/000183480_piclink.jpg" xlink:type="simple" xlink:show="embed" xlink:actuate="onLoad" draw:mime-type="image/jpeg"/>
</draw:frame>
U.S. securities market regulatory agency has sued the world's largest cryptocurrency exchange(Binance)One of the allegations was that Binance mixed up billions of dollars in cash violations into another trading company owned by its CEO.</text:p>
      <text:p text:style-name="P4">
American Stock Exchange(SEC)The 13 civil allegations mentioned on Monday were the latest regulatory blow to Binance and his chief executive Zhao Changpeng. Earlier, another US financial regulatory agency sued Binance in March this year.</text:p>
      <text:p text:style-name="P4">
News Source: <text:a xlink:type="simple" xlink:href="http://www.ftchinese.com/story/001099869" text:style-name="Internet_20_link" text:visited-style-name="Visited_20_Internet_20_Link">
http://www.ftchinese.com/story/001099869</text:a>
</text:p>
      <!--NEWS-->
      <text:h text:style-name="P10" text:outline-level="1">
<text:span text:style-name="T4">
China -US officials hold "frank" talks in Beijing</text:span>
</text:h>
      <text:p text:style-name="P4">
Author: 半岛电视台</text:p>
      <text:p text:style-name="P4">
Publisher: Al Jazeera</text:p>
      <text:p text:style-name="P4">
Published Time: 2023-06-06T04:13:36</text:p>
      <text:p text:style-name="P4">
Modified Time: 2023-06-06T10:11:23</text:p>
      <text:p text:style-name="P4">
Description: The State Department of the United States said that when the situation between China and the United States was tight, U.S. officials had "frank and effective communication" with Chinese diplomats in Beijing.</text:p>
      <text:p text:style-name="P4">
Images: ["<text:a xlink:type="simple" xlink:href="https://chinese.aljazeera.net/wp-content/uploads/2023/06/2023-06-06T011916Z_1657043405_RC2CD1A623WT_RTRMADP_3_CHINA-USA-DIPLOMACY-1686017180-1686024120.jpg" text:style-name="Internet_20_link" text:visited-style-name="Visited_20_Internet_20_Link">
2023-06-06T01...</text:a>
", "<text:a xlink:type="simple" xlink:href="https://chinese.aljazeera.net/wp-content/uploads/2023/06/image-3-1686024252.jpg" text:style-name="Internet_20_link" text:visited-style-name="Visited_20_Internet_20_Link">
image-3-16860...</text:a>
", "<text:a xlink:type="simple" xlink:href="https://chinese.aljazeera.net/wp-content/uploads/2023/06/image-4-1686023924.jpg" text:style-name="Internet_20_link" text:visited-style-name="Visited_20_Internet_20_Link">
image-4-16860...</text:a>
"]</text:p>
      <text:p text:style-name="P4">
Topics: ['亚太', '政治', '新闻']</text:p>
      <text:p text:style-name="P4">
Keywords: ['亚太', '政治', '新闻', '中国', '美国']</text:p>
      <text:p text:style-name="P4">
Type: Article</text:p>
      <!--METADATA-->
      <text:p text:style-name="P4">
<draw:frame draw:style-name="fr1" draw:name="Image109" text:anchor-type="as-char" svg:width="6.9236in" svg:height="4.608995in" draw:z-index="0">
<draw:image xlink:href="../Images/Aljazeera Chinese/2023-06-06T04-13-36/2023-06-06T011916Z_1657043405_RC2CD1A623WT_RTRMADP_3_CHINA-USA-DIPLOMACY-1686017180-1686024120.jpg" xlink:type="simple" xlink:show="embed" xlink:actuate="onLoad" draw:mime-type="image/jpeg"/>
</draw:frame>
China said that the talks with the United States responsible for East Asia and Pacific Affairs Kangda's talks "effective"(Reuters)The State Department of the United States said that when the situation between China and the United States was tight, U.S. officials had "frank and effective communication" with Chinese diplomats in Beijing.</text:p>
      <text:p text:style-name="P4">
On June 5th local time, the United States Assistant Secretary of State East Asia and Pacific Affairs Conte (Daniel Criteblink) and the senior director of China Affairs of the National Security Council visited Beijing. Ma Chaoxu, deputy minister of China Foreign Ministry, and Yang Tao, director of the Ministry of Foreign Affairs, held talks with the two.</text:p>
      <text:p text:style-name="P4">
This Sino -US -middle -level talks marked that China and the United States continued to adhere to diplomacy under the increasing competition. Two days ago, the U.S. military claimed that the Chinese military adopted a "unsafe safety ship near the Taiwan Strait region. "action.</text:p>
      <text:p text:style-name="P4">
In a statement, the US State Department pointed out that "the two sides have conducted frank and effective discussions as one of the continuous efforts of maintaining communication channels and consolidating the recent high -level diplomacy of the two countries."</text:p>
      <text:p text:style-name="P4">
Prior to this interview with Kangda, Sino -US relations experienced a clear cold encounter -China rejected last week that the Minister of Defense Li Shangfu participated in the Singapore Security Summit last week to hold a formal meeting with US Secretary of Defense Ontine during the Singapore Security Summit. Essence</text:p>
      <text:p text:style-name="P4">
The talks was also conducted after the visit to China last month with the US Central Intelligence Agency Director William Bernus -in last week, a number of American media confirmed this visit by Bernus.</text:p>
      <text:p text:style-name="P4">
<draw:frame draw:style-name="fr1" draw:name="Image110" text:anchor-type="as-char" svg:width="6.9236in" svg:height="3.894525in" draw:z-index="0">
<draw:image xlink:href="../Images/Aljazeera Chinese/2023-06-06T04-13-36/image-3-1686024252.jpg" xlink:type="simple" xlink:show="embed" xlink:actuate="onLoad" draw:mime-type="image/jpeg"/>
</draw:frame>
The US Navy released a video of close contact with Chinese warships(Peninsula TV Station)The State Department of the United States stated that China and the United States exchanged opinions on bilateral relations and "communication channels" on the 5th, and added that US officials have made it clear that they will "defend the interests and values of the United States."</text:p>
      <text:p text:style-name="P4">
The Chinese Ministry of Foreign Affairs issued a statement on the 6th, saying that "China and the United States have made frank, constructive, and effective communication on promoting the improvement of Sino -US relations and proper control of differences in control."</text:p>
      <text:p text:style-name="P4">
The statement added that China has stated its solemn position on major principles such as Taiwan, and the two sides agreed to continue to communicate.</text:p>
      <text:p text:style-name="P4">
The maritime incident that occurred a few days ago highlighted the tension between the two countries.</text:p>
      <text:p text:style-name="P4">
The Indo -Pacific Command of the United States claimed on June 3 that a Chinese warship approached the US "Zhong Yun" destroyer in the "unsafe way", causing it to slow down to avoid collision and violate its safe passage in international waters in the international waters. right.</text:p>
      <text:p text:style-name="P4">
Chinese Foreign Ministry spokesman Wang Wenbin refuted the US side on June 5 and accused the US destroyer of "provoking things".</text:p>
      <text:p text:style-name="P4">
Wang Wenfu emphasized that "the actions taken by the Chinese army are necessary measures to deal with provocations related to the country, completely reasonable, legal, safe, and professional." The United States should reflect on and correct its wrong practices.</text:p>
      <text:p text:style-name="P4">
The United States also said last week that a Chinese fighter aircraft was "unnecessary offensive maneuverability" over the US Air Force aircraft over the South China Sea.</text:p>
      <text:p text:style-name="P4">
The White House National Security spokesman John Kobe said on the 5th that the two incidents were part of the increasing position of the Chinese military, and warned that such operations could lead to misunderstandings and misjudgments.</text:p>
      <text:p text:style-name="P4">
He also claimed, "When such a large metal object appears -whether it is in the air or at sea, and they act in a very close situation, then it is easy to misjudge or misunderstand. And someone may be injured because of this "," This is an unacceptable situation. "</text:p>
      <text:p text:style-name="P4">
<draw:frame draw:style-name="fr1" draw:name="Image111" text:anchor-type="as-char" svg:width="6.9236in" svg:height="3.894525in" draw:z-index="0">
<draw:image xlink:href="../Images/Aljazeera Chinese/2023-06-06T04-13-36/image-4-1686023924.jpg" xlink:type="simple" xlink:show="embed" xlink:actuate="onLoad" draw:mime-type="image/jpeg"/>
</draw:frame>
Chinese side blame US provocation on the US's provocation</text:p>
      <text:p text:style-name="P4">
In recent years, the relationship between China and the United States has become nervous because of trade rules, the situation of the Taiwan Strait, the United States' continued curbing China ’s growing influence in the Asia -Pacific region.</text:p>
      <text:p text:style-name="P4">
U.S. Secretary of State Anthony Blints canceled his visit to China in February this year. Previously, the US authorities claimed that the so -called "Chinese spy balloon" was shot down.</text:p>
      <text:p text:style-name="P4">
And China emphasized that this is just a meteorological balloon deviating from the route.</text:p>
      <text:p text:style-name="P4">
Officials between China and the United States stated that they did not seek confrontation or a new Cold War. In May of this year, US President Biden also predicted that the atmosphere between the two countries would be "quickly".</text:p>
      <text:p text:style-name="P4">
News Source: <text:a xlink:type="simple" xlink:href="https://chinese.aljazeera.net/news/2023/6/6/%e4%b8%ad%e7%be%8e%e5%ae%98%e5%91%98%e5%9c%a8%e5%8c%97%e4%ba%ac%e4%b8%be%e8%a1%8c%e5%9d%a6%e8%af%9a%e7%9a%84%e4%bc%9a%e8%b0%88" text:style-name="Internet_20_link" text:visited-style-name="Visited_20_Internet_20_Link">
https://chinese.aljazeera.net/news/2023/6/6/%e4%b8%ad%e7%be%8e%e5%ae%98%e5%91%98%e5%9c%a8%e5%8c%97%e4%ba%ac%e4%b8%be%e8%a1%8c%e5%9d%a6%e8%af%9a%e7%9a%84%e4%bc%9a%e8%b0%88</text:a>
</text:p>
      <!--NEWS-->
      <text:h text:style-name="P10" text:outline-level="1">
<text:span text:style-name="T4">
Who does a school eat a foreign body or a duck or a mouse?</text:span>
</text:h>
      <text:p text:style-name="P4">
Author: None</text:p>
      <text:p text:style-name="P4">
Publisher: Radio Free Asia (Organization)</text:p>
      <text:p text:style-name="P4">
Published Time: 2023-06-06T04:24:00-04:00</text:p>
      <text:p text:style-name="P4">
Modified Time: 2023-06-06T14:42:48-04:00</text:p>
      <text:p text:style-name="P4">
Description: None</text:p>
      <text:p text:style-name="P4">
Videos: []</text:p>
      <text:p text:style-name="P4">
Audios: ["<text:a xlink:type="simple" xlink:href="https://www.rfa.org/mandarin/yataibaodao/huanjing/gt2-060620230423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4.288165in" draw:z-index="0">
<draw:image xlink:href="../Images/rfamandarin/2023-06-06T04-24-00-04-00/000000.png" xlink:type="simple" xlink:show="embed" xlink:actuate="onLoad" draw:mime-type="image/png"/>
</draw:frame>
The suspected mouse head in Jiangxi student cafeteria was officially identified as a duck neck. <text:a xlink:type="simple" xlink:href="https://www.rfa.org/mandarin/yataibaodao/huanjing/gt2-06062023042345.html/@@images/image" text:style-name="Internet_20_link" text:visited-style-name="Visited_20_Internet_20_Link">
</text:a>
Network screenshot/ancient pavilion provides <text:a xlink:type="simple" xlink:href="https://www.rfa.org/mandarin/yataibaodao/huanjing/gt2-06062023042345.html/@@stream" text:style-name="Internet_20_link" text:visited-style-name="Visited_20_Internet_20_Link">
Audio-Link: https: //www.rfa.org/mandarin/yataibaODao/huanjing/GT2-06062023042345.html/@stream</text:a>
Students from a university in Nanchang, Jiangxi ate suspected "mice" in the campus restaurant. After learning about it, the school immediately reported to the government department for testing. Recently, the results were "duck neck". Is it a duck or a rat? Who said it? On Tuesday, related issues appeared on the first place in Weibo Search.</text:p>
      <text:p text:style-name="P4">
<text:a xlink:type="simple" xlink:href="https://www.rfa.org/mandarin/yataibaodao/huanjing/kw-03162022114643.html" text:style-name="Internet_20_link" text:visited-style-name="Visited_20_Internet_20_Link">
<text:span text:style-name="T4">
 "Old Altar Salva" Search for Chinese Food Safe Rebellion Repeated Bans? </text:span>
</text:a>
<text:span text:style-name="T4">
* <text:a xlink:type="simple" xlink:href="https://www.rfa.org/mandarin/Xinwen/5-12142021100440.html" text:style-name="Internet_20_link" text:visited-style-name="Visited_20_Internet_20_Link">
Disposal ingredients, Wuxi Starbucks Stop Business</text:a>
</text:span>
</text:p>
      <text:p text:style-name="P4">
Last Thursday (1st), a student at Jiangxi Institute of Industry Vocational and Technical College found that a mouse head appeared in the dishes while eating. In the video and pictures taken by the classmates, the chopsticks were clamped with a mouse head with hair and beards. Although the two sword -shaped teeth were small, it was very obvious.</text:p>
      <text:p text:style-name="P4">
A classmate said that he bought a duck meat in the cafeteria. After eating more than half of it, he found that there was a black object in the vegetables. He was clamped with chopsticks and looked at it. He was very dark like a mouse head and his teeth. But the cafeteria staff insisted that this was a duck neck.</text:p>
      <text:p text:style-name="P4">
Jiang Tao, the host of Hubei Satellite TV Financial Channel, said in the live broadcast: "Looking like a mouse from a distance, looking like a mouse head, and looking at it carefully, you still feel that it is a mouse head, but in the end you told me that this is actually the more chewing the more delicious ducks, the more delicious ducks, the more delicious ducks, Neck, do you dare to stab this thing? "</text:p>
      <text:p text:style-name="P4">
After the incident, the school admitted that the film shooting location was indeed in the school cafeteria, emphasizing that the school had taken action immediately. In addition to the food of the relevant stalls related to the cape, it also launched an investigation simultaneously. The school pointed out that the "foreign body" was compared to determine that the "foreign body" was a duck neck, which was a normal food, and the student had made a written explanation on the spot to clarify the content of the film.</text:p>
      <text:p text:style-name="P4">
Jiang Xiexue, the Chamber of Changdong Branch of Nanchang High -tech Zone Market Supervision and Administration, told Peng Mei News that they repeatedly compared and confirmed that the foreign body was a duck neck: "Our branch law enforcement officer rushed to the scene and repeatedly confirmed that the foreign body was the duck neck. ","</text:p>
      <text:p text:style-name="P4">
Students will eat the "band -deleted white teeth" animals and mice (video screenshot/ancient pavilion) <text:a xlink:type="simple" xlink:href="https://www.rfa.org/mandarin/yataibaodao/huanjing/gt2-06062023042345.html/m0606-gt2p1.jpg" text:style-name="Internet_20_link" text:visited-style-name="Visited_20_Internet_20_Link">
</text:a>
<text:span text:style-name="T4">
 "Turn with white teeth" duck neck attracting netizen to follow </text:span>
</text:p>
      <text:p text:style-name="P4">
However, related issues caused heated discussions on Tuesday, and once rushed to the first hot search on Weibo, and the school's various accusations rolled up. Some netizens said that I wouldn't be blind on the entire network, right? Is the eyes on the duck neck two peppercorns? If you want to say that this is not a duck neck, he is afraid that graduation is a problem. In addition, netizens have created the idioms of "referring to mice for duck", and why the Internet Civilian Quality Supervision Bureau is a school cafeteria to hide the public's attention.</text:p>
      <text:p text:style-name="P4">
Jia Shimin, a teacher of Zhengzhou former middle school, told this station that she watched related videos and pictures. The student showed it obviously a mouse head: "If you admit it, they may be afraid of being held accountable. In fact Everyone eliminates the opposition. With my understanding of the school cafeteria, those who can contracted to the school canteen are generally the relatives of the school leaders. It may also be the relatives of an official. Outsiders cannot intervene. "</text:p>
      <text:p text:style-name="P4">
According to reports, the school cafeteria involved in the cafeteria was enforced by the market regulatory department on the spot because of entering the mouse in 2021. However, the market regulatory authorities endorsed it.</text:p>
      <text:p text:style-name="P4">
</text:p>
      <text:p text:style-name="P4">
</text:p>
      <text:p text:style-name="P4">
After seeing the picture, students and netizens were in different claims that they were mice, and the officials of the Nanchang Municipal Quality Supervision Bureau entrusted by the school determined that they were duck necks. The host of Hubei Satellite TV questioned in the show, why duck necks have teeth and beards. (Network screenshot/ancient pavilion provided) <text:a xlink:type="simple" xlink:href="https://www.rfa.org/mandarin/yataibaodao/huanjing/gt2-06062023042345.html/m0606-gt2p2c.jpg" text:style-name="Internet_20_link" text:visited-style-name="Visited_20_Internet_20_Link">
</text:a>
<text:span text:style-name="T4">
 Can contracted the school cafeteria non -Putong businessman </text:span>
</text:p>
      <text:p text:style-name="P4">
Jia Shimin said that if the official investigates, the school cafeteria involved involved involves other issues: "Some people are afraid of being found, so let's talk nonsense."</text:p>
      <text:p text:style-name="P4">
Mr. Gu Jiang, a netizen in Jiangsu, told this station that the incident has aroused widespread attention and discussion of the public, and also exposed the problems of school food safety management. He said that officials and schools were worried that they would be held accountable. If they confirmed that they were mice, they needed greater legal responsibilities. He lamented: "On this land, only what we can't think of, without what they can't do, everything will happen. This is the land that makes people desperate."</text:p>
      <text:p text:style-name="P4">
Mr. Gu said that in any case, ensuring food safety should be one of the important tasks of schools and government departments, and strengthen supervision and punishment measures to ensure food safety.</text:p>
      <text:p text:style-name="P4">
Reporter: Ancient Pavilion Editor: Chen Meihua, Xu Shuting, Jiayuan.com editor: Hong Wei</text:p>
      <text:p text:style-name="P4">
News Source: <text:a xlink:type="simple" xlink:href="https://www.rfa.org/mandarin/yataibaodao/huanjing/gt2-06062023042345.html" text:style-name="Internet_20_link" text:visited-style-name="Visited_20_Internet_20_Link">
https://www.rfa.org/mandarin/yataibaodao/huanjing/gt2-06062023042345.html</text:a>
</text:p>
      <!--NEWS-->
      <text:h text:style-name="P10" text:outline-level="1">
<text:span text:style-name="T4">
The beneficiaries of the home office are not just the elite class (Free Version)</text:span>
</text:h>
      <text:p text:style-name="P4">
Authors: ['萨拉•奥康纳']</text:p>
      <text:p text:style-name="P4">
Publisher: 英国《金融时报》</text:p>
      <text:p text:style-name="P4">
Time: 2023-06-06T04:56:50+00:00</text:p>
      <text:p text:style-name="P4">
Published Time: 2023-06-05T12:00:99+08:00</text:p>
      <text:p text:style-name="P4">
Modified Time: 2023-06-06T00:55:99+08:00</text:p>
      <text:p text:style-name="P4">
Description: O'Conner: Since the beginning of the epidemic, the mixed office has improved the balance of work and life. Although this is not the case for everyone, the beneficiary is not just an elite.</text:p>
      <text:p text:style-name="P4">
Images: []</text:p>
      <text:p text:style-name="P4">
Themes: ['灵活办公', '关注']</text:p>
      <text:p text:style-name="P4">
Keywords: ['灵活办公', '就业', '居家办公', '远程办公', '工作生活平衡', '职场']</text:p>
      <text:p text:style-name="P4">
Type: Article</text:p>
      <!--METADATA-->
      <text:p text:style-name="P4">
Recently, media reports have been bad for employment. We have gone through the trend of "resignation", the "anti -work" movement, "spiritual resignation" and a wave of strikes. All this seems to make people feel that the work is getting worse, and people are tired of it. Last year, I was even invited to participate in a podcast discussion entitled "Is this the end of the job we know?"</text:p>
      <text:p text:style-name="P4">
But the data is not necessarily the case, at least in the UK. Cardiff University(Cardiff University)Allen Felstand(AlanFelstead)和里斯•戴维斯(Rhysdaves)A online survey was conducted in 2018/19 and 2022. They collected about 100,000 people from all over the country about the detailed questions about their work. Scholars found that in 2022, people claimed that they had greater ability to decide when and stopped working. In emergency situations, there was greater vacation space. Managers supported them more. There are more rights to speak in related decisions, with better promotion prospects and higher work guarantee. The disadvantage is that their free discretion in work tasks has decreased.</text:p>
      <text:p text:style-name="P4">
News Source: <text:a xlink:type="simple" xlink:href="http://www.ftchinese.com/story/001099870" text:style-name="Internet_20_link" text:visited-style-name="Visited_20_Internet_20_Link">
http://www.ftchinese.com/story/001099870</text:a>
</text:p>
      <!--NEWS-->
      <text:h text:style-name="P10" text:outline-level="1">
<text:span text:style-name="T4">
Change of Chinese Family Planning Organization: From the implementation of the only child policy to persuading people to give birth to a three -child (Free Version)</text:span>
</text:h>
      <text:p text:style-name="P4">
Author: Liyan Qi</text:p>
      <text:p text:style-name="P4">
Publisher: 华尔街日报中文网</text:p>
      <text:p text:style-name="P4">
Published Time: 2023-06-06T05:15:00.000Z</text:p>
      <text:p text:style-name="P4">
Modified Time: 2023-06-06T05:15:00.000Z</text:p>
      <text:p text:style-name="P4">
Created Time: 2023-06-06T01:28:00.000Z</text:p>
      <text:p text:style-name="P4">
Description: Although the government strives to shift from restrictions to fertility to encouraging all three children of their husbands and wives, China's birth rate is still declining.</text:p>
      <text:p text:style-name="P4">
Images: []</text:p>
      <text:p text:style-name="P4">
Categories: ['国际', '中国']</text:p>
      <text:p text:style-name="P4">
Keywords: SYND,LINK:EN|WP-WSJ-0000947030</text:p>
      <text:p text:style-name="P4">
Type: Article</text:p>
      <!--METADATA-->
      <text:p text:style-name="P4">
Implement <text:a xlink:type="simple" xlink:href="https://cn.wsj.com/articles/CN-BCH-20220104134447" text:style-name="Internet_20_link" text:visited-style-name="Visited_20_Internet_20_Link">
Family Planning Policy</text:a>
For decades, China has been good at using compulsory means and fines to prevent couples from giving birth. But in constructing "<text:a xlink:type="simple" xlink:href="https://cn.wsj.com/articles/CN-BCH-20230117104641" text:style-name="Internet_20_link" text:visited-style-name="Visited_20_Internet_20_Link">
Fertility Friendship Society</text:a>
"In terms of, China is not so successful.</text:p>
      <text:p text:style-name="P4">
News Source: <text:a xlink:type="simple" xlink:href="https://cn.wsj.com/articles/%E4%B8%AD%E5%9B%BD%E8%AE%A1%E7%94%9F%E7%BB%84%E7%BB%87%E4%B9%8B%E5%8F%98-%E4%BB%8E%E6%89%A7%E8%A1%8C%E7%8B%AC%E7%94%9F%E5%AD%90%E5%A5%B3%E6%94%BF%E7%AD%96%E5%88%B0%E5%8A%9D%E4%BA%BA%E4%BB%AC%E7%94%9F%E4%B8%89%E8%83%8E-faa28fba" text:style-name="Internet_20_link" text:visited-style-name="Visited_20_Internet_20_Link">
https://cn.wsj.com/articles/%E4%B8%AD%E5%9B%BD%E8%AE%A1%E7%94%9F%E7%BB%84%E7%BB%87%E4%B9%8B%E5%8F%98-%E4%BB%8E%E6%89%A7%E8%A1%8C%E7%8B%AC%E7%94%9F%E5%AD%90%E5%A5%B3%E6%94%BF%E7%AD%96%E5%88%B0%E5%8A%9D%E4%BA%BA%E4%BB%AC%E7%94%9F%E4%B8%89%E8%83%8E-faa28fba</text:a>
</text:p>
      <!--NEWS-->
      <text:h text:style-name="P10" text:outline-level="1">
<text:span text:style-name="T4">
The "most destructive" double -sided spy Hanson died in prison in the United States</text:span>
</text:h>
      <text:p text:style-name="P4">
Creator: PETER BAKER</text:p>
      <text:p text:style-name="P4">
Publisher: https://www.facebook.com/nytimeschinese</text:p>
      <text:p text:style-name="P4">
Published Time: 2023-06-06T05:24:00+08:00</text:p>
      <text:p text:style-name="P4">
Description: During the Cold War and more than 20 years after the Cold War, Hanson passed a lot of information to Moscow to create one of the most infamous spy scandals in the United States. He was sentenced to life imprisonment in 2002 and was discovered in the cell in Colorado on Monday. FBI/Newsmakers, VIA Getty Images In February 2001, Robert Hanson was arrested in a park in Virginia. At that time, he had just left confidential documents to Russian contacts. He was sentenced to life imprisonment.</text:p>
      <text:p text:style-name="P4">
Images: ["<text:a xlink:type="simple" xlink:href="https://static01.nyt.com/images/2023/06/05/multimedia/05-xp-hanssen/00xp-hanssen-gmqb-master1050.jpg" text:style-name="Internet_20_link" text:visited-style-name="Visited_20_Internet_20_Link">
00xp-hanssen-...</text:a>
"]</text:p>
      <text:p text:style-name="P4">
Category: 讣告</text:p>
      <text:p text:style-name="P4">
Type: Article</text:p>
      <!--METADATA-->
      <text:p text:style-name="P4">
<draw:frame draw:style-name="fr1" draw:name="Image120" text:anchor-type="as-char" svg:width="6.9236in" svg:height="6.917006in" draw:z-index="0">
<draw:image xlink:href="../Images/cnnytimes/2023-06-06T05-24-00-08-00/00xp-hanssen-gmqb-master1050.jpg" xlink:type="simple" xlink:show="embed" xlink:actuate="onLoad" draw:mime-type="image/jpeg"/>
</draw:frame>
Federal authorities announced that former FBI agent Robert Hansen(Robert P.Hansen)He was discovered in the cell in Colorado on Monday, 79 years old. Hansen had intermittently served as a spy for Moscow during the Cold War and the Cold War for more than 20 years. This is one of the worst spy cases in American history.</text:p>
      <text:p text:style-name="P4">
In a statement, the Federal Prison Administration stated that in the Florens federal felony prison in Hansen's life imprisonment, the staff found that he lost consciousness at 7 am. Hanson died invalid. The statement did not give the cause of death.</text:p>
      <text:p text:style-name="P4">
The Hanson case is considered one of his most infamous spy scandals. When he learned that he had provided intelligence to the enemy for many years, he was shocked by the heads of the federal investigation bureau and other government officials. To this day, the Federal Investigation Bureau still calls him "[the most destructive spy in the history of the Investigation Bureau"]](https://www.fbi.gov/history/famous-cases/robert-hanssen)Essence</text:p>
      <text:p text:style-name="P4">
In order to exchange for a total of 1.4 million US dollars in cash, banking funds and diamonds, Hanson passed a large number of confidential information to Moscow, including the U.S. government dug a tunnel underground in the Soviet Embassy in Washington to eavesdo the diplomacy and other communications. He also informed Moscow the three KGB agents secretly engaged in spy activities for the United States, causing two of them to be executed later.</text:p>
      <text:p text:style-name="P4">
"The severity of the Hansen crime is not an exaggeration," said the federal prosecutor Paul McNernalti who sued him that year in response to the death report on Monday. "People will not forget that what he does is one of the most shocking beliefs in American history. For the Federal Investigation Bureau, this case is a trough of it and a successful investigation."</text:p>
      <text:p text:style-name="P4">
In 2009, Hansen's documents and business cards were exhibited at the Federal Investigation Bureau of Kukiko, Virginia. Paul j. Richards/Agency France-Presse-Getty Images</text:p>
      <text:p text:style-name="P4">
Hanson was arrested in 2001 and once led to the breakdown of US -Russian relations. At that time, these two former enemies were seeking to establish a more friendly relationship after the Soviet Union disintegrate. President George W. Bush's for this <text:a xlink:type="simple" xlink:href="https://www.nytimes.com/2001/03/22/world/russian-diplomats-ordered-expelled-in-a-countermove.html" text:style-name="Internet_20_link" text:visited-style-name="Visited_20_Internet_20_Link">
expel about 50 Russian diplomats</text:a>
, Russian President Putin returned his teeth and expelled 50 US diplomats. But both sides are determined to stop here, so as not to cause it to cause more lasting damage.</text:p>
      <text:p text:style-name="P4">
The exposure of the Hansen spy activity embarrassed the Federal Investigation Bureau and caused the change of security procedures. After his arrest, he told the investigators that the relaxation of the security work of the Investigation Bureau could be said to be "negligent." He said that as long as it has been routinely examined, he can access confidential materials on the official computer. This is a very simple thing.</text:p>
      <text:p text:style-name="P4">
advertise</text:p>
      <text:p text:style-name="P4">
"As long as the people in the bureau can find something in the system," the report of the case in 2002 about the case quoted Hanson's words, "This is a crime."</text:p>
      <text:p text:style-name="P4">
In order to avoid being sentenced to death, Hansen acknowledged 15 spy and conspiracy and regretted his rebellion. "I am ashamed of this," he said at the 2002 hearing. At that time he was <text:a xlink:type="simple" xlink:href="https://www.nytimes.com/2002/05/11/us/former-fbi-agent-gets-life-in-prison-for-years-as-a-spy.html" text:style-name="Internet_20_link" text:visited-style-name="Visited_20_Internet_20_Link">
sentenced to life imprisonment</text:a>
, Don’t parole.</text:p>
      <text:p text:style-name="P4">
Since July 17, 2002, Hanson has been detained in Florens felony prison. This <text:a xlink:type="simple" xlink:href="https://www.nytimes.com/2015/03/29/magazine/inside-americas-toughest-federal-prison.html" text:style-name="Internet_20_link" text:visited-style-name="Visited_20_Internet_20_Link">
highest level facility</text:a>
It is regarded as the safest prison in the federal system. In recent years, it has been used to detain crime terrorists in recent years. The typical prisoners there are 23 hours a day in a separate imprisonment.</text:p>
      <text:p text:style-name="P4">
Hansen joined the Federal Investigation Bureau as an agent in 1976, and then served as several anti -spy positions. These positions allowed him to contact confidential information. Three years after joining the Federal Investigation Bureau, he began to engage in espionage for the Soviet Union. At that time, he was assigned to an anti -spy department in New York to get in touch with the New York Office of the Amtug Trading Company. The guise of intelligence agency.</text:p>
      <text:p text:style-name="P4">
Since 1980, he has stopped the spy activity for several years because his wife Bonnie accidentally broke him in the basement in their home in Wakest, New York, and he hurriedly tried to cover the documents at hand. He confess to her and a priest of the main business -the main business will be the conservative Catholic organization of the couple.</text:p>
      <text:p text:style-name="P4">
In 2001, investigators of the Investigation Bureau were outside Hanson's residence in Vienna, Vieginia. Paul Hosefros/The New York Times</text:p>
      <text:p text:style-name="P4">
In 1985, he began to engage in espionage and provides information to KGB. This time, he used encrypted communication and other secret methods to better cover up his trace; even the Russians did not know who he was. Hansen only uses codes such as "B" and "Ramon Garcia" to show his identity. His sensitive information is said to include detailed satellite intelligence collection capabilities.</text:p>
      <text:p text:style-name="P4">
After the disintegration of the Soviet Union, he stopped the espionage again, until 1999 to re -operate the old industry. Prosecutors said his betrayal has not been discovered for many years. He has received at least $ 600,000 in cash and diamonds from the KGB and the heirs of the Soviet era. He, a bank in Moscow also reserved $ 800,000 for him.</text:p>
      <text:p text:style-name="P4">
advertiseThe Federal Investigation Bureau used fingerprints to confirm that the inner ghost was Hansen and monitored him for several months. In order to better follow him, he even gave him promotion. In February 2001, Agent arrested him in Foxstom Park in the suburbs of Vienna, Washington, Virginia, and his family was outside several neighborhoods. At that time, he put the confidential documents in a garbage bag and the "intelligence placement point" under a wooden bridge for Russian liaison.</text:p>
      <text:p text:style-name="P4">
Hanson didn't seem to be surprised by the eventually arrested. "Why did you spend so long?" It was reported that he asked when he was arrested.</text:p>
      <text:p text:style-name="P4">
Robert Philip Hanson was born in Chicago on April 18, 1944. His mother was Vivian Hansen, and his father was Howard Hanson. His father was a professional police officer in Chicago, responsible for the information of the police station. Robert is the only child and is considered a unsatisfactory nerd. He has a bad relationship with his father and has been abused by his emotional abuse. He was obsessed with James Bond since he was a child, collects spy tools, and even opened a Swiss bank account.</text:p>
      <text:p text:style-name="P4">
Hanson obtained a bachelor's degree in chemistry at the Nox College of Illinois in 1966. He also learned Russian there, but after graduation, he was rejected by the National Security Agency when he applied for a cryptographic position. He entered the School of Dental Sciences of Northwest University and later transferred to business school to obtain a master's degree in business management.</text:p>
      <text:p text:style-name="P4">
During his period of time, he met and married Bonnie Walker, and separated from the Luther Church, converted to her Roman Catholic faith. One year after working at a accounting firm, he found a legal accounting work at the Chicago Police Department. Four years later, he entered the Federal Investigation Bureau.</text:p>
      <text:p text:style-name="P4">
Photos of Hanson's commemorative book in high school in 1962. Tim Boyle/Newsmakers, William Howard TAFT HIGH SCHOOL, VIA Getty Images</text:p>
      <text:p text:style-name="P4">
Hansen is smart but glass heart. It is said that he was full of resentment because he did not get the respect and tasks he deserved. He had six children studying in the school or university, so he claimed to have given money to Moscow for money, although people have not fully understood the reason why he did this.</text:p>
      <text:p text:style-name="P4">
"In the past, many factors that inspired or influenced the rebelrs -such as greed, ideology, career disappointment and resentment, and drug abuse -not the situation of Hanson, or could not fully explain his behavior," <text:a xlink:type="simple" xlink:href="https://oig.justice.gov/sites/default/files/archive/special/0308/index.htm" text:style-name="Internet_20_link" text:visited-style-name="Visited_20_Internet_20_Link">
The supervisor of the Ministry of Justice is in The report on the case in 2003 said</text:a>
Essence</text:p>
      <text:p text:style-name="P4">
advertise</text:p>
      <text:p text:style-name="P4">
Hanson lived a double life in many aspects. As an active member of the Roman Catholic Evergreen Organization Association, he shows people with the image of a devout anti -Communist conservative. However, according to reports, he has also been to the strip dance club to allow a friend to peep at his sexual affairs with his wife and establish a secret relationship with a dancer. She also brought her when a business trip in Hong Kong.</text:p>
      <text:p text:style-name="P4">
Hanson's long -lasting lurking is considered to be the communication errors of American intelligence agencies. His brother -in -law also worked in the FBI. Hanson was arrested 10 years ago that he reported to the FBI suspicion of Hanson, but the supervisor who received the report ignored his concerns.</text:p>
      <text:p text:style-name="P4">
Hanson is the theme of many books and movies, including the TV movie played by William Hit in 2002 and the movie "Double -sided Specials" played by Chris Curpper in 2007(Breach)Essence</text:p>
      <text:p text:style-name="P4">
"Hansen is a contradictory collection. A middle -class family father and a loyal love man on the surface. "" Spy next door "(TheSpy Next Door)One of the author An Blackman said on Monday. "In 21 years, after four presidents and three director of investigating bureau, he fooled all of them."</text:p>
      <text:p text:style-name="P4">
News Source: <text:a xlink:type="simple" xlink:href="https://cn.nytimes.com/obits/20230606/robert-hanssen-spy-dead/" text:style-name="Internet_20_link" text:visited-style-name="Visited_20_Internet_20_Link">
https://cn.nytimes.com/obits/20230606/robert-hanssen-spy-dead/</text:a>
</text:p>
      <!--NEWS-->
      <text:h text:style-name="P10" text:outline-level="1">
<text:span text:style-name="T4">
BUD LIGHT turmoil may bring the timing</text:span>
</text:h>
      <text:p text:style-name="P4">
Author: Aaron Back</text:p>
      <text:p text:style-name="P4">
Publisher: 华尔街日报中文网</text:p>
      <text:p text:style-name="P4">
Published Time: 2023-06-06T05:45:00.000Z</text:p>
      <text:p text:style-name="P4">
Modified Time: 2023-06-06T05:45:00.000Z</text:p>
      <text:p text:style-name="P4">
Created Time: 2023-06-06T04:29:00.000Z</text:p>
      <text:p text:style-name="P4">
Description: The multinational beer group Baiwei Yingbo is currently involved in a significant disturbance of American characteristics. But for long -term investors, this storm surrounding Bud Light, a Bud Light of Budweiser, may bring a rare opportunity to buy.</text:p>
      <text:p text:style-name="P4">
Images: []</text:p>
      <text:p text:style-name="P4">
Categories: ['金融市场', '股闻天下']</text:p>
      <text:p text:style-name="P4">
Keywords: SYND,LINK:EN|WP-WSJ-0000947924</text:p>
      <text:p text:style-name="P4">
Type: Article</text:p>
      <!--METADATA-->
      <text:p text:style-name="P4">
Multinational Beer Group Baili British Bo(Anheuser-Busch InBev, BUD)It is currently involved in a disturbance with significant American characteristics. But for long -term investors, this storm surrounding Budlight, a Budlight of Budweiser, may bring a rare opportunity to buy.</text:p>
      <text:p text:style-name="P4">
News Source: <text:a xlink:type="simple" xlink:href="https://cn.wsj.com/articles/bud-light%E9%A3%8E%E6%B3%A2%E6%88%96%E5%B8%A6%E6%9D%A5%E5%85%A5%E6%89%8B%E7%99%BE%E5%A8%81%E8%8B%B1%E5%8D%9A%E7%9A%84%E6%97%B6%E6%9C%BA-e38aeb78" text:style-name="Internet_20_link" text:visited-style-name="Visited_20_Internet_20_Link">
https://cn.wsj.com/articles/bud-light%E9%A3%8E%E6%B3%A2%E6%88%96%E5%B8%A6%E6%9D%A5%E5%85%A5%E6%89%8B%E7%99%BE%E5%A8%81%E8%8B%B1%E5%8D%9A%E7%9A%84%E6%97%B6%E6%9C%BA-e38aeb78</text:a>
</text:p>
      <!--NEWS-->
      <text:h text:style-name="P10" text:outline-level="1">
<text:span text:style-name="T4">
British media: Mark Hong opposes NATO offices in Japan</text:span>
</text:h>
      <text:p text:style-name="P4">
Author: None (Language: zh)</text:p>
      <text:p text:style-name="P4">
Publisher: None</text:p>
      <text:p text:style-name="P4">
Time: 2023-06-06T05:57:00Z</text:p>
      <text:p text:style-name="P4">
Description: As China expands its influence in Indo -Pacific, NATO plans to set up offices in Tokyo to strengthen cooperation with Japan. However, the British media quoted the news on the 5th that this proposal is currently blocked by France because Makhong believes that NATO should take care of the security of the North Atlantic. What do the French side have put forward?</text:p>
      <text:p text:style-name="P4">
Videos: []</text:p>
      <text:p text:style-name="P4">
Images: []</text:p>
      <text:p text:style-name="P4">
Subject: 时政风云</text:p>
      <text:p text:style-name="P4">
Subjects: ['岛屿主权争端', '日本']</text:p>
      <text:p text:style-name="P4">
Keywords: ['马克龙', '东京', '日本', '北约东扩', '金融时报']</text:p>
      <text:p text:style-name="P4">
Id: 65834394</text:p>
      <!--METADATA-->
      <text:p text:style-name="P4">
<text:a xlink:type="simple" xlink:href="https://www.dw.com/zh/overlay/image/article/65834394/62320214" text:style-name="Internet_20_link" text:visited-style-name="Visited_20_Internet_20_Link">
 </text:a>
Mark Hong has said that Europe should avoid being involved in conflicts on the issue of the United States and China on the Taiwan issue, causing criticism (information photos).</text:p>
      <text:p text:style-name="P4">
(Voice of Germany Chinese) The Financial Times reported on Monday (June 5) that French President Emmanuelmacron opposed the North Atlantic Convention Organization (NATO) opened an office in Tokyo, advocating that the organization should focus on the North The security of the Atlantic area is not East to Asia Pacific.</text:p>
      <text:p text:style-name="P4">
<text:a xlink:type="simple" xlink:href="https://www.dw.com/zh/zh/北约计划在日设联络处-岸田文雄日本无意加入北约/a-65719749" text:style-name="Internet_20_link" text:visited-style-name="Visited_20_Internet_20_Link">
NATO intends to open a small liaison place in Japan next year</text:a>
As the organization's first outpost in the Indo -Pacific region, in response to China's increasing military operations in the Taiwan Strait. In May this year, <text:a xlink:type="simple" xlink:href="https://www.dw.com/zh/zh/日外相證實-與北約商討在日開設辦事處/a-65582973" text:style-name="Internet_20_link" text:visited-style-name="Visited_20_Internet_20_Link">
Japanese Foreign Minister Lin Fang is confirmed to the outside world</text:a>
The Japanese side is discussing this with NATO.</text:p>
      <text:p text:style-name="P4">
However, eight unknown people revealed to the Financial Times that NATO is facing "resistance from France" and complicated internal discussions. One of the officials said that France was unwilling to support any action that "tension that encouraged NATO-China relations", although the United States and Japan continued to urge Europe to participate in more security issues in Asia.</text:p>
      <text:p text:style-name="P4">
One of the French officials also said that the French charter restricted the geographical scope of the alliance in the "North Atlantic", and the establishment of the establishment in Japan may be regarded by China as a move, and then destroyed the reputation of Europe in China because in China, because it was in China because in China, because in China, the reputation of Europe in China, because it is in China, because it is in China because in China, because it is in China, because it is in China because in China, because it is in China because in China, because it is in China because in China, because it is in China, because in China, because in China, the reputation of China in China is because in China, because in China In Russia and Ukraine, Europe has constantly demanded Beijing not to provide martial arts and Russia.</text:p>
      <text:p text:style-name="P4">
Sources also revealed that Mark Hong said at a meeting last week that if NATO expands its scope to the North Atlantic, it will "make a big mistake." In April this year, Macron told the media after the trip to the middle of the visit that Europe should continue to take "strategic autonomy" as a long -term goal to avoid <text:a xlink:type="simple" xlink:href="https://www.dw.com/zh/zh/馬克宏稱俄淪中國附庸-莫斯科譴責/a-65632190" text:style-name="Internet_20_link" text:visited-style-name="Visited_20_Internet_20_Link">
to become the "vassal of the United States"</text:a>
And involved in the conflict of the United States and China on the Taiwan issue. This remark caused a rebound in the United States and its allies.</text:p>
      <text:h text:style-name="P12" text:outline-level="3">
<text:span text:style-name="T4">
In response to the dispute, Macron emphasized that the position of Taiwan is unchanged</text:span>
</text:h>
      <text:p text:style-name="P4">
In China, Beijing also criticized several times to criticize the "NATO East East Asia Pacific". Chinese Foreign Ministry spokesman Wang Wenbin reiterated on Monday (5th) that China "does not welcome NATO to extend the tentacles to Asia" and "put together various military groups in the region."</text:p>
      <text:h text:style-name="P12" text:outline-level="3">
<text:span text:style-name="T4">
to strengthen contact with NATO</text:span>
</text:h>
      <text:p text:style-name="P4">
As the world's largest multinational military alliance, NATO Since Russia invaded Ukraine last year, <text:a xlink:type="simple" xlink:href="https://www.dw.com/zh/zh/北约拟开设日本办公室促进印太磋商/a-65501311" text:style-name="Internet_20_link" text:visited-style-name="Visited_20_Internet_20_Link">
takes more and more high -profile operations in Asia</text:a>
, Treating the attention of the Indo -Pacific regional countries.</text:p>
      <text:p text:style-name="P4">
The Institute of International Strategy (IISS) Japanese experts Yuka Koshino told the Financial Times that NATO's Tokyo Office was established to represent the organization's formal and willing to continue to participate in Indo -Pacific Affairs.</text:p>
      <text:p text:style-name="P4">
NATO currently has more than a dozen liaison offices or delegations around the world.(https://www.dw.com/zh/zh/北約秘書長挺烏入會-德國防長還不是時候/a-65393175)With Moldova and other countries. Most contacts are not large in scale, and the main function is to help NATO contact the local government and the army. The establishment of the NATO office needs to be unanimously supported by the North Atlantic Council -NATO's highest political decision -making agency, which means that France has the right to prevent this from happening.</text:p>
      <text:p text:style-name="P4">
On January 31, 2023, Japanese Prime Minister Kishita Kishita met with NATO Secretary -General Stoltenberg in Tokyo.</text:p>
      <text:p text:style-name="P4">
The Financial Times stated that NATO's refusal to provide details on "conducting reviews", and the US and Japanese government have not yet responded to the request for comment. But an unknown Japanese official said Tokyo did want to strengthen the connection with NATO.</text:p>
      <text:p text:style-name="P4">
Since the then Prime Minister Shinzo Abe visited the NATO headquarters in 2007, the organization and Japan have been discussing the issue of opening the Tokyo office. In 2018, Japan also opened a branch in NATO in Brussels. Last year, the current Prime Minister Kishita Tianshi became the first Japanese leader to attend the NATO summit. He also expected to participate in the organization's summit held in Lithuania in July this year.</text:p>
      <text:p text:style-name="P4">
("Financial Times", Chinese Ministry of Foreign Affairs, Guardian)</text:p>
      <text:p text:style-name="P4">
News Source: <text:a xlink:type="simple" xlink:href="https://www.dw.com/zh/英媒：馬克宏反對北約在日本設辦事處/a-65834394" text:style-name="Internet_20_link" text:visited-style-name="Visited_20_Internet_20_Link">
https://www.dw.com/zh/英媒：馬克宏反對北約在日本設辦事處/a-65834394?maca=chi-rss-chi-all-1127-rdf</text:a>
</text:p>
      <!--NEWS-->
      <text:h text:style-name="P10" text:outline-level="1">
<text:span text:style-name="T4">
The Hong Kong Government applies for the ban on "I wish to return to Hong Kong" to avoid misunderstanding the national anthem</text:span>
</text:h>
      <text:p text:style-name="P4">
Author: None (Language: zh)</text:p>
      <text:p text:style-name="P4">
Publisher: None</text:p>
      <text:p text:style-name="P4">
Time: 2023-06-06T06:10:00Z</text:p>
      <text:p text:style-name="P4">
Description: The Hong Kong government applied to the court on Monday that the public was prohibited from spreading "Wish Glory to Hong Kong" on the Internet and other platforms. Hong Kong is an independent country.</text:p>
      <text:p text:style-name="P4">
Videos: []</text:p>
      <text:p text:style-name="P4">
Images: []</text:p>
      <text:p text:style-name="P4">
Subject: 时政风云</text:p>
      <text:p text:style-name="P4">
Subjects: ['德中关系', '谷歌', '岛屿主权争端', '专题报道：全景观看“习马会”', '香港', '中国', '雨伞革命', '香港政改', '中共十九大', '专题报道：香港“反送中”抗议']</text:p>
      <text:p text:style-name="P4">
Keywords: ['香港', '中国', '国歌', '愿荣光归香港', '义勇军进行曲']</text:p>
      <text:p text:style-name="P4">
Id: 65834428</text:p>
      <!--METADATA-->
      <text:p text:style-name="P4">
<text:a xlink:type="simple" xlink:href="https://www.dw.com/zh/overlay/image/article/65834428/55840278" text:style-name="Internet_20_link" text:visited-style-name="Visited_20_Internet_20_Link">
 </text:a>
"Wish Rongguang Return to Hong Kong" is the iconic song (schematic) of the Hong Kong's anti -repair campaign.</text:p>
      <text:p text:style-name="P4">
(Voice of Germany Chinese Network) The Hong Kong Government Department of Justice applied for a ban to the High Court on Monday (June 5), asking the public to prohibit the public on the Internet such as the Internet such as "willing to return to Hong Kong", and it is intended to block this overall Hong Kong anti -repair repair. The iconic song of the example movement. Now waiting for the court's instructions, the hearing is to be determined. The South China Morning Post states that this is an unprecedented prohibition application.</text:p>
      <text:p text:style-name="P4">
According to a press release issued by the Hong Kong Government on the 6th, the Department of Justice applied to the court to prohibit 4 "illegal behaviors" related to "Wish Rongguang Return to Hong Kong", including prohibition:</text:p>
      <text:p text:style-name="P4">
(1) Broadcasting, performances, publishing, publishing, sale, offer, distribution, dissemination, display or copying related songs on the Internet or any other platform medium, including melody and lyrics. In particular, it is advocated to separate Hong Kong from China, intending to incite others to commit crimes of split state, and violate the "Hong Kong National Security Law".</text:p>
      <text:p text:style-name="P4">
(2) In order to insult the national anthem, violate the "National Anthem Regulations", and cause misunderstanding that "I wish to return to Hong Kong" is the national anthem of the Hong Kong Special Administrative Region, not the Volunteer Army. National anthem.</text:p>
      <text:p text:style-name="P4">
(3) Help, lead, promote, incite, assist, and teach others to implement or participate in any first two points listed.</text:p>
      <text:p text:style-name="P4">
(4) Knowing that it is authorized, permitted or allowed to implement or participate in any first two points of behavior.</text:p>
      <text:p text:style-name="P4">
The Hong Kong Government stated that "Wish Rongguang Return to Hong Kong" has been widely circulated since 2019. The connotation of the lyrics has been ruled by the court. "Heat damage to the SAR", and apply for a prohibited order under consideration.</text:p>
      <text:p text:style-name="P4">
Government spokesman said that the government has always respected and values the rights and freedom of the guarantee of the Basic Law (including freedom of speech), but freedom of speech is not absolute. "In order to maintain the legitimate purpose of national security, the application is necessary, reasonable and legal, and meet the requirements of the relevant human rights bill." Citizens should not try the law.</text:p>
      <text:p text:style-name="P4">
The Ming Pao reported that the plaintiff was the director of the Law and the defendant, and the defendant was "anyone engaged in related prohibited behaviors." The enrollment submitted by the Director of the Law Department also attached 32 YouTube videos related to "Wish Glory Back to Hong Kong", including song MV, pure music videos, etc., as well as different languages such as German, and required relevant persons to stop spreading.</text:p>
      <text:p text:style-name="P4">
After the Hong Kong Government applied for a ban, after the news of the report of "wish to return to Hong Kong" was reported, it immediately triggered public opinion discussion. Below the relevant news of the Lian Deng discussion area in Hong Kong, some people were surprised to leave a message: "The melody is banned (the melody is also banned)"; Will the political scene fall? How much is you abandoned ... "; someone doubts:" Sword refers to Google? "</text:p>
      <text:p text:style-name="P4">
In recent years, during a number of international or regional sports events, <text:a xlink:type="simple" xlink:href="https://www.dw.com/zh/zh/誤播願榮光亞洲欖總赴港致歉/a-63855666" text:style-name="Internet_20_link" text:visited-style-name="Visited_20_Internet_20_Link">
Hong Kong National Anthem played by the organizer is "Wish Rongguang Return to Hong Kong"</text:a>
, Not the Chinese national anthem "The Volunteer's March", which has caused many criticisms of the Hong Kong Government. At the end of 2022, <text:a xlink:type="simple" xlink:href="https://www.dw.com/zh/zh/李家超港府将就香港国歌搜索一事继续与google交涉/a-64081077" text:style-name="Internet_20_link" text:visited-style-name="Visited_20_Internet_20_Link">
Hong Kong Government asked Google to show the correct result when users search for "Hong Kong National Anthem"</text:a>
It is said that Google has the responsibility to remove "Wish Rongguang Return to Hong Kong" and set the "Volunteer for the Volunteers", but it was rejected by Google.</text:p>
      <text:p text:style-name="P4">
Google said at the time that the "no artificial manipulation" network ranked naturally and refused to remove "Wish Glory to Hong Kong".</text:p>
      <text:p text:style-name="P4">
At present, in Google's search for "Hong Kong National Anthem", the first search result of the top is still "Wish Rongguang Back to Hong Kong", ranking far before the Volunteer Army.</text:p>
      <text:p text:style-name="P4">
(Comprehensive report)</text:p>
      <text:p text:style-name="P4">
News Source: <text:a xlink:type="simple" xlink:href="https://www.dw.com/zh/港府申請禁播《願榮光歸香港》-以免誤認國歌/a-65834428" text:style-name="Internet_20_link" text:visited-style-name="Visited_20_Internet_20_Link">
https://www.dw.com/zh/港府申請禁播《願榮光歸香港》-以免誤認國歌/a-65834428?maca=chi-rss-chi-all-1127-rdf</text:a>
</text:p>
      <!--NEWS-->
      <text:h text:style-name="P10" text:outline-level="1">
<text:span text:style-name="T4">
The United States claims to be preparing to respond to China's tough moves (Free Version)</text:span>
</text:h>
      <text:p text:style-name="P4">
Authors: ['费利西娅•施瓦茨']</text:p>
      <text:p text:style-name="P4">
Publisher: 英国《金融时报》</text:p>
      <text:p text:style-name="P4">
Time: 2023-06-06T06:41:41+00:00</text:p>
      <text:p text:style-name="P4">
Published Time: 2023-06-05T12:00:99+08:00</text:p>
      <text:p text:style-name="P4">
Modified Time: 2023-06-06T02:34:99+08:00</text:p>
      <text:p text:style-name="P4">
Description: This warning was issued after two "unsafe" interceptions of the US military in the Taiwan Strait waters and the South China Sea.</text:p>
      <text:p text:style-name="P4">
Images: ["<text:a xlink:type="simple" xlink:href="https://thumbor.ftacademy.cn/unsafe/picture/9/000183509_piclink.jpg" text:style-name="Internet_20_link" text:visited-style-name="Visited_20_Internet_20_Link">
000183509_pic...</text:a>
"]</text:p>
      <text:p text:style-name="P4">
Themes: ['中美关系', '关注']</text:p>
      <text:p text:style-name="P4">
Keywords: ['中美关系', '美国外交', '台湾', '南中国海', '美国军事', '中国军事']</text:p>
      <text:p text:style-name="P4">
Type: Article</text:p>
      <!--METADATA-->
      <text:p text:style-name="P4">
<draw:frame draw:style-name="fr1" draw:name="Image127" text:anchor-type="as-char" svg:width="6.9236in" svg:height="3.894525in" draw:z-index="0">
<draw:image xlink:href="../Images/FT Chinese Free Version/2023-06-06T06-41-41-00-00/000183509_piclink.jpg" xlink:type="simple" xlink:show="embed" xlink:actuate="onLoad" draw:mime-type="image/jpeg"/>
</draw:frame>
A senior official said on Monday that after two "unsafe" interceptions in Beijing recently, the United States was ready to respond to the "more and more aggressive" behavior of China in the Taiwan Strait and the South China Sea.</text:p>
      <text:p text:style-name="P4">
The above warning is the National Security Council(National Security Council)发言人约翰•柯比(JohnKirby)It highlights that the United States is increasingly worried about the dangerous interaction of the Chinese army on the international air and maritime channels. At this time, the Beijing side still rejected the attempt between the United States to rebuild the military between the two countries.</text:p>
      <text:p text:style-name="P4">
News Source: <text:a xlink:type="simple" xlink:href="http://www.ftchinese.com/story/001099872" text:style-name="Internet_20_link" text:visited-style-name="Visited_20_Internet_20_Link">
http://www.ftchinese.com/story/001099872</text:a>
</text:p>
      <!--NEWS-->
      <text:h text:style-name="P10" text:outline-level="1">
<text:span text:style-name="T4">
The White House accused the Chinese military of hostile behavior increasing the risk of misjudgment</text:span>
</text:h>
      <text:p text:style-name="P4">
Author: 联合早报 (Person)</text:p>
      <text:p text:style-name="P4">
Publisher: 联合早报 (Organization)</text:p>
      <text:p text:style-name="P4">
Published Time: 2023-06-06T06:54</text:p>
      <text:p text:style-name="P4">
Modified Time: 2023-06-06T07:06</text:p>
      <text:p text:style-name="P4">
Description: The White House on Monday (June 5) said that the dangerous contact of the US -China military in the Taiwan Strait and the South China Sea recently reflects the increasing hostile behavior of the Chinese military, which has increased the risk of misjudgment and warned " Some people may be hurt because of this. " Reuters reports that in Huasheng ...</text:p>
      <text:p text:style-name="P4">
Videos: []</text:p>
      <text:p text:style-name="P4">
Audios: []</text:p>
      <text:p text:style-name="P4">
Images: []</text:p>
      <text:p text:style-name="P4">
Type: NewsArticle</text:p>
      <text:p text:style-name="P4">
Breadcrumbs: ['即时', '国际']</text:p>
      <text:p text:style-name="P4">
Keywords: ['美国', '白宫', '中国', '台湾海峡', '南中国海', '中美关系']</text:p>
      <!--METADATA-->
      <text:p text:style-name="P4">
The White House on Monday (June 5) said that the dangerous contact of the US -China military in the Taiwan Strait and the South China Sea recently reflects the increasing hostile behavior of the Chinese military, which has increased the risk of misjudgment and warned " Some people may be hurt because of this. "</text:p>
      <text:p text:style-name="P4">
Reuters reported that before Washington issued a harsh warning, <text:a xlink:type="simple" xlink:href="https://www.zaobao.com/realtime/world/story20230605-1401290" text:style-name="Internet_20_link" text:visited-style-name="Visited_20_Internet_20_Link">
the U.S. Navy announced a video on Sunday</text:a>
A Chinese warship in the video crossed the ahead of the Bell Cloud destroyer in the Taiwan Strait in the Taiwan Strait in the Taiwan Strait.</text:p>
      <text:p text:style-name="P4">
Cerbin, a spokesman for the White House National Security Council, said: "Unfortunately, this once again shows that the host of the PRC (the People's Republic of China) is increasing, and we have prepared for this."</text:p>
      <text:p text:style-name="P4">
He said, "If you go on like this, it won't take long before someone will be injured. It is easy to misjudge."</text:p>
      <text:p text:style-name="P4">
Cerma also said that the United States will continue to defend the freedom of navigation in the air and sea. "Of course I want to hear how Beijing explains that their behavior is legitimate. Air and sea interception has always happened. We will do this. The difference is ... when we think we must do this, we are Professional method. "</text:p>
      <text:p text:style-name="P4">
Cerbine also said that if China wants to convey that the United States is unpopular in the region, or hopes that US aircraft and warships will stop flying and sailing in the region to show support for international law, which will not succeed.</text:p>
      <text:p text:style-name="P4">
The Chinese Ministry of Foreign Affairs responded on Monday on the US warships voyage of the Taiwan Strait that the Chinese army's action on this is a necessary measure to deal with provocations related to the country.</text:p>
      <text:p text:style-name="P4">
Chinese Foreign Ministry spokesman Wang Wenbin pointed out that the United States was provocative, and China was dealt with in accordance with laws and regulations. China has resolutely opposed the manufacturing of relevant countries in the Taiwan Strait area, and resolutely defend the national sovereign security and regional peace and stability.</text:p>
      <text:p text:style-name="P4">
News Source: <text:a xlink:type="simple" xlink:href="https://www.zaobao.com.sg/realtime/world/story20230606-1401562" text:style-name="Internet_20_link" text:visited-style-name="Visited_20_Internet_20_Link">
https://www.zaobao.com.sg/realtime/world/story20230606-1401562</text:a>
</text:p>
      <!--NEWS-->
      <text:h text:style-name="P10" text:outline-level="1">
<text:span text:style-name="T4">
Russia said that a day wiped out the enemy more than a thousand wargner heads of the head of the sky</text:span>
</text:h>
      <text:p text:style-name="P4">
Publisher: 法新社</text:p>
      <text:p text:style-name="P4">
Published Time: 2023-06-06T07:02:07+00:00</text:p>
      <text:p text:style-name="P4">
Modified Time: 2023-06-06T06:35:03+00:00</text:p>
      <text:p text:style-name="P4">
Description: (AFP 6, 6th) Russian mercenary organization "Wagner Group" head of the Mercenary Organization, Progenpin, said today that the Russian Ministry of Defense claims that the Russian army has wiped out 1,500 Ukrainian soldiers who launch a counterattack in one day. The fantasy of the sky.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17581in" draw:z-index="0">
<draw:image xlink:href="../Images/rficn/2023-06-06T07-02-07-00-00/000000.png" xlink:type="simple" xlink:show="embed" xlink:actuate="onLoad" draw:mime-type="image/png"/>
</draw:frame>
The Russian Ministry of Defense said yesterday that Russia had defeated Ukraine's attack, the enemy damaged the "1500 soldiers", and more than 100 armored vehicles were damaged.</text:p>
      <text:p text:style-name="P4">
Yevgenyprigozhin responded at the communication software Telegram: "It is bound to be a massacre and a prison -like massacre within a day of more than 150 kilometers within a day."</text:p>
      <text:p text:style-name="P4">
"Therefore, I think this kind of statement is just a fantasy."</text:p>
      <text:p text:style-name="P4">
The contradiction between Porigzin and the Russian regular army has become more and more intense, and he has often criticized the Russian Ministry of Defense's leadership since this year, and repeatedly said that Moscow did not provide sufficient ammunition to the Wagner forces. (Translator: Ji Jinling)</text:p>
      <text:p text:style-name="P4">
News Source: <text:a xlink:type="simple" xlink:href="https://www.rfi.fr/cn/%E5%9B%BD%E9%99%85%E6%8A%A5%E9%81%93/20230606-%E4%BF%84%E7%A7%B0%E4%B8%80%E5%A4%A9%E6%AD%BC%E6%95%8C%E9%80%BE%E5%8D%83-%E7%93%A6%E6%A0%BC%E7%BA%B3%E9%A6%96%E8%84%91%E5%91%9B%E5%A4%A9%E9%A9%AC%E8%A1%8C%E7%A9%BA%E5%B9%BB%E6%83%B3" text:style-name="Internet_20_link" text:visited-style-name="Visited_20_Internet_20_Link">
https://www.rfi.fr/cn/%E5%9B%BD%E9%99%85%E6%8A%A5%E9%81%93/20230606-%E4%BF%84%E7%A7%B0%E4%B8%80%E5%A4%A9%E6%AD%BC%E6%95%8C%E9%80%BE%E5%8D%83-%E7%93%A6%E6%A0%BC%E7%BA%B3%E9%A6%96%E8%84%91%E5%91%9B%E5%A4%A9%E9%A9%AC%E8%A1%8C%E7%A9%BA%E5%B9%BB%E6%83%B3</text:a>
</text:p>
      <!--NEWS-->
      <text:h text:style-name="P10" text:outline-level="1">
<text:span text:style-name="T4">
Former Vice President Pence for the United States to run for the President of the United States</text:span>
</text:h>
      <text:p text:style-name="P4">
Author: 联合早报 (Person)</text:p>
      <text:p text:style-name="P4">
Publisher: 联合早报 (Organization)</text:p>
      <text:p text:style-name="P4">
Published Time: 2023-06-06T07:21</text:p>
      <text:p text:style-name="P4">
Modified Time: 2023-06-06T07:30</text:p>
      <text:p text:style-name="P4">
Description: Former US Republican Vice President Pence will run for the US presidential election in 2024. Agence France -Presse reported that Burns submitted documents to the Federal Election Commission on Monday (June 5) that on Wednesday, he will officially announce the election president in Aiwa in the Midwest on Wednesday on Wednesday.</text:p>
      <text:p text:style-name="P4">
Videos: []</text:p>
      <text:p text:style-name="P4">
Audios: []</text:p>
      <text:p text:style-name="P4">
Images: []</text:p>
      <text:p text:style-name="P4">
Type: NewsArticle</text:p>
      <text:p text:style-name="P4">
Breadcrumbs: ['即时', '国际']</text:p>
      <text:p text:style-name="P4">
Keywords: ['美国总统选举', '彭斯', '共和党']</text:p>
      <!--METADATA-->
      <text:p text:style-name="P4">
Former Vice President of the United States Republican Party <text:a xlink:type="simple" xlink:href="https://www.zaobao.com/keywords/peng-si" text:style-name="Internet_20_link" text:visited-style-name="Visited_20_Internet_20_Link">
Pence</text:a>
The US presidential election will be caminated in 2024.</text:p>
      <text:p text:style-name="P4">
Agence France -Presse reported that Pence submitted documents to the Federal Election Commission on Monday (June 5) that on Wednesday, on Wednesday he ’s 64th birthday, he officially announced the campaign president in the Midwest and compete for the presidential candidate for the Republican Party. People nominate.</text:p>
      <text:p text:style-name="P4">
When Trump was president, Pence has always played the role of loyal deputy. Trump's scandal was entangled, and Burns, who was pious and evangelistic Christian, always stood with Trump.</text:p>
      <text:p text:style-name="P4">
At present, Trump is still the most popular presidential candidate in the Republican Party. The Governor of Florida De Santis is regarded as the strongest opponent of Trump, but De Santis's strength is still a gap with Trump.</text:p>
      <text:p text:style-name="P4">
Pence was put into the presidential election and did not change much to the competition of candidates in the Republican Party.</text:p>
      <text:p text:style-name="P4">
News Source: <text:a xlink:type="simple" xlink:href="https://www.zaobao.com.sg/realtime/world/story20230606-1401563" text:style-name="Internet_20_link" text:visited-style-name="Visited_20_Internet_20_Link">
https://www.zaobao.com.sg/realtime/world/story20230606-1401563</text:a>
</text:p>
      <!--NEWS-->
      <text:h text:style-name="P10" text:outline-level="1">
<text:span text:style-name="T4">
Return to rare dinosaur fossils, Germany and Brazil's diplomatic dispute drawing.</text:span>
</text:h>
      <text:p text:style-name="P4">
Publisher: 法新社</text:p>
      <text:p text:style-name="P4">
Published Time: 2023-06-06T07:32:08+00:00</text:p>
      <text:p text:style-name="P4">
Modified Time: 2023-06-06T07:20:06+00:00</text:p>
      <text:p text:style-name="P4">
Description: (Agence France -Presse, Brazil, 5th) A researcher at the illegally transported diplomatic dispute caused by the illegal transportation of fossils, because Germany will return to Brazil by a rare dinosaur fossil discovered in South Americ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617581in" draw:z-index="0">
<draw:image xlink:href="../Images/rficn/2023-06-06T07-32-08-00-00/000000.png" xlink:type="simple" xlink:show="embed" xlink:actuate="onLoad" draw:mime-type="image/png"/>
</draw:frame>
</text:p>
      <text:p text:style-name="P4">
这种名为「长鬃矛神龙」(Ubirajarajubatus)的小型恐龙长有原始羽毛，以及从肩部长出宛如长矛的杆状物。科学家对这种恐龙感到惊艳，并在2020年发表研究确认它是未知物种。</text:p>
      <text:p text:style-name="P4">
但这块化石很快引起科学和伦理上的丑闻，当时巴西研究人员指控这份研究报告背后的德国团队，非法将化石带离巴西。</text:p>
      <text:p text:style-name="P4">
官员表示，在僵持不下近3年后，德国外交部长贝尔伯克(Annalena Baerbock)率领的代表团，4日在访问巴西利亚时，将化石归还给巴西。</text:p>
      <text:p text:style-name="P4">
巴西科学与科技部今天在声明中说：「长鬃矛神龙是在南美洲发现第一种具羽毛状结构的非鸟类恐龙，这块化石已被送回巴西。」</text:p>
      <text:p text:style-name="P4">
由考古学家组成的一支团队，于1990年在巴西东北部的塞阿拉州(Ceara)发现这块化石。他们将化石带回德国研究，并将它搜藏在位于卡斯陆(Karlsruhe)的国立自然历史博物馆(StateMuseum of Natural History)中。</text:p>
      <text:p text:style-name="P4">
但巴西科学家在2020年12月将长鬃矛神龙订为新物种的论文发表后发声，称化石从巴西被非法带走。</text:p>
      <text:p text:style-name="P4">
巴西法律规定，在巴西发现的化石都归该国所有，外国研究人员若想将化石带出巴西，就必须与巴西机构合作研究。</text:p>
      <text:p text:style-name="P4">
科学家发起线上活动，呼吁将化石归还给巴西，并用「长鬃矛神龙属于巴西」(#UbirajarabelongstoBR)当主题标签发文。</text:p>
      <text:p text:style-name="P4">
巴西科学与科技部部长阿鲁达(Inacio Arruda)说：「如果没有巴西科学界的动员，我们不会成功。」</text:p>
      <text:p text:style-name="P4">
这块重11.5公斤的化石，现将存放在塞阿拉一间大学的古生物博物馆。</text:p>
      <text:p text:style-name="P4">
News Source: <text:a xlink:type="simple" xlink:href="https://www.rfi.fr/cn/%E7%A7%91%E5%AD%A6%E6%96%B0%E7%9F%A5/20230606-%E5%BD%92%E8%BF%98%E7%BD%95%E8%A7%81%E6%81%90%E9%BE%99%E5%8C%96%E7%9F%B3-%E5%BE%B7%E5%9B%BD%E4%B8%8E%E5%B7%B4%E8%A5%BF%E5%A4%96%E4%BA%A4%E4%BA%89%E7%AB%AF%E7%94%BB%E4%B8%8A%E5%8F%A5%E7%82%B9" text:style-name="Internet_20_link" text:visited-style-name="Visited_20_Internet_20_Link">
https://www.rfi.fr/cn/%E7%A7%91%E5%AD%A6%E6%96%B0%E7%9F%A5/20230606-%E5%BD%92%E8%BF%98%E7%BD%95%E8%A7%81%E6%81%90%E9%BE%99%E5%8C%96%E7%9F%B3-%E5%BE%B7%E5%9B%BD%E4%B8%8E%E5%B7%B4%E8%A5%BF%E5%A4%96%E4%BA%A4%E4%BA%89%E7%AB%AF%E7%94%BB%E4%B8%8A%E5%8F%A5%E7%82%B9</text:a>
</text:p>
      <!--NEWS-->
      <text:h text:style-name="P10" text:outline-level="1">
<text:span text:style-name="T4">
The Communist Army approaches the White House of the White House: sooner or later, causing casualties</text:span>
</text:h>
      <text:p text:style-name="P4">
Publisher: 法新社</text:p>
      <text:p text:style-name="P4">
Published Time: 2023-06-06T07:32:09+00:00</text:p>
      <text:p text:style-name="P4">
Modified Time: 2023-06-06T07:05:06+00:00</text:p>
      <text:p text:style-name="P4">
Description: (Agence France -Presse Washington France New Deda) The White House today pointed out that the Chinese Communist Army's "increasingly provocative" behavior was almost caused by accidents that collided with US military aircraft and collision with warships to warn such behavio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6-06T07-32-09-00-00/000000.png" xlink:type="simple" xlink:show="embed" xlink:actuate="onLoad" draw:mime-type="image/png"/>
</draw:frame>
The Strategic Communication Coordination of the White House National Security Council Johnkirby pointed out at the White House Routine Media Briefing Society today that the frequency of such incidents is higher than expected. Although not all actions are unsafe and unprofessional, these two starts from these two. All.</text:p>
      <text:p text:style-name="P4">
He pointed out that the Chinese People's Liberation Army did not need to be so provocative at all, "it won't be long before someone will be injured."</text:p>
      <text:p text:style-name="P4">
He said that these unsafe and unprofessional interceptions may lead to misunderstandings and misjudgments, and may cause casualties, "this is unacceptable."</text:p>
      <text:p text:style-name="P4">
News Source: <text:a xlink:type="simple" xlink:href="https://www.rfi.fr/cn/%E5%9B%BD%E9%99%85%E6%8A%A5%E9%81%93/20230606-%E5%85%B1%E5%86%9B%E8%BF%91%E8%B7%9D%E7%A6%BB%E9%80%BC%E8%BF%91%E7%BE%8E%E8%88%B0-%E7%99%BD%E5%AE%AB-%E8%BF%9F%E6%97%A9%E9%80%A0%E6%88%90%E4%BC%A4%E4%BA%A1" text:style-name="Internet_20_link" text:visited-style-name="Visited_20_Internet_20_Link">
https://www.rfi.fr/cn/%E5%9B%BD%E9%99%85%E6%8A%A5%E9%81%93/20230606-%E5%85%B1%E5%86%9B%E8%BF%91%E8%B7%9D%E7%A6%BB%E9%80%BC%E8%BF%91%E7%BE%8E%E8%88%B0-%E7%99%BD%E5%AE%AB-%E8%BF%9F%E6%97%A9%E9%80%A0%E6%88%90%E4%BC%A4%E4%BA%A1</text:a>
</text:p>
      <!--NEWS-->
      <text:h text:style-name="P10" text:outline-level="1">
<text:span text:style-name="T4">
FBI number one double -sided spy prison for the reason is only money</text:span>
</text:h>
      <text:p text:style-name="P4">
Publisher: 法新社</text:p>
      <text:p text:style-name="P4">
Published Time: 2023-06-06T07:32:10+00:00</text:p>
      <text:p text:style-name="P4">
Modified Time: 2023-06-06T07:05:04+00:00</text:p>
      <text:p text:style-name="P4">
Description: (Agence France -Presse Washington, 5th) In the past, the US Secrets secretly leaked to the Federal Investigation Agency (FBI) double -sided spy Hanssen in Russia died in prison today. It is believed that his motivation to betray the country is out of Money, not ideolog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3.617581in" draw:z-index="0">
<draw:image xlink:href="../Images/rficn/2023-06-06T07-32-10-00-00/000000.png" xlink:type="simple" xlink:show="embed" xlink:actuate="onLoad" draw:mime-type="image/png"/>
</draw:frame>
According to a prison statement, 79 -year -old Hanson was discovered in a rigorous prison in Colorado this morning, and later declared death.</text:p>
      <text:p text:style-name="P4">
FBI claims that Hanson is "the most destructive spy in the history of FBI."</text:p>
      <text:p text:style-name="P4">
Hanson first served as a police officer in Chicago. He joined the FBI in 1976. Nine years later, he worked in the New York Office's anti -intelligence unit. At that time, the staff of the New York Office bet on a lot of time to investigate and tried to enters the Soviet officials in the United Nations.</text:p>
      <text:p text:style-name="P4">
However, Hansen provided services to Russia in a short time with the pseudonym of "Ramon Garcia", and even his spy operator did not know his true identity.</text:p>
      <text:p text:style-name="P4">
When Hansen was arrested, it was considered by the outside world to be the most destructive of the internal thief who had always leaked the secrets of the US government. There were thousands of US confidential documents were transferred to the Soviet Union and Russians.</text:p>
      <text:p text:style-name="P4">
Hanson obtained about $ 1.4 million in cash and diamonds for betrayal. It is believed that Hansen's motivation is money and conspiracy, not ideology.</text:p>
      <text:p text:style-name="P4">
Although the FBI and the US Central Intelligence Agency (CIA) have known that there is a sorghum internally internally, Hanson has not been the number one suspect for a long time.</text:p>
      <text:p text:style-name="P4">
U.S. investigators finally obtained a small number of clues from a Russian rebels to turn more focus to Hanson.</text:p>
      <text:p text:style-name="P4">
Hanson pleaded guilty to 15 spies in May 2002 in exchange for a prosecution agreement that was not required to be executed.</text:p>
      <text:p text:style-name="P4">
News Source: <text:a xlink:type="simple" xlink:href="https://www.rfi.fr/cn/%E5%9B%BD%E9%99%85%E6%8A%A5%E9%81%93/20230606-fbi%E5%A4%B4%E5%8F%B7%E5%8F%8C%E9%9D%A2%E9%97%B4%E8%B0%8D%E7%8B%B1%E4%B8%AD%E8%BA%AB%E4%BA%A1-%E5%8D%96%E5%9B%BD%E5%8E%9F%E5%9B%A0%E5%8F%AA%E4%B8%BA%E9%92%B1" text:style-name="Internet_20_link" text:visited-style-name="Visited_20_Internet_20_Link">
https://www.rfi.fr/cn/%E5%9B%BD%E9%99%85%E6%8A%A5%E9%81%93/20230606-fbi%E5%A4%B4%E5%8F%B7%E5%8F%8C%E9%9D%A2%E9%97%B4%E8%B0%8D%E7%8B%B1%E4%B8%AD%E8%BA%AB%E4%BA%A1-%E5%8D%96%E5%9B%BD%E5%8E%9F%E5%9B%A0%E5%8F%AA%E4%B8%BA%E9%92%B1</text:a>
</text:p>
      <!--NEWS-->
      <text:h text:style-name="P10" text:outline-level="1">
<text:span text:style-name="T4">
中國AI爭議頻傳 馬斯克：北京或推監管新規</text:span>
</text:h>
      <text:p text:style-name="P4">
Author: None (Language: zh)</text:p>
      <text:p text:style-name="P4">
Publisher: None</text:p>
      <text:p text:style-name="P4">
Time: 2023-06-06T07:51:00Z</text:p>
      <text:p text:style-name="P4">
Description: The development of artificial intelligence is in the ascendant, and China has recently reported many cases of related fraud and false information. At the same time, Musk first talked about China's trip on the 5th, saying that the Chinese government was preparing to promote the regulatory regulations of artificial intelligence.</text:p>
      <text:p text:style-name="P4">
Videos: []</text:p>
      <text:p text:style-name="P4">
Images: []</text:p>
      <text:p text:style-name="P4">
Subject: 科技环境</text:p>
      <text:p text:style-name="P4">
Subjects: ['人工智能', '人工智慧', 'AI', '马斯克', 'ChatGPT', '文心一言', '中国网路审查', '阿里巴巴', '百度', '通义千问']</text:p>
      <text:p text:style-name="P4">
Keywords: ['意见反馈']</text:p>
      <text:p text:style-name="P4">
Id: 65834960</text:p>
      <!--METADATA-->
      <text:p text:style-name="P4">
<text:a xlink:type="simple" xlink:href="https://www.dw.com/zh/overlay/image/article/65834960/65772428" text:style-name="Internet_20_link" text:visited-style-name="Visited_20_Internet_20_Link">
 </text:a>
During the visit to China on the 30th, Musk met with the foreign ministers Qin Gang</text:p>
      <text:p text:style-name="P4">
(Voice of Germany Chinese) Twitter, <text:a xlink:type="simple" xlink:href="https://www.dw.com/zh/zh/馬斯克訪華成中國焦點-傳曾經會晤丁薛祥/a-65789014" text:style-name="Internet_20_link" text:visited-style-name="Visited_20_Internet_20_Link">
Tesla CEO Elon Musk) ended the two -day visit to the middle of the week</text:a>
Later, on Monday (June 5th), the US Democratic Presidential Candidate Robert F. Kennedy Jr. talked about Twitter Space that <text:a xlink:type="simple" xlink:href="https://www.dw.com/zh/zh/中國推ai管理法-人工智慧也要姓黨/a-65275966" text:style-name="Internet_20_link" text:visited-style-name="Visited_20_Internet_20_Link">
the Chinese government is promoting artificial intelligence (AI) regulations (AI) regulations </text:a>
Essence</text:p>
      <text:p text:style-name="P4">
Musk did not explain in detail, but only said that he met with local high -levels during China and [AI's risk] on <text:a xlink:type="simple" xlink:href="https://www.dw.com/zh/zh/马斯克等呼吁给ai研发按下暂停键/a-65170173" text:style-name="Internet_20_link" text:visited-style-name="Visited_20_Internet_20_Link">
AI's risk</text:a>
And the necessity of supervision, a "effective discussion" was carried out. He said that he also learned from these conversations that China plans to start relevant regulatory measures for AI.</text:p>
      <text:h text:style-name="P12" text:outline-level="3">
<text:span text:style-name="T4">
AI fraud, fake information rise</text:span>
</text:h>
      <text:p text:style-name="P4">
AI has developed rapidly in China, and the country's AI -related fraud cases have recently surged. The Wall Street Journal reported on the 5th that police from all over China have recently warned the public to be careful to be careful of criminals to fake friends with AI for fraud.</text:p>
      <text:p text:style-name="P4">
The report stated that a Chinese man named Guo received a scam video on WeChat in April. $ 600,000 to a bank account in Inner Mongolia. It wasn't until the man named Guo contacted his friends to confirm the money that he learned that he was deceived. According to the WeChat post from the Inner Mongolia police, the Chinese authorities have terminated the transaction and tried to recover the deception.</text:p>
      <text:p text:style-name="P4">
This incident caused heated discussions on the Chinese Internet people. Once, it was widely circulated on Weibo with the label of "#AI fraud in the country". The topic was subsequently restricted by review and could no longer display the search results. In the same month, the Anhui police arrested a scammer for similar cases.</text:p>
      <text:h text:style-name="P12" text:outline-level="3">
<text:span text:style-name="T4">
False news? Intersection AI!</text:span>
</text:h>
      <text:p text:style-name="P4">
In addition to fraud, AI also caused multiple fake messages in China. In May, a news film collected by men in May in Gansu used ChatGPT to fabricate a fake post of train accidents, which was published on a blog platform that allows users to divide to make it profitable. Police arrested it and said the article was viewed 15,000 times. In the same month, Henan authorities also said that a fake message that a famous man generated "violently beating a restaurant in a restaurant, a woman was hit by a brick after being died", so as to obtain traffic.</text:p>
      <text:p text:style-name="P4">
OpenAI has not provided ChatGPT services in China, but there are still many Chinese people who use it to use the wall.</text:p>
      <text:h text:style-name="P12" text:outline-level="3">
<text:span text:style-name="T4">
government supervision</text:span>
</text:h>
      <text:p text:style-name="P4">
To cope with <text:a xlink:type="simple" xlink:href="https://www.dw.com/zh/zh/ai威脅堪比核戰東西方態度不同/a-65776612" text:style-name="Internet_20_link" text:visited-style-name="Visited_20_Internet_20_Link">
endless AI case</text:a>
The Chinese government has issued relevant regulations.</text:p>
      <text:p text:style-name="P4">
In response to cases such as fake news and fraud, the China Internet Information Office announced in January that it is prohibited to disseminate errors, illegal or "destroying economic or national security" information generated by images, audio and texts generated by AI. The Wall Street Journal pointed out that these generally and widespread definitions have given the Chinese authorities a considerable freedom of law enforcement.</text:p>
      <text:p text:style-name="P4">
Alibaba recently announced that it will launch AI service "Tongyi Qian Qian" (data photo)</text:p>
      <text:p text:style-name="P4">
China Network Information Office also announced the management generation AI service in April (such as Baidu "<text:a xlink:type="simple" xlink:href="https://www.dw.com/zh/zh/百度發布文心一言-創辦人坦言不完美/a-65020699" text:style-name="Internet_20_link" text:visited-style-name="Visited_20_Internet_20_Link">
Wen Xinyin</text:a>
", Alibaba" <text:a xlink:type="simple" xlink:href="https://www.dw.com/zh/zh/长平观察纵有千问终归一言/a-65299472" text:style-name="Internet_20_link" text:visited-style-name="Visited_20_Internet_20_Link">
Tongyi Qian Qi</text:a>
The draft measures of "and other measures stipulate that the content of AI output must be" in line with the core values of national socialism "and" not to preach terrorism, discrimination, and violence. "It also requires enterprises to be responsible for" the legitimacy of training AI products. " , Before the product is launched, the authorities must be submitted to the "security assessment".</text:p>
      <text:p text:style-name="P4">
If the enterprise fails to comply with the above -mentioned guidelines, it will be fined more than 10,000 yuan (about 1,450 US dollars), and it will stop its AI services and face criminal investigations.</text:p>
      <text:p text:style-name="P4">
Bloomberg quoted analysts saying that <text:a xlink:type="simple" xlink:href="https://www.dw.com/zh/zh/文心一言緊追chatgpt中國為何發展聊天機器人/a-64739773" text:style-name="Internet_20_link" text:visited-style-name="Visited_20_Internet_20_Link">
the relevant provisions of the China Internet Information Office may affect the way of Chinese training AI models in the future</text:a>
Essence</text:p>
      <text:p text:style-name="P4">
In addition to China, <text:a xlink:type="simple" xlink:href="https://www.dw.com/zh/zh/ai技术发展太快-各国监管部门发力狂追/a-65361642" text:style-name="Internet_20_link" text:visited-style-name="Visited_20_Internet_20_Link">
countries around the world are also seeking regulatory AI robots development</text:a>
Methods. In April, Italy once temporarily banned ChatGPT on the grounds of personal information, privacy doubts, and inaccurate production content, and lifted the ban on the ChatGPT parent company Openai.</text:p>
      <text:p text:style-name="P4">
In April, the US Department of Commerce also publicly requested opinions on whether the AI model should be available after being certified. " In this regard, OPENAI responded that "the powerful AI system should be strictly evaluated by security." If you want to implement such evaluations, you need to supervise AI. form".</text:p>
      <text:p text:style-name="P4">
(Reuters, Bloomberg, "Wall Street Journal", China Internet Information Office)</text:p>
      <text:p text:style-name="P4">
News Source: <text:a xlink:type="simple" xlink:href="https://www.dw.com/zh/中國ai爭議頻傳-馬斯克：北京或推監管新規/a-65834960" text:style-name="Internet_20_link" text:visited-style-name="Visited_20_Internet_20_Link">
https://www.dw.com/zh/中國ai爭議頻傳-馬斯克：北京或推監管新規/a-65834960?maca=chi-rss-chi-all-1127-rdf</text:a>
</text:p>
      <!--NEWS-->
      <text:h text:style-name="P10" text:outline-level="1">
<text:span text:style-name="T4">
Taiwan 2024 Presidential Election: The issue of sexual harassment has become a political storm</text:span>
</text:h>
      <text:p text:style-name="P4">
Author: https://www.facebook.com/bbcworldservice/</text:p>
      <text:p text:style-name="P4">
Publisher: BBC News 中文</text:p>
      <text:p text:style-name="P4">
Published Time: 2023-06-06T07:56:32.000Z</text:p>
      <text:p text:style-name="P4">
Modified Time: 2023-06-06T07:56:32.000Z</text:p>
      <text:p text:style-name="P4">
Description: Related real -name accusations began to appear within the DPP first. After that, senior media people accused the Kuomintang's Democratic harassment. Essence</text:p>
      <text:p text:style-name="P4">
Images: ["<text:a xlink:type="simple" xlink:href="https://ichef.bbci.co.uk/news/640/cpsprodpb/14008/production/_126582918_gettyimages-1051803296-1.jpg" text:style-name="Internet_20_link" text:visited-style-name="Visited_20_Internet_20_Link">
_126582918_ge...</text:a>
"]</text:p>
      <text:p text:style-name="P4">
Videos: []</text:p>
      <text:p text:style-name="P4">
Tags: ['性别', '蔡英文', '性暴力', '政治', '台湾', '女权', '性', '法律', '女人', '就业', '妇女健康']</text:p>
      <text:p text:style-name="P4">
Type: Article</text:p>
      <!--METADATA-->
      <text:h text:style-name="P12" text:outline-level="3">
<text:span text:style-name="T4">
Taiwan 2024 Presidential Election: The issue of sexual harassment unexpectedly became a political storm</text:span>
</text:h>
      <ul>
        <li>
Lu Jiahong * BBC Chinese reporter</li>
      </ul>
      <text:p text:style-name="P4">
7:56 am on June 6, 2023![] <text:a xlink:type="simple" xlink:href="Images/BBC Chinese/2023-06-06T07-56-32.000Z/_126582918_gettyimages-1051803296-1.jpg" text:style-name="Internet_20_link" text:visited-style-name="Visited_20_Internet_20_Link">
</text:a>
Image source, getty images</text:p>
      <text:p text:style-name="P4">
<text:span text:style-name="T4">
 "Don't just forget it, okay? Many things can't be counted like this. If this is the case, people will slowly die and die!" This is a TV that became popular in Taiwan last month. The classic lines in the album "Candidates: Creator" came from an opposition female leader that the party workers of the opposition party told the grassroots party workers that they were willing to appeal with the latter in an interior party to encounter sexual harassment. </text:span>
</text:p>
      <text:p text:style-name="P4">
After the film was broadcast on the international streaming platform, it became popular in Taiwan. At that time, the major political party staff members, including Taiwan President Tsai Ing -wen and the DPP presidential candidate Lai Qingde, all mentioned the success of the film production.</text:p>
      <text:p text:style-name="P4">
However, no one thought at the time that this set of popular albums of the DPP's political aids as screenwriters predicted the "sexual harassment" of Taiwan's political (including parties) to accuse the tsunami strike.</text:p>
      <text:p text:style-name="P4">
Related real -name accusations began to appear within the DPP. After that, senior media people accused the Kuomintang's Democratic harassment. The issue of sexual harassment became an unexpected storm shortly after the presidential election of Taiwan's presidential election.</text:p>
      <text:p text:style-name="P4">
However, the dispute has also been extended to the academic and literary circles. In the past few days, the accused, including the "June 4th" democratic movement Wang Dan, who is a guest assistant professor at Tsinghua University, Taiwan, and Beiling, an exile writer who visited Taiwan in Taiwan. But both have denied the relevant allegations.</text:p>
      <text:p text:style-name="P4">
Other cases include associate professors of Taiwan Chung Kyoga University, professor at the National Taiwan University Hospital, President of the People's Party, Ke Wenzhe, a former courage, Kuomintang think tank scholar, documentary director and senior local newspaper senior management.</text:p>
      <text:p text:style-name="P4">
Most of these charges have denied relevant allegations and claimed to be willing to clarify judicial channels. BBC Chinese cannot independently verify related allegations.</text:p>
      <text:p text:style-name="P4">
["I was sexually harassed, but the subway staff gave me a leaflet"]](https://www.bbc.com/zhongwen/simp/world-59516735)<text:span text:style-name="T5">
 <text:a xlink:type="simple" xlink:href="https://www.bbc.com/zhongwen/simp/chinese-news-58570090" text:style-name="Internet_20_link" text:visited-style-name="Visited_20_Internet_20_Link">
Xianzi Loch Zhu Jun's sexual harassment case "insufficient evidence" was rejected, and the plaintiff will appeal</text:a>
</text:span>
 <text:a xlink:type="simple" xlink:href="https://www.bbc.com/zhongwen/simp/chinese-news-43891468" text:style-name="Internet_20_link" text:visited-style-name="Visited_20_Internet_20_Link">
Lin Yihan's first anniversary "Fang Siqi" changed the world? </text:a>
* <text:a xlink:type="simple" xlink:href="https://www.bbc.com/zhongwen/simp/world-58086553" text:style-name="Internet_20_link" text:visited-style-name="Visited_20_Internet_20_Link">
Governor of New York, Governor of the United States, was charged with sexual harassment: The independent investigation report was released on Biden to appeal to resign</text:a>
### "sexual harassment" charges storm</text:p>
      <text:p text:style-name="P4">
Image source, AFP/Getty Images</text:p>
      <text:p text:style-name="P4">
Image adding text,</text:p>
      <text:p text:style-name="P4">
Taipei MRT.</text:p>
      <text:p text:style-name="P4">
Last week, Chen Yan, a grass -roots party worker who worked as a DPP of the Taiwan Democratic Progressive Party, accused the real -name "Facebook". When he worked in a election campaign last year, he encountered sexual harassment in the workplace. She said that although the Women's Ministry in the party was immediately notified (now the Ministry of Gender Equality), she claimed that the senior female supervisor of women's movement was improperly treated and secondary injuries. She said that after watching the TV series, her mood collapsed again, but she was publicly public, hoping that the party would still reform.</text:p>
      <text:p text:style-name="P4">
The woman surnamed Chen quickly discussed in Taiwan's politics. The next day, another former party worker named by the Democratic Progressive Party pointed out that he had encountered sexual harassment in the workplace of colleagues in the party. The woman posted a post, but after the report was reported to the supervisor, they encountered the latter despise, and after joining the harm to the harm, they had a problem with the mental health and then left. The woman named Chen also complained that at the time, the witnesses at the scene were rarely reached out.</text:p>
      <text:p text:style-name="P4">
After the two articles were issued, the public opinion of Taiwan ’s public opinion was uproar. The DPP faced the storm in the party. Taiwan’ s President Tsai Ing -wen issued an apology. In addition to the apology, the DPP, also known as the DPP will completely reform.</text:p>
      <text:p text:style-name="P4">
Lai Qingde proposed a three -point innovation plan on Monday (June 5), including the establishment of a direct appeal window, the principles of zero tolerance, and immediately revising the party's rules. Li Yanrong, director of the Democratic Progressive Party, set up an appeal mailbox saying that only she could read the mailbox and encouraged the victims to file a appeal.</text:p>
      <text:p text:style-name="P4">
The issue of sexual harassment became an unexpected political storm when the Taiwan presidential election officially started in 2024. The focus of public opinion in Taiwan is the first to the DPP -the party has promoted many women's participation in politics and marriage equality. Now how will it completely reform and respond to the outside world, especially the young generation.</text:p>
      <text:p text:style-name="P4">
Observing the crisis of sexual harassment allegations involved in the Democratic Progressive Party, Li Dingzan, a retired professor of the Sociology Institute of Tsinghua University in Taiwan, posted on Facebook that "the DPP has attaches importance to disadvantaged and a few, which is an important core value of the party." However, in recent years, President Tsai Ing -wen has particularly focused on Guoan and the economy, and the marginalization of core values. Many social, cultural and educational issues, "almost not in the minds of the governors. . The appearance in the Women's Department and the Youth Ministry is even more ironic, which also highlights the changes in the ruling party in recent years. "</text:p>
      <text:p text:style-name="P4">
Li Dingzan believes that the DPP will return to the original intention of the founding party. "And set off from here, use this incident to make a comprehensive reflection, actively take care of the disadvantaged and a few, and propose a specific policy plan in order to slowly find the lost person's heart. Come."</text:p>
      <text:h text:style-name="P12" text:outline-level="3">
<text:span text:style-name="T4">
Frequent transmission of sexual harassment cases in Taiwan</text:span>
</text:h>
      <text:p text:style-name="P4">
In fact, in Taiwan's political circle, regardless of the position, frequent cases about sexual harassment or even sexual assault have been criticized, it has always been criticized.</text:p>
      <text:p text:style-name="P4">
On Tuesday (June 6), the Taipei Court judged that the KMT legislator Chen Xuesheng had a sexual harassment of the DPP legislators Fan Yun, and sentenced to a total of NT $ 80,000 of Fan Nan. The Kuomintang responded that it respects the judicial judgment but will not revoke Chen Xuesheng's qualifications to nominate the next legislature.</text:p>
      <text:p text:style-name="P4">
According to <text:a xlink:type="simple" xlink:href="https://www.cna.com.tw/news/firstnews/202111120319.aspx" text:style-name="Internet_20_link" text:visited-style-name="Visited_20_Internet_20_Link">
Taiwan Media</text:a>
At the end of 2021, the current deputy mayor of Taipei City Lin Yihua used to be the legislator in the past. Lin Nan, director of the office, was also suspected of sexual assaulting a woman. Lin Yihua and Lin Nan brought civil compensation for more than 2 million yuan.</text:p>
      <text:p text:style-name="P4">
The woman named Zhong named Zhong who had accused the sexual harassment in the workplace in the people's party <text:a xlink:type="simple" xlink:href="https://www.upmedia.mg/news_info.php" text:style-name="Internet_20_link" text:visited-style-name="Visited_20_Internet_20_Link">
then posted on Facebook</text:a>
When questioning the controversy of the People's Party criticized the DPP's sexual show, the attitude of allegations of allegations of her allegations, Zhong Nu said, "Have you ever thought about my feelings? Why did his party incident coming out the next day?"He said that the Kuomintang may also be reluctant to attack the DPP on this issue, because there were similar cases in the party in the past, and cases that were unwilling to be disclosed may also be. Qiu Qixin said: "Similarly, Ke Wenzhe, chairman of the people and presidential candidates, has been criticized for a long time. This has been criticized for a long time. This may also be captured by the pan -green camp."</text:p>
      <text:h text:style-name="P12" text:outline-level="3">
<text:span text:style-name="T4">
sexual harassment incident is difficult to cause?</text:span>
</text:h>
      <text:p text:style-name="P4">
Image source, getty images</text:p>
      <text:p text:style-name="P4">
Image adding text,</text:p>
      <text:p text:style-name="P4">
Taiwan streets.</text:p>
      <text:p text:style-name="P4">
Based on Taiwan's Ministry of Health and Welfare last year <text:a xlink:type="simple" xlink:href="https://www.mohw.gov.tw/cp-5271-70900-1.html" text:style-name="Internet_20_link" text:visited-style-name="Visited_20_Internet_20_Link">
Statistics</text:a>
It shows that in the past 5 years, the number of sexual harassment appeals in Taiwan has increased year by year. 96%of the victims of sexual harassment are women, and more than 60%of those under 30.</text:p>
      <text:p text:style-name="P4">
The Taiwan Women's Rights Group also held a press conference on "Make the victims for sexual harassment" on Monday (June 5). They quoted the "Equal Employment Survey of Working Places Employment Employment" from 2017 to 2021 that they quoted data from the "Employment Employment Employment Employment Survey" of the workplace that 70-80 % of the parties who encountered sexual harassment on the workplace chose not to appeal, which became a "silent black number" (refers to The underestimated number).</text:p>
      <text:p text:style-name="P4">
These groups stated that according to the current relevant regulations of Taiwan, they only mentioned that the employer's "obtaining" was introduced and counsel or medical resources to the victims, but the law did not force the employer to provide substantial assistance or services. Therefore, sexual harassment victims usually can only explore solutions alone, and most people choose to give up appeal or private.</text:p>
      <text:p text:style-name="P4">
Dai Jingyun, director of the Law Department of the New Knowledge Foundation of Taiwan Women's New Foundation, emphasized at a press conference that the current Taiwan's "Equality Law of Gender Work" will attribute the investigation responsibility for investigation, but if sexual harassment is an employer, it will become players and referees. A large loophole.</text:p>
      <text:p text:style-name="P4">
In addition, in case of the female party worker named by the Democratic Progressive Party, when the victim is a customer or partner of the employee, such as outsourcing manufacturers, it is difficult for employers to investigate or punish employers in accordance with the law. Dai Jingyun said that the current sexual harassment prevention regulations are complicated, and the public is not only difficult to understand the law, but there are often controversy in legal practice.</text:p>
      <text:p text:style-name="P4">
Wang Yanhao, CEO of the Taiwan Lixin Foundation, said at the press conference that according to the "Gender Violence Question A questionnaire survey" completed in 2021, 25 % of Taiwanese people will appeal to the work unit when they encounter sexual harassment in the workplace. However, 50 % of them cannot be crossed because of lack of evidence.</text:p>
      <text:p text:style-name="P4">
The feminist group calls on the Taiwan government to incorporate the care service mechanism of sexual harassment in the workplace as soon as possible into the "Equality Law of Gender Work", so that people who have been sexually harassed in the workplace can receive the assistance of legal consultation, psychological business, and social workers in accordance with the law.</text:p>
      <text:p text:style-name="P4">
News Source: <text:a xlink:type="simple" xlink:href="https://www.bbc.com/zhongwen/simp/chinese-news-65818510" text:style-name="Internet_20_link" text:visited-style-name="Visited_20_Internet_20_Link">
https://www.bbc.com/zhongwen/simp/chinese-news-65818510</text:a>
</text:p>
      <!--NEWS-->
      <text:h text:style-name="P10" text:outline-level="1">
<text:span text:style-name="T4">
The Australian Central Bank raised interest rates from 1 yard to 4.1% to create a 11 -year high</text:span>
</text:h>
      <text:p text:style-name="P4">
Publisher: 法新社</text:p>
      <text:p text:style-name="P4">
Published Time: 2023-06-06T08:02:07+00:00</text:p>
      <text:p text:style-name="P4">
Modified Time: 2023-06-06T07:50:01+00:00</text:p>
      <text:p text:style-name="P4">
Description: (Agence France -Presse, Sydney, 6th) Australian Central Bank Australian Reserve Bank today decided to raise interest rates to 11 years, and warned the warning to continue to raise interest rates to control soaring prices. Reserve (Reserve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3.617581in" draw:z-index="0">
<draw:image xlink:href="../Images/rficn/2023-06-06T08-02-07-00-00/000000.png" xlink:type="simple" xlink:show="embed" xlink:actuate="onLoad" draw:mime-type="image/png"/>
</draw:frame>
Luo Wei, president of the Australian Central Bank, said: "In order to ensure that the inflation rate returns to the target within a reasonable time, the monetary policy must be further tightened to some extent; however, this will depend on the development of the economy and inflation."</text:p>
      <text:p text:style-name="P4">
News Source: <text:a xlink:type="simple" xlink:href="https://www.rfi.fr/cn/%E8%B4%A2%E7%BB%8F%E5%BF%AB%E8%AE%AF/20230606-%E6%BE%B3%E6%B4%B2%E5%A4%AE%E8%A1%8C%E5%8D%87%E6%81%AF1%E7%A0%81%E8%87%B34-1-%E5%88%9B11%E5%B9%B4%E9%AB%98%E7%82%B9" text:style-name="Internet_20_link" text:visited-style-name="Visited_20_Internet_20_Link">
https://www.rfi.fr/cn/%E8%B4%A2%E7%BB%8F%E5%BF%AB%E8%AE%AF/20230606-%E6%BE%B3%E6%B4%B2%E5%A4%AE%E8%A1%8C%E5%8D%87%E6%81%AF1%E7%A0%81%E8%87%B34-1-%E5%88%9B11%E5%B9%B4%E9%AB%98%E7%82%B9</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06T08:02:36</text:p>
      <text:p text:style-name="P4">
Modified Time: 2023-06-06T14:37:31</text:p>
      <text:p text:style-name="P4">
Description: The Ukrainian military said that Russia bombed the new Carhofka Dam in the Hermuson region controlled by Russia.</text:p>
      <text:p text:style-name="P4">
Images: ["<text:a xlink:type="simple" xlink:href="https://chinese.aljazeera.net/wp-content/uploads/2023/06/1-1686056939.jpg" text:style-name="Internet_20_link" text:visited-style-name="Visited_20_Internet_20_Link">
1-1686056939.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37" text:anchor-type="as-char" svg:width="6.9236in" svg:height="5.1927in" draw:z-index="0">
<draw:image xlink:href="../Images/Aljazeera Chinese/2023-06-06T08-02-36/1-1686056939.jpg" xlink:type="simple" xlink:show="embed" xlink:actuate="onLoad" draw:mime-type="image/jpeg"/>
</draw:frame>
Ukraine's new Carhofka Dam was "exploded"</text:p>
      <ul>
        <li>
The Ukrainian military said that Russia bombed the new Carhofka Dam in the Hermuson region controlled by Russia. * Due to the high risk of floods, the Ukrainian military has told people that people are preparing to evacuate from several villages on the right bank of the Dieber River.</li>
      </ul>
      <text:p text:style-name="P4">
read more</text:p>
      <text:p text:style-name="P4">
News Source: <text:a xlink:type="simple" xlink:href="https://chinese.aljazeera.net/news/war-in-ukraine/liveblog/2023/6/6/%e4%bf%84%e7%bd%97%e6%96%af%e5%af%b9%e4%b9%8c%e5%85%8b%e5%85%b0%e6%88%98%e4%ba%89%e7%9a%84%e4%bb%8a%e6%97%a5%e5%8f%91%e5%b1%95-351" text:style-name="Internet_20_link" text:visited-style-name="Visited_20_Internet_20_Link">
https://chinese.aljazeera.net/news/war-in-ukraine/liveblog/2023/6/6/%e4%bf%84%e7%bd%97%e6%96%af%e5%af%b9%e4%b9%8c%e5%85%8b%e5%85%b0%e6%88%98%e4%ba%89%e7%9a%84%e4%bb%8a%e6%97%a5%e5%8f%91%e5%b1%95-351</text:a>
</text:p>
      <!--NEWS-->
      <text:h text:style-name="P10" text:outline-level="1">
<text:span text:style-name="T4">
Apple released the first heavy new product in 10 years: Vision Pro (Free Version)</text:span>
</text:h>
      <text:p text:style-name="P4">
Author: Aaron Tilley</text:p>
      <text:p text:style-name="P4">
Publisher: 华尔街日报中文网</text:p>
      <text:p text:style-name="P4">
Published Time: 2023-06-06T08:05:00.000Z</text:p>
      <text:p text:style-name="P4">
Modified Time: 2023-06-06T08:05:00.000Z</text:p>
      <text:p text:style-name="P4">
Created Time: 2023-06-05T22:10:00.000Z</text:p>
      <text:p text:style-name="P4">
Description: Apple's VISION Pro head -mounted device allows user experience to cover the virtual reality and digital applications, movies, personal photos or any content that can be obtained on the computer display in the real world.</text:p>
      <text:p text:style-name="P4">
Images: []</text:p>
      <text:p text:style-name="P4">
Categories: ['科技']</text:p>
      <text:p text:style-name="P4">
Keywords: SYND,LINK:EN|WP-WSJ-0000949088</text:p>
      <text:p text:style-name="P4">
Type: Article</text:p>
      <!--METADATA-->
      <text:p text:style-name="P4">
Apple(Apple, AAPL)Published a VisionPro headset device, which is the first important new product of the company in the past ten years. The device allows user experience to cover the virtual reality and digital applications in the real world, movies, personal photos or any can be on the computer display. Get the content.</text:p>
      <text:p text:style-name="P4">
News Source: <text:a xlink:type="simple" xlink:href="https://cn.wsj.com/articles/%E8%8B%B9%E6%9E%9C%E5%85%AC%E5%8F%B8%E5%8F%91%E5%B8%83%E5%A4%B4%E6%88%B4%E5%BC%8F%E8%A3%85%E7%BD%AEvision-pro-%E4%B8%BA10%E5%B9%B4%E6%9D%A5%E9%A6%96%E6%AC%BE%E9%87%8D%E5%A4%A7%E6%96%B0%E4%BA%A7%E5%93%81-4c938a43" text:style-name="Internet_20_link" text:visited-style-name="Visited_20_Internet_20_Link">
https://cn.wsj.com/articles/%E8%8B%B9%E6%9E%9C%E5%85%AC%E5%8F%B8%E5%8F%91%E5%B8%83%E5%A4%B4%E6%88%B4%E5%BC%8F%E8%A3%85%E7%BD%AEvision-pro-%E4%B8%BA10%E5%B9%B4%E6%9D%A5%E9%A6%96%E6%AC%BE%E9%87%8D%E5%A4%A7%E6%96%B0%E4%BA%A7%E5%93%81-4c938a43</text:a>
</text:p>
      <!--NEWS-->
      <text:h text:style-name="P10" text:outline-level="1">
<text:span text:style-name="T4">
The US Ministry of Finance can fulfill all the government's payment obligations</text:span>
</text:h>
      <text:p text:style-name="P4">
Author: 联合早报 (Person)</text:p>
      <text:p text:style-name="P4">
Publisher: 联合早报 (Organization)</text:p>
      <text:p text:style-name="P4">
Published Time: 2023-06-06T08:13</text:p>
      <text:p text:style-name="P4">
Modified Time: 2023-06-06T08:13</text:p>
      <text:p text:style-name="P4">
Description: The US Treasury said that after the government suspended the upper limit of federal debt, the Ministry of Finance can now fulfill all the payment obligations of the federal government. Reuters reported that the US Treasury spokesman Hayden issued an email statement on Monday (June 5) saying: "Because Congress has adopted actions to suspend debts, ... ...</text:p>
      <text:p text:style-name="P4">
Videos: []</text:p>
      <text:p text:style-name="P4">
Audios: []</text:p>
      <text:p text:style-name="P4">
Images: []</text:p>
      <text:p text:style-name="P4">
Type: NewsArticle</text:p>
      <text:p text:style-name="P4">
Breadcrumbs: ['即时', '国际']</text:p>
      <text:p text:style-name="P4">
Keywords: ['美国财政部', '债务', '耶伦', '债务违约']</text:p>
      <!--METADATA-->
      <text:p text:style-name="P4">
The US Ministry of Finance said the government suspended the federal <text:a xlink:type="simple" xlink:href="https://www.zaobao.com/keywords/zhai-wu-wei-yue" text:style-name="Internet_20_link" text:visited-style-name="Visited_20_Internet_20_Link">
debt limit</text:a>
Later, the Ministry of Finance can now fulfill all the payment obligations from the federal government.</text:p>
      <text:p text:style-name="P4">
Reuters reported that the US Treasury spokesman Hayden Monday (June 5) issued an email statement saying: "As Congress has adopted actions to suspend debt limit, the Ministry of Finance now has all tools to ensure that we can continue to perform all the US payments in the United States obligation."</text:p>
      <text:p text:style-name="P4">
U.S. Financial Minister Yellen had previously warned that if Congress did not raise or suspend the upper limit of debt, the Ministry of Finance would exhaust its cash on June 5 and cannot fulfill the payment obligation.</text:p>
      <text:p text:style-name="P4">
The Ministry of Finance issued a day cash management notice (CMBS, short -term national debt), which was worth $ 15 billion (about S $ 20.2 billion) on Friday. This type of bill was settled on Monday and expired on Tuesday.</text:p>
      <text:p text:style-name="P4">
U.S. President Biden on June 3rd <text:a xlink:type="simple" xlink:href="https://www.zaobao.com/realtime/world/story20230604-1401008" text:style-name="Internet_20_link" text:visited-style-name="Visited_20_Internet_20_Link">
Signing the suspension of federal debt upper limit bill</text:a>
Later, the Ministry of Finance issued a six -month Treasury ticket of $ 6.1 billion and a three -month Treasury coupon of $ 68 billion, and the two national treasury coupons were settled on Thursday.</text:p>
      <text:p text:style-name="P4">
News Source: <text:a xlink:type="simple" xlink:href="https://www.zaobao.com.sg/realtime/world/story20230606-1401566" text:style-name="Internet_20_link" text:visited-style-name="Visited_20_Internet_20_Link">
https://www.zaobao.com.sg/realtime/world/story20230606-1401566</text:a>
</text:p>
      <!--NEWS-->
      <text:h text:style-name="P10" text:outline-level="1">
<text:span text:style-name="T4">
Report: The Chinese government requires large banks to reduce deposit interest rates (Free Version)</text:span>
</text:h>
      <text:p text:style-name="P4">
Author: Bingyan Wang</text:p>
      <text:p text:style-name="P4">
Publisher: 华尔街日报中文网</text:p>
      <text:p text:style-name="P4">
Published Time: 2023-06-06T08:20:00.000Z</text:p>
      <text:p text:style-name="P4">
Modified Time: 2023-06-06T08:20:00.000Z</text:p>
      <text:p text:style-name="P4">
Created Time: 2023-06-06T07:10:00.000Z</text:p>
      <text:p text:style-name="P4">
Description: Bloomberg quoted unnamed sources saying that the Chinese government requested several of China's largest banks to reduce deposit interest rates last week to boost the economy.</text:p>
      <text:p text:style-name="P4">
Images: []</text:p>
      <text:p text:style-name="P4">
Categories: ['经济', '中国经济']</text:p>
      <text:p text:style-name="P4">
Keywords: SYND</text:p>
      <text:p text:style-name="P4">
Type: Article</text:p>
      <!--METADATA-->
      <text:p text:style-name="P4">
Bloomberg(Bloomberg)<text:a xlink:type="simple" xlink:href="https://tinyurl.com/nhvcefkt" text:style-name="Internet_20_link" text:visited-style-name="Visited_20_Internet_20_Link">
Quoted to be unnamed sources</text:a>
It is said that the Chinese government requested several of China's largest banks to reduce deposit interest rates last week to boost the economy.</text:p>
      <text:p text:style-name="P4">
News Source: <text:a xlink:type="simple" xlink:href="https://cn.wsj.com/articles/%E6%8A%A5%E9%81%93-%E4%B8%AD%E5%9B%BD%E6%94%BF%E5%BA%9C%E8%A6%81%E6%B1%82%E5%A4%A7%E9%93%B6%E8%A1%8C%E4%B8%8B%E8%B0%83%E5%AD%98%E6%AC%BE%E5%88%A9%E7%8E%87-aadcad7c" text:style-name="Internet_20_link" text:visited-style-name="Visited_20_Internet_20_Link">
https://cn.wsj.com/articles/%E6%8A%A5%E9%81%93-%E4%B8%AD%E5%9B%BD%E6%94%BF%E5%BA%9C%E8%A6%81%E6%B1%82%E5%A4%A7%E9%93%B6%E8%A1%8C%E4%B8%8B%E8%B0%83%E5%AD%98%E6%AC%BE%E5%88%A9%E7%8E%87-aadcad7c</text:a>
</text:p>
      <!--NEWS-->
      <text:h text:style-name="P10" text:outline-level="1">
<text:span text:style-name="T4">
Microsoft's violation of the Children's Internet Privacy Protection Act was fined more than 600 million by the US authorities</text:span>
</text:h>
      <text:p text:style-name="P4">
Publisher: 法新社</text:p>
      <text:p text:style-name="P4">
Published Time: 2023-06-06T08:32:08+00:00</text:p>
      <text:p text:style-name="P4">
Modified Time: 2023-06-06T08:05:01+00:00</text:p>
      <text:p text:style-name="P4">
Description: (Agence France -Presse, Washington, 6th) The United States Federal Trade Commission (FTC) said today that Microsoft will pay $ 20 million (about NT $ 19.19 million). A case of personal capital reached reconcili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3.617581in" draw:z-index="0">
<draw:image xlink:href="../Images/rficn/2023-06-06T08-32-08-00-00/000000.png" xlink:type="simple" xlink:show="embed" xlink:actuate="onLoad" draw:mime-type="image/png"/>
</draw:frame>
The Federal Trade Commission stated that Microsoft involves violating the "Children's Online Privacy Privacy Privacy Private Privacy Private Private Law" (COPPA), that is, the children's funding registered in the Xbox game system without notifying the parents or the parents' consent is not notified or the parents consent. And save children's personal capital.</text:p>
      <text:p text:style-name="P4">
Samuellevine, director of the Consumer Protection, said: "We order to make parents more likely to protect their children's privacy on Xbox, and limit Microsoft to collect and save information about children.</text:p>
      <text:p text:style-name="P4">
Lavin also said: "This move also clearly shows that children's virtual body, biometric information and health information cannot be exempted from the children's network privacy protection law."</text:p>
      <text:p text:style-name="P4">
The law stipulates that websites and online service companies shall notify their parents that they must obtain the consent of their parents who have collected children under 13 years of age.</text:p>
      <text:p text:style-name="P4">
The indictment pointed out that from 2015 to 2020, even if Microsoft did not obtain the consent of his parents, he still retained information collected from children when registered in the account.</text:p>
      <text:p text:style-name="P4">
News Source: <text:a xlink:type="simple" xlink:href="https://www.rfi.fr/cn/%E7%BC%A4%E7%BA%B7%E4%B8%96%E7%95%8C/20230606-%E5%BE%AE%E8%BD%AF%E8%BF%9D%E5%8F%8D%E5%84%BF%E7%AB%A5%E7%BD%91%E8%B7%AF%E9%9A%90%E7%A7%81%E4%BF%9D%E6%8A%A4%E6%B3%95-%E9%81%AD%E7%BE%8E%E5%BD%93%E5%B1%80%E5%BC%80%E7%BD%9A%E9%80%BE6%E4%BA%BF" text:style-name="Internet_20_link" text:visited-style-name="Visited_20_Internet_20_Link">
https://www.rfi.fr/cn/%E7%BC%A4%E7%BA%B7%E4%B8%96%E7%95%8C/20230606-%E5%BE%AE%E8%BD%AF%E8%BF%9D%E5%8F%8D%E5%84%BF%E7%AB%A5%E7%BD%91%E8%B7%AF%E9%9A%90%E7%A7%81%E4%BF%9D%E6%8A%A4%E6%B3%95-%E9%81%AD%E7%BE%8E%E5%BD%93%E5%B1%80%E5%BC%80%E7%BD%9A%E9%80%BE6%E4%BA%BF</text:a>
</text:p>
      <!--NEWS-->
      <text:h text:style-name="P10" text:outline-level="1">
<text:span text:style-name="T4">
Russian -controlled Ukraine region has a large dam to be destroyed (Free Version)</text:span>
</text:h>
      <text:p text:style-name="P4">
Author: Matthew Luxmoore</text:p>
      <text:p text:style-name="P4">
Publisher: 华尔街日报中文网</text:p>
      <text:p text:style-name="P4">
Published Time: 2023-06-06T08:50:00.000Z</text:p>
      <text:p text:style-name="P4">
Modified Time: 2023-06-06T08:50:00.000Z</text:p>
      <text:p text:style-name="P4">
Created Time: 2023-06-06T06:05:00.000Z</text:p>
      <text:p text:style-name="P4">
Description: Earlier on Tuesday, a large dam and power plant were destroyed in the Ukraine region occupied by Russia. Both Russia and Ukraine accused the other party of responding to the incident; the damage of the dam has caused severe floods and caused thousands of houses to face danger. Essence</text:p>
      <text:p text:style-name="P4">
Images: []</text:p>
      <text:p text:style-name="P4">
Categories: ['国际']</text:p>
      <text:p text:style-name="P4">
Keywords: SYND</text:p>
      <text:p text:style-name="P4">
Type: Article</text:p>
      <!--METADATA-->
      <text:p text:style-name="P4">
Earlier on Tuesday, a large dam and power plant were destroyed in the Ukraine region occupied by Russia. Both Russia and Ukraine accused the other party of responding to the incident; the damage of the dam has caused severe floods and caused thousands of houses to face danger. Essence</text:p>
      <text:p text:style-name="P4">
News Source: <text:a xlink:type="simple" xlink:href="https://cn.wsj.com/articles/%E4%BF%84%E7%BD%97%E6%96%AF%E6%8E%A7%E5%88%B6%E7%9A%84%E4%B9%8C%E5%85%8B%E5%85%B0%E5%9C%B0%E5%8C%BA%E6%9C%89%E4%B8%80%E5%BA%A7%E5%A4%A7%E5%9E%8B%E6%B0%B4%E5%9D%9D%E8%A2%AB%E6%91%A7%E6%AF%81-809a7dc0" text:style-name="Internet_20_link" text:visited-style-name="Visited_20_Internet_20_Link">
https://cn.wsj.com/articles/%E4%BF%84%E7%BD%97%E6%96%AF%E6%8E%A7%E5%88%B6%E7%9A%84%E4%B9%8C%E5%85%8B%E5%85%B0%E5%9C%B0%E5%8C%BA%E6%9C%89%E4%B8%80%E5%BA%A7%E5%A4%A7%E5%9E%8B%E6%B0%B4%E5%9D%9D%E8%A2%AB%E6%91%A7%E6%AF%81-809a7dc0</text:a>
</text:p>
      <!--NEWS-->
      <text:h text:style-name="P10" text:outline-level="1">
<text:span text:style-name="T4">
Lawyer Trump investigated for confidential documents to see the special prosecutor for the Ministry of Justice</text:span>
</text:h>
      <text:p text:style-name="P4">
Author: 联合早报 (Person)</text:p>
      <text:p text:style-name="P4">
Publisher: 联合早报 (Organization)</text:p>
      <text:p text:style-name="P4">
Published Time: 2023-06-06T08:51</text:p>
      <text:p text:style-name="P4">
Modified Time: 2023-06-06T09:26</text:p>
      <text:p text:style-name="P4">
Description: Two people familiar with the matter revealed that three lawyers of former US President Trump met with officials of the Ministry of Justice on Monday (June 5) to the Ministry of Justice on Monday (June 5), including Smith, who was responsible for investigating Trump's two cases. Two weeks ago, Trump's lawyer was a confidential document for the Ministry of Justice to collect confidential documents on Trump ...</text:p>
      <text:p text:style-name="P4">
Videos: []</text:p>
      <text:p text:style-name="P4">
Audios: []</text:p>
      <text:p text:style-name="P4">
Images: []</text:p>
      <text:p text:style-name="P4">
Type: NewsArticle</text:p>
      <text:p text:style-name="P4">
Breadcrumbs: ['即时', '国际']</text:p>
      <text:p text:style-name="P4">
Keywords: ['美国司法部', '特朗普', '律师']</text:p>
      <!--METADATA-->
      <text:p text:style-name="P4">
Two people familiar with the matter revealed that the former President of the United States <text:a xlink:type="simple" xlink:href="https://www.zaobao.com/keywords/te-lang-pu" text:style-name="Internet_20_link" text:visited-style-name="Visited_20_Internet_20_Link">
Trump</text:a>
Three lawyers on Monday (June 5) went to the Ministry of Justice to meet with officials of the Ministry of Justice, including Smith, who was responsible for investigating Trump's two cases.</text:p>
      <text:p text:style-name="P4">
Two weeks ago, Trump's lawyer was a case of the Ministry of Justice <text:a xlink:type="simple" xlink:href="https://www.zaobao.com/realtime/world/story20220824-1306047" text:style-name="Internet_20_link" text:visited-style-name="Visited_20_Internet_20_Link">
a case of Trump Collection confidential documents</text:a>
, Request to meet with the Minister of Justice Galan. Galan and his deputy did not attend a meeting on Monday.</text:p>
      <text:p text:style-name="P4">
It is unclear what Trump's lawyer has discussed with officials of the Ministry of Justice, but there are signs that the special prosecutor's office's investigation of Trump's inappropriate processing confidential documents is coming to an end.</text:p>
      <text:p text:style-name="P4">
It is reported that the federal prosecutor has obtained Trump's speech recording in 2021. In the recording, Trump claimed that he had collected a sensitive military document after he stepped down, and the news became an important evidence of the case.</text:p>
      <text:p text:style-name="P4">
The New York Times refers to the three lawyers of Trusti, Trusti, Rolle and Harryen -staying on Monday for nearly two hours on Monday, and all three refused to speak to reporters when they left.</text:p>
      <text:p text:style-name="P4">
Shortly after they left, Trump sent a message on his social media platform Truth Social, which revealed that his legal team had discussed with him at least what he might be prosecuted.</text:p>
      <text:p text:style-name="P4">
Trump wrote all the capital letters: "How can the Ministry of Justice be controlled me, I haven't done something wrong."</text:p>
      <text:p text:style-name="P4">
CBS News took the lead in reporting the Trump's legal team to see officials of the Ministry of Justice, and there were signs that Smith might soon decide whether to control Trump in a confidential document case.</text:p>
      <text:p text:style-name="P4">
Those who talked to Trump told Trump that Trump expects to face control in this survey, but this does not mean that someone is sure to tell him that the Ministry of Justice is preparing to control him.</text:p>
      <text:p text:style-name="P4">
US Minister of Justice Galan announced on November 1 last year that he appointed Jacksmith to take over two major criminal cases involved in Trump, including the role of Trump in the riots of the parliamentary building on January 6, 2021, as well as him in Treatment of government confidential documents after step -down.</text:p>
      <text:p text:style-name="P4">
Smith is an expert in war, once served as the US agent federal prosecutor and the New York state prosecutor, and was the chief prosecutor of the International Criminal Court of Criminal Court investigating the Cosavo war crimes.</text:p>
      <text:p text:style-name="P4">
News Source: <text:a xlink:type="simple" xlink:href="https://www.zaobao.com.sg/realtime/world/story20230606-1401570" text:style-name="Internet_20_link" text:visited-style-name="Visited_20_Internet_20_Link">
https://www.zaobao.com.sg/realtime/world/story20230606-1401570</text:a>
</text:p>
      <!--NEWS-->
      <text:h text:style-name="P10" text:outline-level="1">
<text:span text:style-name="T4">
The Russian and Ukraine War: The ins and outs of the two armed forces sneaked from Ukraine into Russia</text:span>
</text:h>
      <text:p text:style-name="P4">
Author: https://www.facebook.com/bbcworldservice/</text:p>
      <text:p text:style-name="P4">
Publisher: BBC News 中文</text:p>
      <text:p text:style-name="P4">
Published Time: 2023-06-06T08:51:26.000Z</text:p>
      <text:p text:style-name="P4">
Modified Time: 2023-06-06T08:51:26.000Z</text:p>
      <text:p text:style-name="P4">
Description: Russia claims that two troops that have repelled two troops from Ukraine across the border, but who are these sneak attacks?</text:p>
      <text:p text:style-name="P4">
Images: ["<text:a xlink:type="simple" xlink:href="https://ichef.bbci.co.uk/news/640/cpsprodpb/114ED/production/_129839807_7f0057c7-f80e-45ba-b90e-3db5cdd3f5bf.jpg" text:style-name="Internet_20_link" text:visited-style-name="Visited_20_Internet_20_Link">
_129839807_7f...</text:a>
"]</text:p>
      <text:p text:style-name="P4">
Videos: []</text:p>
      <text:p text:style-name="P4">
Tags: ['歐洲', '俄国', '乌克兰']</text:p>
      <text:p text:style-name="P4">
Type: Article</text:p>
      <!--METADATA-->
      <text:h text:style-name="P12" text:outline-level="3">
<text:span text:style-name="T4">
Russia and Ukraine War: Two ins and outs of the armed forces from Ukraine into Russia</text:span>
</text:h>
      <text:p text:style-name="P4">
8:51 am on June 6, 2023![] <text:a xlink:type="simple" xlink:href="Images/BBC Chinese/2023-06-06T08-51-26.000Z/_129839807_7f0057c7-f80e-45ba-b90e-3db5cdd3f5bf.jpg" text:style-name="Internet_20_link" text:visited-style-name="Visited_20_Internet_20_Link">
</text:a>
Image source, Liberty of Russia Legg</text:p>
      <text:p text:style-name="P4">
Image adding text,</text:p>
      <text:p text:style-name="P4">
Russia claims that the troops of the Russian Free Legion (personnel in the picture) and the Russian Volunteer Corps were repelled and left the Russian territory.</text:p>
      <text:p text:style-name="P4">
<text:span text:style-name="T4">
 Russia claims to repel a warrior from the Belgorod region from Ukraine to the Belgorod in a "anti -terrorist operation". </text:span>
</text:p>
      <text:p text:style-name="P4">
Russia said that the rebels involved were Ukraine's "destructives", but Ukrainian officials said they were Russian citizens and from the Russian Volunteercorps of two quasi -military organizations and Freedom of Russian Legy. Essence</text:p>
      <text:p text:style-name="P4">
Military analysts pointed out that the actions of the two groups may be strongly assisted by the Ukrainian armed forces and intelligence departments.</text:p>
      <text:p text:style-name="P4">
<text:a xlink:type="simple" xlink:href="https://www.bbc.com/zhongwen/simp/world-64100701" text:style-name="Internet_20_link" text:visited-style-name="Visited_20_Internet_20_Link">
Five directions for possible Ukrainian war in 2023</text:a>
* <text:a xlink:type="simple" xlink:href="https://www.bbc.com/zhongwen/simp/world-65229603" text:style-name="Internet_20_link" text:visited-style-name="Visited_20_Internet_20_Link">
Who leaked the secret document of the Ukrainian war in the United States? </text:a>
</text:p>
      <text:h text:style-name="P12" text:outline-level="3">
<text:span text:style-name="T4">
What is the Russian Volunteer Corps?</text:span>
</text:h>
      <text:p text:style-name="P4">
The Russian Volunteer Corps (RDK) first appeared in March this year and participated in cross -border attacks on Bryansk, central Russia near the Ukraine border. The legion said 45 people participated.</text:p>
      <text:p text:style-name="P4">
The organization said that the implementation attack was to encourage the Russians to resist their government.</text:p>
      <text:p text:style-name="P4">
Unthically reported that the incident involved shootings, casualties, and hostage abductions. RDK said that it has not captured any hostages and has been safely withdrawn to Ukraine.</text:p>
      <text:p text:style-name="P4">
Image source, reuters</text:p>
      <text:p text:style-name="P4">
Image adding text,</text:p>
      <text:p text:style-name="P4">
Members of the Russian Volunteer Corps in the border town Kojin Carlish Shadow.</text:p>
      <text:p text:style-name="P4">
RDK's leader claims to be Denis Kapustin, or Denis Nikitin.</text:p>
      <text:p text:style-name="P4">
He is a Russian nationalist, and the organization also publicly supports the Russian regime of only the Russian nation.</text:p>
      <text:p text:style-name="P4">
In 2020, an Ukraine investigation website accused him of being associated with the new Nazi organization. Capstine has said in the past that he is a member of the Football Rogue Sports Organization.</text:p>
      <text:p text:style-name="P4">
RDK accused Putin accused Putin "Bolshevik" (that is, communism), and said that Russia's mainstream opposition forces acted as ride in the Ukrainian war.</text:p>
      <text:p text:style-name="P4">
However, Dr Marina Miron, a defense researcher at King College of London, said why Russia's extremist nationalist organizations started war to Russia, which is puzzling.</text:p>
      <text:p text:style-name="P4">
"RDK should be established by Ukraine," she said. "It was a small loose organization in Russia before the war, and there was no armed branch at that time."</text:p>
      <text:p text:style-name="P4">
A RDK member code -named "Fortuna" told the Ukrainian media last November that the number of people in the organization was 120.</text:p>
      <text:p text:style-name="P4">
"We are a volunteer organization, not like the Ukrainian national service personnel who are convened through recruitment or contracts," he said.</text:p>
      <text:h text:style-name="P12" text:outline-level="3">
<text:span text:style-name="T4">
What is the Russian Free Legion?</text:span>
</text:h>
      <text:p text:style-name="P4">
The Russian Liberal Legion (FRL) is also known as the Liberty of RussioGion. It is a very different organization to fight the Russian forces with the Ukrainian army.</text:p>
      <text:p text:style-name="P4">
It uses the banner of "white-blue-white" and is considered by some people within Russia's opposition to be "Liberty Russia".</text:p>
      <text:p text:style-name="P4">
Image source, leggliberty.army</text:p>
      <text:p text:style-name="P4">
It is politically considered to be as extreme as RDK.</text:p>
      <text:p text:style-name="P4">
On May 22, the legion announced that it had "liberated" the Russian village Keto Card, which was located next to the Ukraine border and located in the southwest of Buerg Rhoder.</text:p>
      <text:p text:style-name="P4">
"Legion and RDK continue to liberate the Belgore," the legion said.</text:p>
      <text:p text:style-name="P4">
The organization also stated: "The Russian citizens are safe and the Russian Federation's strong myths have been crushed again."</text:p>
      <text:p text:style-name="P4">
After that, it posted a video, showing that the balloon with the flag of the organization drifted over Moscow.</text:p>
      <text:p text:style-name="P4">
Former Russian member Ilyaponamarev is now a Ukrainian citizen. In August 2022, he said on Facebook that they and another organization called the National Republicanarmy ( Signed a declaration together, unanimously agreed to liberate Russia from Putin's rule as a common goal.</text:p>
      <text:p text:style-name="P4">
A soldier called Caesar and the most famous in the organization said: "No one in the legion was forced to join."</text:p>
      <text:p text:style-name="P4">
He said that a few members were Russian soldiers who surrendered to join the Ukrainian forces and they chose to go back.</text:p>
      <text:h text:style-name="P12" text:outline-level="3">
<text:span text:style-name="T4">
Do these Russian armed men get Ukraine support?</text:span>
</text:h>
      <text:p text:style-name="P4">
Andriy Yusov's State Administration of Intelligence said that both organizations were "independently operated in Russia's territory" and Ukraine did not intervene.</text:p>
      <text:p text:style-name="P4">
Ukraine TV said they were militia and were "Russian volunteers."</text:p>
      <text:p text:style-name="P4">
However, Dr. Marina Mirang of the King's College of London questioned whether there was no support from the Ukrainian forces, and whether these organizations had the ability to cross the Russian border to launch an attack.</text:p>
      <text:p text:style-name="P4">
She also questioned why these organizations use Western equipment in the photos, such as Hummer military cars.</text:p>
      <text:p text:style-name="P4">
"They must rely on external support and information from the Ukrainian intelligence department," Dr. Mirang said.</text:p>
      <text:p text:style-name="P4">
"However, attacking through the Russian border is in line with the needs of Ukraine and can disperse the attention of the opponent's war in Ukraine, and say that these organizations are responsible for the attack, making it a reason for the past."</text:p>
      <text:p text:style-name="P4">
Ukrainian political analyst VolodymyRFESENKO said several different quasi -military organizations are working with Ukraine, but they seem to be more public relations and are not practical.</text:p>
      <text:p text:style-name="P4">
<text:span text:style-name="T4">
* BBC International Media Supervision Department (BBC Monitoring) reported </text:span>
</text:p>
      <text:p text:style-name="P4">
News Source: <text:a xlink:type="simple" xlink:href="https://www.bbc.com/zhongwen/simp/world-65818362" text:style-name="Internet_20_link" text:visited-style-name="Visited_20_Internet_20_Link">
https://www.bbc.com/zhongwen/simp/world-65818362</text:a>
</text:p>
      <!--NEWS-->
      <text:h text:style-name="P10" text:outline-level="1">
<text:span text:style-name="T4">
Climate change: How did the emission reduction target of your country's commitment completed?</text:span>
</text:h>
      <text:p text:style-name="P4">
Author: https://www.facebook.com/bbcworldservice/</text:p>
      <text:p text:style-name="P4">
Publisher: BBC News 中文</text:p>
      <text:p text:style-name="P4">
Published Time: 2023-06-06T09:16:09.000Z</text:p>
      <text:p text:style-name="P4">
Modified Time: 2023-06-06T09:16:09.000Z</text:p>
      <text:p text:style-name="P4">
Description: Let's take a look at how the major economies in the world are completed in greenhouse gas emission reduction, and how difficult the next task is?</text:p>
      <text:p text:style-name="P4">
Images: ["<text:a xlink:type="simple" xlink:href="https://ichef.bbci.co.uk/news/640/cpsprodpb/8A05/production/_127933353_cop27_climate_976-nc.png" text:style-name="Internet_20_link" text:visited-style-name="Visited_20_Internet_20_Link">
_127933353_co...</text:a>
"]</text:p>
      <text:p text:style-name="P4">
Videos: []</text:p>
      <text:p text:style-name="P4">
Tags: ['环境', '科学天地', '气候变化']</text:p>
      <text:p text:style-name="P4">
Type: Article</text:p>
      <!--METADATA-->
      <text:h text:style-name="P12" text:outline-level="3">
<text:span text:style-name="T4">
Climate change: What is the realization of emission reduction targets in your country's commitment to complete</text:span>
</text:h>
      <ul>
        <li>
Jana Tauschinski * BBC</li>
      </ul>
      <text:p text:style-name="P4">
9:16 am on June 6, 2023![] <text:a xlink:type="simple" xlink:href="Images/BBC Chinese/2023-06-06T09-16-09.000Z/_127933353_cop27_climate_976-nc.png" text:style-name="Internet_20_link" text:visited-style-name="Visited_20_Internet_20_Link">
</text:a>
<text:span text:style-name="T4">
 Every year, countries make commitments to reduce greenhouse gas emissions to reduce the impact of climate change. </text:span>
</text:p>
      <text:p text:style-name="P4">
However, global temperatures are still rising.</text:p>
      <text:p text:style-name="P4">
Just last month, scientists announced that the global average temperature is likely to exceed 1.5 degrees Celsius in the next five years. As temperature rises, more devastating heat waves, mountain fires and floods will occur in the world.</text:p>
      <text:p text:style-name="P4">
The current question is whether the world can stop at a temperature increase of 1.5C.</text:p>
      <text:p text:style-name="P4">
On Monday, countries discussed their emission reduction commitments at the Bonn Climate Conference and looked forward to the next UN Climate Conference -the 28th UN Climate Summit (COP28) held in Dubai in November.</text:p>
      <text:p text:style-name="P4">
Which countries have fulfilled their promises in climating emission reduction to help the world's temperature rising increases within 1.5C? Which countries are not done enough. You can use the following interactive chart to see the performance of these countries.</text:p>
      <text:p text:style-name="P4">
Your device may not support this visualization effect</text:p>
      <text:p text:style-name="P4">
<text:span text:style-name="T4">
<text:span text:style-name="T5">
 Becky Dale, Esme Stallard participated in the report </text:span>
* </text:span>
</text:p>
      <text:p text:style-name="P4">
News Source: <text:a xlink:type="simple" xlink:href="https://www.bbc.com/zhongwen/simp/science-65820291" text:style-name="Internet_20_link" text:visited-style-name="Visited_20_Internet_20_Link">
https://www.bbc.com/zhongwen/simp/science-65820291</text:a>
</text:p>
      <!--NEWS-->
      <text:h text:style-name="P10" text:outline-level="1">
<text:span text:style-name="T4">
Former Vice President Pence in the United States announced the campaign to challenge Trump</text:span>
</text:h>
      <text:p text:style-name="P4">
Creator: 《纽约时报》</text:p>
      <text:p text:style-name="P4">
Publisher: https://www.facebook.com/nytimeschinese</text:p>
      <text:p text:style-name="P4">
Published Time: 2023-06-06T09:30:03+08:00</text:p>
      <text:p text:style-name="P4">
Description: Pence was a strong supporter of Trump, but after he refused Trump to ask him to obstruct Congress for certification for Biden, the relationship between the two broke down. The current support rate of Pence is far behind Trump. He hopes to work hard in Edward and strive to attract voters. Drew Angerer/Getty Images Mike Pence in Washington in March.</text:p>
      <text:p text:style-name="P4">
Images: ["<text:a xlink:type="simple" xlink:href="https://static01.nyt.com/images/2023/06/05/multimedia/05pol-pence1-fgbt/05pol-pence1-fgbt-master1050-v2.jpg" text:style-name="Internet_20_link" text:visited-style-name="Visited_20_Internet_20_Link">
05pol-pence1-...</text:a>
"]</text:p>
      <text:p text:style-name="P4">
Category: 美国</text:p>
      <text:p text:style-name="P4">
Type: Article</text:p>
      <!--METADATA-->
      <text:p text:style-name="P4">
<draw:frame draw:style-name="fr1" draw:name="Image141" text:anchor-type="as-char" svg:width="6.9236in" svg:height="4.615733in" draw:z-index="0">
<draw:image xlink:href="../Images/cnnytimes/2023-06-06T09-30-03-08-00/05pol-pence1-fgbt-master1050-v2.jpg" xlink:type="simple" xlink:show="embed" xlink:actuate="onLoad" draw:mime-type="image/jpeg"/>
</draw:frame>
Former US Vice President Mike Pence submitted the candidate document on Monday to lock the status of the presidential candidate. He will compete with the former President Donald Trump he served.</text:p>
      <text:p text:style-name="P4">
Pence submitted the necessary documents for the Federal Election Commission, but in various public investigations that have been launched so far, his polls support rates are all single, far behind Trump.</text:p>
      <text:p text:style-name="P4">
Pence plans to carry out a wide range of campaign in Aiwa. The state is the earliest state in the United States to nominate primary votes in the United States. His strong conservative position on abortion and other issues may be attractive to some local voters.</text:p>
      <text:p text:style-name="P4">
It is expected that Pence will officially announce the campaign on Wednesday. Former Governor of New Jersey, Chris Christie, and Governor of North Dakota, Douge Berms, it is expected to announce his election this week.</text:p>
      <text:p text:style-name="P4">
In the second half of the presidential election in 2016, as Trump's campaign partner, Pence is his firm supporter and defender. During his co -workers, he was also Trump's most loyal supporter.</text:p>
      <text:p text:style-name="P4">
But when he lost the 2020 election, Trump began to pressure Burns, asking him to obstruct Congress's certification of the voting results of the Bayeon Election League. Pence rejected Trump's request.</text:p>
      <text:p text:style-name="P4">
On January 6, 2021, a group of pro -Trump thugs attacked the parliament building. Some of Trump's supporters shouted: "Turning Mike Pence!" Since then, the relationship between the two is broken and it is difficult to reverse.</text:p>
      <text:p text:style-name="P4">
News Source: <text:a xlink:type="simple" xlink:href="https://cn.nytimes.com/usa/20230606/pence-2024-president-candidate/" text:style-name="Internet_20_link" text:visited-style-name="Visited_20_Internet_20_Link">
https://cn.nytimes.com/usa/20230606/pence-2024-president-candidate/</text:a>
</text:p>
      <!--NEWS-->
      <text:h text:style-name="P10" text:outline-level="1">
<text:span text:style-name="T4">
The dam of the southern Ukraine was bombed by Zenoski to hold the National Security Conference</text:span>
</text:h>
      <text:p text:style-name="P4">
Publisher: 法新社</text:p>
      <text:p text:style-name="P4">
Published Time: 2023-06-06T09:32:08+00:00</text:p>
      <text:p text:style-name="P4">
Modified Time: 2023-06-06T09:20:05+00:00</text:p>
      <text:p text:style-name="P4">
Description: (Agence France -Presse, Kiev, 6th) The Ukraine dam was blown up, and the President of Ukraine Volodymr ZELENSKYY held a meeting of the National Security Council for respons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3.617581in" draw:z-index="0">
<draw:image xlink:href="../Images/rficn/2023-06-06T09-32-08-00-00/000000.png" xlink:type="simple" xlink:show="embed" xlink:actuate="onLoad" draw:mime-type="image/png"/>
</draw:frame>
Andriyyermak, chief of staff, said that after the dam at the dam of Kakhovka's dam in southern Ukraine, Zenoski held a meeting of the National Security Council urgently today.</text:p>
      <text:p text:style-name="P4">
Yermark wrote on the encrypted communication software Telegram: "Kakov Katye Hydropower, another war crime committed by another Russian terrorist. The president has held a meeting of the National Security Council."</text:p>
      <text:p text:style-name="P4">
Ukraine and Russia accused each other, claiming that the other party had committed evil deeds.</text:p>
      <text:p text:style-name="P4">
News Source: <text:a xlink:type="simple" xlink:href="https://www.rfi.fr/cn/%E5%9B%BD%E9%99%85%E6%8A%A5%E9%81%93/20230606-%E4%B9%8C%E5%85%8B%E5%85%B0%E5%8D%97%E9%83%A8%E6%B0%B4%E5%9D%9D%E8%A2%AB%E7%82%B8-%E6%B3%BD%E4%BC%A6%E6%96%AF%E5%9F%BA%E5%8F%AC%E5%BC%80%E5%9B%BD%E5%AE%89%E4%BC%9A%E8%AE%AE" text:style-name="Internet_20_link" text:visited-style-name="Visited_20_Internet_20_Link">
https://www.rfi.fr/cn/%E5%9B%BD%E9%99%85%E6%8A%A5%E9%81%93/20230606-%E4%B9%8C%E5%85%8B%E5%85%B0%E5%8D%97%E9%83%A8%E6%B0%B4%E5%9D%9D%E8%A2%AB%E7%82%B8-%E6%B3%BD%E4%BC%A6%E6%96%AF%E5%9F%BA%E5%8F%AC%E5%BC%80%E5%9B%BD%E5%AE%89%E4%BC%9A%E8%AE%AE</text:a>
</text:p>
      <!--NEWS-->
      <text:h text:style-name="P10" text:outline-level="1">
<text:span text:style-name="T4">
Germany exported in April to re -realize growth from China, the most imported goods from China</text:span>
</text:h>
      <text:p text:style-name="P4">
Author: None (Language: zh)</text:p>
      <text:p text:style-name="P4">
Publisher: None</text:p>
      <text:p text:style-name="P4">
Time: 2023-06-06T09:48:00Z</text:p>
      <text:p text:style-name="P4">
Description: In the second quarter of this year, Germany exported a steady growth momentum. Exports achieved a 1.2%growth in April. However, economists predict that the driving force from the Chinese and American markets will decline.</text:p>
      <text:p text:style-name="P4">
Videos: []</text:p>
      <text:p text:style-name="P4">
Images: []</text:p>
      <text:p text:style-name="P4">
Subject: 经济纵横</text:p>
      <text:p text:style-name="P4">
Subjects: ['奥巴马', '德国制造', '欧债危机', '欧盟', '岛屿主权争端', '专题报道：全景观看“习马会”', '德国', '中国', '留学德国', '中共十九大']</text:p>
      <text:p text:style-name="P4">
Keywords: ['出口', '进口', '对外贸易', '德国', '市场', '中国', '美国']</text:p>
      <text:p text:style-name="P4">
Id: 65829847</text:p>
      <!--METADATA-->
      <text:p text:style-name="P4">
<text:a xlink:type="simple" xlink:href="https://www.dw.com/zh/overlay/image/article/65829847/62932253" text:style-name="Internet_20_link" text:visited-style-name="Visited_20_Internet_20_Link">
 </text:a>
(Voice of Germany) After entering the second quarter, Germany exports achieve unexpected growth. According to data released by the Federal Department of Statistics on Monday, in April this year, Germany exported 1.2%growth, with a total export value of 130.4 billion euros, better than expected. In March of this year, Germany's exports fell by 6%. Earlier, the questionnaire survey by Economists in Reuters showed that Germany's exports in April will fall 2.5%.</text:p>
      <text:p text:style-name="P4">
Alexanderkrüger, chief economist at HAUCK AUFHäUSER LAMPE PRIVATBANK, said: "The increase in April is not enough to make up for the previous landslides. The foreseeable weakness in China and the US market made Germany's export vitality difficult. "</text:p>
      <text:p text:style-name="P4">
In April this year, Germany's exports to EU countries increased by 4.5%month -on -month, with a total of 71.4 billion euros. The country -ranked German export target country is still the United States, with an export of 4.7%, with a total export value of 13.1 billion euros. Exports to China increased by 10.1%, with a total of 8.5 billion euros, and the export of Britain fell by 5.2%, and the total exports fell to 6.1 billion euros.</text:p>
      <text:p text:style-name="P4">
Dirk Jandura, chairman of the German wholesale Export and Service Industry Federation (BGA), said: [<text:a xlink:type="simple" xlink:href="https://www.dw.com/zh/zh/为什么说中国不太可能再次拯救全球经济/a-65613569" text:style-name="Internet_20_link" text:visited-style-name="Visited_20_Internet_20_Link">
Thanks to the improvement of the economic situation in China and the United States, our exports have also developed well,</text:a>
But in general, in the future, it will be more stable and horizontal. As the efforts of curbing inflation, the price has also risen, which has promoted the increase in exports. In short, the situation is better than expected. "However, the foreseeable currency tightening policy will reduce the economy." In view of this, it has become very urgent to promote reform and relaxation of control, otherwise we will further lose its competitive advantage. "</text:p>
      <text:p text:style-name="P4">
In terms of imports, China still ranks first.</text:p>
      <text:p text:style-name="P4">
The enthusiasm of the German consumption of inflation has caused the German economy to landslides in two consecutive quarters at the end of last year and the beginning of this year. ](https://www.dw.com/zh/zh/德国经济陷入衰退/a-65732918)When talking about the exports and national production that just released, Crug said: "Because of the landslide of imports, the total trade volume still shows a surplus, which also alleviates concerns about economic plunge."</text:p>
      <text:h text:style-name="P12" text:outline-level="3">
<text:span text:style-name="T4">
In terms of import, China still ranks first</text:span>
</text:h>
      <text:p text:style-name="P4">
The data also shows that Germany's imports have fallen by 1.7%in April this year, with a total import value of 111.2 billion euros, and the import decline is doubled.</text:p>
      <text:p text:style-name="P4">
In terms of imports, China is still the most important trading partner in Germany. Germany has imported goods worth 12.9 billion euros from China. The total imports from the United States are 8 billion euros. The imports from Britain are only 2.8 billion euros. The total trade with Russia continues to decline, with a total import and export value of only one billion euros.</text:p>
      <text:p text:style-name="P4">
In the past few months, foreign trade has fluctuated greatly. ING Bank analyst Carstenbzreski said: "This great fluctuation will continue. From last summer, Germany's exports have been very unstable, and their overall decline is, not upward trend "</text:p>
      <text:p text:style-name="P4">
(Reuters, Agence France -Presse, German Press)</text:p>
      <text:p text:style-name="P4">
News Source: <text:a xlink:type="simple" xlink:href="https://www.dw.com/zh/德国出口4月重新实现增长-从中国进口货物最多/a-65829847" text:style-name="Internet_20_link" text:visited-style-name="Visited_20_Internet_20_Link">
https://www.dw.com/zh/德国出口4月重新实现增长-从中国进口货物最多/a-65829847?maca=chi-rss-chi-all-1127-rdf</text:a>
</text:p>
      <!--NEWS-->
      <text:h text:style-name="P10" text:outline-level="1">
<text:span text:style-name="T4">
The governor of Florida sends immigrants to Sarahimore California threatened to use legal actions</text:span>
</text:h>
      <text:p text:style-name="P4">
Publisher: 法新社</text:p>
      <text:p text:style-name="P4">
Published Time: 2023-06-06T10:02:10+00:00</text:p>
      <text:p text:style-name="P4">
Modified Time: 2023-06-06T09:35:02+00:00</text:p>
      <text:p text:style-name="P4">
Description: (Agence France -Presse, Los Angeles 5th) As the second batch of private aircraft carried out of the California California, the governor Gavin Newsom, today, obviously obviously facing Florida Governor Ro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3.617581in" draw:z-index="0">
<draw:image xlink:href="../Images/rficn/2023-06-06T10-02-10-00-00/000000.png" xlink:type="simple" xlink:show="embed" xlink:actuate="onLoad" draw:mime-type="image/png"/>
</draw:frame>
Prior to the Newson Balu, Disanti, who quickly risen in the Republican Party and may run for the 2024 presidential election, continued to pursue the policy of sending immigrants to the Democratic Party to control the state in order to protest the immigration policy of President Biden.</text:p>
      <text:p text:style-name="P4">
In September last year, Dissent arranged and paid for nearly 50 immigrants from Texas to Martha's Vineyard from Texas to Massachusetts.</text:p>
      <text:p text:style-name="P4">
Florida officials have not yet expressed their opinions on the long -term flights to Sarami, but California officials said that these immigrants carried documents that are said to be from the Florida Government.</text:p>
      <text:p text:style-name="P4">
New Song said today, "Di Disante, you are a careful and sad person."</text:p>
      <text:p text:style-name="P4">
He said, "Isn't this the island of Martha. Abduction allegations?" And attached a screenshot of the California kidnapping.</text:p>
      <text:p text:style-name="P4">
In the first batch of more than 12 immigrants from Colombia and Venezuela, they arrived in Sarahimore on the 2nd.</text:p>
      <text:p text:style-name="P4">
They crossed the US border and entered Texas, and were then sent to New Mexico to take a plane.</text:p>
      <text:p text:style-name="P4">
Rob Bonta, Chief Prosecutor of California, said his office is evaluating whether to file a criminal or civil lawsuit for carriers to transport these vulnerable immigrants.</text:p>
      <text:p text:style-name="P4">
"State approved abduction is not a choice of public policy. This is immoral and disgusting."</text:p>
      <text:p text:style-name="P4">
The New York Times reported that it mainly came from about 20 immigrants from Venezuela, and today flew to Sakagram.</text:p>
      <text:p text:style-name="P4">
When the 23 -year -old Wilkendri Rodriguez told New, when he asked him if he was willing to go to California in El Paso, Texas.</text:p>
      <text:p text:style-name="P4">
"I don't know what they have arranged these strokes out of the motivation, and I don't know if there are political factors, whether they are related to the government, they don't tell us anything."</text:p>
      <text:p text:style-name="P4">
News Source: <text:a xlink:type="simple" xlink:href="https://www.rfi.fr/cn/%E5%9B%BD%E9%99%85%E6%8A%A5%E9%81%93/20230606-%E4%BD%9B%E5%B7%9E%E9%95%BF%E5%8C%85%E6%9C%BA%E9%80%81%E7%A7%BB%E6%B0%91%E5%88%B0%E6%B2%99%E5%8A%A0%E7%BC%85%E5%BA%A6-%E5%8A%A0%E5%B7%9E%E6%89%AC%E8%A8%80%E9%87%87%E6%B3%95%E5%BE%8B%E8%A1%8C%E5%8A%A8" text:style-name="Internet_20_link" text:visited-style-name="Visited_20_Internet_20_Link">
https://www.rfi.fr/cn/%E5%9B%BD%E9%99%85%E6%8A%A5%E9%81%93/20230606-%E4%BD%9B%E5%B7%9E%E9%95%BF%E5%8C%85%E6%9C%BA%E9%80%81%E7%A7%BB%E6%B0%91%E5%88%B0%E6%B2%99%E5%8A%A0%E7%BC%85%E5%BA%A6-%E5%8A%A0%E5%B7%9E%E6%89%AC%E8%A8%80%E9%87%87%E6%B3%95%E5%BE%8B%E8%A1%8C%E5%8A%A8</text:a>
</text:p>
      <!--NEWS-->
      <text:h text:style-name="P10" text:outline-level="1">
<text:span text:style-name="T4">
China Lidar Rookie Rookie Free Version (Free Version)</text:span>
</text:h>
      <text:p text:style-name="P4">
Authors: ['咏竹坊']</text:p>
      <text:p text:style-name="P4">
Publisher: 英国《金融时报》</text:p>
      <text:p text:style-name="P4">
Time: 2023-06-06T10:09:50+00:00</text:p>
      <text:p text:style-name="P4">
Published Time: 2023-05-30T12:00:99+08:00</text:p>
      <text:p text:style-name="P4">
Modified Time: 2023-05-31T06:23:99+08:00</text:p>
      <text:p text:style-name="P4">
Description: One week after the latest performance was announced, the stock price of this world's largest autonomous driving technology developer fell nearly 60%compared with the price of February IPO.</text:p>
      <text:p text:style-name="P4">
Images: ["<text:a xlink:type="simple" xlink:href="https://thumbor.ftacademy.cn/unsafe/picture/6/000182976_piclink.jpg" text:style-name="Internet_20_link" text:visited-style-name="Visited_20_Internet_20_Link">
000182976_pic...</text:a>
"]</text:p>
      <text:p text:style-name="P4">
Themes: ['专栏', '咏竹坊', '关注']</text:p>
      <text:p text:style-name="P4">
Keywords: ['咏竹坊', '禾赛科技', '自动驾驶', '汽车']</text:p>
      <text:p text:style-name="P4">
Type: Article</text:p>
      <!--METADATA-->
      <text:p text:style-name="P4">
<draw:frame draw:style-name="fr1" draw:name="Image146" text:anchor-type="as-char" svg:width="6.9236in" svg:height="3.894525in" draw:z-index="0">
<draw:image xlink:href="../Images/FT Chinese Free Version/2023-06-06T10-09-50-00-00/000182976_piclink.jpg" xlink:type="simple" xlink:show="embed" xlink:actuate="onLoad" draw:mime-type="image/jpeg"/>
</draw:frame>
<text:span text:style-name="T4">
 Author Tan Ying, this article only represents the author's own point of view. </text:span>
</text:p>
      <text:p text:style-name="P4">
China is equipped with an important part of autonomous driving -laser imaging, detection and ranging(Lidar, referred to as laser radar for short)The vehicle shipment of sensors is the first in the world, and after recently replacing Japan to become the world's largest car exporter, it is likely to maintain this position. In addition to the scale advantage of the world's largest automotive market, China lacks traditional internal combustion engine technology. With the entire industry entering the new era of electric and autonomous driving, it is more convenient for it to light up. Traditional internal combustion engine technology is dragging many Western cars.</text:p>
      <text:p text:style-name="P4">
News Source: <text:a xlink:type="simple" xlink:href="http://www.ftchinese.com/story/001099820" text:style-name="Internet_20_link" text:visited-style-name="Visited_20_Internet_20_Link">
http://www.ftchinese.com/story/001099820</text:a>
</text:p>
      <!--NEWS-->
      <text:h text:style-name="P10" text:outline-level="1">
<text:span text:style-name="T4">
The famous dream has a large new fund, but it is necessary to deal with the AI battle or need more</text:span>
</text:h>
      <text:p text:style-name="P4">
Authors: ['咏竹坊']</text:p>
      <text:p text:style-name="P4">
Publisher: 英国《金融时报》</text:p>
      <text:p text:style-name="P4">
Time: 2023-06-06T10:13:03+00:00</text:p>
      <text:p text:style-name="P4">
Published Time: 2023-06-05T12:00:99+08:00</text:p>
      <text:p text:style-name="P4">
Modified Time: 2023-06-06T06:09:99+08:00</text:p>
      <text:p text:style-name="P4">
Description: According to reports, this artificial intelligence company is close to obtaining new funds for $ 250 million. Its rich talent reserves and increasing products are attracting investors.</text:p>
      <text:p text:style-name="P4">
Images: ["<text:a xlink:type="simple" xlink:href="https://thumbor.ftacademy.cn/unsafe/picture/0/000183530_piclink.jpg" text:style-name="Internet_20_link" text:visited-style-name="Visited_20_Internet_20_Link">
000183530_pic...</text:a>
"]</text:p>
      <text:p text:style-name="P4">
Themes: ['专栏', '咏竹坊', '关注']</text:p>
      <text:p text:style-name="P4">
Keywords: ['咏竹坊', '人工智能', '名之梦']</text:p>
      <text:p text:style-name="P4">
Type: Article</text:p>
      <!--METADATA-->
      <text:p text:style-name="P4">
<draw:frame draw:style-name="fr1" draw:name="Image147" text:anchor-type="as-char" svg:width="6.9236in" svg:height="3.894525in" draw:z-index="0">
<draw:image xlink:href="../Images/FT Chinese Free Version/2023-06-06T10-13-03-00-00/000183530_piclink.jpg" xlink:type="simple" xlink:show="embed" xlink:actuate="onLoad" draw:mime-type="image/jpeg"/>
</draw:frame>
<text:span text:style-name="T4">
 The author Xiyi Sheep, this article only represents the author's own point of view. </text:span>
</text:p>
      <text:p text:style-name="P4">
The new investment opened the gate. Even before the chat robot appeared, Alibaba(BABA.US; 9988.HK)Baidu(Leave.)Waiting for large companies, and HKUST Xunfei(002230.SZ)Small companies are already investing in a lot of resources and developing their own similar products.</text:p>
      <text:p text:style-name="P4">
News Source: <text:a xlink:type="simple" xlink:href="http://www.ftchinese.com/story/001099876" text:style-name="Internet_20_link" text:visited-style-name="Visited_20_Internet_20_Link">
http://www.ftchinese.com/story/001099876</text:a>
</text:p>
      <!--NEWS-->
      <text:h text:style-name="P10" text:outline-level="1">
<text:span text:style-name="T4">
US Senior Officials: "Very hard" to properly control US -China relations</text:span>
</text:h>
      <text:p text:style-name="P4">
Author: 联合早报 (Person)</text:p>
      <text:p text:style-name="P4">
Publisher: 联合早报 (Organization)</text:p>
      <text:p text:style-name="P4">
Published Time: 2023-06-06T10:17</text:p>
      <text:p text:style-name="P4">
Modified Time: 2023-06-06T10:25</text:p>
      <text:p text:style-name="P4">
Description: Cumida, the Secretary of State of the State Council of East Asia and Pacific, which is visiting China, said that Washington is "very hard" to properly control the relationship between the United States and China. Reuters reports that Kangda said on Tuesday (June 6) when he was asked by reporters in Beijing and said ...</text:p>
      <text:p text:style-name="P4">
Videos: []</text:p>
      <text:p text:style-name="P4">
Audios: []</text:p>
      <text:p text:style-name="P4">
Images: []</text:p>
      <text:p text:style-name="P4">
Type: NewsArticle</text:p>
      <text:p text:style-name="P4">
Breadcrumbs: ['即时', '国际']</text:p>
      <text:p text:style-name="P4">
Keywords: ['美国国务院', '美中关系', '拜登', '习近平', '布林肯']</text:p>
      <!--METADATA-->
      <text:p text:style-name="P4">
Cumida, the Secretary of State of the State Council of East Asia and Pacific, which is visiting China, said that Washington is "very hard" to properly control the relationship between the United States and China.</text:p>
      <text:p text:style-name="P4">
Reuters reports that Kangda was asked by reporters in Beijing on Tuesday (June 6) in Beijing <text:a xlink:type="simple" xlink:href="https://www.zaobao.com/keywords/zhong-mei-guan-xi" text:style-name="Internet_20_link" text:visited-style-name="Visited_20_Internet_20_Link">
Bilateral relations between the United States and China</text:a>
When the status quo of the status quo said, "We work very hard and hope to handle the relationship between our two countries as much as possible."</text:p>
      <text:p text:style-name="P4">
According to a statement issued by the State Council, officials and China officials conducted a frank and effective discussion on Monday (June 5) in Beijing. The two sides agreed to continue to communicate.</text:p>
      <text:p text:style-name="P4">
American reporters asked President Biden and Chinese President Xi Jinping's possibility of talks at the Asia -Pacific Economic Cooperation Summit (APEC) talks. Officials from the State Council stated that they could not comment.</text:p>
      <text:p text:style-name="P4">
When the reporter asked the Secretary of State Brillin if he would visit China in the near future, officials of the State Council said that there is no announcement at present. <text:a xlink:type="simple" xlink:href="https://www.zaobao.com/realtime/world/story20230203-1359458" text:style-name="Internet_20_link" text:visited-style-name="Visited_20_Internet_20_Link">
Brinken was originally scheduled to visit Beijing in February, extended the itinerary due to suspected Chinese spy balloon incident</text:a>
Essence</text:p>
      <text:p text:style-name="P4">
The Ministry of Foreign Affairs of China announced on Tuesday on the WeChat public account of its "broad Pacific" WeChat public account. The consensus obtained by the two parties on the Bali Island meeting of the two countries promoted the improvement of Sino -US relations and properly controlled differences. , Able to communicate.</text:p>
      <text:p text:style-name="P4">
Before Kangda arrived in Beijing, the U.S. Navy refers to a Chinese warship in the Taiwan Strait <text:a xlink:type="simple" xlink:href="https://www.zaobao.com/news/china/story20230605-1401530" text:style-name="Internet_20_link" text:visited-style-name="Visited_20_Internet_20_Link">
Crossing the U.S. Bell Cloud destroyer in the "unsafe way"</text:a>
Essence The White House said on Monday that the dangerous contact of the US -China military recently in the Taiwan Strait and the South China Sea reflects the increasing hostile behavior of the Chinese military. Essence</text:p>
      <text:p text:style-name="P4">
The Asia -Pacific Economic and Commerce Summit is scheduled to be held in San Francisco, California, USA.</text:p>
      <text:p text:style-name="P4">
News Source: <text:a xlink:type="simple" xlink:href="https://www.zaobao.com.sg/realtime/world/story20230606-1401588" text:style-name="Internet_20_link" text:visited-style-name="Visited_20_Internet_20_Link">
https://www.zaobao.com.sg/realtime/world/story20230606-1401588</text:a>
</text:p>
      <!--NEWS-->
      <text:h text:style-name="P10" text:outline-level="1">
<text:span text:style-name="T4">
Is it a mouse or a duck neck? A cafeteria in a university in Jiangxi eats "Luo Shengmen"</text:span>
</text:h>
      <text:p text:style-name="P4">
Author: None (Language: zh)</text:p>
      <text:p text:style-name="P4">
Publisher: None</text:p>
      <text:p text:style-name="P4">
Time: 2023-06-06T10:30:00Z</text:p>
      <text:p text:style-name="P4">
Description: A student of Jiangxi Vocational and Technical College recently shot a video saying that he was suspected of eating a mouse in the meals he bought in the school cafeteria. A few days later, the school issued a notice saying that the suspected rat head was a duck neck. The local market regulatory authorities also determined that foreign bodies were duck necks. However, online public opinion does not buy it, "the mystery of duck rat" is still fermenting.</text:p>
      <text:p text:style-name="P4">
Videos: []</text:p>
      <text:p text:style-name="P4">
Images: []</text:p>
      <text:p text:style-name="P4">
Subject: 新闻广角</text:p>
      <text:p text:style-name="P4">
Subjects: ['德中关系', '岛屿主权争端', '专题报道：全景观看“习马会”', '中国', '中共十九大']</text:p>
      <text:p text:style-name="P4">
Keywords: ['中国', '高校', '食堂', '舆论', '公信力']</text:p>
      <text:p text:style-name="P4">
Id: 65837412</text:p>
      <!--METADATA-->
      <text:p text:style-name="P4">
<text:a xlink:type="simple" xlink:href="https://www.dw.com/zh/overlay/image/article/65837412/43284754" text:style-name="Internet_20_link" text:visited-style-name="Visited_20_Internet_20_Link">
 </text:a>
Safe on the tip of the tongue.</text:p>
      <text:p text:style-name="P4">
(Voice of Germany Chinese) On June 1, a video of "Suspected Mouse Heads in Jiangxi University of Universities" was spread on the Internet. A piece of black foreign body in the meal in the video looks attached with hair, and it is similar to a tooth -like material. Two days later, the Jiangxi Vocational and Technical College, which was involved in the video, issued a notice on its official Weibo that the "foreign body" in the meal was recognized as a duck neck by the parties, which was a normal food.</text:p>
      <text:p text:style-name="P4">
On June 4, the staff of the Nanchang Market Supervision and Administration Bureau stated that on the day of June 1st, the High -tech Zone Market Supervision and Administration Bureau had sent people to verify and took a special inspection agency for inspection. Sometimes it was very similar to the shape of things. But after the staff verified, it was indeed a duck neck.</text:p>
      <text:p text:style-name="P4">
The students who filmed the video changed to say that the "foreign body" was not a "mouse head". The results of the "duck neck" of the comparison authentication of the Market Supervision Bureau did not be recognized by online public opinion. A large number of netizens asked, why is there something similar to mice and teeth if the duck neck is on it?</text:p>
      <text:p text:style-name="P4">
Some netizens suggested that the foreign body that looks like a mouse head for genetic testing, and they can get the test results that everyone takes orally.</text:p>
      <text:p text:style-name="P4">
In response to Luo Shengmen, who is a "rat head" or "duck neck", Hu Xijin, the former editor -in -chief of the Global Times, wrote: "I think that if the identification of the Nanchang Municipal Supervision Bureau is accurate, they are confident that they are confident. It is necessary to take a clearer shooting of the foreign body and put the video on the Internet. Because the original video is indeed too much like a mouse head, it is difficult to eliminate the strong impression of the text and verbal statement provided by the Municipal Supervision Bureau. Image evidence is necessary, and it can generate key persuasiveness. Otherwise, the doubts on the Internet have its continuing public opinion logic. "</text:p>
      <text:p text:style-name="P4">
The comments published "" Mouse Head "or" Duck Neck "published by the surging news" Has become Luo Shengmen "also raised the question," Why don't netizens believe 'is duck neck'? "The article replied:" In the state of absent information, netizens judge the same thing based on their "seeing" and life experience, and then express their personal views, which is also natural. "</text:p>
      <text:p text:style-name="P4">
After the incident was fermented, there were even sources that the owner of the media center of Jiangxi, the owner of the media center of Jiangxi, taught students to control the students in the student group, so that students "actively praise the school's good comments on the school." And this is not the first time that the school has been exposed to the school's kitchen to find a mouse problem.</text:p>
      <text:p text:style-name="P4">
The comments published by the surging news states: "One step is not attentive, and every step in the following will be passive. If you go wrong step by step, the sense of unwillingness to be caused by the sense of unwillingness will be" heavy and difficult to return ", and the negative effects brings will be difficult to eliminate. "</text:p>
      <text:p text:style-name="P4">
News Source: <text:a xlink:type="simple" xlink:href="https://www.dw.com/zh/是鼠头还是鸭脖？江西一高校食堂吃出-罗生门/a-65837412" text:style-name="Internet_20_link" text:visited-style-name="Visited_20_Internet_20_Link">
https://www.dw.com/zh/是鼠头还是鸭脖？江西一高校食堂吃出-罗生门/a-65837412?maca=chi-rss-chi-all-1127-rdf</text:a>
</text:p>
      <!--NEWS-->
      <text:h text:style-name="P10" text:outline-level="1">
<text:span text:style-name="T4">
Working for one hour a week is considered employment? China's unemployment rate statistics attracted discussion</text:span>
</text:h>
      <text:p text:style-name="P4">
Author: None (Language: zh)</text:p>
      <text:p text:style-name="P4">
Publisher: None</text:p>
      <text:p text:style-name="P4">
Time: 2023-06-06T10:40:00Z</text:p>
      <text:p text:style-name="P4">
Description: The urban unemployment rate announced by China's official recently announced by 5.1%, and the youth unemployment rate was 20.4%. Some researchers believe that these two numbers have distortion in statistics.</text:p>
      <text:p text:style-name="P4">
Videos: []</text:p>
      <text:p text:style-name="P4">
Images: []</text:p>
      <text:p text:style-name="P4">
Subject: 经济纵横</text:p>
      <text:p text:style-name="P4">
Subjects: ['中国失业率', '青年失业率', '失业率统计', '王明远']</text:p>
      <text:p text:style-name="P4">
Keywords: ['意见反馈']</text:p>
      <text:p text:style-name="P4">
Id: 65837480</text:p>
      <!--METADATA-->
      <text:p text:style-name="P4">
<text:a xlink:type="simple" xlink:href="https://www.dw.com/zh/overlay/image/article/65837480/64828438" text:style-name="Internet_20_link" text:visited-style-name="Visited_20_Internet_20_Link">
 </text:a>
(Voice of Germany)) The National Bureau of Statistics of China recently announced that the national urban survey rate of urban survey in April this year was 5.1%, and the unemployment rate of <text:a xlink:type="simple" xlink:href="https://www.dw.com/zh/zh/青年失业率创记录-中国后新冠复苏难/a-65637338" text:style-name="Internet_20_link" text:visited-style-name="Visited_20_Internet_20_Link">
16-24-year-old youth survey was 20.4%. </text:a>
The WeChat "Eleven Finance Eleven" published an article by Wang Mingyuan, a researcher at the Beijing Reform and Development Research Association, which believes that the overall unemployment rate of 5.1%is obviously different from everyone's actual feelings. He analyzed several causes of unemployment statistics.</text:p>
      <text:p text:style-name="P4">
First of all, China set the standard of "employment" too low. According to the official webpage of the National Bureau of Statistics of China, it is considered an employment every week. Wang Mingyuan's article pointed out that in the same way, the United States is 15 hours and France is 20 hours.</text:p>
      <text:p text:style-name="P4">
Secondly, the urban unemployment survey cannot count the statistics of migrant workers returning to the countryside due to unemployment.</text:p>
      <text:p text:style-name="P4">
Third, the social security participation rate of China's flexible employment population is very low, so it is difficult to understand its employment situation through indicators such as unemployment insurance and unemployment registration.</text:p>
      <text:h text:style-name="P12" text:outline-level="3">
<text:span text:style-name="T4">
20.4%is also difficult to be representative</text:span>
</text:h>
      <text:p text:style-name="P4">
However, Wang Mingyuan's article believes that the unemployment rate at the age of 16-24 is 20.4%. For the entire youth group, this result is not representative. Because at this age, especially 16-20 years old, even if they are not promoted, the labor participation rate is not high, and it is maintained at more than 18%for a long time. Therefore, he selected the age group of 16-40 to define the unemployment rate.</text:p>
      <text:p text:style-name="P4">
According to his calculation, the Chinese epidemic has three years, and about 15 million graduates have not found a job. At the same time, about 10%of companies have unemployment in employees, of which 16-40 years old are about 25 million. In addition, he quoted Professor Lu Feng of Peking University, at least 23 million agricultural workers returned to his hometown at least 23 million in the past three years, of which about 14 million youths were estimated. In other words, the newly unemployed population has been added about 54 million since the epidemic.</text:p>
      <text:p text:style-name="P4">
At the same time, some of these unemployed people do not rule out some flexible employment. For example, the number of Didi active drivers in the past three years has increased by more than 1,200 million, and takeaway riders, courier, and distributors have increased by about 8 million. However, it is estimated that half, that is, 25 million-30 million is still unemployed. Therefore, conservatively estimated that the absolutely unemployed population increased by 25 million to 30 million before the epidemic, accounting for about 6.2-7.5%of the total number of labor market labor (402 million) in the age group.</text:p>
      <text:h text:style-name="P12" text:outline-level="3">
<text:span text:style-name="T4">
Under the epidemic, Chinese economy is asthmatic</text:span>
</text:h>
      <text:h text:style-name="P12" text:outline-level="3">
<text:span text:style-name="T4">
Rural are not a way of solution</text:span>
</text:h>
      <text:p text:style-name="P4">
Wang Mingyuan pointed out that expansion and slowing economic growth will lead to more severe employment problems in the next few years. The solution, he believes that it is not state -owned enterprise or <text:a xlink:type="simple" xlink:href="https://www.dw.com/zh/zh/德语媒体新时代的上山下乡运动/a-65661636" text:style-name="Internet_20_link" text:visited-style-name="Visited_20_Internet_20_Link">
diverted to the countryside</text:a>
-Because <text:a xlink:type="simple" xlink:href="https://www.dw.com/zh/zh/青年失业率居高不下-靠孔乙己脱长衫解决/a-65732307" text:style-name="Internet_20_link" text:visited-style-name="Visited_20_Internet_20_Link">
the scale of the rural economy is very limited, he is calculated equivalent to 10 Huawei, or 3 PetroChina, 7 semi-semi-Jingdong, so at most can only be placed in one or two million highly educated young people employment</text:a>
Essence</text:p>
      <text:p text:style-name="P4">
He believes that from the past 10 years, China's employment increment is basically created by the development of the private economy. Therefore, the private economy, especially the digital economy and service industry need to be supported, and youth entrepreneurship should be encouraged.</text:p>
      <text:p text:style-name="P4">
(Comprehensive report)</text:p>
      <text:p text:style-name="P4">
News Source: <text:a xlink:type="simple" xlink:href="https://www.dw.com/zh/每周工作一小时算就业？中国失业率统计引争议/a-65837480" text:style-name="Internet_20_link" text:visited-style-name="Visited_20_Internet_20_Link">
https://www.dw.com/zh/每周工作一小时算就业？中国失业率统计引争议/a-65837480?maca=chi-rss-chi-all-1127-rdf</text:a>
</text:p>
      <!--NEWS-->
      <text:h text:style-name="P10" text:outline-level="1">
<text:span text:style-name="T4">
Kim Jong -un's public activities in the first five months of this year are doubled in the whole year of last year.</text:span>
</text:h>
      <text:p text:style-name="P4">
Author: 联合早报 (Person)</text:p>
      <text:p text:style-name="P4">
Publisher: 联合早报 (Organization)</text:p>
      <text:p text:style-name="P4">
Published Time: 2023-06-06T10:47</text:p>
      <text:p text:style-name="P4">
Modified Time: 2023-06-06T10:47</text:p>
      <text:p text:style-name="P4">
Description: A data released by South Korea on Tuesday (June 6) shows that since this year, North Korean leader Kim Jong -un has increased greatly. The Yonhap News Agency reported that data from the South Korean Unified Research Institute analyzed the data of Kim Jong -un's public activities, etc. It shows that in the first four months of this year, Kim Jong -un was involved in the military field ...</text:p>
      <text:p text:style-name="P4">
Videos: []</text:p>
      <text:p text:style-name="P4">
Audios: []</text:p>
      <text:p text:style-name="P4">
Images: []</text:p>
      <text:p text:style-name="P4">
Type: NewsArticle</text:p>
      <text:p text:style-name="P4">
Breadcrumbs: ['即时', '国际']</text:p>
      <text:p text:style-name="P4">
Keywords: ['朝鲜', '金正恩', '军事', '经济']</text:p>
      <!--METADATA-->
      <text:p text:style-name="P4">
A data released by South Korea on Tuesday (June 6) shows that since this year, North Korean leader Kim Jong -un has increased greatly.</text:p>
      <text:p text:style-name="P4">
The Yonhap News Agency reported that data from the South Korean Institute analyzed Kim Jong -un's public activities, etc. It shows that in the first four months of this year, Kim Jong -un's public activities involved in the military field 12 times. If you add to the National Universe Development Bureau on May 17 to understand the assembly situation of the reconnaissance satellite and approve the action plan, a total of 13 military activities will be combined. In less than half a year, it will reach last year (six times) and 2021 (seven times seven times (seven times). ) About twice the level.</text:p>
      <text:p text:style-name="P4">
The most frequent year of Kim Jong -un's public activities was 2014. In 2018, the dialogue atmosphere formed in South Korea and North Korea was decreased to three times, but in 2019, which was negotiated in the Chaomeimei Hanoi, it increased to 23 times in 2019.</text:p>
      <text:p text:style-name="P4">
In addition, as of the end of April, Kim Jong -un's public activities were 27 times. Except for military -related activities, other activities were in turn. They attended the ceremony five times, four group photos, three visits, two political conferences, and participated once.</text:p>
      <text:p text:style-name="P4">
So far this year, Kim Jong -un appeared 29 times. Kim Jong -un has publicly made 77 times last year, of which seven involved in military activities. This year's military -related activities have increased significantly.</text:p>
      <text:p text:style-name="P4">
Experts speculate that the reason why Kim Jong -un showed a big show was to divert people's popularity of the economy.</text:p>
      <text:p text:style-name="P4">
News Source: <text:a xlink:type="simple" xlink:href="https://www.zaobao.com.sg/realtime/world/story20230606-1401589" text:style-name="Internet_20_link" text:visited-style-name="Visited_20_Internet_20_Link">
https://www.zaobao.com.sg/realtime/world/story20230606-1401589</text:a>
</text:p>
      <!--NEWS-->
      <text:h text:style-name="P10" text:outline-level="1">
<text:span text:style-name="T4">
The Hong Kong Guoan Office incitted others to hate the central arrest of 6 people</text:span>
</text:h>
      <text:p text:style-name="P4">
Author: None</text:p>
      <text:p text:style-name="P4">
Publisher: Radio Free Asia (Organization)</text:p>
      <text:p text:style-name="P4">
Published Time: 2023-06-06T10:48:00-04:00</text:p>
      <text:p text:style-name="P4">
Modified Time: 2023-06-06T11:20: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5.1927in" draw:z-index="0">
<draw:image xlink:href="../Images/rfamandarin/2023-06-06T10-48-00-04-00/000000.png" xlink:type="simple" xlink:show="embed" xlink:actuate="onLoad" draw:mime-type="image/png"/>
</draw:frame>
Hong Kong Police Office <text:a xlink:type="simple" xlink:href="https://www.rfa.org/mandarin/Xinwen/1-06062023104354.html/@@images/image" text:style-name="Internet_20_link" text:visited-style-name="Visited_20_Internet_20_Link">
</text:a>
Wikipedia</text:p>
      <text:p text:style-name="P4">
The National Security Division of the Hong Kong Police Department was arrested on the 6th and accused them of inciting others to hate others to hate the Beijing Central Committee and the Hong Kong Special Administrative Region Government.</text:p>
      <text:p text:style-name="P4">
The report of the Central News Agency quoted the police announced that six were arrested for three men and 3 women, between 33 and 64 years old. They were suspected of violating the crime of "pseudo" and "making a synic diagram" crime of "conspiracy forgery" in violation of the criminal criminal regulations.</text:p>
      <text:p text:style-name="P4">
Police also accused the six of them were suspected of "endangering national security" and repeatedly posted messages of incite intention through social platforms, which involved incitement of others to hate the Beijing Central and Hong Kong Special Administrative Region Government, support Hong Kong independence and advocate force confrontation.</text:p>
      <text:p text:style-name="P4">
The six arrested are currently being detained for investigation.</text:p>
      <text:p text:style-name="P4">
(Responsible editor: (：)</text:p>
      <text:p text:style-name="P4">
News Source: <text:a xlink:type="simple" xlink:href="https://www.rfa.org/mandarin/Xinwen/1-06062023104354.html" text:style-name="Internet_20_link" text:visited-style-name="Visited_20_Internet_20_Link">
https://www.rfa.org/mandarin/Xinwen/1-06062023104354.html</text:a>
</text:p>
      <!--NEWS-->
      <text:h text:style-name="P10" text:outline-level="1">
<text:span text:style-name="T4">
Sino -China ’s strengthening of the control of Pirelli caused the Italian government for review (Free Version)</text:span>
</text:h>
      <text:p text:style-name="P4">
Authors: ['西尔维娅•肖里利•博雷利', '艾米•卡兹明', '杨缘']</text:p>
      <text:p text:style-name="P4">
Publisher: 英国《金融时报》</text:p>
      <text:p text:style-name="P4">
Time: 2023-06-06T10:51:49+00:00</text:p>
      <text:p text:style-name="P4">
Published Time: 2023-06-05T12:00:99+08:00</text:p>
      <text:p text:style-name="P4">
Modified Time: 2023-06-06T06:50:99+08:00</text:p>
      <text:p text:style-name="P4">
Description: The Italian government is evaluating whether to limit the right to voting in China, or forcing 37%of the shares that they have to reduce their holdings.</text:p>
      <text:p text:style-name="P4">
Images: []</text:p>
      <text:p text:style-name="P4">
Themes: ['倍耐力', '关注']</text:p>
      <text:p text:style-name="P4">
Keywords: ['倍耐力', '意大利', '国家安全', '中意关系', '脱钩', '中国中化', '轮胎', '化工']</text:p>
      <text:p text:style-name="P4">
Type: Article</text:p>
      <!--METADATA-->
      <text:p text:style-name="P4">
In 2015, when the Italian tire tycoon Marca Telong Katie Provella(Marco Tronchettiprovra)At a price of $ 7.7 billion, one of the pearls in the country's manufacturing industry -Pirelli(Pirelli)Sale to China Chemical(Chemchina)At that time, many Italians were stunned.</text:p>
      <text:p text:style-name="P4">
Politicians and investors are worried that the technology of Pirelli will be transferred to its new Chinese parent company, which is now Chinese state -owned chemical giant in China(Sinochem)a part of. But enter the Perry family through marriage(Pirellifamily)Telong Katie Provella defended the sale, and the transaction allowed him to continue to take charge of this 150 -year history and was known as "the tire world Prada(Prada)"Enterprise.</text:p>
      <text:p text:style-name="P4">
News Source: <text:a xlink:type="simple" xlink:href="http://www.ftchinese.com/story/001099877" text:style-name="Internet_20_link" text:visited-style-name="Visited_20_Internet_20_Link">
http://www.ftchinese.com/story/001099877</text:a>
</text:p>
      <!--NEWS-->
      <text:h text:style-name="P10" text:outline-level="1">
<text:span text:style-name="T4">
The increase in tuition fees of Chinese universities up to 54%</text:span>
</text:h>
      <text:p text:style-name="P4">
Author: None</text:p>
      <text:p text:style-name="P4">
Publisher: Radio Free Asia (Organization)</text:p>
      <text:p text:style-name="P4">
Published Time: 2023-06-06T10:54:00-04:00</text:p>
      <text:p text:style-name="P4">
Modified Time: 2023-06-06T15:12: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4.835353in" draw:z-index="0">
<draw:image xlink:href="../Images/rfamandarin/2023-06-06T10-54-00-04-00/000000.png" xlink:type="simple" xlink:show="embed" xlink:actuate="onLoad" draw:mime-type="image/png"/>
</draw:frame>
The picture shows a graduate from Shanghai Fudan University sitting outside the campus and waiting for the graduation ceremony. Chinese universities have increased tuition fees this year, and some schools have even increased by more than 50%. <text:a xlink:type="simple" xlink:href="https://www.rfa.org/mandarin/Xinwen/2-06062023105005.html/@@images/image" text:style-name="Internet_20_link" text:visited-style-name="Visited_20_Internet_20_Link">
</text:a>
Reuters information picture</text:p>
      <text:p text:style-name="P4">
Comprehensive media news on the 6th, with the continuous deterioration of China's economic environment and the significant decline in government financial appropriations, Chinese universities have increased tuition fees this year, and some schools have even increased by more than 50%.</text:p>
      <text:p text:style-name="P4">
Most colleges and universities in China are publicly -run, but three consecutive years of sealing city and severe "dynamic clearing zero" epidemic prevention and control measures have severely impacted production and economic activities, resulting in a sharp decline in government budget revenue. As a result, government taxes and fees have shrunk, and local governments are in a debt crisis and are even unable to invest in supporting the recovery of the post -epidemic and school running schools.</text:p>
      <text:p text:style-name="P4">
East China University of Science and Technology in Shanghai as an example reported that the school's forthcoming college freshman year -old tuition fee increased by 54%to 7,700 yuan (about 1082 US dollars), and the upcoming liberal arts freshmen The annual learning fee increased by 30%.</text:p>
      <text:p text:style-name="P4">
According to Reuters, the Shanghai Institute of Electrical Engineering also posted a notice on Monday (June 5) to increase the tuition fees of newly enrolled science and engineering students by 40%year -on -year, while the tuition fees of the primary repair management, economy and literature and other liberal arts fees are The year -on -year increase of 30%.</text:p>
      <text:p text:style-name="P4">
In Jilin Province, Southwest Sichuan Province, which has a large population density in China, different departments in different colleges and universities have also increased tuition fees. The highest increase in tuition fees in Sichuan Province is 41%.</text:p>
      <text:p text:style-name="P4">
(Responsible editor: (：)</text:p>
      <text:p text:style-name="P4">
News Source: <text:a xlink:type="simple" xlink:href="https://www.rfa.org/mandarin/Xinwen/2-06062023105005.html" text:style-name="Internet_20_link" text:visited-style-name="Visited_20_Internet_20_Link">
https://www.rfa.org/mandarin/Xinwen/2-06062023105005.html</text:a>
</text:p>
      <!--NEWS-->
      <text:h text:style-name="P10" text:outline-level="1">
<text:span text:style-name="T4">
Human rights lawyer Chang Weiping is suspected of subverting the state government case will be sentenced on June 8th</text:span>
</text:h>
      <text:p text:style-name="P4">
Author: None</text:p>
      <text:p text:style-name="P4">
Publisher: Radio Free Asia (Organization)</text:p>
      <text:p text:style-name="P4">
Published Time: 2023-06-06T10:56:56-04:00</text:p>
      <text:p text:style-name="P4">
Modified Time: 2023-06-06T10:56: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3.88615in" draw:z-index="0">
<draw:image xlink:href="../Images/rfamandarin/2023-06-06T10-56-56-04-00/000000.png" xlink:type="simple" xlink:show="embed" xlink:actuate="onLoad" draw:mime-type="image/png"/>
</draw:frame>
Famous human rights lawyer Chang Weiping China Human Rights Lawyers Group Twitter</text:p>
      <text:p text:style-name="P4">
According to reports from overseas rights protection network on June 6, the case of famous human rights lawyers Chang Weiping's suspected subversion of the state power will be sentenced to the Fengxian Detention Center in Baoji City, Baoji City, Shaanxi Province on June 8.</text:p>
      <text:p text:style-name="P4">
Since the secret trial of lawyer Chang Weiping on July 26, 2022, the CCP authorities illegally deprived of Chang Weiping's right to meet and did not meet with the lawyers with various excuses. The CCP authorities have achieved the purpose of long -term detention and implementing torture and persecution in this extension of trial. The Chang Weiping case was sentenced to nearly 2 years and 8 months on October 22, 2020 by the Shaanxi Baoji Police.</text:p>
      <text:p text:style-name="P4">
Chang Weiping was born on April 14, 1984. He is a native of Zhoujiamen, Chengguan Town, Fengxiang County, Fengxiang County, Baoji City.</text:p>
      <text:p text:style-name="P4">
(Responsible editor: (：)</text:p>
      <text:p text:style-name="P4">
News Source: <text:a xlink:type="simple" xlink:href="https://www.rfa.org/mandarin/Xinwen/3-06062023105532.html" text:style-name="Internet_20_link" text:visited-style-name="Visited_20_Internet_20_Link">
https://www.rfa.org/mandarin/Xinwen/3-06062023105532.html</text:a>
</text:p>
      <!--NEWS-->
      <text:h text:style-name="P10" text:outline-level="1">
<text:span text:style-name="T4">
The 11th anniversary of Li Wangyang's death of the cemetery is obstructed</text:span>
</text:h>
      <text:p text:style-name="P4">
Author: None</text:p>
      <text:p text:style-name="P4">
Publisher: Radio Free Asia (Organization)</text:p>
      <text:p text:style-name="P4">
Published Time: 2023-06-06T11:08:00-04:00</text:p>
      <text:p text:style-name="P4">
Modified Time: 2023-06-06T14:40:40-04:00</text:p>
      <text:p text:style-name="P4">
Description: None</text:p>
      <text:p text:style-name="P4">
Videos: []</text:p>
      <text:p text:style-name="P4">
Audios: ["<text:a xlink:type="simple" xlink:href="https://www.rfa.org/mandarin/yataibaodao/renquanfazhi/gf2-060620231005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6.086068in" draw:z-index="0">
<draw:image xlink:href="../Images/rfamandarin/2023-06-06T11-08-00-04-00/000000.png" xlink:type="simple" xlink:show="embed" xlink:actuate="onLoad" draw:mime-type="image/png"/>
</draw:frame>
On June 6, 2023, Zhu Chengzhi, a disagreement, sent a wreath to his old friend Li Wangyang. <text:a xlink:type="simple" xlink:href="https://www.rfa.org/mandarin/yataibaodao/renquanfazhi/gf2-06062023100538.html/@@images/image" text:style-name="Internet_20_link" text:visited-style-name="Visited_20_Internet_20_Link">
</text:a>
Zhu Chengzhi exclusively provided <text:a xlink:type="simple" xlink:href="https://www.rfa.org/mandarin/yataibaodao/renquanfazhi/gf2-06062023100538.html/@@stream" text:style-name="Internet_20_link" text:visited-style-name="Visited_20_Internet_20_Link">
Audio-Link: https://www.rfa.org/mandarin/yataibao/renquanfazhi/gf2-06062023100538.html/@stream</text:a>
June 6 this year is the 11th anniversary of the death of Li Wangyang, the leader of Hunan Industry. It is understood that Liwangyang's cemetery in Shaoyang City was tightly alert. Although Zhu Chengzhi, a local influential disagreement, was allowed to worship his friends, Li Wangyang's sister could not approach the cemetery by the brother's jealous day under the control of the authorities.</text:p>
      <text:p text:style-name="P4">
<text:a xlink:type="simple" xlink:href="https://www.rfa.org/mandarin/yataibaodao/renquanfazhi/gf-06062022050811.html" text:style-name="Internet_20_link" text:visited-style-name="Visited_20_Internet_20_Link">
<text:span text:style-name="T4">
 Li Wangyang's ten -year mystery is still to be solved by Zhu Chengzhi: he will not go towards the road </text:span>
</text:a>
<text:span text:style-name="T4">
* <text:a xlink:type="simple" xlink:href="https://www.rfa.org/mandarin/yataibaodao/renquanfazhi/cl-06012022085041.html" text:style-name="Internet_20_link" text:visited-style-name="Visited_20_Internet_20_Link">
Hunan Workers, Li Wangyang's statue of the statue of the 64th anniversary of the 64th anniversary of the opening of a city in France</text:a>
</text:span>
</text:p>
      <text:p text:style-name="P4">
Zhu Chengzhi, an influential disagreement in Hunan, avoided the day of Li Wangyang and personally went to the Dashanling Cemetery in Shaoyang City to worship his friends. He described the on -site alertness, such as the enemy.</text:p>
      <text:p text:style-name="P4">
Zhu Chengzhi: "When I was about to go there, many people came out of the duty room and the gatekeeper. When I walked to Wangyang Tomb, I was about five meters from me. There are more than a dozen people. I left from the grave sweeping to me, and I didn't say a word. When I arrived at the destination, I mourned for three minutes, and then to the front of Wangyang's tombstone. , Bow deep again. "</text:p>
      <text:p text:style-name="P4">
Zhu Chengzhi has met Li Wangyang's sister Li Wangling in Shenzhen to worship on the cemetery on June 6, but it is contrary to his wish. A few days ago, Li Wangling arranged for Li Wangling to scan the grave on Dashanling Cemetery, forcing her to return to Shenzhen. Li Wangling, who was unable to worship the day, was excited.</text:p>
      <text:p text:style-name="P4">
Zhu Chengzhi: "Today (June 6), I came back from Wangyang's tomb and called her (Li Wangling) and told her that I arrived at Wangyang Tomb. After hearing this news, she felt very sad. I think I want to worship the day in my brother, but I can't reach my wish. After crying for a while, I couldn't comfort her in words. "</text:p>
      <text:p text:style-name="P4">
On June 6, 2023, the disagreement person Zhu Chengzhi (pictured) described the strict situation of the security of the Li Wangyang cemetery to this station.(Zhu Chengzhi is exclusively provided) <text:a xlink:type="simple" xlink:href="https://www.rfa.org/mandarin/yataibaodao/renquanfazhi/gf2-06062023100538.html/m0606gf2-2.jpg" text:style-name="Internet_20_link" text:visited-style-name="Visited_20_Internet_20_Link">
![] [](Images/rfamandarin/2023-06-06T11-08-00-04-00/000003.png)</text:a>
Because Li Wangyang, who supported the accumulation of the 89th Civil Games, was released in May 2011, he was released from his body disability after his release in May 2011. He was blind from his left eye, and his ears were deaf. In an interview with the Hong Kong media the following year, she emphasized that she never regrets her devoted to the democratic movement, and also called "beheading and not looking back."</text:p>
      <text:p text:style-name="P4">
A few days after the Hong Kong media interviews reported, Li Wangyang was found to kill the window in a hospital in Shaoyang. He tied a rope around the window with his neck and his feet. According to the authorities' autopsy report, Li Wangyang died of suicide. Over the years, family members and friends have always believed that Li Wangyang's suspicion was heavy.</text:p>
      <text:p text:style-name="P4">
Looking back at that year, Cai Yaochang, former vice chairman of the dissolved Hong Kong branch association, described Li Wangyang as a "iron man".</text:p>
      <text:p text:style-name="P4">
Cai Yaochang: "Although he was tortured for a long time, his body was severely damaged. After being released, he still stated that he would not change his view. Li Wangyang's cause of death has not yet been clear. From the time how the official eliminating evidence and distorting the facts, it made people treat Li Wangyang. I feel even more sorry for the encounter. "</text:p>
      <text:p text:style-name="P4">
Liang Guoxiong, a former member of the Legislative Council of Hong Kong, is currently being detained for 47 cases involving democratic primary elections. Social and civilians quoted the title of Liang Guoxiong based on the title of "the Yangyang's immortality and the sustainability of the democratic movement", and encouraged Hong Kong people to go side by side in the long night and adhere to their faith.</text:p>
      <text:p text:style-name="P4">
Reporter: Gao Feng Editor: Jiayuan.com editor: Hong Wei</text:p>
      <text:p text:style-name="P4">
News Source: <text:a xlink:type="simple" xlink:href="https://www.rfa.org/mandarin/yataibaodao/renquanfazhi/gf2-06062023100538.html" text:style-name="Internet_20_link" text:visited-style-name="Visited_20_Internet_20_Link">
https://www.rfa.org/mandarin/yataibaodao/renquanfazhi/gf2-06062023100538.html</text:a>
</text:p>
      <!--NEWS-->
      <text:h text:style-name="P10" text:outline-level="1">
<text:span text:style-name="T4">
How will the European Union participate in Indo -Pacific Safety under the nervousness of China and the United States?</text:span>
</text:h>
      <text:p text:style-name="P4">
Author: None (Language: zh)</text:p>
      <text:p text:style-name="P4">
Publisher: None</text:p>
      <text:p text:style-name="P4">
Time: 2023-06-06T11:12:00Z</text:p>
      <text:p text:style-name="P4">
Description: As China and the United States were in a series of diplomatic tensions due to Taiwan and the United States, the European Union sent a high -standard delegation to participate in the Asian top security forum Shangri -La dialogue, promising to participate in Indo -Pacific Security to maintain regional stability.</text:p>
      <text:p text:style-name="P4">
Videos: []</text:p>
      <text:p text:style-name="P4">
Images: []</text:p>
      <text:p text:style-name="P4">
Subject: 时政风云</text:p>
      <text:p text:style-name="P4">
Subjects: []</text:p>
      <text:p text:style-name="P4">
Keywords: ['德中关系', '奥巴马', '希腊债务危机', '欧债危机', '欧盟', '乌克兰', '岛屿主权争端', '马英九', '专题报道：全景观看“习马会”', '诺贝尔奖']</text:p>
      <text:p text:style-name="P4">
Id: 65837445</text:p>
      <!--METADATA-->
      <text:p text:style-name="P4">
<text:a xlink:type="simple" xlink:href="https://www.dw.com/zh/overlay/image/article/65837445/65815453" text:style-name="Internet_20_link" text:visited-style-name="Visited_20_Internet_20_Link">
 </text:a>
Defense Director of Defense in Singapore's Shangri -La dialogue meeting</text:p>
      <text:p text:style-name="P4">
(Voice of Germany in Chinese) European senior national defense officials used the Asian top security forums held in Singapore last weekend to explain their vision of participating in the security of the Indo -Pacific region. Josepborne, the head of the European Union Foreign Policy, said in Shangri -La dialogue that Europe and Asia have a "direct interest relationship" in each other's security.</text:p>
      <text:p text:style-name="P4">
"We must work together to avoid the confrontation of the region," Brell said on the forum. "In a global world, there is no so -called thing."</text:p>
      <text:p text:style-name="P4">
At present, the region is intensified. One of the potential conflict explosions is Taiwan, and Taiwan's issue is also a major source of tension between China and the United States. In addition, the sovereign ownership of the South China Sea and the strategic ambitions of Beijing have also led to regional tension. In this context, Europe is seeking a cohesive response.</text:p>
      <text:p text:style-name="P4">
On Saturday (June 3), on the occasion of the Shangri-La dialogue, the U.S. Indo-Pacific Command announced that the US Navy destroyer "USS Chung-Hoon" almost almost occurred with a Chinese naval ship through the Taiwan Strait Crash, "Zhong Yun" had to change the line to avoid collision.</text:p>
      <text:p text:style-name="P4">
China Defense Director Li Shangfu said that in recent years, Sino -US relations have hovered in the trough after establishing diplomatic relations in recent years. "The reason for this difficult situation is clear."</text:p>
      <text:h text:style-name="P12" text:outline-level="3">
<text:span text:style-name="T4">
<text:span text:style-name="T4">
 China refused to meet with the United States alone, but chose to talk to Europe </text:span>
</text:span>
</text:h>
      <text:p text:style-name="P4">
<text:a xlink:type="simple" xlink:href="https://www.dw.com/zh/zh/中国中美激烈冲突对抗是世界不可承受之痛/a-65819515" text:style-name="Internet_20_link" text:visited-style-name="Visited_20_Internet_20_Link">
Chinese Defense Director Li Shangfu warned at the Shangri -La dialogue that any approach trying to split Taiwan from China will get military responses. China "is not afraid of any opponent, no matter how much the price is paid"</text:a>
Essence</text:p>
      <text:p text:style-name="P4">
Li Shangfu also criticized that some national warships outside the region sent warships in the South China Sea "to navigate the name of freedom of freedom, and travel the hegemony, and want to confuse the South China Sea."</text:p>
      <text:p text:style-name="P4">
China has sovereign disputes with multiple Southeast Asian countries in the South China Sea.</text:p>
      <text:p text:style-name="P4">
According to US media reports, the United States originally hoped that the US -China Defense Ministers met during the forum, but China rejected the US meeting request. Li Shangfu did not meet with the US defense director Austin in Singapore. However, the Chinese Defense Minister did talk to European officials such as Boriel, the head of the European Union's foreign policy Boriel, German Defense Minister Pestorius.</text:p>
      <text:p text:style-name="P4">
Borel said that the meeting was "constructive" and said on Twitter that Brussels hoped that "continuing to develop the relationship between the European Union and China on the basis of trust and respect for international law."</text:p>
      <text:p text:style-name="P4">
At the Shangri -La dialogue, Borel also said that the European Union will take more measures to contact the country in the region to help maintain stability. In his speech, he emphasized that Brussels plans to make more efforts to maintain peace in the region, "you can trust us."</text:p>
      <text:h text:style-name="P12" text:outline-level="3">
<text:span text:style-name="T4">
<text:span text:style-name="T4">
 Security cooperation is the key to regional partnership </text:span>
</text:span>
</text:h>
      <text:p text:style-name="P4">
Felix Heiduk, a senior researcher at the Institute of International and Security, said that the EU's participation in India "has a low starting point, it is slowly and firmly increased."</text:p>
      <text:p text:style-name="P4">
The Iseas-Yusof Ishakinstitute of Singapore think tanks (Iseas-Yusof Ishakinstitute) said in Southeast Asia, a survey on the "elite class" on the region show that people trust the EU to maintain international law and think of the EU as security partners.</text:p>
      <text:p text:style-name="P4">
Security cooperation is one of the pillars of the strategic partnership approved by the European Union and ASEAN in 2020. The European Union has signed a defense agreement with Vietnam, and is currently negotiating with other countries in the region on partnership and free trade agreement.</text:p>
      <text:p text:style-name="P4">
Several European countries, including Germany and France, conducted free exercises in the South China Sea, which is considered a response to the claim of China's territorial sea.</text:p>
      <text:p text:style-name="P4">
German Defense Prosecutor Pestorius announced at the Shangri -La dialogue that after the deployment in 2021, Germany will send a frigates and a supply ship to the South China Sea in 2024 as part of the freedom of voyage. He emphasized that these exercises are not to deter China, but "committed to protecting rules-based international order. We all recognize these order and will benefit from it-whether in the Mediterranean, Bay of Bay of Bangladesh or in the South China Sea".</text:p>
      <text:h text:style-name="P12" text:outline-level="3">
<text:span text:style-name="T4">
<text:span text:style-name="T4">
 EU's security influence in India is still "limited" </text:span>
</text:span>
</text:h>
      <text:p text:style-name="P4">
EU foreign policy leader Borrell's speech at the Shangri -La dialogue acknowledged that "Europe is still largely regarded as an acting body outside the region and has limited impact on regional security dynamics in India and Asia."</text:p>
      <text:p text:style-name="P4">
He said: "My core information is that the alliance is a reliable security partner. We are not a typical military alliance; we are not a traditional country with a magnificent and prestige; we do not have the sixth and seventh fleets to be deployed in the Indo -Pacific region. "</text:p>
      <text:p text:style-name="P4">
At the same time, Berrell said that some European countries have certain technical capabilities. We hope to develop this ability and become a 'intelligent promoter', dedicated to common security. "</text:p>
      <text:p text:style-name="P4">
Shadaislam, a European affairs commentator of Brussels, told DW that most Asian countries know that the European Union will not become a real security act like the United States and China, "and they don't want this situation to happen soon."</text:p>
      <text:p text:style-name="P4">
Sada added that the value of the European Union in the region lies in its soft and safe strength or non -traditional safety strength, such as on issues such as cracking down on pirates, cracking down on illegal fishing, and response to climate change and poverty. Analysts believe that European participation can benefit from low -key and low controversial cooperation forms.</text:p>
      <text:p text:style-name="P4">
However, this low -key restrictions on the participation of Europe's official security platform in Asia. The EU has recently been allowed to participate in the annual East Asian Summit, which is the most important strategic dialogue forum in the Indo -Pacific region. European officials are also excluded from the ADMM-Plus of the Regional Leading Forum. At present, the application for joining the European Union, France, Germany, and Britain is still unsatisfactory. However, France and the United Kingdom will participate in several expert working groups of the ASEAN Defense Mission Expansion this year. These working groups are lower -level discussion platforms.</text:p>
      <text:p text:style-name="P4">
Chen Xuechen, assistant professor at the political and international relations of Northeast University in London, told DW that the EU was unlikely to join the ASEAN Defense Ministers Expansion Meeting in the short term. She said that the European Union believes that she is an important security actor, especially in the field of non -traditional security. "However, ASEAN and its member states still believe that the EU is mainly a market forces and important economic behaviors, not the region in the region in the region. Safety Behavior ".</text:p>
      <text:p text:style-name="P4">
There is also a practical problem that makes the EU's intervention more difficult. China and Russia, which have been members of the ASEAN Defense Ministers for many years, have opposed more Western democratic countries to join the regional framework, and India may also have such an attitude.</text:p>
      <text:p text:style-name="P4">
In addition, France and Germany often want to participate alone, but some Asian governments hope to have a unified European team. EU affairs commentator Sada said: "Asia does not want dozens of European ministers to join these meetings to make the discussion more complicated."</text:p>
      <text:p text:style-name="P4">
News Source: <text:a xlink:type="simple" xlink:href="https://www.dw.com/zh/中美紧张下-欧盟将如何参与印太安全？/a-65837445" text:style-name="Internet_20_link" text:visited-style-name="Visited_20_Internet_20_Link">
https://www.dw.com/zh/中美紧张下-欧盟将如何参与印太安全？/a-65837445?maca=chi-rss-chi-all-1127-rdf</text:a>
</text:p>
      <!--NEWS-->
      <text:h text:style-name="P10" text:outline-level="1">
<text:span text:style-name="T4">
Rare victory in the press in Hong Kong: The Court of Final Appeal was overturned to the reporter Cai Yuling conviction</text:span>
</text:h>
      <text:p text:style-name="P4">
Creator: TIFFANY MAY</text:p>
      <text:p text:style-name="P4">
Publisher: https://www.facebook.com/nytimeschinese</text:p>
      <text:p text:style-name="P4">
Published Time: 2023-06-06T11:17:07+08:00</text:p>
      <text:p text:style-name="P4">
Description: Cai Yuling was arrested in 2020 for making criticism of the Hong Kong police. He was sentenced to false statement in 2020. Although this is a rare victory for the press, the environment of the independent press in Hong Kong is still full of challenges. Louise Delmotte/Associated Press Cai Yuling (middle) was overturned, and she was interviewed by news media in Hong Kong on Monday.</text:p>
      <text:p text:style-name="P4">
Images: ["<text:a xlink:type="simple" xlink:href="https://static01.nyt.com/images/2023/06/05/multimedia/05hk-journalist-fmjl/05hk-journalist-fmjl-master1050.jpg" text:style-name="Internet_20_link" text:visited-style-name="Visited_20_Internet_20_Link">
05hk-journali...</text:a>
"]</text:p>
      <text:p text:style-name="P4">
Category: 中国</text:p>
      <text:p text:style-name="P4">
Type: Article</text:p>
      <!--METADATA-->
      <text:p text:style-name="P4">
<draw:frame draw:style-name="fr1" draw:name="Image160" text:anchor-type="as-char" svg:width="6.9236in" svg:height="4.615733in" draw:z-index="0">
<draw:image xlink:href="../Images/cnnytimes/2023-06-06T11-17-07-08-00/05hk-journalist-fmjl-master1050.jpg" xlink:type="simple" xlink:show="embed" xlink:actuate="onLoad" draw:mime-type="image/jpeg"/>
</draw:frame>
On Monday, the Supreme Court of Hong Kong overturned his conviction to a famous journalist, and the reporter produced a documentary criticizing the police. When the news media in Hong Kong suffered, this was a rare victory in the journalism.</text:p>
      <text:p text:style-name="P4">
Cai Yuling (also known as A Bao) was famous for investigation documentary for the production of police behavior in 2019. At that time, the city's anti -government protests were in a turbulent for the past few months.</text:p>
      <text:p text:style-name="P4">
In the documentary she made, there is an episode <text:a xlink:type="simple" xlink:href="https://tvfilm.newyorkfestivals.com/Winners/WinnerDetailsNew/ae1a0cfa-80bf-4449-bddf-47ddee103758" text:style-name="Internet_20_link" text:visited-style-name="Visited_20_Internet_20_Link">
awarded program</text:a>
The news program "Ji Ji" from the Hong Kong Public Broadcasting Corporation -Hong Kong Radio. This episode surveyed who was on July 21, 2019 at the subway station <text:a xlink:type="simple" xlink:href="https://cn.nytimes.com/china/20190723/hong-kong-protest-mob-attack-yuen-long/" text:style-name="Internet_20_link" text:visited-style-name="Visited_20_Internet_20_Link">
A group of protesters and commuters launched a mob attack</text:a>
The black hand behind the scenes and why the police responded slowly, which caused 45 people to be injured.</text:p>
      <text:p text:style-name="P4">
The camera captured the vehicle that transported the suspect. Cai Yuling used the public database to find the license plate and followed the village representatives in remote villages in Hong Kong. She was arrested in <text:a xlink:type="simple" xlink:href="https://www.nytimes.com/2020/11/03/world/asia/hong-kong-rthk-arrest.html" text:style-name="Internet_20_link" text:visited-style-name="Visited_20_Internet_20_Link">
2020</text:a>
And the following year, he was convicted for a false statement when checking the license plate registration record. The court ordered her to pay a fine of HK $ 6,000, or about $ 775. She later appealed to conviction.</text:p>
      <text:p text:style-name="P4">
advertise</text:p>
      <text:p text:style-name="P4">
On Monday, the five judges of the Court of Final Appeal voted unanimously to overthrow the original sentence. They believe that, given that many news media companies have submitted similar information applications, Cai Yuling may not deliberately make false statements. The court is <text:a xlink:type="simple" xlink:href="https://legalref.judiciary.hk/lrs/common/ju/ju_frame.jsp" text:style-name="Internet_20_link" text:visited-style-name="Visited_20_Internet_20_Link">
ruling</text:a>
Zhong said that Cai Yuling convicted her on the basis of awareness of illegal acts, and "caused the appellant to cause substantial and serious injustice."</text:p>
      <text:p text:style-name="P4">
Cai Yuling told reporters outside the court that she was glad that she had a 30 -month -old legal struggle.</text:p>
      <text:p text:style-name="P4">
"It seems that I haven't encountered happiness for a long time," she said. "Maybe many people have the same feelings. Let's enjoy this happy moment together."</text:p>
      <text:p text:style-name="P4">
Li Lifeng, a professor at the School of Journalism and Communication of the Chinese University of Hong Kong, said that this ruling was a difficult victory for Cai Yuling and a confirmation of the rights of reporters.</text:p>
      <text:p text:style-name="P4">
He said: "Some people may say that the reporter should not be prosecuted to check the license plate to report on the report, but the victory is completely because of Cai Yuling's courage and persistence."</text:p>
      <text:p text:style-name="P4">
The Hong Kong Reporter Association stated that Cai Yuling's efforts have helped "defend the space that the industry should have in search of public records. We respect Cai Yuling's courage to defend the freedom of pressing on the industry."</text:p>
      <text:p text:style-name="P4">
Chen Langsheng, chairman of the press Association, said in an interview that Cai Yuling was convicted in 2021 to have a chilling effect on the news media. However, Chen Langsheng pointed out that even if this crime was overturned, according to the National Security Law implemented in 2020, the city's reporters were also facing strict restrictions. The law stipulates that inciting hate to the government is illegal. This is a crime defined. If a reporter criticizes the authorities in the report, it may violate this crime.</text:p>
      <text:p text:style-name="P4">
advertise</text:p>
      <text:p text:style-name="P4">
In Hong Kong, the environment of independent journalism is still full of challenges, and the law sets the "instigated publication" as criminal crimes. Some of the most blocked independent media in the city closed after being raided. Edit and the author face a long trial because of their work.</text:p>
      <text:p text:style-name="P4">
Cai Yuling co -founded a family named [Ji Zhishe] with others in February(https://thecollectivehk.com/) (The CollectiveHK)Independent media agencies promise to "supervise the rich and the nobles." She is the winner of the University of Harvard in 2022(https://nieman.harvard.edu/news/2021/05/nieman-foundation-announces-the-84th-class-of-fellows/)Essence</text:p>
      <text:p text:style-name="P4">
"In recent years, many things have disappeared silently, but I believe that the inner belief is difficult to be taken away," she said on Monday.</text:p>
      <text:p text:style-name="P4">
News Source: <text:a xlink:type="simple" xlink:href="https://cn.nytimes.com/china/20230606/hong-kong-bao-choy-appeal/" text:style-name="Internet_20_link" text:visited-style-name="Visited_20_Internet_20_Link">
https://cn.nytimes.com/china/20230606/hong-kong-bao-choy-appeal/</text:a>
</text:p>
      <!--NEWS-->
      <text:h text:style-name="P10" text:outline-level="1">
<text:span text:style-name="T4">
Hong Kong political party and social and civilian joints were canceled by banks</text:span>
</text:h>
      <text:p text:style-name="P4">
Author: None</text:p>
      <text:p text:style-name="P4">
Publisher: Radio Free Asia (Organization)</text:p>
      <text:p text:style-name="P4">
Published Time: 2023-06-06T11:26:00-04:00</text:p>
      <text:p text:style-name="P4">
Modified Time: 2023-06-06T14:39:49-04:00</text:p>
      <text:p text:style-name="P4">
Description: None</text:p>
      <text:p text:style-name="P4">
Videos: []</text:p>
      <text:p text:style-name="P4">
Audios: ["<text:a xlink:type="simple" xlink:href="https://www.rfa.org/mandarin/yataibaodao/gangtai/gf-060620230946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5.1927in" draw:z-index="0">
<draw:image xlink:href="../Images/rfamandarin/2023-06-06T11-26-00-04-00/000000.png" xlink:type="simple" xlink:show="embed" xlink:actuate="onLoad" draw:mime-type="image/png"/>
</draw:frame>
On June 6, 2023, members of the Hong Kong Socialist Council were petted at the Headquarters of the HSBC Bank in Central, protesting that multiple groups and personal accounts were canceled. <text:a xlink:type="simple" xlink:href="https://www.rfa.org/mandarin/yataibaodao/gangtai/gf-06062023094608.html/@@images/image" text:style-name="Internet_20_link" text:visited-style-name="Visited_20_Internet_20_Link">
</text:a>
Reporter Gao Feng <text:a xlink:type="simple" xlink:href="https://www.rfa.org/mandarin/yataibaodao/gangtai/gf-06062023094608.html/@@stream" text:style-name="Internet_20_link" text:visited-style-name="Visited_20_Internet_20_Link">
Audio-Link: https: //www.rfa.org/mandarin/yataibao/gangtai/gf 06062023094608.html/@@stream</text:a>
The Hong Kong Democratic Party and Socials and Citizens have discovered that many HSBC bank accounts organized by its organization have been terminated. Members of Social People's Corporation said that this move not only had a great impact on the operation of the organization, but also trampled on the freedom of association and harmed the image of the Hong Kong international financial center.</text:p>
      <text:p text:style-name="P4">
<text:a xlink:type="simple" xlink:href="https://www.rfa.org/mandarin/video" text:style-name="Internet_20_link" text:visited-style-name="Visited_20_Internet_20_Link">
<text:span text:style-name="T4">
 Hong Kong Democratic Party and Socials and Citizen Pieces in the Government Headquarters Foreign Headquarters </text:span>
</text:a>
<text:span text:style-name="T4">
* [Hong Kong is not involved in the "June 4th" Hong Kong police away from more than 20 people today.(https://www.rfa.org/mandarin/yataibaodao/gangtai/ec-06052023111042.html)</text:span>
</text:p>
      <text:p text:style-name="P4">
Five members of the Social Ministry went to Hong Kong to protest at the Central HSBC Bank of China HSBC on June 6, and were dissatisfied with the three accounts of the Social Ministry. The private accounts of the four members are also terminated. Socialist company said that due to the unable to receive donations, the source of income and daily management was greatly affected, and there is currently no difference from "waiting for death".</text:p>
      <text:p text:style-name="P4">
Vice Chairman Zhou Jiafa said that some accounts have been used since the establishment of social and civilians, and it has been seventeen years. Mention the actual reasons.</text:p>
      <text:p text:style-name="P4">
<text:span text:style-name="T4">
 Social Minnan: Cancel the decision of the non -pure business decision </text:span>
</text:p>
      <text:p text:style-name="P4">
Zhou Jiafa believes that HSBC's cancellation of social people's even related accounts is not simply a business decision.</text:p>
      <text:p text:style-name="P4">
Zhou Jiafa: "If the bank has doubts about your transactions, you will ask you a lot of questions and ask us to fill in a lot of forms to explain, but in this incident, HSBC has not provided any reasons for the group or individual (account). This is political persecution. "</text:p>
      <text:p text:style-name="P4">
HSBC responded to the community and people's inquiry that all banks would regularly review the status and activities of customer accounts and perform their due diligence responsibilities. According to the results, HSBC may not be able to continue to provide services to individual customers.</text:p>
      <text:p text:style-name="P4">
Hong Kong Central HSBC Headquarters (Figure). Socials have condemned HSBC to cancel their accounts and ignore social responsibility. (Photo by Gao Feng) <text:a xlink:type="simple" xlink:href="https://www.rfa.org/mandarin/yataibaodao/gangtai/gf-06062023094608.html/m0606gf1-2.jpg" text:style-name="Internet_20_link" text:visited-style-name="Visited_20_Internet_20_Link">
</text:a>
Zhou Jiafa condemned HSBC attempting to intimidate the Hong Kong people through the cancellation of the account.</text:p>
      <text:p text:style-name="P4">
Zhou Jiafa: "In the past six months, it is not only a socialist company. Many individuals or unions and other groups have also been canceled using banking services. In fact, this is a warning number for all Hong Kong people: if you like to express different opinions on society, then you have to you have to be Be careful, maybe your hukou will be canceled. "</text:p>
      <text:p text:style-name="P4">
Social people do not even rule out that even international commercial institutions will obey the possibility of "hidden rules" in the future.</text:p>
      <text:p text:style-name="P4">
Zhou Jiafa: "There is no household registration in law. If HSBC does not do this, can it continue to operate in Hong Kong? This is actually a big warning for international commercial institutions."</text:p>
      <text:p text:style-name="P4">
Chen Baoying, the chairman of the Social People's Corporation, was worried that the "social credit score" mechanism in mainland China is gradually being introduced to Hong Kong.</text:p>
      <text:p text:style-name="P4">
Chen Baoying: "This system implemented in China will be scored with the so -called integrity of individuals and enterprises. Implement quietly in Hong Kong? "</text:p>
      <text:p text:style-name="P4">
Chen Baoying believes that HSBC's cancellation of accounts will only hit Hong Kong's image as an international financial center.</text:p>
      <text:p text:style-name="P4">
According to public information, the social and civilian company established in 2006 aimed at the purpose of being a clear banner, seeking to promote the democratic movement of Hong Kong, safeguarded the rights and interests of grassroots citizens, and strive for social justice.</text:p>
      <text:p text:style-name="P4">
Reporter: Editor of Gao Feng: Xu Shuting, Jiayuan.com Editor: Hong Wei</text:p>
      <text:p text:style-name="P4">
News Source: <text:a xlink:type="simple" xlink:href="https://www.rfa.org/mandarin/yataibaodao/gangtai/gf-06062023094608.html" text:style-name="Internet_20_link" text:visited-style-name="Visited_20_Internet_20_Link">
https://www.rfa.org/mandarin/yataibaodao/gangtai/gf-06062023094608.html</text:a>
</text:p>
      <!--NEWS-->
      <text:h text:style-name="P10" text:outline-level="1">
<text:span text:style-name="T4">
Oil price turns a decline, and the booster effect of Saudi Arabia reduces the news brought by the agglomeration (Free Version)</text:span>
</text:h>
      <text:p text:style-name="P4">
Author: Will Horner</text:p>
      <text:p text:style-name="P4">
Publisher: 华尔街日报中文网</text:p>
      <text:p text:style-name="P4">
Published Time: 2023-06-06T11:28:00.000Z</text:p>
      <text:p text:style-name="P4">
Modified Time: 2023-06-06T11:28:00.000Z</text:p>
      <text:p text:style-name="P4">
Created Time: 2023-06-06T09:50:00.000Z</text:p>
      <text:p text:style-name="P4">
Description: Saudi Arabia's plan to boost oil prices has not worked. The oil price declined on Tuesday, and the increase in the Saudi Arabia's announcement of the production reduction plan was removed, because the concerns of weak global demand had covered the expectations of supply shortage.</text:p>
      <text:p text:style-name="P4">
Images: []</text:p>
      <text:p text:style-name="P4">
Categories: ['金融市场']</text:p>
      <text:p text:style-name="P4">
Keywords: SYND</text:p>
      <text:p text:style-name="P4">
Type: Article</text:p>
      <!--METADATA-->
      <text:p text:style-name="P4">
Saudi Arabia's plan to boost oil prices has not worked.</text:p>
      <text:p text:style-name="P4">
News Source: <text:a xlink:type="simple" xlink:href="https://cn.wsj.com/articles/%E6%B2%B9%E4%BB%B7%E8%BD%AC%E4%B8%BA%E4%B8%8B%E8%B7%8C-%E6%B2%99%E7%89%B9%E5%87%8F%E4%BA%A7%E6%B6%88%E6%81%AF%E5%B8%A6%E6%9D%A5%E7%9A%84%E6%8F%90%E6%8C%AF%E4%BD%9C%E7%94%A8%E6%B6%88%E9%80%80-b47c6823" text:style-name="Internet_20_link" text:visited-style-name="Visited_20_Internet_20_Link">
https://cn.wsj.com/articles/%E6%B2%B9%E4%BB%B7%E8%BD%AC%E4%B8%BA%E4%B8%8B%E8%B7%8C-%E6%B2%99%E7%89%B9%E5%87%8F%E4%BA%A7%E6%B6%88%E6%81%AF%E5%B8%A6%E6%9D%A5%E7%9A%84%E6%8F%90%E6%8C%AF%E4%BD%9C%E7%94%A8%E6%B6%88%E9%80%80-b47c6823</text:a>
</text:p>
      <!--NEWS-->
      <text:h text:style-name="P10" text:outline-level="1">
<text:span text:style-name="T4">
The dam of the southern Ukraine was blown up and drowned the Dieberg River coast 8 districts</text:span>
</text:h>
      <text:p text:style-name="P4">
Publisher: 法新社</text:p>
      <text:p text:style-name="P4">
Published Time: 2023-06-06T11:32:07+00:00</text:p>
      <text:p text:style-name="P4">
Modified Time: 2023-06-06T11:05:02+00:00</text:p>
      <text:p text:style-name="P4">
Description: (AFP 6, 6th) A large dam controlled by a Russian army in southern Ukraine was destroyed today. According to Wu State officials, after the dam is damaged, several villages have been "completely or partially drowned", and the authorities have launched evacuation operatio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3.617581in" draw:z-index="0">
<draw:image xlink:href="../Images/rficn/2023-06-06T11-32-07-00-00/000000.png" xlink:type="simple" xlink:show="embed" xlink:actuate="onLoad" draw:mime-type="image/png"/>
</draw:frame>
Kherson's military authorities head, OleksandrProkudin, said in the community media that "there are about 16,000 people in the crisis of the right bank of the Hermus area", and there are 8 coasts along the DNIPRO River. The regional flood is a disaster.</text:p>
      <text:p text:style-name="P4">
As the necks of all walks of life are looking forward to the long -awaited counterattack of Ukraine, the local authorities supported by Moscow pointed out that the dam was "multiple attacks" and was partially damaged.</text:p>
      <text:p text:style-name="P4">
Ukraine anti -Russian army bombed the hydropower station in Noveya Kakhovka.</text:p>
      <text:p text:style-name="P4">
The Ukrainian presidential adviser Mykhaylo Podolyak said: "The goal of terrorists is obvious -to create obstacles for the offensive operation of the armed forces."</text:p>
      <text:p text:style-name="P4">
Andriyyermak, a staff member of the Ukrainian President Volodymyr ZELENSkyYy, said Zenoski held a national security conference to discuss the "war crime" committed by Russia.</text:p>
      <text:p text:style-name="P4">
The Crimeanpeninsula water source was supplied to the Crimeanpeninsula. It was occupied by the Russian army at the beginning of Russia's full invasion of Ukraine, and the Crimean Peninsula was annexed by the Moscow authorities as early as 2014.</text:p>
      <text:p text:style-name="P4">
Zeroski praised the U -so -wiping city near Bakhmut, the Undasus, which was damaged, and then reported that the damage to the dam was revealed, and Russia said that it had repelled the large -scale attack of the Ukraine.</text:p>
      <text:p text:style-name="P4">
In the film released by the community media, Zenoski said: "Do well, the Warriors!We see that Russia has made such a hysterical reaction to every step we take and every position we take. . The enemy knows that Ukraine will win. "</text:p>
      <text:p text:style-name="P4">
The bombed dam is located on the Dnieber River in 1956. It is about 30 meters high and a length of about 3.2 kilometers. The water storage capacity is equivalent to the Great Saltlake in UTAH. Part of the Kakov Kaqual Power Plant.</text:p>
      <text:p text:style-name="P4">
The reservoir not only supplies water for the Crimean Peninsula, but also supplies cooling water at Zaporizhzhia nuclear power plant. The nuclear power plant is also controlled by Russia.</text:p>
      <text:p text:style-name="P4">
The Ukraine National Nuclear Power Corporation (Energoatom) said today that the damage to the new Kakova dam pose a threat to the Zarari nuclear power plant, but the situation of the nuclear power plant has been controlled.</text:p>
      <text:p text:style-name="P4">
The Ukrainian National Nuclear Power Corporation pointed out that the Russian invaders bombed the dam and said that the water level of the new Kafka Reservoir was rapidly declining, which constituted a "additional threat" to the Zaupar -Nuclear Power Plant. Both Russia and Ukraine accused the other party of the reservoir.</text:p>
      <text:p text:style-name="P4">
The UN nuclear supervisory agency "IAEA" (IAEA) said on Twitter that it is closely monitoring the relevant situation, but "(Zapoli) nuclear power plants do not have an immediately nuclear safety risk."</text:p>
      <text:p text:style-name="P4">
Zenoski wrote on Telegram: "The damage to the dam damage of the new Kakov Katka hydraulic power station has proved to the world that they (Russian) must be expelled from every corner of the Ukrainian land."</text:p>
      <text:p text:style-name="P4">
It is unclear how this flood has affected the long -planned counterattack operation in Ukraine. This counterattack is expected to fight against the Russian army stationed in southern and east of Ukraine.</text:p>
      <text:p text:style-name="P4">
News Source: <text:a xlink:type="simple" xlink:href="https://www.rfi.fr/cn/%E5%9B%BD%E9%99%85%E6%8A%A5%E9%81%93/20230606-%E4%B9%8C%E5%85%8B%E5%85%B0%E5%8D%97%E9%83%A8%E6%B0%B4%E5%9D%9D%E9%81%AD%E7%82%B8%E6%AF%81-%E6%B0%B4%E6%B7%B9%E7%AC%AC%E8%81%82%E4%BC%AF%E6%B2%B3%E6%B2%BF%E5%B2%B88%E5%8C%BA" text:style-name="Internet_20_link" text:visited-style-name="Visited_20_Internet_20_Link">
https://www.rfi.fr/cn/%E5%9B%BD%E9%99%85%E6%8A%A5%E9%81%93/20230606-%E4%B9%8C%E5%85%8B%E5%85%B0%E5%8D%97%E9%83%A8%E6%B0%B4%E5%9D%9D%E9%81%AD%E7%82%B8%E6%AF%81-%E6%B0%B4%E6%B7%B9%E7%AC%AC%E8%81%82%E4%BC%AF%E6%B2%B3%E6%B2%BF%E5%B2%B88%E5%8C%BA</text:a>
</text:p>
      <!--NEWS-->
      <text:h text:style-name="P10" text:outline-level="1">
<text:span text:style-name="T4">
What happened to Binance? Why is it significant? (Free version)</text:span>
</text:h>
      <text:p text:style-name="P4">
Author: Dave Michaels</text:p>
      <text:p text:style-name="P4">
Publisher: 华尔街日报中文网</text:p>
      <text:p text:style-name="P4">
Published Time: 2023-06-06T11:40:00.000Z</text:p>
      <text:p text:style-name="P4">
Modified Time: 2023-06-06T11:40:00.000Z</text:p>
      <text:p text:style-name="P4">
Created Time: 2023-06-06T07:05:00.000Z</text:p>
      <text:p text:style-name="P4">
Description: The US Securities and Exchange Commission complained that the world's largest cryptocurrency exchanges, Binance, and its founder Zhao Changpeng and its U.S. affiliated company Binance.us. The civil lawsuit accused the defendant's "blatantly ignored the Federal Securities Law" and sacrificed the interests of investors to be full of private pockets.</text:p>
      <text:p text:style-name="P4">
Images: []</text:p>
      <text:p text:style-name="P4">
Categories: ['金融市场']</text:p>
      <text:p text:style-name="P4">
Keywords: SYND,LINK:EN|WP-WSJ-0000953981</text:p>
      <text:p text:style-name="P4">
Type: Article</text:p>
      <!--METADATA-->
      <text:p text:style-name="P4">
US Securities and Exchange Commission(Securities and Exchange Commission, 简称SEC)Monday <text:a xlink:type="simple" xlink:href="https://cn.wsj.com/articles/CN-FIN-20230606072255" text:style-name="Internet_20_link" text:visited-style-name="Visited_20_Internet_20_Link">
Prosecution</text:a>
Global cryptocurrency exchange(Binance)、其创始人赵长鹏及其美国关联公司Binance.US.。该民事诉讼指控，这些被告“公然无视联邦证券法”，不惜牺牲投资者利益以中饱私囊。诉状还称，币安将客户资金混在一起，使用户资产面临风险。</text:p>
      <text:p text:style-name="P4">
News Source: <text:a xlink:type="simple" xlink:href="https://cn.wsj.com/articles/%E5%B8%81%E5%AE%89%E5%8F%91%E7%94%9F%E4%BA%86%E4%BB%80%E4%B9%88%E4%BA%8B-%E4%B8%BA%E4%BD%95%E6%84%8F%E4%B9%89%E9%87%8D%E5%A4%A7-92a05f5b" text:style-name="Internet_20_link" text:visited-style-name="Visited_20_Internet_20_Link">
https://cn.wsj.com/articles/%E5%B8%81%E5%AE%89%E5%8F%91%E7%94%9F%E4%BA%86%E4%BB%80%E4%B9%88%E4%BA%8B-%E4%B8%BA%E4%BD%95%E6%84%8F%E4%B9%89%E9%87%8D%E5%A4%A7-92a05f5b</text:a>
</text:p>
      <!--NEWS-->
      <text:h text:style-name="P10" text:outline-level="1">
<text:span text:style-name="T4">
The Russian Ministry of Defense claims that frustration is another major offensive of the Ukraine</text:span>
</text:h>
      <text:p text:style-name="P4">
Author: 联合早报 (Person)</text:p>
      <text:p text:style-name="P4">
Publisher: 联合早报 (Organization)</text:p>
      <text:p text:style-name="P4">
Published Time: 2023-06-06T11:41</text:p>
      <text:p text:style-name="P4">
Modified Time: 2023-06-06T13:00</text:p>
      <text:p text:style-name="P4">
Description: Russia claimed that Ukraine's major offensive in Donetsk, Ukraine welcomed the progress of Eastern battles, but it is still unclear whether it marks that Ukraine has launched a counterattack. Reuters reports that the Russian Ministry of Defense published on Tuesday (June 6) ...</text:p>
      <text:p text:style-name="P4">
Videos: []</text:p>
      <text:p text:style-name="P4">
Audios: []</text:p>
      <text:p text:style-name="P4">
Images: []</text:p>
      <text:p text:style-name="P4">
Type: NewsArticle</text:p>
      <text:p text:style-name="P4">
Breadcrumbs: ['即时', '国际']</text:p>
      <text:p text:style-name="P4">
Keywords: ['俄乌战争', '俄罗斯', '泽连斯基']</text:p>
      <!--METADATA-->
      <text:p text:style-name="P4">
Russia claimed that Ukraine's major offensive in Donetsk, Ukraine welcomed the progress of Eastern battles, but it is still unclear whether it marks that Ukraine has launched a counterattack.</text:p>
      <text:p text:style-name="P4">
Reuters reported that the Russian Ministry of Defense issued a statement on Tuesday (June 6) that the U -wounds were severely injured and damaged 1,500 soldiers. 28 tanks including eight leopard main battle tanks and 109 armored vehicles were all destroyed.</text:p>
      <text:p text:style-name="P4">
However, the Russian mercenary organization Wagner's head of Vigner's leader of the Russian army is the heavenly night. He referred to the control of a village near the Russian army's loss of the Russian army, and also said that the tactics used by the Russian army would lead to more setbacks in the army within two weeks.</text:p>
      <text:p text:style-name="P4">
On the other hand, Ukrainian President Zelezki praised the U -morass's war in the Undong city Bachurut.</text:p>
      <text:p text:style-name="P4">
Ukraine Foreign Minister Culba said on Monday (June 5) that Ukraine now has enough weapons to counterattack the Russian army, but he refused to disclose whether it had started.</text:p>
      <text:p text:style-name="P4">
In an interview with the United States Chief of Staff Joint Meeting, Milly also said in an interview with the United States CNN (CNN) that Ukraine was very fully prepared, but it is not yet possible to determine how the battle will develop.</text:p>
      <text:p text:style-name="P4">
CNN quoted insiders as saying that Ukraine has established a agent and supporter network in Russia, preparing to carry out damage to Russian targets, and has begun to provide them with drones to launch attacks.</text:p>
      <text:p text:style-name="P4">
News Source: <text:a xlink:type="simple" xlink:href="https://www.zaobao.com.sg/realtime/world/story20230606-1401597" text:style-name="Internet_20_link" text:visited-style-name="Visited_20_Internet_20_Link">
https://www.zaobao.com.sg/realtime/world/story20230606-1401597</text:a>
</text:p>
      <!--NEWS-->
      <text:h text:style-name="P10" text:outline-level="1">
<text:span text:style-name="T4">
Khahofka Hydropower Station, Russia and Ukraine accusations with each other</text:span>
</text:h>
      <text:p text:style-name="P4">
Author: None (Language: zh)</text:p>
      <text:p text:style-name="P4">
Publisher: None</text:p>
      <text:p text:style-name="P4">
Time: 2023-06-06T11:45:00Z</text:p>
      <text:p text:style-name="P4">
Description: On Tuesday, a dam built in a Soviet period on the Dnieber River liberated the embankment, causing the downstream large land to be flooded. The Ukrainian side accused the Russian army of bombing the dam, and the information from Russia contradicts each other. Some people said that the Russian shelling caused the dam to be destroyed, while others said that the dams of the dams for a long time caused damage to the dam.</text:p>
      <text:p text:style-name="P4">
Videos: []</text:p>
      <text:p text:style-name="P4">
Images: []</text:p>
      <text:p text:style-name="P4">
Subject: 新闻广角</text:p>
      <text:p text:style-name="P4">
Subjects: ['乌克兰', '俄罗斯入侵乌克兰']</text:p>
      <text:p text:style-name="P4">
Keywords: ['水电站', '乌克兰', '赫尔松', '俄乌战争', '泽连斯基', '扎波罗热核电站', '克里米亚半岛']</text:p>
      <text:p text:style-name="P4">
Id: 65838846</text:p>
      <!--METADATA-->
      <text:p text:style-name="P4">
<text:a xlink:type="simple" xlink:href="https://www.dw.com/zh/overlay/image/article/65838846/65837825" text:style-name="Internet_20_link" text:visited-style-name="Visited_20_Internet_20_Link">
 </text:a>
(Voice of Germany Chinese) Carthavka Dam -This dam is 30 meters high and 3.2 kilometers long. It was built in 1956. It is a component of the Dieber River Carhofka Hydropower Station.</text:p>
      <text:p text:style-name="P4">
Most of the drinking water on the Crimean Peninsula, which was annexed in Russia in 2014, also came from this reservoir. In addition, the cooling water of the Zapolo Nuclear Power Station, which was also occupied by the Russian army, also came from the reservoir. The water storage capacity of the reservoir is 18 cubic kilometers, which is equivalent to the water storage capacity of Da Salt Lake in Utah, the United States.</text:p>
      <text:h text:style-name="P12" text:outline-level="3">
<text:span text:style-name="T4">
what happened?</text:span>
</text:h>
      <text:p text:style-name="P4">
The Ukrainian side was damaged by the dam damage. Ukrainian President Zelei Sky said on the social platform "Telegraph" stated: "Russia's terrorism. Russia's destruction of the Khahofka Hydropower Station once again shows the world, and they must drive them out of every inch of Ukraine."</text:p>
      <text:p text:style-name="P4">
<text:a xlink:type="simple" xlink:href="https://www.dw.com/zh/zh/泽连斯基乌克兰已做好反攻准备/a-65816464" text:style-name="Internet_20_link" text:visited-style-name="Visited_20_Internet_20_Link">
Extended Reading -Zerrenzki: Ukraine has been prepared for counterattack</text:a>
The headquarters of the South Theater of Ukraine claims: "The Russian occupation forces bombed the Khahofka dam and are currently investigating the damage of the dam damage, the amount of water leakage, the speed of the water flow, and the possible scope of flood recovery areas."</text:p>
      <text:p text:style-name="P4">
Some Russian -assigned officials claim that the damage of the dyke should be responsible for Ukraine. Hermone's administrative authorities supported by Russia said that Ukraine firmed the dam at 23 pm on Monday night and damaged the sluice. Russia said that the attack on the dams of the Ukraine on Tuesday destroyed some of the dams of the dam.</text:p>
      <text:p text:style-name="P4">
However, some pro -Russian officials denied the saying that the Ukraine had attacked damage to the dam. Tazpar -Russian official Wladimir Rogow said the damage was caused by the disruption of buildings and excessive water pressure for a long time. The Russian official Tas Club also reported similarly.</text:p>
      <text:p text:style-name="P4">
The large land of the downstream of the Khahofka Hydropower Station was flooded.</text:p>
      <text:h text:style-name="P12" text:outline-level="3">
<text:span text:style-name="T4">
The dyke of the reservoir will affect the local people?</text:span>
</text:h>
      <text:p text:style-name="P4">
Floods caused by damaged dams may bring serious consequences to tens of thousands of local residents. At present, both Russia has begun to launch evacuation operations in their respective control areas.</text:p>
      <text:p text:style-name="P4">
A Russian official said that 14 residents in Hermone were threatened by floods. Ukrainian Prime Minister Shmyhal said that about 80 villages and towns were threatened by floods.</text:p>
      <text:h text:style-name="P12" text:outline-level="3">
<text:span text:style-name="T4">
Crimea Peninsula faces "water shortage"</text:span>
</text:h>
      <text:p text:style-name="P4">
Governor of Crimea, supported by Russia, said on Tuesday that after the Khahofka Reservoir was damaged, the water level in northern Crimea from the Crimean canal from the Pitabita River to the Crimean Peninsula may decline. The drinking water supply of the Crimean Peninsula rely entirely on the canal. In 2014, after Russia annexed the Crimean Peninsula, Ukrainian once closed the canal, which led to a shortage of fresh water in the Crimean Peninsula.</text:p>
      <text:h text:style-name="P12" text:outline-level="3">
<text:span text:style-name="T4">
Nuclear Power Station</text:span>
</text:h>
      <text:p text:style-name="P4">
The largest nuclear power plant in Europe - <text:a xlink:type="simple" xlink:href="https://www.dw.com/zh/zh/俄接管扎波罗热核电站-欧盟第8轮制裁生效/a-63357901" text:style-name="Internet_20_link" text:visited-style-name="Visited_20_Internet_20_Link">
The Zapolo Nuclear Power Station, currently controlled by Russia, also obtains cooling water from the Khahofka Reservoir. </text:a>
The United Nations Atomic Energy Agency released a tweet that they are paying close attention to the development of the situation, but the Zapolo Nuclear Power Station is not facing direct danger.</text:p>
      <text:p text:style-name="P4">
Russian state -owned nuclear enterprise Rosatom also said on Tuesday that the Zapolo Nuclear Power Station is currently safe.</text:p>
      <text:p text:style-name="P4">
*#</text:p>
      <text:h text:style-name="P13" text:outline-level="4">
<text:span text:style-name="T4">
What are the heavily costs the world to pay the world?</text:span>
</text:h>
      <text:h text:style-name="P12" text:outline-level="3">
<text:span text:style-name="T4">
Death and injury serious</text:span>
</text:h>
      <text:p text:style-name="P4">
The UN Human Rights Affairs Office (OhChr) said on July 25 that since the start of the war on February 24, 5,237 civilians were killed and 7035 were injured, although the actual number of casualties should be much higher. Human Rights Higher High School said that most of the dead injuries are victims of explosive weapons, such as artillery, missiles and air strikes. In addition, the CIA estimates that so far, about 15,000 Russian soldiers have been killed in Ukraine, and the number of injuries is three times the number. The department believes that Ukraine's military loss is also very large, but it may be a little smaller than Russia's losses.</text:p>
      <text:p text:style-name="P4">
*#</text:p>
      <text:h text:style-name="P13" text:outline-level="4">
<text:span text:style-name="T4">
What are the heavily costs the world to pay the world?</text:span>
</text:h>
      <text:h text:style-name="P12" text:outline-level="3">
<text:span text:style-name="T4">
Faculty</text:span>
</text:h>
      <text:p text:style-name="P4">
One -third of the 41 million people in Ukraine have been forced to leave their homes since February 24. According to the UNHCR data, this is currently the biggest refugee crisis in the world. Data from the United Nations Refugee Agency show that there are currently more than 6.16 million refugees from Ukraine, of which Poland, Russia and Germany have the largest number.</text:p>
      <text:p text:style-name="P4">
*#</text:p>
      <text:h text:style-name="P13" text:outline-level="4">
<text:span text:style-name="T4">
What are the heavily costs the world to pay the world?</text:span>
</text:h>
      <text:h text:style-name="P12" text:outline-level="3">
<text:span text:style-name="T4">
High weapon assistance</text:span>
</text:h>
      <text:p text:style-name="P4">
Since February 24, the United States has provided about $ 7.6 billion in military assistance to Ukraine, including the long -range rocket system, the anti -tank system, and protective equipment. The second largest aid country is Britain, which has provided £ 2.3 billion in military support. The European Union has agreed to provide 2.5 billion euros of security assistance to Ukraine.</text:p>
      <text:p text:style-name="P4">
*#</text:p>
      <text:h text:style-name="P13" text:outline-level="4">
<text:span text:style-name="T4">
What are the heavily costs the world to pay the world?</text:span>
</text:h>
      <text:h text:style-name="P12" text:outline-level="3">
<text:span text:style-name="T4">
loss of Ukraine</text:span>
</text:h>
      <text:p text:style-name="P4">
According to the calculation of Reuters, in addition to the loss of personnel, since Crimean was annexed by Russia in 2014, Ukraine has lost its control of 22%of its original land. The large coastline is occupied by Russia, the economy is paralyzed, and some cities have become ruins under war. According to data from the World Bank and International Monetary Fund (IMF), Ukraine's economy will shrink 45%in 2022. The country's Prime Minister Denysshmyhal said this month that all the reconstruction of the post -war will cost about $ 750 billion in post -war.</text:p>
      <text:p text:style-name="P4">
*#</text:p>
      <text:h text:style-name="P13" text:outline-level="4">
<text:span text:style-name="T4">
What are the heavily costs the world to pay the world?</text:span>
</text:h>
      <text:h text:style-name="P12" text:outline-level="3">
<text:span text:style-name="T4">
loss of Russia</text:span>
</text:h>
      <ul>
        <li>
#</li>
      </ul>
      <text:h text:style-name="P13" text:outline-level="4">
<text:span text:style-name="T4">
What are the heavily costs the world to pay the world?</text:span>
</text:h>
      <text:h text:style-name="P12" text:outline-level="3">
<text:span text:style-name="T4">
Shortage of resources</text:span>
</text:h>
      <text:p text:style-name="P4">
The sanctions between Ukraine and the West have led to a sharp rise in chemical fertilizer, wheat, metal and energy prices, which has promoted the brewing food crisis and the wave of inflation that is impacting the global economy. Russia is the world's second largest oil exporter after Saudi Arabia, and it is also the world's largest natural gas, wheat, nitrogen fertilizer and 钯 钯 exporter. European countries tried to reduce their dependence on Russia's oil and natural gas. After the Russia cut off the natural gas pipeline of Beixi 1 in Germany, Europe's natural gas wholesale prices soared. According to Goldman Sachs, if the natural gas pipeline is completely cut off, the euro zone will be recession, and both Germany and Italy will shrink significantly.</text:p>
      <text:p text:style-name="P4">
*#</text:p>
      <text:h text:style-name="P13" text:outline-level="4">
<text:span text:style-name="T4">
What are the heavily costs the world to pay the world?</text:span>
</text:h>
      <text:h text:style-name="P12" text:outline-level="3">
<text:span text:style-name="T4">
The economic outlook is unclear</text:span>
</text:h>
      <text:p text:style-name="P4">
The International Monetary Fund now predicts that the world economy will increase by 3.2%this year, lower than 6.1%last year. If the "reasonable" replacement scheme is considered in consideration, including completely cutting off Russia's gas supply to Europe by the end of the year, and further decrease of Russian oil exports by 30%. %, 2%in 2023.</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 German News Agency)</text:p>
      <text:p text:style-name="P4">
News Source: <text:a xlink:type="simple" xlink:href="https://www.dw.com/zh/卡霍夫卡水电站决堤-俄乌相互指责/a-65838846" text:style-name="Internet_20_link" text:visited-style-name="Visited_20_Internet_20_Link">
https://www.dw.com/zh/卡霍夫卡水电站决堤-俄乌相互指责/a-65838846?maca=chi-rss-chi-all-1127-rdf</text:a>
</text:p>
      <!--NEWS-->
      <text:h text:style-name="P10" text:outline-level="1">
<text:span text:style-name="T4">
After the Chinese scientific examination ship was protested by Vietnam to leave the Vietnam waters, but Beijing is still called the Chinese waters</text:span>
</text:h>
      <text:p text:style-name="P4">
Author: None</text:p>
      <text:p text:style-name="P4">
Publisher: Radio Free Asia (Organization)</text:p>
      <text:p text:style-name="P4">
Published Time: 2023-06-06T11:59:00-04:00</text:p>
      <text:p text:style-name="P4">
Modified Time: 2023-06-06T12:59: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4.060205in" draw:z-index="0">
<draw:image xlink:href="../Images/rfamandarin/2023-06-06T11-59-00-04-00/000000.png" xlink:type="simple" xlink:show="embed" xlink:actuate="onLoad" draw:mime-type="image/png"/>
</draw:frame>
China "Xiangyanghong No. 10" science ship Baidu Encyclopedia</text:p>
      <text:p text:style-name="P4">
According to Reuters on the 6th, according to ship tracking data, the Chinese ship "Xiangyanghong 10" began sailing in the exclusive economic zone of Vietnam on May 7. Sometimes there are more than a dozen ships on both sides. oilfield. Data show that Chinese ships and many of their accompanying ships began to return to Hainan Island, China, and left the Vietnamese exclusive economic zone around midnight.</text:p>
      <text:p text:style-name="P4">
When asked about the movement of Chinese ships, the Chinese Ministry of Foreign Affairs did not return to Hainan for comment. However, a Chinese Ministry of Foreign Affairs spokesman Wang Wenbin said at a regular press conference on the same time: "It is legitimate and legal to carry out normal scientific research activities in its jurisdiction in its jurisdiction, and there is no problem in entering the exclusive economic zone of other countries."</text:p>
      <text:p text:style-name="P4">
The Ministry of Foreign Affairs of Vietnam did not respond to Reuters' comment requests.</text:p>
      <text:p text:style-name="P4">
Independent non -profit South China Sea Chronicles History Plan(SCSI)Van Pham, a person in charge and a resident researcher in Vietnam, confirmed that these vessels have left the exclusive economic zone in Vietnam, but warned that Hainan is not a parent port of ships. After rest, it can restore activities in the South China Sea.</text:p>
      <text:p text:style-name="P4">
(Responsible editor: (：)</text:p>
      <text:p text:style-name="P4">
News Source: <text:a xlink:type="simple" xlink:href="https://www.rfa.org/mandarin/Xinwen/4-06062023115417.html" text:style-name="Internet_20_link" text:visited-style-name="Visited_20_Internet_20_Link">
https://www.rfa.org/mandarin/Xinwen/4-06062023115417.html</text:a>
</text:p>
      <!--NEWS-->
      <text:h text:style-name="P10" text:outline-level="1">
<text:span text:style-name="T4">
Decodion wrestling of the Communist Party of China: The Last Hong Kong Governor Pengding Kang's "Hong Kong Diary" Chinese translation publishing</text:span>
</text:h>
      <text:p text:style-name="P4">
Author: None</text:p>
      <text:p text:style-name="P4">
Publisher: Radio Free Asia (Organization)</text:p>
      <text:p text:style-name="P4">
Published Time: 2023-06-06T12:05:00-04:00</text:p>
      <text:p text:style-name="P4">
Modified Time: 2023-06-06T12:08: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3.88615in" draw:z-index="0">
<draw:image xlink:href="../Images/rfamandarin/2023-06-06T12-05-00-04-00/000000.png" xlink:type="simple" xlink:show="embed" xlink:actuate="onLoad" draw:mime-type="image/png"/>
</draw:frame>
Hong Kong Governor Pengding Kang's "Hong Kong Diary" was published in Taiwan. <text:a xlink:type="simple" xlink:href="https://www.rfa.org/mandarin/Xinwen/5-06062023120007.html/@@images/image" text:style-name="Internet_20_link" text:visited-style-name="Visited_20_Internet_20_Link">
</text:a>
Photo came to the bookstore official website picture</text:p>
      <text:p text:style-name="P4">
Hong Kong Governor Pengding Kang's "Hong Kong Diary" was published in Taiwan. Tao Jie, a Hong Kong column writer who wrote prefaces, said that the book records the process of playing with the Chinese Communist Party officials and deconstructing the CCP's thinking and united front methods. It is very valuable for Taiwan's political and business circles.</text:p>
      <text:p text:style-name="P4">
According to the Central News Agency on the 6th, the English version of the "Hong Kong Diary" was published in the 25th anniversary of the transfer of Hong Kong's sovereignty in 2022, and a Chinese translation was published in Taiwan in May this year. Publishing House Black Sports Culture will hold a connection sharing meeting with Pengdingkang on the 8th.</text:p>
      <text:p text:style-name="P4">
Peng Dingkang began to be the last governor of Hong Kong in 1992. At that time, he was 47 years old until Hong Kong's sovereignty was transferred in 1997. On the evening of June 30, 1997, Hong Kong was shaking, and Hong Kong people farewell to the Pengding family in the rain. This picture remains in the hearts of many Hong Kong people.</text:p>
      <text:p text:style-name="P4">
(Responsible editor: (：)</text:p>
      <text:p text:style-name="P4">
News Source: <text:a xlink:type="simple" xlink:href="https://www.rfa.org/mandarin/Xinwen/5-06062023120007.html" text:style-name="Internet_20_link" text:visited-style-name="Visited_20_Internet_20_Link">
https://www.rfa.org/mandarin/Xinwen/5-06062023120007.html</text:a>
</text:p>
      <!--NEWS-->
      <text:h text:style-name="P10" text:outline-level="1">
<text:span text:style-name="T4">
Former FBI agent Robert Hansen, who had been engaged in a spy activity in Russia, died in prison</text:span>
</text:h>
      <text:p text:style-name="P4">
Author: chinese@voanews.com (美国之音)</text:p>
      <text:p text:style-name="P4">
Publisher: 美国之音中文网 (Type: NewsMediaOrganization)</text:p>
      <text:p text:style-name="P4">
Published Time: 2023-06-06T12:25:26+08:00</text:p>
      <text:p text:style-name="P4">
Modified Time: 2023-06-06 04:25:26Z</text:p>
      <text:p text:style-name="P4">
Description: The U.S. authorities said that the former US Federal Investigation Agency (FBI) agent of the Russian spy, Robert Hansen, who was once called the most destructive spy in history by FBI, was found to die in his prison on Monday (June 5). In the cell.</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robert-hanssen-fbi-agent-who-spied-for-russia-found-dead-in-prison-20230606/7124613.html" text:style-name="Internet_20_link" text:visited-style-name="Visited_20_Internet_20_Link">
https://www.voachinese.com/a/robert-hanssen-fbi-agent-who-spied-for-russia-found-dead-in-prison-20230606/7124613.html</text:a>
</text:p>
      <!--NEWS-->
      <text:h text:style-name="P10" text:outline-level="1">
<text:span text:style-name="T4">
Ukraine International Court control Russia's terrorism</text:span>
</text:h>
      <text:p text:style-name="P4">
Publisher: 法新社</text:p>
      <text:p text:style-name="P4">
Published Time: 2023-06-06T12:32:07+00:00</text:p>
      <text:p text:style-name="P4">
Modified Time: 2023-06-06T15:05:03+00:00</text:p>
      <text:p text:style-name="P4">
Description: (Agence France -Presse, Hague, 6th) Ukraine said today in the UN Supreme Court "International Court" that Russia is a "terrorist country" and accused Moscow that bombed a dam in Waunan today. One of the Actions of Ukra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3.617581in" draw:z-index="0">
<draw:image xlink:href="../Images/rficn/2023-06-06T12-32-07-00-00/000000.png" xlink:type="simple" xlink:show="embed" xlink:actuate="onLoad" draw:mime-type="image/png"/>
</draw:frame>
The two -state of U.S.</text:p>
      <text:p text:style-name="P4">
According to Kiev, Russia launched a comprehensive aggression against Ukraine last February. It was the "unfortunate but logical result" under Moscow's support of Wudong separatists.</text:p>
      <text:p text:style-name="P4">
Anton Korynevych, an appointed lawyer of Ukraine, said in court: "Just today, Russia exploded an important dam in NOVAKAKHOVKA, causing a large number of people to evacuate and severe ecological destruction, and Threats the security of Zaporizhzhia nuclear power plant. "</text:p>
      <text:p text:style-name="P4">
He said: "Russia's actions are the behavior of a terrorist country and an invader."</text:p>
      <text:p text:style-name="P4">
But Konov clay pointed out that "such behavior is not sudden, but the misfortune that we have proposed to the International Court of the International Court in 2017, but it is in line with logical results." It was the earliest in Ukraine to tell the case.</text:p>
      <text:p text:style-name="P4">
Ukraine accused Russia in violation of the United Nations Convention, involving funding terrorism and racial discrimination, and requested Russia to compensate for damage caused by the attacks on the Russian rebels of Udong since 2014.</text:p>
      <text:p text:style-name="P4">
From the eight years from 2014 to last year's Russia -Ukraine War, the Wudong conflict won about 13,000 lives, including the Malaysiaairlines MH17 in 2014, and was shot down while flying over Ukraine, killing 298 people.</text:p>
      <text:p text:style-name="P4">
Ukraine has also filed another lawsuit against the United Nations International Court of Russia to launch a comprehensive aggression last year on the grounds that Moscow plans to implement racial extinction. The International Court has judged that Russia should stop aggression.</text:p>
      <text:p text:style-name="P4">
However, Kenovch said: "Russia contempts international law has not started since 2022, but as early as 2014, it has illegally occupied Crimea. Ramia。 鞑靼. "</text:p>
      <text:p text:style-name="P4">
"Donbas, Kharkiv ... we have all suffered various intimidation and horror operations supported by Russia."</text:p>
      <text:p text:style-name="P4">
Kenov chi said: "The lessons brought about by this case are clear: the situation in the past is just a prelude. If the world cannot afford to fight against international law, it will be seriously violated, and the offenders will be more bold and arrogant."</text:p>
      <text:p text:style-name="P4">
Today, the appointed lawyer of Ukraine will file a lawsuit to the judge of the United Nations International Court, and arranges Russia on the 8th to respond on the 8th; then Ukraine will respond on the Russian statement on the 12th, and Russia responded on the 14th.</text:p>
      <text:p text:style-name="P4">
News Source: <text:a xlink:type="simple" xlink:href="https://www.rfi.fr/cn/%E5%9B%BD%E9%99%85%E6%8A%A5%E9%81%93/20230606-%E4%B9%8C%E5%85%8B%E5%85%B0%E5%9B%BD%E9%99%85%E6%B3%95%E9%99%A2%E4%B8%8A%E6%8E%A7%E4%BF%84%E7%BD%97%E6%96%AF%E8%A1%8C%E6%81%90%E6%80%96%E4%B8%BB%E4%B9%89" text:style-name="Internet_20_link" text:visited-style-name="Visited_20_Internet_20_Link">
https://www.rfi.fr/cn/%E5%9B%BD%E9%99%85%E6%8A%A5%E9%81%93/20230606-%E4%B9%8C%E5%85%8B%E5%85%B0%E5%9B%BD%E9%99%85%E6%B3%95%E9%99%A2%E4%B8%8A%E6%8E%A7%E4%BF%84%E7%BD%97%E6%96%AF%E8%A1%8C%E6%81%90%E6%80%96%E4%B8%BB%E4%B9%89</text:a>
</text:p>
      <!--NEWS-->
      <text:h text:style-name="P10" text:outline-level="1">
<text:span text:style-name="T4">
After even the rush, the ups and downs of Asian stocks will be low in Asian stocks.</text:span>
</text:h>
      <text:p text:style-name="P4">
Publisher: 法新社</text:p>
      <text:p text:style-name="P4">
Published Time: 2023-06-06T12:32:08+00:00</text:p>
      <text:p text:style-name="P4">
Modified Time: 2023-06-06T12:05:02+00:00</text:p>
      <text:p text:style-name="P4">
Description: (Agence France -Presse, Hong Kong, 6th) After two consecutive trading days in the Asian stock market, the Asian stock market has become different. On the one hand, the sales pressure emerged, and on the other hand, investors evaluated the chances of the US Federal Preparatory Council (FED) this mont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3.617581in" draw:z-index="0">
<draw:image xlink:href="../Images/rficn/2023-06-06T12-32-08-00-00/000000.png" xlink:type="simple" xlink:show="embed" xlink:actuate="onLoad" draw:mime-type="image/png"/>
</draw:frame>
The global stock market was hindered in the European and American stock market yesterday. The data from the US service industry activity was lower than the deserved level, implying that the key areas of the US economy weakened.</text:p>
      <text:p text:style-name="P4">
In addition, analysts warned that after the upper limit of liabilities in the U.S. government, the US Ministry of Finance expected a large number of bonds in the market to fill the treasury; this will absorb cash in the financial system and bring liquidity pressure to the stock market.</text:p>
      <text:p text:style-name="P4">
The May of the US employment report released on the 2nd showed the situation of "Goldilocks", which would not be too good or too bad. It means that the US economy is not facing the risk of immediately recession. The policy is unchanged.</text:p>
      <text:p text:style-name="P4">
However, the observer pointed out that the Federal Mandarin decision -making officials still have some differences in the next monetary policy planning. The day before the policy decision made this month, the latest American consumer price index (CPI) will be released, which may also affect decision officials voting.</text:p>
      <text:p text:style-name="P4">
The Asian stock market has different trends today. The Hong Kong stock market once increased more than 1%in the early days, and the final reversal closure of 0.1%. Sydney's stock market closed down more than 1%, as the Australian Central Bank announced a raising interest rate of 1 yard. The Shanghai stock market closed 1.2%, and Manila, Bangkok and Jakarta's stock market also had the same black.</text:p>
      <text:p text:style-name="P4">
However, the Tokyo stock market closed up 0.9%, and the Singapore and Taipei stock markets were also red.</text:p>
      <text:p text:style-name="P4">
News Source: <text:a xlink:type="simple" xlink:href="https://www.rfi.fr/cn/%E8%B4%A2%E7%BB%8F%E5%BF%AB%E8%AE%AF/20230606-%E8%BF%9E%E6%97%A5%E5%8A%B2%E6%89%AC%E5%90%8E%E6%B6%A8%E5%8A%BF%E7%96%B2%E8%BD%AF-%E4%BA%9A%E8%82%A1%E5%A4%9A%E6%95%B0%E6%94%B6%E4%BD%8E" text:style-name="Internet_20_link" text:visited-style-name="Visited_20_Internet_20_Link">
https://www.rfi.fr/cn/%E8%B4%A2%E7%BB%8F%E5%BF%AB%E8%AE%AF/20230606-%E8%BF%9E%E6%97%A5%E5%8A%B2%E6%89%AC%E5%90%8E%E6%B6%A8%E5%8A%BF%E7%96%B2%E8%BD%AF-%E4%BA%9A%E8%82%A1%E5%A4%9A%E6%95%B0%E6%94%B6%E4%BD%8E</text:a>
</text:p>
      <!--NEWS-->
      <text:h text:style-name="P10" text:outline-level="1">
<text:span text:style-name="T4">
U.S. Secretary of State Brills will go to Beijing for talks in the next few weeks</text:span>
</text:h>
      <text:p text:style-name="P4">
Author: None</text:p>
      <text:p text:style-name="P4">
Publisher: Radio Free Asia (Organization)</text:p>
      <text:p text:style-name="P4">
Published Time: 2023-06-06T12:37:00-04:00</text:p>
      <text:p text:style-name="P4">
Modified Time: 2023-06-06T15:42: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4.612011in" draw:z-index="0">
<draw:image xlink:href="../Images/rfamandarin/2023-06-06T12-37-00-04-00/000000.png" xlink:type="simple" xlink:show="embed" xlink:actuate="onLoad" draw:mime-type="image/png"/>
</draw:frame>
U.S. Secretary of State Brosky said at the press conference of NATO Foreign Minister Conference in Oslo, Norway on June 1 <text:a xlink:type="simple" xlink:href="https://www.rfa.org/mandarin/Xinwen/6-06062023123656.html/@@images/image" text:style-name="Internet_20_link" text:visited-style-name="Visited_20_Internet_20_Link">
</text:a>
Associated Press Picture</text:p>
      <text:p text:style-name="P4">
According to a person familiar with the matter on the 6th, the US Secretary of State Broskented on the 6th plans to visit China in the next few weeks to talk with senior officials, including Chinese President Xi Jinping, because despite the continuous tension, the United States is still in the United States. Hope to resume high -level communication.</text:p>
      <text:p text:style-name="P4">
Brinken was originally planned to visit Beijing in February, but it was discovered that suspected Chinese spy balloon flew over the United States in the United States to cancel the visit. According to those who do not want to disclose, the exact time of Brinkentan's visit is still uncertain.</text:p>
      <text:p text:style-name="P4">
A U.S. State Department spokesman said that the State Council has no schedule at present, and the previously canceled access of Brinkenton will be carried out without conditions permit.</text:p>
      <text:p text:style-name="P4">
If it is done, this visit will be part of President Biden's efforts to restore the normal state of China and the United States. This relationship continues to be due to intense military conflicts, punitive economic measures, and both parties accusing each other in harming global stability. And disorder.</text:p>
      <text:p text:style-name="P4">
(Responsible editor: (：)</text:p>
      <text:p text:style-name="P4">
News Source: <text:a xlink:type="simple" xlink:href="https://www.rfa.org/mandarin/Xinwen/6-06062023123656.html" text:style-name="Internet_20_link" text:visited-style-name="Visited_20_Internet_20_Link">
https://www.rfa.org/mandarin/Xinwen/6-06062023123656.html</text:a>
</text:p>
      <!--NEWS-->
      <text:h text:style-name="P10" text:outline-level="1">
<text:span text:style-name="T4">
Russia occupied the Hulsonian dam being fried by Russia and Ukraine to point to the other party</text:span>
</text:h>
      <text:p text:style-name="P4">
Author: 联合早报 (Person)</text:p>
      <text:p text:style-name="P4">
Publisher: 联合早报 (Organization)</text:p>
      <text:p text:style-name="P4">
Published Time: 2023-06-06T12:42</text:p>
      <text:p text:style-name="P4">
Modified Time: 2023-06-06T14:49</text:p>
      <text:p text:style-name="P4">
Description: The Ukraine Army said on Tuesday (June 6) that the Russian army bombed a large dam in Hermuson, southern Ukraine, but a local official appointed by Russia denied this statement, referring to Ukraine. Reuters reports that the commander of the southern Ukraine on Tuesday on Facebook on Tuesday ...</text:p>
      <text:p text:style-name="P4">
Videos: []</text:p>
      <text:p text:style-name="P4">
Audios: []</text:p>
      <text:p text:style-name="P4">
Images: []</text:p>
      <text:p text:style-name="P4">
Type: NewsArticle</text:p>
      <text:p text:style-name="P4">
Breadcrumbs: ['即时', '国际']</text:p>
      <text:p text:style-name="P4">
Keywords: ['俄乌战争', '爆炸', '水坝']</text:p>
      <!--METADATA-->
      <text:p text:style-name="P4">
The Ukraine Army said on Tuesday (June 6) that the Russian army bombed a large dam in Hermuson, southern Ukraine, but a local official appointed by Russia denied this statement, referring to Ukraine.</text:p>
      <text:p text:style-name="P4">
Reuters reported that the commander of the southern Ukraine said on Tuesday on Tuesday that the dam in the Hermuson port city of Nova Kakhovka has been blown up by the Russian occupation forces.</text:p>
      <text:p text:style-name="P4">
He said: "The scale of the explosion, the water storage capacity and speed, and the scope of drowning may be clarified." Hermuson is currently controlled by Russia.</text:p>
      <text:p text:style-name="P4">
According to the Russian Tasis, the Khahofka dam located in the Dieber River has been destroyed and the floods in the territory are flooding.</text:p>
      <text:p text:style-name="P4">
The Tas Society quoted those who did not know the matter, saying that Monday (June 5) was very calm, and the dam was not attacked.</text:p>
      <text:p text:style-name="P4">
The mayor of New Carhofka, appointed by Russia, pointed out that the upper part of the dam was shot and destroyed, and also said, "This is a terrorist act with great sin." He refuted the dam that the dam was bombed earlier the same day.</text:p>
      <text:p text:style-name="P4">
Reuters cannot independently verify the reports of U -Russia.</text:p>
      <text:p text:style-name="P4">
News Source: <text:a xlink:type="simple" xlink:href="https://www.zaobao.com.sg/realtime/world/story20230606-1401606" text:style-name="Internet_20_link" text:visited-style-name="Visited_20_Internet_20_Link">
https://www.zaobao.com.sg/realtime/world/story20230606-1401606</text:a>
</text:p>
      <!--NEWS-->
      <text:h text:style-name="P10" text:outline-level="1">
<text:span text:style-name="T4">
Russia called the Russian power plant around Wu Bao Dam has no "serious danger" at the nuclear power plant</text:span>
</text:h>
      <text:p text:style-name="P4">
Author: 联合早报 (Person)</text:p>
      <text:p text:style-name="P4">
Publisher: 联合早报 (Organization)</text:p>
      <text:p text:style-name="P4">
Published Time: 2023-06-06T13:17</text:p>
      <text:p text:style-name="P4">
Modified Time: 2023-06-06T14:51</text:p>
      <text:p text:style-name="P4">
Description: Russia's Tuesday (June 6) quoted a Russian appointed official in the Zapolo area that the dam of NOVA Kakhovka, the port city of Hermuson, was blown up and currently at the Zapolo Nuclear Power Station It will not constitute "serious danger" ...</text:p>
      <text:p text:style-name="P4">
Videos: []</text:p>
      <text:p text:style-name="P4">
Audios: []</text:p>
      <text:p text:style-name="P4">
Images: []</text:p>
      <text:p text:style-name="P4">
Type: NewsArticle</text:p>
      <text:p text:style-name="P4">
Breadcrumbs: ['即时', '国际']</text:p>
      <text:p text:style-name="P4">
Keywords: ['俄乌战争', '核电站', '水坝', '爆炸']</text:p>
      <!--METADATA-->
      <text:p text:style-name="P4">
Russia Tuesday (June 6) quoted a Russian appointed official in the Zapolo region that <text:a xlink:type="simple" xlink:href="https://www.zaobao.com/realtime/world/story20230606-1401606" text:style-name="Internet_20_link" text:visited-style-name="Visited_20_Internet_20_Link">
The dam of NOVA KAKHovka in Hermusong Port City was bombed</text:a>
At present, the Zapolo Nuclear Power Station will not constitute a "serious danger".</text:p>
      <text:p text:style-name="P4">
According to the Ukraine Hulson authorities, the evacuation of the area around the dam has been launched and stated that "the water level will reach the danger level within five hours."</text:p>
      <text:p text:style-name="P4">
On the same day, the commander of the southern Ukraine said on the Facebook webpage that the Khahofka dam located on the Dieber River was blown up by the Russian occupation forces.</text:p>
      <text:p text:style-name="P4">
Zapolo City is located on the left bank of the lower reaches of the Dieber River.</text:p>
      <text:p text:style-name="P4">
News Source: <text:a xlink:type="simple" xlink:href="https://www.zaobao.com.sg/realtime/world/story20230606-1401609" text:style-name="Internet_20_link" text:visited-style-name="Visited_20_Internet_20_Link">
https://www.zaobao.com.sg/realtime/world/story20230606-1401609</text:a>
</text:p>
      <!--NEWS-->
      <text:h text:style-name="P10" text:outline-level="1">
<text:span text:style-name="T4">
The United States condemn the Chinese military in the Taiwan Strait and the South China Sea to provoke fear of injuries and injuries</text:span>
</text:h>
      <text:p text:style-name="P4">
Author: None</text:p>
      <text:p text:style-name="P4">
Publisher: Radio Free Asia (Organization)</text:p>
      <text:p text:style-name="P4">
Published Time: 2023-06-06T13:22:00-04:00</text:p>
      <text:p text:style-name="P4">
Modified Time: 2023-06-06T14:27:19-04:00</text:p>
      <text:p text:style-name="P4">
Description: None</text:p>
      <text:p text:style-name="P4">
Videos: []</text:p>
      <text:p text:style-name="P4">
Audios: ["<text:a xlink:type="simple" xlink:href="https://www.rfa.org/mandarin/yataibaodao/junshiwaijiao/hcm-0606202311392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4.612011in" draw:z-index="0">
<draw:image xlink:href="../Images/rfamandarin/2023-06-06T13-22-00-04-00/000000.png" xlink:type="simple" xlink:show="embed" xlink:actuate="onLoad" draw:mime-type="image/png"/>
</draw:frame>
The American National Security Council spokesman Kobe pointed out at the White House Report on June 5, 2023 that China ’s provocative actions to the U.S. military around Taiwan and the South China Sea have become increasingly upgraded. <text:a xlink:type="simple" xlink:href="https://www.rfa.org/mandarin/yataibaodao/junshiwaijiao/hcm-06062023113925.html/@@images/image" text:style-name="Internet_20_link" text:visited-style-name="Visited_20_Internet_20_Link">
</text:a>
AP Photo/Manuel Balce Ceneta  <text:a xlink:type="simple" xlink:href="https://www.rfa.org/mandarin/yataibaodao/junshiwaijiao/hcm-06062023113925.html/@@stream" text:style-name="Internet_20_link" text:visited-style-name="Visited_20_Internet_20_Link">
Audio-1-Link：https://www.rfa.org/mandarin/yataibaodao/junshiwaijiao/hcm-06062023113925.html/@@stream</text:a>
In response to the intercepting collisions in the South China Sea and the Taiwan Strait Insurance in the South China Sea and the Taiwan Strait Insurance, the American National Security Council spokesman Kobe recently warned that the Chinese military's actions were increasingly provocative and may even cause casualties. Chinese officials said that related actions are necessary measures to deal with "provocations related countries".</text:p>
      <text:p text:style-name="P4">
<text:a xlink:type="simple" xlink:href="https://www.rfa.org/mandarin/yataibaodao/junshiwaijiao/hcm1-05312023095842.html" text:style-name="Internet_20_link" text:visited-style-name="Visited_20_Internet_20_Link">
<text:span text:style-name="T4">
 U.S. Army: China J-16 provokes US reconnaissance aircraft in the South China Sea </text:span>
</text:a>
Kobe(John Kirby)In the White House Routine Briefing on Monday, China ’s provocative actions to the U.S. military around Taiwan and the South China Sea have become increasingly upgraded. He warned Beijing that "it won't take long, someone will be hurt."</text:p>
      <text:p text:style-name="P4">
Before the White House issued a tough warning, the U.S. Navy announced a period of US missile destroyer, USS Chung-Hoon and the Royal Canadian Navy patrol ship Montreal(HMCSMontreal)On the 3rd, during the routine of crossing the Taiwan Strait, it was intercepted by the Chinese warship "unsafe" action. The screen shows that the Chinese warship Suzhou is less than 150 yards (about 137 meters), and the horizontal cuts across the front of the US ship. The Zhong Yun did not change the route, but deceleration to avoid collision. It can be heard in the video that the US ship communicated with the Suzhou in English through radio to warn the other party not trying to limit the freedom of navigation.</text:p>
      <text:p text:style-name="P4">
At the end of May this year, the U.S. Indo-Pacific Command also announced another video showing that a Chinese J-16 fighter aircraft conducted unnecessary rapid shifts when intercepting the US Air Force RC-135 reconnaissance aircraft.(unnecessarily aggressive maneuver)Essence Chinese pilots flew to the front of the RC-135 aircraft, forcing American planes to pass through its tail turbulence.</text:p>
      <text:p text:style-name="P4">
Video released by the U.S. Indo-Pacific Command showed that on May 26, 2023, Chinese military aircraft flew directly to the RC-135 aircraft, forcing the US military aircraft to fly through its tail turbulence. (DVIDS / AFP)</text:p>
      <text:p text:style-name="P4">
"The frequency of these two incidents is higher than expected. Although not all are unsafe and unprofessional, these two are." Cerby said.</text:p>
      <text:p text:style-name="P4">
Although Beijing had previously rejected the United States 'suggestions on the meeting of the two countries' defense ministers during the "Shangri -La dialogue", Cerbine said, "The United States is committed to maintaining the smooth communication channels with China to clearly express these specific interception behaviors. accept."</text:p>
      <text:p text:style-name="P4">
Zhong Zhidong, an assistant researcher at the National Security Research Institute of the National Institute of Defense Security in Taiwan, told this station that the United States is doing the worst plans to take common actions with the allies: "Taiwan Strait and the South China Sea Security Internationalization, the concept and definition lies in avoiding cross -strait relations with Chinese internal affairs. It has been involved through international forces to counter Chinese tribes to solve the attempt and ability of Taiwan issues. "</text:p>
      <text:p text:style-name="P4">
"The so -called common position, implies that there is no country's willingness and ability to face the challenges of China's two regions in Taiwan and the South China Sea alone. This is the internationalization of the Taiwan Strait and the South China Sea, and it can also be called the" international co -control "." Zhong Zhidong said.</text:p>
      <text:p text:style-name="P4">
<text:span text:style-name="T4">
 PLA operation marginal strategy? </text:span>
</text:p>
      <text:p text:style-name="P4">
Taiwan's "Report" recently quoted the "China News" revealed that the Central Committee of the Communist Party of China ordered the PLA to operate the "marginal strategy" last month to increase the risk of friction in the sea and airspace in the "danger" model to increase the risk of friction in the sea and airspace in the "danger" model. Forced the United States and allies to retreat to avoid military conflicts, while strengthening nationalist emotions within China.</text:p>
      <text:p text:style-name="P4">
China Defense Minister Li Shangfu said at the "Shangri -La Dialogue" that "with the joint efforts of the regional countries, the situation in the South China Sea is generally stable and exchanges and cooperation are getting deeper. In response to the "Chinese Military Aircraft Intercepting U.S. Military Aircraft", he said, "The best way is to control your warships and control your plane."</text:p>
      <text:p text:style-name="P4">
The military commentator of this station pointed out: "If there is a so -called order of the Central Military Commission, it should be understood: if you encounter the provocation of the United States, he will never give up, be brave, dare to fight, and be good at struggle." He said, "(China)It will never take the initiative to increase the situation, which is relatively unfavorable to China, because the active increase proves that the instability of the South China Sea is a provocative action in China. "</text:p>
      <text:p text:style-name="P4">
The Secretary of State of the Asia -Pacific Affairs Assistant of the State Department of the State Council met with Ma Zhaoxu, deputy minister of the Ministry of Foreign Affairs in Beijing(Screenshot from the website of the Ministry of Foreign Affairs of China)  <text:a xlink:type="simple" xlink:href="https://www.rfa.org/mandarin/yataibaodao/junshiwaijiao/hcm-06062023113925.html/5eb79054_99ac671d65ed_4e2d570b59164ea490e87db27ad9.jpg" text:style-name="Internet_20_link" text:visited-style-name="Visited_20_Internet_20_Link">
</text:a>
<text:span text:style-name="T4">
 Establishing communication channels in Kangda's visit </text:span>
</text:p>
      <text:p text:style-name="P4">
At the same time that the United States and China had a thrilling friction in the sea and the air, the Asia -Pacific Affairs Assistant Secretary of State Kangda and the senior director of the White House National Security Council Visani visited China and met with Ma Zhaoxu, the deputy minister of the Chinese Ministry of Foreign Affairs.Ding Shufan, a honorary professor at Taiwan Politburo, said in an interview with this station that the United States and China may have the opportunity to improve the relationship, but the window time is very short: "Because it will enter the election at the end of the year, the window of the opportunity may be closed. If the APEC is in November There is no better progress, it will probably be like this next year. "</text:p>
      <text:p text:style-name="P4">
Zhong Zhidong believes that the above -mentioned meetings of the United States and China do not represent the softening of the position, but they only clearly express their positions and do not misjudge both parties. Consensus in the United States should avoid conflicts, but it does not mean that it will change the established positions of each other in the Taiwan Strait and the South China Sea.</text:p>
      <text:p text:style-name="P4">
Reporter: Huang Chunmei Editor: Xu Shuting, He Ping.com Edited: Hong Wei</text:p>
      <text:p text:style-name="P4">
News Source: <text:a xlink:type="simple" xlink:href="https://www.rfa.org/mandarin/yataibaodao/junshiwaijiao/hcm-06062023113925.html" text:style-name="Internet_20_link" text:visited-style-name="Visited_20_Internet_20_Link">
https://www.rfa.org/mandarin/yataibaodao/junshiwaijiao/hcm-06062023113925.html</text:a>
</text:p>
      <!--NEWS-->
      <text:h text:style-name="P10" text:outline-level="1">
<text:span text:style-name="T4">
The governor of the governor of the suicide attack agent in northern Afghanistan died</text:span>
</text:h>
      <text:p text:style-name="P4">
Publisher: 法新社</text:p>
      <text:p text:style-name="P4">
Published Time: 2023-06-06T13:32:07+00:00</text:p>
      <text:p text:style-name="P4">
Modified Time: 2023-06-06T13:05:05+00:00</text:p>
      <text:p text:style-name="P4">
Description: (Agence France -Presse Afghanistan, Afghanistan, 6th) Afghan officials said that the acting governor of Badakshan Province in the north encountered a suicide attack today. A few months ago, the sheriff of the provincial provincial also died of similar attacks, and the radicals of the Islamic State (IS) claimed to commit crim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3.617581in" draw:z-index="0">
<draw:image xlink:href="../Images/rficn/2023-06-06T13-32-07-00-00/000000.png" xlink:type="simple" xlink:show="embed" xlink:actuate="onLoad" draw:mime-type="image/png"/>
</draw:frame>
A suicide bomber drove a car carrying a burst in the provincial capital of Faizabad and hit the car of Badakhshan, the acting governor of Badakhshan.</text:p>
      <text:p text:style-name="P4">
The head of Badakshan's cultural and information units said: "The goal of this attack is Aydi's car."</text:p>
      <text:p text:style-name="P4">
The attack also caused the driver to die and the other six were injured, and there was no organization that admitted the crime.</text:p>
      <text:p text:style-name="P4">
Since the Taliban Organization (Taliban) has driven away the government supported by the United States in August 2021, Afghanistan's security situation has improved. Although Taliban stopped their 20 -year rebellion, Islamic State is still a threat.</text:p>
      <text:p text:style-name="P4">
News Source: <text:a xlink:type="simple" xlink:href="https://www.rfi.fr/cn/%E5%9B%BD%E9%99%85%E6%8A%A5%E9%81%93/20230606-%E9%98%BF%E5%AF%8C%E6%B1%97%E5%8C%97%E9%83%A8%E4%BC%A0%E8%87%AA%E6%9D%80%E5%BC%8F%E6%94%BB%E5%87%BB-%E4%BB%A3%E7%90%86%E7%9C%81%E9%95%BF%E8%BA%AB%E4%BA%A1" text:style-name="Internet_20_link" text:visited-style-name="Visited_20_Internet_20_Link">
https://www.rfi.fr/cn/%E5%9B%BD%E9%99%85%E6%8A%A5%E9%81%93/20230606-%E9%98%BF%E5%AF%8C%E6%B1%97%E5%8C%97%E9%83%A8%E4%BC%A0%E8%87%AA%E6%9D%80%E5%BC%8F%E6%94%BB%E5%87%BB-%E4%BB%A3%E7%90%86%E7%9C%81%E9%95%BF%E8%BA%AB%E4%BA%A1</text:a>
</text:p>
      <!--NEWS-->
      <text:h text:style-name="P10" text:outline-level="1">
<text:span text:style-name="T4">
Liu Deyin: The stable role of Taiwan semiconductor industrial instrument under geopolitical tension</text:span>
</text:h>
      <text:p text:style-name="P4">
Publisher: 法新社</text:p>
      <text:p text:style-name="P4">
Published Time: 2023-06-06T13:32:08+00:00</text:p>
      <text:p text:style-name="P4">
Modified Time: 2023-06-06T13:05:03+00:00</text:p>
      <text:p text:style-name="P4">
Description: (Agence France -Presse Hsinchu 6th) TSMC Chairman Liu Deyin said today that neither the United States and China can not have TSMC. Geopolitical issues are far greater than semiconductors, and different levels are not causal. Taiwan's semiconductor industry has a stable effect in the world's geopolitical tension. If Taiwan's semiconductor is better, the United States and China will have more consideratio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8" text:anchor-type="as-char" svg:width="6.9236in" svg:height="3.617581in" draw:z-index="0">
<draw:image xlink:href="../Images/rficn/2023-06-06T13-32-08-00-00/000000.png" xlink:type="simple" xlink:show="embed" xlink:actuate="onLoad" draw:mime-type="image/png"/>
</draw:frame>
TSMC held a common meeting of shareholders today, and shareholders care about the tension of geopolitics. Liu Deyin said that TSMC is committed to becoming a technology and capacity supplier that is trusted by the world. In advance, customers have increased to TSMC's telecommunications. TSMC's manufacturing capabilities have been affirmed by customers.</text:p>
      <text:p text:style-name="P4">
Liu Deyin said that in the case of geopolitical complexity, Huang Renxun, CEO of Nvidia, came to Taiwan last week, saying that the production in TSMC was completely safe. This is the trust of customers. Do not listen to the saying of political or military strategy experts.</text:p>
      <text:p text:style-name="P4">
Liu Deyin said that TSMC was unable to leave or complain in Taiwan. He would focus on increasing the value of shareholders, enhancing the leading advantages of technology, large -scale manufacturing gaps, and providing customers with overseas production capacity to more stable.</text:p>
      <text:p text:style-name="P4">
Liu Deyin said that the Taiwan semiconductor industry should work hard to improve, and there must be no TSMC in the United States and China. If Taiwan's semiconductor is better, the two countries will have more considerations that they will have a stable role in the world's geopolitical tension.</text:p>
      <text:p text:style-name="P4">
In response to the god of stock god Buffett, because TSMC is located in Taiwan with dangerous doubts, decided to leave the Clear Cumpiece US Trust Certificate (ADR). Liu Deyin said in an interview after the shareholders' meeting that Taiwan semiconductor was not the cause of geopolitics. The problem of geopolitics was far greater than that Semiconductor is a problem at different levels, and it is not a cause and effect. It is not an enterprise or country that can influence.</text:p>
      <text:p text:style-name="P4">
News Source: <text:a xlink:type="simple" xlink:href="https://www.rfi.fr/cn/%E5%9B%BD%E9%99%85%E6%8A%A5%E9%81%93/20230606-%E5%88%98%E5%BE%B7%E9%9F%B3-%E5%9C%B0%E7%BC%98%E6%94%BF%E6%B2%BB%E7%B4%A7%E5%BC%A0%E4%B8%8B-%E5%8F%B0%E6%B9%BE%E5%8D%8A%E5%AF%BC%E4%BD%93%E4%BA%A7%E4%B8%9A%E5%85%B7%E7%A8%B3%E5%AE%9A%E4%BD%9C%E7%94%A8" text:style-name="Internet_20_link" text:visited-style-name="Visited_20_Internet_20_Link">
https://www.rfi.fr/cn/%E5%9B%BD%E9%99%85%E6%8A%A5%E9%81%93/20230606-%E5%88%98%E5%BE%B7%E9%9F%B3-%E5%9C%B0%E7%BC%98%E6%94%BF%E6%B2%BB%E7%B4%A7%E5%BC%A0%E4%B8%8B-%E5%8F%B0%E6%B9%BE%E5%8D%8A%E5%AF%BC%E4%BD%93%E4%BA%A7%E4%B8%9A%E5%85%B7%E7%A8%B3%E5%AE%9A%E4%BD%9C%E7%94%A8</text:a>
</text:p>
      <!--NEWS-->
      <text:h text:style-name="P10" text:outline-level="1">
<text:span text:style-name="T4">
TSMC defended its overseas expansion plan (Free Version)</text:span>
</text:h>
      <text:p text:style-name="P4">
Authors: ['席佳琳']</text:p>
      <text:p text:style-name="P4">
Publisher: 英国《金融时报》</text:p>
      <text:p text:style-name="P4">
Time: 2023-06-06T13:34:48+00:00</text:p>
      <text:p text:style-name="P4">
Published Time: 2023-06-05T12:00:99+08:00</text:p>
      <text:p text:style-name="P4">
Modified Time: 2023-06-06T09:35:99+08:00</text:p>
      <text:p text:style-name="P4">
Description: TSMC's shareholders questioned the company's strategy, but the chairman said that the establishment of a new wafer factories outside Taiwan can help the company maintain a global leadership.</text:p>
      <text:p text:style-name="P4">
Images: ["<text:a xlink:type="simple" xlink:href="https://thumbor.ftacademy.cn/unsafe/picture/9/000183559_piclink.jpg" text:style-name="Internet_20_link" text:visited-style-name="Visited_20_Internet_20_Link">
000183559_pic...</text:a>
"]</text:p>
      <text:p text:style-name="P4">
Themes: ['台积电', '关注']</text:p>
      <text:p text:style-name="P4">
Keywords: ['台积电', '供应链', '半导体', '芯片', '台湾']</text:p>
      <text:p text:style-name="P4">
Type: Article</text:p>
      <!--METADATA-->
      <text:p text:style-name="P4">
<draw:frame draw:style-name="fr1" draw:name="Image189" text:anchor-type="as-char" svg:width="6.9236in" svg:height="4.617987in" draw:z-index="0">
<draw:image xlink:href="../Images/FT Chinese Free Version/2023-06-06T13-34-48-00-00/000183559_piclink.jpg" xlink:type="simple" xlink:show="embed" xlink:actuate="onLoad" draw:mime-type="image/jpeg"/>
</draw:frame>
TSMC(TSMC)To promote the diversification of manufacturing outside Taiwan, it is an important step to ensure the future development of this world's largest chip founder in the world's largest chip founder.</text:p>
      <text:p text:style-name="P4">
TSMC's overseas expansion plan caused concerns in Taiwan, and shareholders questioned the management at the annual meeting on Tuesday. They asked the chairman Liu Deyin(MarkLiu)Explain the decision, that is, why invest 40 billion US dollars to build two manufacturers in the United States, build one in Japan, and consider building another in Germany.</text:p>
      <text:p text:style-name="P4">
News Source: <text:a xlink:type="simple" xlink:href="http://www.ftchinese.com/story/001099880" text:style-name="Internet_20_link" text:visited-style-name="Visited_20_Internet_20_Link">
http://www.ftchinese.com/story/001099880</text:a>
</text:p>
      <!--NEWS-->
      <text:h text:style-name="P10" text:outline-level="1">
<text:span text:style-name="T4">
Zelei Sky held an emergency meeting to negotiate the dam of the dam of the dam.</text:span>
</text:h>
      <text:p text:style-name="P4">
Author: 联合早报 (Person)</text:p>
      <text:p text:style-name="P4">
Publisher: 联合早报 (Organization)</text:p>
      <text:p text:style-name="P4">
Published Time: 2023-06-06T13:37</text:p>
      <text:p text:style-name="P4">
Modified Time: 2023-06-06T14:50</text:p>
      <text:p text:style-name="P4">
Description: Reuters reports that Danilov, Secretary of the National Security and Defense Commission of Ukraine, said on Twitter that President Zeleiski will hold an emergency meeting to discuss the explosion of the new Carhofka dam that occurred on Tuesday (June 6). Ye Ermack, director of the Office of the Presidential Palace of Ukrainian Presidential Palace, is in real time ...</text:p>
      <text:p text:style-name="P4">
Videos: []</text:p>
      <text:p text:style-name="P4">
Audios: []</text:p>
      <text:p text:style-name="P4">
Images: []</text:p>
      <text:p text:style-name="P4">
Type: NewsArticle</text:p>
      <text:p text:style-name="P4">
Breadcrumbs: ['即时', '国际']</text:p>
      <text:p text:style-name="P4">
Keywords: ['俄乌战争', '水坝', '爆炸', '泽连斯基', '乌克兰', '俄罗斯']</text:p>
      <!--METADATA-->
      <text:p text:style-name="P4">
Reuters reports that Danilov, Secretary of the National Security and Defense Commission of Ukraine, said on Twitter that President Zeleiski will hold an emergency meeting to discuss the <text:a xlink:type="simple" xlink:href="https://www.zaobao.com/realtime/world/story20230606-1401606" text:style-name="Internet_20_link" text:visited-style-name="Visited_20_Internet_20_Link">
New Carhofka Dam explosion event on Tuesday (June 6) </text:a>
Essence</text:p>
      <text:p text:style-name="P4">
Ye Ermark, director of the Office of the Presidential Palace of Ukraine, said in the real -time communication application Telegram that Russia's damage to the dam is a "ecological extinction".</text:p>
      <text:p text:style-name="P4">
He also said that officials and regions of Ukraine are trying to ensure the safety of local residents.</text:p>
      <text:p text:style-name="P4">
News Source: <text:a xlink:type="simple" xlink:href="https://www.zaobao.com.sg/realtime/world/story20230606-1401613" text:style-name="Internet_20_link" text:visited-style-name="Visited_20_Internet_20_Link">
https://www.zaobao.com.sg/realtime/world/story20230606-1401613</text:a>
</text:p>
      <!--NEWS-->
      <text:h text:style-name="P10" text:outline-level="1">
<text:span text:style-name="T4">
Iran announced the first hypersonic missile named "Fathe"</text:span>
</text:h>
      <text:p text:style-name="P4">
Author: 半岛电视台</text:p>
      <text:p text:style-name="P4">
Publisher: Al Jazeera</text:p>
      <text:p text:style-name="P4">
Published Time: 2023-06-06T13:42:43</text:p>
      <text:p text:style-name="P4">
Modified Time: 2023-06-06T13:42:43</text:p>
      <text:p text:style-name="P4">
Description: Iran announced its first hypersonic missile "Fartach". It is said that this missile can penetrate the missile defense system and will give it a military advantage.</text:p>
      <text:p text:style-name="P4">
Images: ["<text:a xlink:type="simple" xlink:href="https://chinese.aljazeera.net/wp-content/uploads/2023/06/1-1686057673.png" text:style-name="Internet_20_link" text:visited-style-name="Visited_20_Internet_20_Link">
1-1686057673.png</text:a>
"]</text:p>
      <text:p text:style-name="P4">
Topics: ['军事', '新闻']</text:p>
      <text:p text:style-name="P4">
Keywords: ['军事', '新闻', '伊朗']</text:p>
      <text:p text:style-name="P4">
Type: Article</text:p>
      <!--METADATA-->
      <text:p text:style-name="P4">
<draw:frame draw:style-name="fr1" draw:name="Image190" text:anchor-type="as-char" svg:width="6.9236in" svg:height="4.612736in" draw:z-index="0">
<draw:image xlink:href="../Images/Aljazeera Chinese/2023-06-06T13-42-43/1-1686057673.png" xlink:type="simple" xlink:show="embed" xlink:actuate="onLoad" draw:mime-type="image/png"/>
</draw:frame>
Iran announced a hypersonic missile (Reuters) called "Fatheh" (Reuters) called "Fatheh" (Reuters)</text:p>
      <text:p text:style-name="P4">
Iran announced its first hypersonic missile "Fartach". It is said that this missile can penetrate the missile defense system and will give it a military advantage.</text:p>
      <text:p text:style-name="P4">
The official media announced the picture of the unveiling ceremony on Tuesday. President Ibrahim Lais and the senior commander of the Islamic Revolutionary Guards (IRGC) attended the unveiling ceremony. Domestic black missiles were clearly visible.</text:p>
      <text:p text:style-name="P4">
According to the official media, the movement speed of this missile can reach Mach 15 (5145 meters or 16,880 feet per second) and a range of 1400 kilometers (870 miles). Essence</text:p>
      <text:p text:style-name="P4">
According to media reports, Iran's highest leader Ayutola Ali Hammene chose the name and was roughly translated as a "enlightenment".</text:p>
      <text:p text:style-name="P4">
The movement speed of the hypersonic missile is five times or higher of the speed of sound, and it is strongly mobility. Therefore, the defense system and radar are difficult to attack this missile.</text:p>
      <text:p text:style-name="P4">
The United States, Russia, China and North Korea are considered the only country to successfully test the hypersonic missile, but the specific details of weapons and equipment are still very small.</text:p>
      <text:p text:style-name="P4">
The Iranian Islamic Revolutionary Guards Commander Amir Ali Hargi Zard was commemorating Hasan Dehuni Mugarda, who was known as the father of Iranian missile technology last November last November.(Hassan Tahranmmelm)At the anniversary of the death of the death, the news of the development of hypersonic missiles was announced.</text:p>
      <text:p text:style-name="P4">
In 2011, Hassan Tehrani Mugadam was killed after an explosion in a missile base. More than a dozen other members of the Iranian Islamic Revolutionary Guard Aerospace Army were also killed in the explosion. The explosion was reported as an accident, but some West According to media reports, Israel is a black hand behind the scenes.</text:p>
      <text:p text:style-name="P4">
Last November, Hargi Zard said that this new type of missile represents the "intergenerational leap" of Iran's missile technology because it can be mobilized inside and outside the earth's atmosphere and can penetrate any missile defense system.</text:p>
      <text:p text:style-name="P4">
The media reported on Tuesday that quoted Haggidad and reported that "Fartach cannot be destroyed by any other missiles because it moves in different directions and different heights."</text:p>
      <text:p text:style-name="P4">
The West and Israel have repeatedly expressed concerns about Iran's missile plans, saying that the country's ballistic missiles may be used to carry nuclear warheads -Tehran deny it.</text:p>
      <text:p text:style-name="P4">
The Iranian Islamic Revolutionary Guards successfully tested a new type of ballistic missile with a range of 2000 kilometers (1240 miles) last month last month, which caused more criticism in the West. France claimed that it violated the UN resolution and the resolution supported Iran and Iran and Iran and The Nuclear Agreement signed by the world in 2015.</text:p>
      <text:p text:style-name="P4">
News Source: <text:a xlink:type="simple" xlink:href="https://chinese.aljazeera.net/news/military/2023/6/6/%e4%bc%8a%e6%9c%97%e5%85%ac%e5%b8%83%e5%90%8d%e4%b8%ba%e6%b3%95%e5%a1%94%e8%b5%ab%e7%9a%84%e9%a6%96%e6%ac%be%e9%ab%98%e8%b6%85%e9%9f%b3%e9%80%9f%e5%af%bc%e5%bc%b9" text:style-name="Internet_20_link" text:visited-style-name="Visited_20_Internet_20_Link">
https://chinese.aljazeera.net/news/military/2023/6/6/%e4%bc%8a%e6%9c%97%e5%85%ac%e5%b8%83%e5%90%8d%e4%b8%ba%e6%b3%95%e5%a1%94%e8%b5%ab%e7%9a%84%e9%a6%96%e6%ac%be%e9%ab%98%e8%b6%85%e9%9f%b3%e9%80%9f%e5%af%bc%e5%bc%b9</text:a>
</text:p>
      <!--NEWS-->
      <text:h text:style-name="P10" text:outline-level="1">
<text:span text:style-name="T4">
Scholars: Chinese unemployment statistics distortion employment situation severe employment situation severe</text:span>
</text:h>
      <text:p text:style-name="P4">
Author: None</text:p>
      <text:p text:style-name="P4">
Publisher: Radio Free Asia (Organization)</text:p>
      <text:p text:style-name="P4">
Published Time: 2023-06-06T13:45:00-04:00</text:p>
      <text:p text:style-name="P4">
Modified Time: 2023-06-06T13:50: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4.612011in" draw:z-index="0">
<draw:image xlink:href="../Images/rfamandarin/2023-06-06T13-45-00-04-00/000000.png" xlink:type="simple" xlink:show="embed" xlink:actuate="onLoad" draw:mime-type="image/png"/>
</draw:frame>
On May 16, 2023, the employee walked across the streets of Beijing during the peak of traffic. After the epidemic, the employment situation in China became more and more severe. <text:a xlink:type="simple" xlink:href="https://www.rfa.org/mandarin/yataibaodao/jingmao/jw2-06062023132743.html/@@images/image" text:style-name="Internet_20_link" text:visited-style-name="Visited_20_Internet_20_Link">
</text:a>
Associated Press Picture</text:p>
      <text:p text:style-name="P4">
As China's economy continues to decline, the unemployment rate has risen. Recently, some Chinese scholars have pointed out that the official unemployment statistics are distorted. After the epidemic, it is estimated that about 544 million young people are unemployed, and the employment situation is becoming more serious.</text:p>
      <text:p text:style-name="P4">
<text:a xlink:type="simple" xlink:href="https://wwwv.rfa.org/mandarin/yataibaodao/jingmao/sc-05192023082534.html" text:style-name="Internet_20_link" text:visited-style-name="Visited_20_Internet_20_Link">
<text:span text:style-name="T4">
 Why is China's youth unemployment rate so high? Several young people have something to say </text:span>
</text:a>
<text:span text:style-name="T4">
* <text:a xlink:type="simple" xlink:href="https://www.rfa.org/mandarin/yataibaodao/jingmao/hcm1-05162023081528.html" text:style-name="Internet_20_link" text:visited-style-name="Visited_20_Internet_20_Link">
China's economy does not see the improvement of youth unemployment rates hit a record high</text:a>
</text:span>
</text:p>
      <text:p text:style-name="P4">
Since the epidemic, China's economy is sluggish, and unemployment issues have attracted much attention. According to the Taiwan Central News Agency, the analysis article by Wang Mingyuan, a researcher at the Beijing Reform and Development Research Association on June 1st, the Chinese WeChat public account "Eleven of Finance and Economics" pointed out that there are three main problems in China's current unemployment statistics:</text:p>
      <text:p text:style-name="P4">
First, China's official employment standards are too low. The employment standard defined by the International Labor Organization is 10 hours a week. The United States is 15 hours a week. France is 20 hours a week. One hour's work income cannot support daily life, which is not an effective employment.</text:p>
      <text:p text:style-name="P4">
Secondly, although Chinese officials include rural household registration personnel into it when the unemployment rate of urban urban unemployment, because migrant workers are unable to afford high living costs to return to their hometowns after migrant workers are unable to afford high living costs, it is difficult to draw this group of urban unemployment surveys, resulting in data Disglement.</text:p>
      <text:p text:style-name="P4">
Third, China's current "flexible employees" are as high as 200 million, accounting for about 40%of the urban employment population. However, the social security participation rate of this group is less than 20%, and it is difficult to count the real employment situation through indicators such as unemployment insurance and unemployment registration.</text:p>
      <text:p text:style-name="P4">
China is currently not only facing unemployment problems, but also the employment situation is not optimistic. The latest data released by the Ministry of Human Resources and Social Security recently showed that in 2023, the number of Chinese college graduates will reach 11.58 million, a record high. The data of the National Bureau of Statistics of China also shows that in April this year, the national urban survey rate of unemployment was 5.2%; among the labor population 16 to 24 years old, the unemployment rate was as high as 20.4%. Statistics the highest level since the number.</text:p>
      <text:p text:style-name="P4">
The above -mentioned article analysis of WeChat public accounts said that after the three -year epidemic, China has accumulated about 15 million technical secondary schools and fresh graduates of colleges and universities. At the same time, the average employees of A -share listed companies have shrunk by 11.9%in the past three years. Data show that about 10%of enterprises have unemployment in employees. About 25 million young people from 16 to 24 years old are about 25 million. The article quoted Lu Feng, a professor at Peking University, pointed out that in the past three years, it is conservatively estimated that about 23 million migrant workers have returned to their hometown due to unemployment. Calculated by 60 % of young people, there are about 14 million people. "So, about 54 million youths have been unemployed since the epidemic."</text:p>
      <text:p text:style-name="P4">
The article also pointed out that conservative estimates are that the current unemployment population in China has increased by about 25 million-30 million people than before the epidemic, which is equivalent to 6.2%-7.5%of the total labor force participating in the employment market at this age, which is equivalent to all China all all China 2.8%-3.4%of the working age population.</text:p>
      <text:p text:style-name="P4">
As of now, this station has not yet independently verified the data provided by the WeChat public account and the author.</text:p>
      <text:p text:style-name="P4">
Reporter: Jingwei Responsible Editor: He Ping.com editor: Hong Wei</text:p>
      <text:p text:style-name="P4">
News Source: <text:a xlink:type="simple" xlink:href="https://www.rfa.org/mandarin/yataibaodao/jingmao/jw2-06062023132743.html" text:style-name="Internet_20_link" text:visited-style-name="Visited_20_Internet_20_Link">
https://www.rfa.org/mandarin/yataibaodao/jingmao/jw2-06062023132743.html</text:a>
</text:p>
      <!--NEWS-->
      <text:h text:style-name="P10" text:outline-level="1">
<text:span text:style-name="T4">
Local fiscal tension Chinese universities have greatly improved tuition fees</text:span>
</text:h>
      <text:p text:style-name="P4">
Author: None (Language: zh)</text:p>
      <text:p text:style-name="P4">
Publisher: None</text:p>
      <text:p text:style-name="P4">
Time: 2023-06-06T13:47:00Z</text:p>
      <text:p text:style-name="P4">
Description: For some time, universities in many places in China have greatly improved tuition. Reuters reports that this is affected by the reduction of national higher education budgets and local government tensions, and tuition fees for some universities have risen for the first time in 20 years.</text:p>
      <text:p text:style-name="P4">
Videos: []</text:p>
      <text:p text:style-name="P4">
Images: []</text:p>
      <text:p text:style-name="P4">
Subject: 经济纵横</text:p>
      <text:p text:style-name="P4">
Subjects: ['德中关系', '岛屿主权争端', '专题报道：全景观看“习马会”', '中国', '中共十九大']</text:p>
      <text:p text:style-name="P4">
Keywords: ['学费', '中国', '大学', '高校', '财政', '地方政府', '地方财政', '教育部']</text:p>
      <text:p text:style-name="P4">
Id: 65840005</text:p>
      <!--METADATA-->
      <text:p text:style-name="P4">
<text:a xlink:type="simple" xlink:href="https://www.dw.com/zh/overlay/image/article/65840005/60633195" text:style-name="Internet_20_link" text:visited-style-name="Visited_20_Internet_20_Link">
 </text:a>
Many provinces and cities in China have announced the improvement of tuition fees for universities</text:p>
      <text:p text:style-name="P4">
(Voice of Germany Chinese) is undergoing real estate crisis, <text:a xlink:type="simple" xlink:href="https://www.dw.com/zh/zh/出人意料中国经济指数四月出现滑坡/a-65475440" text:style-name="Internet_20_link" text:visited-style-name="Visited_20_Internet_20_Link">
economic growth downturn</text:a>
After three years of epidemic prevention and control, the local local government faced fiscal tightening. In this context, the tuition fees of Chinese universities rose. Most of the universities in China are publicly -organized, and it is seriously dependent on national financial funding.</text:p>
      <text:p text:style-name="P4">
According to a statement issued on Sunday (June 4), Shanghai's East China University of Technology has increased the tuition fees of some major primary science and engineering and sports, reaching 7700 yuan per year, and the tuition fees for liberal arts have increased by 30%.</text:p>
      <text:p text:style-name="P4">
According to a notice on Monday, the tuition fees of the Science and Technology of Shanghai Institute of Electrical Engineering rose 40%, while the tuition fees of students who maintained management and economy and literature increased by 30%.</text:p>
      <text:p text:style-name="P4">
On April 17 this year, Shanghai organized a hearing of optimizing the scientific fee formation mechanism for public colleges and universities. From the school year of 2023, the average tuition standard for public colleges and universities will be adjusted from 5,420 yuan per student to 7,215 yuan/ In the academic year, the amplitude amplitude is about 33%.</text:p>
      <text:p text:style-name="P4">
According to Reuters, after the hearing, Shanghai decided to raise tuition fees for public universities, and the tuition fee has not changed for more than 20 years.</text:p>
      <text:p text:style-name="P4">
Jilin Province, which is densely populated in Sichuan Province and Northeast China, also decided to increase tuition fees to varying degrees. According to the local government's statement, in Jilin Province, the tuition fees of "subordinates of universities do not exceed 15%, and the national and provincial first -class professional tuition fees can rise and do not exceed 10%." Reuters reports that in Sichuan Province, tuition fees in some disciplines have increased by as much as 41%.</text:p>
      <text:p text:style-name="P4">
According to the Chinese media reported in early May, Shaanxi Province and Shandong Province also announced the improvement of college tuition in 2022. Anhui, Liaoning, Henan and other provinces issued a notice of increasing tuition fees earlier.</text:p>
      <text:h text:style-name="P12" text:outline-level="3">
<text:span text:style-name="T4">
Tuition fees or soaring in international students</text:span>
</text:h>
      <text:p text:style-name="P4">
A budget report from the Ministry of Education of China shows that the expected budget expenditure of the Ministry of Education in 2023 has decreased by 3.7%from the previous year to 102.6 billion yuan.</text:p>
      <text:p text:style-name="P4">
According to a research report led by Liu Jin, a professor at Beijing Institute of Technology, a research team led by senior educational experts also appealed last month to widely improve tuition fees for studying in China. The study recommends that the tuition fees of international students increase from about 20,000 yuan per year to 110,000 yuan per year.</text:p>
      <text:p text:style-name="P4">
(Reuters, etc.)</text:p>
      <text:p text:style-name="P4">
News Source: <text:a xlink:type="simple" xlink:href="https://www.dw.com/zh/地方财政紧张-中国大学大幅提高学费/a-65840005" text:style-name="Internet_20_link" text:visited-style-name="Visited_20_Internet_20_Link">
https://www.dw.com/zh/地方财政紧张-中国大学大幅提高学费/a-65840005?maca=chi-rss-chi-all-1127-rdf</text:a>
</text:p>
      <!--NEWS-->
      <text:h text:style-name="P10" text:outline-level="1">
<text:span text:style-name="T4">
Zelei: Dam is proved to drive the Russian army out of Ukraine throughout the territory</text:span>
</text:h>
      <text:p text:style-name="P4">
Author: 联合早报 (Person)</text:p>
      <text:p text:style-name="P4">
Publisher: 联合早报 (Organization)</text:p>
      <text:p text:style-name="P4">
Published Time: 2023-06-06T14:02</text:p>
      <text:p text:style-name="P4">
Modified Time: 2023-06-06T14:03</text:p>
      <text:p text:style-name="P4">
Description: Ukraine President Zeleguski said that the new Carhofka dam was blown up and strongly proved that the Russian army must be driven out of Ukraine. Reuters reported that Zelei Skyti wrote on Tuesday (June 6) Telegram in instant messaging: "Russian terrorists. They ... they ...</text:p>
      <text:p text:style-name="P4">
Videos: []</text:p>
      <text:p text:style-name="P4">
Audios: []</text:p>
      <text:p text:style-name="P4">
Images: []</text:p>
      <text:p text:style-name="P4">
Type: NewsArticle</text:p>
      <text:p text:style-name="P4">
Breadcrumbs: ['即时', '国际']</text:p>
      <text:p text:style-name="P4">
Keywords: ['俄乌战争', '泽连斯基', '俄罗斯', '恐怖分子', '水坝']</text:p>
      <!--METADATA-->
      <text:p text:style-name="P4">
Ukrainian President Zernesky said <text:a xlink:type="simple" xlink:href="https://www.zaobao.com/realtime/world/story20230606-1401606" text:style-name="Internet_20_link" text:visited-style-name="Visited_20_Internet_20_Link">
New Carhofka Dam was blown</text:a>
The strong proof must drive the Russian army out of Ukraine.</text:p>
      <text:p text:style-name="P4">
Reuters reported that Zelei Sky wrote on Tuesday (June 6) Telegram in instant messaging: "Russian terrorists. They destroyed the new Khahofka dam and only proved one thing to the world, that case, that time, that's one thing, that's one thing. Then Just be expelled from every corner of Ukraine. "</text:p>
      <text:p text:style-name="P4">
"One of them must not be left, because they are all terrorists."</text:p>
      <text:p text:style-name="P4">
News Source: <text:a xlink:type="simple" xlink:href="https://www.zaobao.com.sg/realtime/world/story20230606-1401617" text:style-name="Internet_20_link" text:visited-style-name="Visited_20_Internet_20_Link">
https://www.zaobao.com.sg/realtime/world/story20230606-1401617</text:a>
</text:p>
      <!--NEWS-->
      <text:h text:style-name="P10" text:outline-level="1">
<text:span text:style-name="T4">
The scale of sea earthquake is 4.9 3 dead more than 20 injuries</text:span>
</text:h>
      <text:p text:style-name="P4">
Publisher: 法新社</text:p>
      <text:p text:style-name="P4">
Published Time: 2023-06-06T14:02:07+00:00</text:p>
      <text:p text:style-name="P4">
Modified Time: 2023-06-06T13:50:01+00:00</text:p>
      <text:p text:style-name="P4">
Description: (Agence France -Presse, the capital of the Capital of Haiti, 6th) Sea -Di Civil Defense Authority said that the earthquake with a scale of 4.9 this morning caused at least 3 people to be killed and more than 20 people were inju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3.617581in" draw:z-index="0">
<draw:image xlink:href="../Images/rficn/2023-06-06T14-02-07-00-00/000000.png" xlink:type="simple" xlink:show="embed" xlink:actuate="onLoad" draw:mime-type="image/png"/>
</draw:frame>
According to the US Geological Survey (USGS), this earthquake is in Grand'Aanse, a 300-kilometer west of Port-Au-ProINCE, with a depth of 10 kilometers.</text:p>
      <text:p text:style-name="P4">
The head of the Greater Bay Provincial Civil Defense Unit told AFP today that they have mastered three people who have killed them. They are the same family who died in their own houses, and 28 are injured. At present, they are still searching for more casualties.</text:p>
      <text:p text:style-name="P4">
Haiti was attacked by severe heavy rain a few days ago, causing at least 42 people to die and 11 people disappeared.</text:p>
      <text:p text:style-name="P4">
News Source: <text:a xlink:type="simple" xlink:href="https://www.rfi.fr/cn/%E5%9B%BD%E9%99%85%E6%8A%A5%E9%81%93/20230606-%E6%B5%B7%E5%9C%B0%E5%9C%B0%E9%9C%87%E8%A7%84%E6%A8%A14-9-3%E6%AD%BB%E9%80%BE20%E4%BC%A4" text:style-name="Internet_20_link" text:visited-style-name="Visited_20_Internet_20_Link">
https://www.rfi.fr/cn/%E5%9B%BD%E9%99%85%E6%8A%A5%E9%81%93/20230606-%E6%B5%B7%E5%9C%B0%E5%9C%B0%E9%9C%87%E8%A7%84%E6%A8%A14-9-3%E6%AD%BB%E9%80%BE20%E4%BC%A4</text:a>
</text:p>
      <!--NEWS-->
      <text:h text:style-name="P10" text:outline-level="1">
<text:span text:style-name="T4">
Ukrainian official data of 10,000 civilian war is much higher than the actual number of people killed</text:span>
</text:h>
      <text:p text:style-name="P4">
Publisher: 法新社</text:p>
      <text:p text:style-name="P4">
Published Time: 2023-06-06T14:02:08+00:00</text:p>
      <text:p text:style-name="P4">
Modified Time: 2023-06-06T13:35:02+00:00</text:p>
      <text:p text:style-name="P4">
Description: (Agence France -Presse Ukraine, Ukraine, 6th) official data from Ukraine shows that since Russia launched an invasion last year, at least 1368 civilians were killed and 14,404 were injured. However, the United Nations and Ukrainian officials believe that the actual number of injuries in Ukraine may be "far high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3.617581in" draw:z-index="0">
<draw:image xlink:href="../Images/rficn/2023-06-06T14-02-08-00-00/000000.png" xlink:type="simple" xlink:show="embed" xlink:actuate="onLoad" draw:mime-type="image/png"/>
</draw:frame>
Russian missile attacks almost took everything in Ukrainian 63 -year -old men, Oleksandrremez, and he lost his wife Natalia and their home in the central city of Uman.</text:p>
      <text:p text:style-name="P4">
A few weeks after the incident, Rui Mei stood in front of the wreckage of his apartment building in Uman, and the air was still filled with a pungent smell. He expressed a simple appeal. Every victim of the war must be included in the list of casualties.</text:p>
      <text:p text:style-name="P4">
Rui Mei shed tears and said, "What we need is not only numbers, but also names, because no one should be forgotten."</text:p>
      <text:p text:style-name="P4">
Ukrainian official statistics show that since Russia launched an invasion last year, at least 1368 civilians were killed and 14,404 were injured.</text:p>
      <text:p text:style-name="P4">
Oleg Gavrysh, a senior adviser to Ukrainian Presidential Office, pointed out: "These are just people we know."</text:p>
      <text:p text:style-name="P4">
He also said: "We expect that the most likely situation is that the total number of casualties will be 5 times at present. In other words, the total number may reach 50,000."</text:p>
      <text:p text:style-name="P4">
Ukraine's incomplete data meets the statistics of civilian casualties in the latest period of the United Nations (UN). According to UN data, as of the end of April, there were 8,709 people killed and 14,666 were injured.</text:p>
      <text:p text:style-name="P4">
The United Nations also believes that the actual casualties may be "far higher."</text:p>
      <text:p text:style-name="P4">
The key to the difference in the number of casualties is because the lack of information about Russia's occupation land, such as Mariupol, a port city in southeastern Ukraine, is believed to have been killed by tens of thousands of civilians in the local area.</text:p>
      <text:p text:style-name="P4">
Experts are worried that even if Ukraine can recover the city, the murderers who kill civilians may have hidden evidence.</text:p>
      <text:p text:style-name="P4">
News Source: <text:a xlink:type="simple" xlink:href="https://www.rfi.fr/cn/%E5%9B%BD%E9%99%85%E6%8A%A5%E9%81%93/20230606-%E4%B9%8C%E5%85%8B%E5%85%B0%E5%AE%98%E6%96%B9%E6%95%B0%E6%8D%AE1%E4%B8%87%E5%B9%B3%E6%B0%91%E6%88%98%E4%BA%89%E9%81%87%E5%AE%B3-%E5%AE%9E%E9%99%85%E4%BA%BA%E6%95%B0%E6%81%90%E9%AB%98%E5%BE%97%E5%A4%9A" text:style-name="Internet_20_link" text:visited-style-name="Visited_20_Internet_20_Link">
https://www.rfi.fr/cn/%E5%9B%BD%E9%99%85%E6%8A%A5%E9%81%93/20230606-%E4%B9%8C%E5%85%8B%E5%85%B0%E5%AE%98%E6%96%B9%E6%95%B0%E6%8D%AE1%E4%B8%87%E5%B9%B3%E6%B0%91%E6%88%98%E4%BA%89%E9%81%87%E5%AE%B3-%E5%AE%9E%E9%99%85%E4%BA%BA%E6%95%B0%E6%81%90%E9%AB%98%E5%BE%97%E5%A4%9A</text:a>
</text:p>
      <!--NEWS-->
      <text:h text:style-name="P10" text:outline-level="1">
<text:span text:style-name="T4">
The German Internal Affairs Minister requested to strengthen the prevention of spy activities from China</text:span>
</text:h>
      <text:p text:style-name="P4">
Author: None (Language: zh)</text:p>
      <text:p text:style-name="P4">
Publisher: None</text:p>
      <text:p text:style-name="P4">
Time: 2023-06-06T14:06:00Z</text:p>
      <text:p text:style-name="P4">
Description: The German "Business Daily" reported that Chinese officials assigned Chinese visiting scholars to take spy operations on German universities and enterprises to steal professional knowledge and technical tricks. The German Federal Minister of the Interior, Federe, pointed out that China's spy operations are "increasingly dangerous" caused by German economy, industry and scientific research, and must strengthen prevention.</text:p>
      <text:p text:style-name="P4">
Videos: []</text:p>
      <text:p text:style-name="P4">
Images: []</text:p>
      <text:p text:style-name="P4">
Subject: 时政风云</text:p>
      <text:p text:style-name="P4">
Subjects: ['欧债危机', '汉诺威工业博览会', '欧盟', '岛屿主权争端', '专题报道：全景观看“习马会”', '德国', '中国', '留学德国', '中共十九大', '留学德国']</text:p>
      <text:p text:style-name="P4">
Keywords: ['间谍', '中国', '客座学者', '德国', '工业', '科研', '知识产权', '经济']</text:p>
      <text:p text:style-name="P4">
Id: 65840153</text:p>
      <!--METADATA-->
      <text:p text:style-name="P4">
<text:a xlink:type="simple" xlink:href="https://www.dw.com/zh/overlay/image/article/65840153/63899124" text:style-name="Internet_20_link" text:visited-style-name="Visited_20_Internet_20_Link">
 </text:a>
The "Business Daily" quoted the German security community as saying that investigators found that China's approach often dispatched doctoral students to participate in the German company projects through scientific cooperation.</text:p>
      <text:p text:style-name="P4">
(Voice of Germany) NancyFaeser, German Federal Internal Affairs Minister, said in an interview with the Business Daily: "In my opinion, three security points involved in China involved in China rely."</text:p>
      <text:p text:style-name="P4">
She said, <text:a xlink:type="simple" xlink:href="https://www.dw.com/zh/zh/气球警醒德国宪法保护局称中国在德间谍行动增多/a-64673596" text:style-name="Internet_20_link" text:visited-style-name="Visited_20_Internet_20_Link">
Chinese spy operation</text:a>
The "danger is getting greater" caused by the German economy, industry and scientific research.</text:p>
      <text:p text:style-name="P4">
"Business Daily" quoted <text:a xlink:type="simple" xlink:href="https://www.dw.com/zh/zh/德国三大情报机构警告不要对专制中国太天真/a-63472850" text:style-name="Internet_20_link" text:visited-style-name="Visited_20_Internet_20_Link">
German security industry</text:a>
According to sources, investigators found that Chinese practices often participate in projects in German companies through scientific cooperation. Once a guest scholars obtain a channel to enter the enterprise IT system, they will try to get more information about these projects. For example, in 2020, a Chinese scientist used a spy operation against a medical technology company in northern Germany under the official instruction of Chinese officials. This case is still confidential. Safety people said that this is a typical case of a Chinese guest scholar caused the outflow of professional and technical knowledge in Germany.</text:p>
      <text:p text:style-name="P4">
More reading: <text:a xlink:type="simple" xlink:href="https://www.dw.com/zh/zh/德国内政部长当心来自中国的混合威胁/a-54057924" text:style-name="Internet_20_link" text:visited-style-name="Visited_20_Internet_20_Link">
German Interior Minister: Beware of "hybrid threat from China"</text:a>
It is reported that the company cooperates with a university in Germany to develop antibacterial surface technology in different applications. From mid -2015 to May 2016, a doctoral student from China participated in the university research project team to get the opportunity to participate in this project. His interest in new technologies is obviously too high.</text:p>
      <text:p text:style-name="P4">
The company's new coating technology patent has been registered in China. This also confirmed the company's suspicion of the spy behavior of Chinese scholars' research results.</text:p>
      <text:p text:style-name="P4">
The article also pointed out that after returning to China, the scholar became a professor at Northwestern University of Technology. Northwestern University of Technology is one of the "National Defense Seven Sons", which has been specially supported by Chinese countries. These schools are at the forefront of military research in the People's Republic of China and have a close relationship with the military.</text:p>
      <text:p text:style-name="P4">
Ferizer called for strengthening security measures. In order to continue to prevent spy behavior of patents, technical tricks, and innovative knowledge, it is especially important to "ensure that enterprises and research institutions have established a clear risk awareness and strict protection measures."</text:p>
      <text:p text:style-name="P4">
(Business Daily, Reuters, Agence France -Presse)</text:p>
      <text:p text:style-name="P4">
News Source: <text:a xlink:type="simple" xlink:href="https://www.dw.com/zh/德国内政部长要求加强防范来自中国的间谍活动/a-65840153" text:style-name="Internet_20_link" text:visited-style-name="Visited_20_Internet_20_Link">
https://www.dw.com/zh/德国内政部长要求加强防范来自中国的间谍活动/a-65840153?maca=chi-rss-chi-all-1127-rdf</text:a>
</text:p>
      <!--NEWS-->
      <text:h text:style-name="P10" text:outline-level="1">
<text:span text:style-name="T4">
Survey report | An artificial intelligence camera immediately notified the Chinese public security when it was expanded by banners</text:span>
</text:h>
      <text:p text:style-name="P4">
Author: 自由亚洲电台调查部，自由亚洲电台维吾尔语部记者 Gluchenhra Hoja 联合报导</text:p>
      <text:p text:style-name="P4">
Publisher: Radio Free Asia (Organization)</text:p>
      <text:p text:style-name="P4">
Published Time: 2023-06-06T14:22:00-04:00</text:p>
      <text:p text:style-name="P4">
Modified Time: 2023-06-06T15:43:56-04:00</text:p>
      <text:p text:style-name="P4">
Description: Liberty Asia Investigation Department, Joint report from Gluchenhra Hoja, a reporter from Radio of Liberty Asia</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7" text:anchor-type="as-char" svg:width="6.9236in" svg:height="4.545008in" draw:z-index="0">
<draw:image xlink:href="../Images/rfamandarin/2023-06-06T14-22-00-04-00/000000.png" xlink:type="simple" xlink:show="embed" xlink:actuate="onLoad" draw:mime-type="image/png"/>
</draw:frame>
On October 29, 2019, during the China Public Safety Expo held in Shenzhen, China, people gathered at the Dahua Science and Technology Board. According to a U.S. monitoring research company, Dahua's artificial intelligence camera is designed to suppress protests. Andy Wong/Associated Press</text:p>
      <text:p text:style-name="P4">
<text:span text:style-name="T5">
This surveillance technology is just an example of China's prevalence of artificial intelligence "predictive police". _ </text:span>
 _ 吧 _</text:p>
      <text:p text:style-name="P4">
A Chinese company that provides camera surveillance technology and sanctioned by the Western governments has launched products. Combined with artificial intelligence technology, it can automatically notify the authorities when someone expands banners.</text:p>
      <text:p text:style-name="P4">
The first report, pointing out that the American information monitoring and research company IVPM, which has the product of Dahua Technology, said that the purpose of the artificial intelligence technology contained in the camera produced by Dahua Technology Co., Ltd. is obviously to make the protesters sound.</text:p>
      <text:p text:style-name="P4">
After IPVM made a request for comment on Dahua Technology, Dahua immediately deleted the context of "Jinn" in the product system. However, it can be seen in the versions of the existing Dahua Technology website that the company explained that the use of this technology is "social security" and "social governance" -These are common vocabulary that the Chinese authorities will monitor and arrest them rationally.</text:p>
      <text:p text:style-name="P4">
During the past few years during the new crown epidemic, this artificial intelligence technology and government tracking technology have been widely adopted in China, and this system of Dahua Technology is only one of the cases of rapid growth of this kind of AI technology.</text:p>
      <text:p text:style-name="P4">
Critics said that a large number of police in the police in China has significantly increased the ability of authorities to restrict social freedom, control the people, and suppress specific groups.</text:p>
      <text:p text:style-name="P4">
<text:span text:style-name="T4">
 "The system will send a warning" </text:span>
</text:p>
      <text:p text:style-name="P4">
According to the <text:a xlink:type="simple" xlink:href="https://perma.cc/KRU6-DBBP" text:style-name="Internet_20_link" text:visited-style-name="Visited_20_Internet_20_Link">
Dahua website access page</text:a>
The artificial intelligence system was launched in 2021 and was put into use in May 2023.</text:p>
      <text:p text:style-name="P4">
The launch time of this system is exactly in line with the time point of the large -scale investment geographic information system throughout China in 2020.</text:p>
      <text:p text:style-name="P4">
On May 2, 2019, the Dahua surveillance camera installed on the Dahua Science and Technology Office of Hangzhou, China. (Agence France -Presse) <text:a xlink:type="simple" xlink:href="https://www.rfa.org/mandarin/ytbdzhuantixilie/diaocha-baodao/dc-06062023134844.html/dc1.jpg" text:style-name="Internet_20_link" text:visited-style-name="Visited_20_Internet_20_Link">
</text:a>
Charles Rollet, IPVM's IPVM company, said that the public security sector in the regions will use this Dahua artificial intelligence system, but Dahua Technology is the main force of Chinese police equipment.</text:p>
      <text:p text:style-name="P4">
He said: "The development of banner alarm caters caters to the Chinese market: large government departments are usually police." "This system is intended to be used by the police or a certain form of urban authorities ... In short, unless you, unless you, you, unless you It is to track protests, otherwise it will be unreasonable to automatically track them (protest banner). "</text:p>
      <text:p text:style-name="P4">
In recent years, the most well-known protesting operation in China-the white paper movement that protests China's new crown zero policy-<text:a xlink:type="simple" xlink:href="https://www.rfa.org/english/news/china/ccp-bridgeman-10142022161722.html" text:style-name="Internet_20_link" text:visited-style-name="Visited_20_Internet_20_Link">
is a man starting a protest banner on the overpass</text:a>
- This shows that the technology may be related to the police (although the police do not know whether the police use a banner tracking technology in this specific case).</text:p>
      <text:p text:style-name="P4">
<text:a xlink:type="simple" xlink:href="https://thechinaproject.com/2022/12/07/u-s-u-k-and-australia-hit-hikvision-dahua-and-other-chinese-tech-firms-with-new-restrictions/" text:style-name="Internet_20_link" text:visited-style-name="Visited_20_Internet_20_Link">
American</text:a>
, <text:a xlink:type="simple" xlink:href="https://thechinaproject.com/2022/12/07/u-s-u-k-and-australia-hit-hikvision-dahua-and-other-chinese-tech-firms-with-new-restrictions/" text:style-name="Internet_20_link" text:visited-style-name="Visited_20_Internet_20_Link">
 U.K</text:a>
And <text:a xlink:type="simple" xlink:href="https://thechinaproject.com/2022/12/07/u-s-u-k-and-australia-hit-hikvision-dahua-and-other-chinese-tech-firms-with-new-restrictions/" text:style-name="Internet_20_link" text:visited-style-name="Visited_20_Internet_20_Link">
Australian government</text:a>
The sanctions Dahua Technology provides a variety of Chinese authorities with a variety of biometric data to perform predictive police to supervise the people's artificial intelligence technology. Earlier, Dahua Technology's internal documents showed that the company provided facial recognition of artificial intelligence technology to track Uyghur people, which caused sanctions in Western countries. Dahua Technology denies specific ethnic groups.</text:p>
      <text:p text:style-name="P4">
Dahua's official website also posted a video shot in 2020 to demonstrate its artificial intelligence system to shoot the moral banner process, but the video was later deleted. The video commentary said, "If the person holding a banner is monitored within the scope of the camera, and the behavior continues for a long time, the system will send an alert to the police."</text:p>
      <text:p text:style-name="P4">
Dahua Technology did not respond to the requirements of Radio Free Asia for comments.</text:p>
      <text:p text:style-name="P4">
<text:span text:style-name="T4">
 Police technology equipment development wave </text:span>
</text:p>
      <text:p text:style-name="P4">
Banner development monitoring technology is the continuation of the Chinese police exploring the "development of artificial intelligence and how the technology is put into use", and IPVM's Rules said.</text:p>
      <text:p text:style-name="P4">
China has collected a large number of people's data for a long time, and the rapid expansion of artificial intelligence technology provides the authorities with a new way to collect intelligence.</text:p>
      <text:p text:style-name="P4">
IPVM also received a copy of the purchase of artificial intelligence tracking system project for the Shanghai Public Security Solicitation of Artificial Intelligence Tracking System last month](https://s.ipvm.com/uploads/embedded_file/80c1a225f27aef8c9c1966e8d63e7eb5f556530e267ffe0acf7618fb5d592c9a/133d7b88-dba9-4137-8efa-0772938d2e19.pdf), Show the Chinese authorities intentionally using the collected large -scale data.</text:p>
      <text:p text:style-name="P4">
The purchase invitation notice description: "Traditional police work needs to be transformed into digital, intelligent, convenient, and simple online operation." This notice also said, "Effectively managing police operation models, making it the maximum effectiveness of the public security technology. solved problem."The project aims to create an automatic alarm system and notify the police to the police. Songjiang District is a densely populated suburbs, including a large number of scholars and college students.</text:p>
      <text:p text:style-name="P4">
The "target group" seeking automatic tracking includes Uighurs; foreigners with illegal residence; key universities and staff; foreign reporters in China; foreigners who have been to Xinjiang or other similar regions; those who accept new crown vaccines; Suspects, sex workers and drug trafficking; and families with unusual electricity consumption.</text:p>
      <text:p text:style-name="P4">
According to the later removal notice, the Songjiang Public Security Bureau handed over the project to Shanghai Jiyi Technology Development Company, which obviously specialized in contracting government contracts.</text:p>
      <text:p text:style-name="P4">
Shanghai Jiyi Technology Development Company did not respond to the request of this station.</text:p>
      <text:p text:style-name="P4">
Like Dahua Technology Company, the Songjiang District Public Security Bureau removed the bidding announcement after the IPVM announced the investigation report in May, and Radio Free Asia could not contact the project manager listed in the notice to seek comments.</text:p>
      <text:p text:style-name="P4">
<text:span text:style-name="T4">
 The limit of "Big Brother" </text:span>
</text:p>
      <text:p text:style-name="P4">
Wang Songlian, a human rights observation of international human rights organizations headquartered in New York, said that the 26 categories of "target groups" listed in the Shanghai project are the "key persons" identified by the Chinese authorities.</text:p>
      <text:p text:style-name="P4">
Wang Songlian told Radio Free Asia that "petitioners, former subjects, social psychological disabilities, etc. have been subject to the police" and technical monitoring.</text:p>
      <text:p text:style-name="P4">
On March 8, 2018, Chinese quasi -military firefighters stood down at the light pole of the Great Hall of the People in Beijing to equip a safe camera. (Mark Schiefelbein/Associated Press) <text:a xlink:type="simple" xlink:href="https://www.rfa.org/mandarin/ytbdzhuantixilie/diaocha-baodao/dc-06062023134844.html/dc3.jpg" text:style-name="Internet_20_link" text:visited-style-name="Visited_20_Internet_20_Link">
</text:a>
GeoffreyCain, the author of the book "Perfect Police State", who specializes in Chinese monitoring methods, pointed out that the authorities' methods of using artificial intelligence tracking people are both advanced and implicit, which is showing China's official views on monitoring.</text:p>
      <text:p text:style-name="P4">
The parameters they use -tracking the expansion of the banner or the increase in the power consumption of the household (in the bidding project of the Shanghai Public Security) -often the method of pushing, from those behaviors that may be prohibited. Find out -of -the -art behavior to be suppressed by the authorities, such as protests or mining to find cryptocurrencies.</text:p>
      <text:p text:style-name="P4">
"This reminds me of the era when China began to use a large number of technical monitoring methods in 2016 and 2017." Kane said: "They will track those who suddenly start smoking or drink, or they suddenly buy people who can make tent materials.</text:p>
      <text:p text:style-name="P4">
"And there is no specific reason for such tracking. They only say that this kind of behavior is suspicious. It sounds like it is unusual as if they choose a few behaviors at will," he said.</text:p>
      <text:p text:style-name="P4">
"It seems that the authorities are reversed. First, there is a result, so I can put it for a reason."</text:p>
      <text:p text:style-name="P4">
<text:span text:style-name="T4">
 Discrimination and danger </text:span>
</text:p>
      <text:p text:style-name="P4">
But these police measures have a real impact on the targeted ethnic groups.</text:p>
      <text:p text:style-name="P4">
In particular, the Chinese official large -scale monitoring of the Uighurs' behaviors is the key factor that enables the official to persecute the Uyghur people, and Wang Songlian, the human rights observation organization.</text:p>
      <text:p text:style-name="P4">
"No matter where the Uyghur people go to China, they will be subject to discrimination and targeted law enforcement by local public security," Wang Songlian said.</text:p>
      <text:p text:style-name="P4">
"This means that they will often be injured -often cannot find places to settle, and hotels cannot be found. Usually, when they take a train, they will be investigated and questioned."</text:p>
      <text:p text:style-name="P4">
On July 15, 2021, tourists were taking pictures near Tiananmen Square in Beijing, and a policeman was watching. (NG Han Guan/Associated Press)![] <text:a xlink:type="simple" xlink:href="Images/rfamandarin/2023-06-06T14-22-00-04-00/000008.png" text:style-name="Internet_20_link" text:visited-style-name="Visited_20_Internet_20_Link">
</text:a>
](https://www.rfa.org/mandarin/ytbdzhuantixilie/diaocha-baodao/dc-06062023134844.html/dc4.jpg)According to media agencies in China Digital Age <text:a xlink:type="simple" xlink:href="https://chinadigitaltimes.net/2023/05/cdt-report-cloud-cover-police-geographic-information-system-procurement-across-china-2005-2022/" text:style-name="Internet_20_link" text:visited-style-name="Visited_20_Internet_20_Link">
May in May on the Chinese Police's Purchase Purchase System</text:a>
The upsurge of Chinese police betting resources to buy the tracking system first was first seen in 2017, followed by 2020, and rose in the new crown epidemic.</text:p>
      <text:p text:style-name="P4">
The report pointed out that "some contracted contracts are exactly the government's purchase of other monitoring systems specially targeted at Uighurs," "" In addition, there are quite dense monitoring system procurement in many Uighurs or other ethnic minorities. "</text:p>
      <text:p text:style-name="P4">
Wang Songlian pointed out that what is worrying is that "these (artificial intelligence monitoring) systems, the different application methods have enabled the Chinese authorities to infringe human rights in different ways."</text:p>
      <text:p text:style-name="P4">
"When these technologies are so cheap and can be widely used, in the context of the Belt and Road Initiative, in view of the Chinese government's influence of the Chinese government, they have spread rapidly and adversely affect global human rights," she said.</text:p>
      <text:p text:style-name="P4">
Ruo Le agreed to this. He said, "I can imagine that such monitoring and law enforcement happened in other countries." "I think the biggest risk is that this has given a precedent for other countries and how to apply these technologies to other countries. Do you understand? "</text:p>
      <text:p text:style-name="P4">
News Source: <text:a xlink:type="simple" xlink:href="https://www.rfa.org/mandarin/ytbdzhuantixilie/diaocha-baodao/dc-06062023134844.html" text:style-name="Internet_20_link" text:visited-style-name="Visited_20_Internet_20_Link">
https://www.rfa.org/mandarin/ytbdzhuantixilie/diaocha-baodao/dc-06062023134844.html</text:a>
</text:p>
      <!--NEWS-->
      <text:h text:style-name="P10" text:outline-level="1">
<text:span text:style-name="T4">
German media: forced forgotten</text:span>
</text:h>
      <text:p text:style-name="P4">
Author: None (Language: zh)</text:p>
      <text:p text:style-name="P4">
Publisher: None</text:p>
      <text:p text:style-name="P4">
Time: 2023-06-06T14:25:00Z</text:p>
      <text:p text:style-name="P4">
Description: On the 34th anniversary of the "June 4th", Hong Kong is filled with the atmosphere of killing. Police, like an enemy, any sporadic mourning activity will be immediately stopped. In Beijing, the official taboos of "June 4th" is trying to erase this incident from the collective memory of the people.</text:p>
      <text:p text:style-name="P4">
Videos: []</text:p>
      <text:p text:style-name="P4">
Images: []</text:p>
      <text:p text:style-name="P4">
Subject: 评论分析</text:p>
      <text:p text:style-name="P4">
Subjects: ['薄熙来', '专题报道：习近平访美', '谷歌', '中国共产党', '专题报道：全景观看“习马会”', '中国反腐风暴', '空气污染', '20国集团', '香港', '北京']</text:p>
      <text:p text:style-name="P4">
Keywords: ['六四', '维园烛光晚会', '香港', '香港国安法', '北京', '习近平']</text:p>
      <text:p text:style-name="P4">
Id: 65841493</text:p>
      <!--METADATA-->
      <text:p text:style-name="P4">
<text:a xlink:type="simple" xlink:href="https://www.dw.com/zh/overlay/image/article/65841493/65823570" text:style-name="Internet_20_link" text:visited-style-name="Visited_20_Internet_20_Link">
 </text:a>
(Voice of Germany in Chinese) "Daily" published an article saying that dozens of Hong Kong people were arrested by the police on the day of the June 4th anniversary, and the charges of these people were just because they wanted to mourn the "June 4th" undead in a peaceful way. This article entitled "Force" wrote:</text:p>
      <text:p text:style-name="P4">
"These people are detained by the police because they have to commemorate a historical crime committed by the Communist Party of China 34 years ago: at that time, the Chinese Communist Party ordered that the college students who requested democracy on Tiananmen Square to shoot. The suppression operation of the PLA caused hundreds of people with hundreds of or even thousands of people.</text:p>
      <text:p text:style-name="P4">
To this day, the Chinese government is still not allowed to reflect on the incident. However, the CCP uses news review and national violence to remove this incident from the collective memory of the mainland people, at least in Hong Kong, people can commemorate this tragedy. On June 4th each year, thousands of people go to Victoria Garden to mourn the undead in the form of candlelight party.</text:p>
      <text:p text:style-name="P4">
But this Sunday, the place where the mourning ceremony was held was occupied by the Beijing organization: <text:a xlink:type="simple" xlink:href="https://www.dw.com/zh/zh/香港不准公開悼六四-逾20人遭港警帶走/a-65823074" text:style-name="Internet_20_link" text:visited-style-name="Visited_20_Internet_20_Link">
They organized a carnival event here under the protection of hundreds of police officers. China's five -star red flag. "</text:a>
The article wrote that after the implementation of the National Security Law of the Hong Kong Edition in 2020, even in Hong Kong, mourning June 4th became illegal.</text:p>
      <text:p text:style-name="P4">
"In China, the incident of bloody suppression of Peking University Student Movement seems to have never happened. There is no relevant news, and there is no relevant entry on the Internet encyclopedia, and there is no relevant discussion on social media. A picture of a candle was posted on Weibo, but the relevant posts were deleted a few minutes later.</text:p>
      <text:p text:style-name="P4">
If you want to visit the place where you can visit (34th suppression), you must go through the heavy level set by the police. At noon on Sunday, more than a dozen tourists on Tiananmen Square are taking selfies, and they seem to be a student. When the tank opened in Beijing in 1989, they were not born. They may not know what happened 34 years ago. "</text:p>
      <text:p text:style-name="P4">
The Bonn General Report commented that Russia fully explained that the aggression war launched by Ukraine was impossible. Europe must be aware of the global ambitions of Chinese party and state leaders Xi Jinping may change the global order for a long time. Comments:</text:p>
      <text:p text:style-name="P4">
Looking for new partners: German Defense Minister visited Indonesia.</text:p>
      <text:p text:style-name="P4">
"The expansion of the brutal power inside and outside Russia can be interpreted as the efforts of creating a new world order in the two countries. In this era full of change, Europe must find new partners on the world stage, including those who are separated by 10,000 miles away from 10,000 miles away. Country. <text:a xlink:type="simple" xlink:href="https://www.dw.com/zh/zh/德防长会李尚福-2024将再向印太派船/a-65819430" text:style-name="Internet_20_link" text:visited-style-name="Visited_20_Internet_20_Link">
It is also for the purpose of finding new allies that German Defense Minister Pestorius is conducting a weekly visit to the Indo -Pacific region.</text:a>
The West responded to China's leading position in the 21st century. If China has achieved the control and blockade of the Taiwan Strait, its impact on the supply chain will be far greater than the impact of the new crown epidemic and the Russian and Ukraine War, and it will also hit the world economy. Can the United States have the ability to deal with large -scale conflicts between Ukraine and Taiwan at the same time? This will be an adventure.</text:p>
      <text:p text:style-name="P4">
In any case, Europe should be prepared for this turbulent era. The Indo -Pacific region will be the world's core of the 21st century. The earlier Europe re -shows its position, and the results will be better. After all, Europe has appeared to be too slow on the problem of looking for new partners in Africa. In the Africa continent, China and Russia have long left footprints in Libya, Mali, and Sudan. Europe and the West cannot be late again, and the struggle for the new order of the world has been fully launched. "</text:p>
      <text:p text:style-name="P4">
<text:span text:style-name="T5">
Inding the content of other media, does not represent the position or view of the Voice of Germany. _ </text:span>
 _ 吧 _</text:p>
      <text:p text:style-name="P4">
News Source: <text:a xlink:type="simple" xlink:href="https://www.dw.com/zh/德语媒体：被强制的忘记/a-65841493" text:style-name="Internet_20_link" text:visited-style-name="Visited_20_Internet_20_Link">
https://www.dw.com/zh/德语媒体：被强制的忘记/a-65841493?maca=chi-rss-chi-all-1127-rdf</text:a>
</text:p>
      <!--NEWS-->
      <text:h text:style-name="P10" text:outline-level="1">
<text:span text:style-name="T4">
Sino -Russian military aircraft invading the air defense identification zone Japan and South Korea military aircraft emergency lift off</text:span>
</text:h>
      <text:p text:style-name="P4">
Author: None</text:p>
      <text:p text:style-name="P4">
Publisher: Radio Free Asia (Organization)</text:p>
      <text:p text:style-name="P4">
Published Time: 2023-06-06T14:27:37-04:00</text:p>
      <text:p text:style-name="P4">
Modified Time: 2023-06-06T14:27: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3.863815in" draw:z-index="0">
<draw:image xlink:href="../Images/rfamandarin/2023-06-06T14-27-37-04-00/000000.png" xlink:type="simple" xlink:show="embed" xlink:actuate="onLoad" draw:mime-type="image/png"/>
</draw:frame>
Data picture: Russia's IL-76 air tanker is for air refueling for the Tu-95ms strategic bomber in the cruise of the Japanese Sea and the Chinese East China Sea. <text:a xlink:type="simple" xlink:href="https://www.rfa.org/mandarin/Xinwen/7-06062023142134.html/@@images/image" text:style-name="Internet_20_link" text:visited-style-name="Visited_20_Internet_20_Link">
</text:a>
Associated Press information picture</text:p>
      <text:p text:style-name="P4">
Comprehensive media reported on the 6th that the Chinese military announced on the same day to carry out joint air force cruise with Russia.</text:p>
      <text:p text:style-name="P4">
The South Korean military said that a total of eight China and Russian military aircraft left after entering the South Korean air defense identification zone.</text:p>
      <text:p text:style-name="P4">
According to Reuters, Japanese military aircraft also took off after flying into the Japanese Sea in China and Russia.</text:p>
      <text:p text:style-name="P4">
The Ministry of National Defense issued an earlier announcement saying that according to the annual cooperation plan of the China -Russia Army, the two sides implemented the 6th joint air strategic cruise in the Japanese sea and the East China Sea related airspace on the 6th. The Yonhap News Agency reported that China and Russia often used joint cruise and joint training to invade the air defense identification zone. This kind of situation occurred in May and November last year. Chinese military aircraft also briefly entered the air defense identification zone in January this year.</text:p>
      <text:p text:style-name="P4">
The joint operation of China and Russia this time was even more sensitive after the failure of the launch of reconnaissance satellites in North Korea.</text:p>
      <text:p text:style-name="P4">
(Responsible editor: (：)</text:p>
      <text:p text:style-name="P4">
News Source: <text:a xlink:type="simple" xlink:href="https://www.rfa.org/mandarin/Xinwen/7-06062023142134.html" text:style-name="Internet_20_link" text:visited-style-name="Visited_20_Internet_20_Link">
https://www.rfa.org/mandarin/Xinwen/7-06062023142134.html</text:a>
</text:p>
      <!--NEWS-->
      <text:h text:style-name="P10" text:outline-level="1">
<text:span text:style-name="T4">
Japan, Australia, and the United States jointly invested and expanded the Pacific submarine cable</text:span>
</text:h>
      <text:p text:style-name="P4">
Author: None (Language: zh)</text:p>
      <text:p text:style-name="P4">
Publisher: None</text:p>
      <text:p text:style-name="P4">
Time: 2023-06-06T14:31:00Z</text:p>
      <text:p text:style-name="P4">
Description: Japan has announced that it has signed a $ 95 million submarine cable project with the United States and Australia, which will further connect to Pacific island countries such as Miclinei to improve communication in Indo -Pacific region, while China is expanding its influence in the region.</text:p>
      <text:p text:style-name="P4">
Videos: []</text:p>
      <text:p text:style-name="P4">
Images: []</text:p>
      <text:p text:style-name="P4">
Subject: 时政风云</text:p>
      <text:p text:style-name="P4">
Subjects: ['澳大利亚', '奥巴马', '岛屿主权争端', '专题报道：全景观看“习马会”', '中国', '日本', '中共十九大', '美国', '德中关系']</text:p>
      <text:p text:style-name="P4">
Keywords: ['日本', '澳大利亚', '美国', '海底电缆', '太平洋岛国', '中国', '数位通讯', '网络链接', '地缘政治']</text:p>
      <text:p text:style-name="P4">
Id: 65841503</text:p>
      <!--METADATA-->
      <text:p text:style-name="P4">
<text:a xlink:type="simple" xlink:href="https://www.dw.com/zh/overlay/image/article/65841503/41856306" text:style-name="Internet_20_link" text:visited-style-name="Visited_20_Internet_20_Link">
 </text:a>
The submarine cable project built in the plan will connect more than 100,000 people in three Pacific countries.</text:p>
      <text:p text:style-name="P4">
(Voice of Germany Chinese Network) Japanese Foreign Affairs Provincial Provincial Provincial Provincial Provincial Provincial Provincial Provincial Provincial Ministry of Foreign Affairs said on Tuesday (June 6) that the 2250 kilometers long <text:a xlink:type="simple" xlink:href="https://www.dw.com/zh/zh/太平洋海底电缆-美中争霸新赛场/a-59073515" text:style-name="Internet_20_link" text:visited-style-name="Visited_20_Internet_20_Link">
submarine cable</text:a>
Will [Micronesia] will(https://www.dw.com/zh/zh/文件-中国欲同多个南太岛国达成全区域合作协议/a-61927290)The Federal Cosley, Tarrava and Nauru in the Republic of Kiribas are connected to the existing cable landing station located in Pohnpei, Michene.</text:p>
      <text:p text:style-name="P4">
For a period of time, Japan, the United States and Australia have strengthened their cooperation with the Pacific Island, which seems to be to fight Beijing's efforts to expand security and economic impact in the region.</text:p>
      <text:p text:style-name="P4">
In a joint statement, the participating parties stated that the next step will involve the final survey, design, and manufacturing of submarine cables. The width is about the width of the garden water pipe, and it is expected to be completed around 2025.</text:p>
      <text:p text:style-name="P4">
Two weeks before this statement, a security alliance consisting of Japan, the United States, Australia, and India "<text:a xlink:type="simple" xlink:href="https://www.dw.com/zh/zh/美日澳印聚首白宫-四方对话剑指中国/a-59306153" text:style-name="Internet_20_link" text:visited-style-name="Visited_20_Internet_20_Link">
Quartet Security Dialogue</text:a>
"(Quad) leaders have just emphasized the importance of submarine cables as key components of communication infrastructure and the basis of Internet connection.</text:p>
      <text:p text:style-name="P4">
Matthewmurray, a senior official of the State Department of East Asia and the Pacific Affairs Bureau, said in a statement that "the digital connectivity of strong security and adaptability is never as important as it is now." Part of the part of our area is more closely linked. "</text:p>
      <text:p text:style-name="P4">
Japan Electric Corporation (NEC), which has won the contract after competitive bidding, said that the cable will ensure that residents, enterprises, and governments in the region will obtain high -speed, high -quality and safer communication. develop.</text:p>
      <text:p text:style-name="P4">
Kazuya Endo, director of the International Cooperation Bureau of the Ministry of Foreign Affairs, also said that the submarine cable will connect more than 100,000 people in three Pacific countries.</text:p>
      <text:p text:style-name="P4">
*#</text:p>
      <text:h text:style-name="P13" text:outline-level="4">
<text:span text:style-name="T4">
Military deployment in the United States expanded in the Asia -Pacific region</text:span>
</text:h>
      <text:h text:style-name="P12" text:outline-level="3">
<text:span text:style-name="T4">
US military can enter more Philippine military bases</text:span>
</text:h>
      <text:p text:style-name="P4">
The US Secretary of Defense Austin announced an agreement with the Philippines that enabled the United States to enter the Philippines' other four military bases. In this way, the U.S. army can keep an eye on two key locations: the disputed area of the Taiwan Strait and the South China Sea. According to officials, about 500 U.S. soldiers are duty every day in the Philippines, and the country allows U.S. forces to stay in the designated Philippine barracks.</text:p>
      <text:p text:style-name="P4">
*#</text:p>
      <text:h text:style-name="P13" text:outline-level="4">
<text:span text:style-name="T4">
Military deployment in the United States expanded in the Asia -Pacific region</text:span>
</text:h>
      <text:h text:style-name="P12" text:outline-level="3">
<text:span text:style-name="T4">
U.S. Defense: Strengthen the alliance to deal with China's illegal claims</text:span>
</text:h>
      <text:p text:style-name="P4">
At a press conference with the Philippine Defense Secretary Carlito Galvezjr. Right) at the present conference where Manila attended together, US Defense Secretary Austin said that the efforts of strengthening the alliance "continued to advance its illegal claims in the Western Philippines Sea in China Particularly important". In response, Chinese Ministry of Foreign Affairs spokesman Mao Ning accused the United States of pursuing the "selfish agenda" through new military arrangements, saying that this was "exacerbating the tension in the region and endangering regional peace and stability."</text:p>
      <text:p text:style-name="P4">
*#</text:p>
      <text:h text:style-name="P13" text:outline-level="4">
<text:span text:style-name="T4">
Military deployment in the United States expanded in the Asia -Pacific region</text:span>
</text:h>
      <text:h text:style-name="P12" text:outline-level="3">
<text:span text:style-name="T4">
Military equipment deployed on the Korean Peninsula</text:span>
</text:h>
      <text:p text:style-name="P4">
US Defense Minister Austin also announced in Seoul that advanced military equipment deployed on the Korean Peninsula, including fighter jets and aircraft carriers, to promote joint training and planning. He and South Korean Defense Minister Li Zhongzheng reached an agreement on expanding the United States and South Korea ’s joint military exercises, and also discussed the preparations for simulation exercises in February. North Korea fired dozens of missiles in 2022, including missiles that may have nuclear capabilities, aiming to combat South Korea and the United States. The United States therefore resumed large -scale military exercises last year to strengthen the deterrent of Pyongyang. North Korea officially stated that it was ready to fight against US military operations with "the most overwhelming nuclear force".</text:p>
      <text:p text:style-name="P4">
*#</text:p>
      <text:h text:style-name="P13" text:outline-level="4">
<text:span text:style-name="T4">
Military deployment in the United States expanded in the Asia -Pacific region</text:span>
</text:h>
      <text:h text:style-name="P12" text:outline-level="3">
<text:span text:style-name="T4">
Adjust the US military garrison in Okinawa Island</text:span>
</text:h>
      <text:p text:style-name="P4">
In January 2023, the United States and Japan agreed to adjust the United States' garrison in Okinawa. Some of the reason for strengthening anti -ship capabilities and preparing for China invading Taiwan or other hostile behaviors in the South China Sea or the East China Sea in China. Japan is the place where the United States has the most places outside the country, including about 18,000 U.S. Marine War members, and most of them are stationed in the main base of Okinawa. Although Japan and Taiwan do not have formal diplomatic relations, they have close and informal relationships and have common concerns about China's continuous enhanced military activities.</text:p>
      <text:p text:style-name="P4">
*#</text:p>
      <text:h text:style-name="P13" text:outline-level="4">
<text:span text:style-name="T4">
Military deployment in the United States expanded in the Asia -Pacific region</text:span>
</text:h>
      <text:h text:style-name="P12" text:outline-level="3">
<text:span text:style-name="T4">
Restarting in the Solomon Islands Embassy</text:span>
</text:h>
      <text:p text:style-name="P4">
The United States has restored the US Embassy in the Solomon Islands that has closed since 1993. U.S. Secretary of U.S. Sublinger claims that this is a commitment to partnerships in the Indo -Pacific region. In April last year, the secret security agreement signed with China and China caused concerns about Western powers, that is, the Soonia Islands may provide a foothold for China in the Pacific region. The State Department of the United States stated that the embassy that reopening there is a priority against China's increased influence in the region.</text:p>
      <text:p text:style-name="P4">
*#</text:p>
      <text:h text:style-name="P13" text:outline-level="4">
<text:span text:style-name="T4">
Military deployment in the United States expanded in the Asia -Pacific region</text:span>
</text:h>
      <text:h text:style-name="P12" text:outline-level="3">
<text:span text:style-name="T4">
Selling weapons to Taiwan</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ssociated Press)</text:p>
      <text:p text:style-name="P4">
News Source: <text:a xlink:type="simple" xlink:href="https://www.dw.com/zh/日澳美共同出资扩建太平洋海底电缆/a-65841503" text:style-name="Internet_20_link" text:visited-style-name="Visited_20_Internet_20_Link">
https://www.dw.com/zh/日澳美共同出资扩建太平洋海底电缆/a-65841503?maca=chi-rss-chi-all-1127-rdf</text:a>
</text:p>
      <!--NEWS-->
      <text:h text:style-name="P10" text:outline-level="1">
<text:span text:style-name="T4">
Prince Harry accused the media government collusion to damage the national reputation</text:span>
</text:h>
      <text:p text:style-name="P4">
Publisher: 法新社</text:p>
      <text:p text:style-name="P4">
Published Time: 2023-06-06T14:32:10+00:00</text:p>
      <text:p text:style-name="P4">
Modified Time: 2023-06-06T14:20:01+00:00</text:p>
      <text:p text:style-name="P4">
Description: (AFP, London, 6th) Prince Harry, Britain, accused the tabloid publisher "Mirror Newspaper Group" illegally collected information and testified today. He criticized the British media and the government to collude with each other and damage the national reput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3.617581in" draw:z-index="0">
<draw:image xlink:href="../Images/rficn/2023-06-06T14-32-10-00-00/000000.png" xlink:type="simple" xlink:show="embed" xlink:actuate="onLoad" draw:mime-type="image/png"/>
</draw:frame>
As a constitutional monarchy, the United Kingdom should survive politics. Most members of the British royal family follow this approach to avoid publicly criticizing the power government.</text:p>
      <text:p text:style-name="P4">
However, Prince Harry, who is now moving to the United States, belongs to the self -exile, but has fired the long -term issues of the government and news media in the lawsuit of the "Mirror GroupNewspapers".</text:p>
      <text:p text:style-name="P4">
The official title of Harry, the official title of Duke of Sussex, stated in the witness confession of the London High Court that he filed the lawsuit because of the grievances with trivial revenge.</text:p>
      <text:p text:style-name="P4">
He said that instead he wanted to "accurately accuse the privileges and strength of the hijacking media", "using illegal or unauthorized means of obtaining legal authorization to obtain benefits and promoting issues."</text:p>
      <text:p text:style-name="P4">
The 38 -year -old Harry said those who were responsible for "unchanged willingness", so they must be exposed to avoid other people to bear the same destiny as him.</text:p>
      <text:p text:style-name="P4">
He said, "From the perspective of the national level, at this stage, the world judges my country with the situation of media and the government, and I think the two are at the lowest point."</text:p>
      <text:p text:style-name="P4">
Prince Harry said, "When the media fails to supervise the government and investigate the government's responsibility, but in order to maintain the status quo, they choose to combine with the government, and democracy fails."</text:p>
      <text:p text:style-name="P4">
British national newspapers are mainly right, tending to support the Conservative Party of Prime Minister Rishi Sunak.</text:p>
      <text:p text:style-name="P4">
Critics have stated that this has caused many reports on political issues to have a biased position, including whether the United Kingdom wants to leave the European Union's Brexit debate.</text:p>
      <text:p text:style-name="P4">
Sunak's official spokesman refused to comment on the criticism of Prince Harry.</text:p>
      <text:p text:style-name="P4">
News Source: <text:a xlink:type="simple" xlink:href="https://www.rfi.fr/cn/%E5%9B%BD%E9%99%85%E6%8A%A5%E9%81%93/20230606-%E5%93%88%E5%88%A9%E7%8E%8B%E5%AD%90%E6%8C%87%E6%8E%A7%E5%AA%92%E4%BD%93%E6%94%BF%E5%BA%9C%E5%8B%BE%E7%BB%93-%E6%8D%9F%E5%AE%B3%E5%9B%BD%E5%AE%B6%E5%A3%B0%E8%AA%89" text:style-name="Internet_20_link" text:visited-style-name="Visited_20_Internet_20_Link">
https://www.rfi.fr/cn/%E5%9B%BD%E9%99%85%E6%8A%A5%E9%81%93/20230606-%E5%93%88%E5%88%A9%E7%8E%8B%E5%AD%90%E6%8C%87%E6%8E%A7%E5%AA%92%E4%BD%93%E6%94%BF%E5%BA%9C%E5%8B%BE%E7%BB%93-%E6%8D%9F%E5%AE%B3%E5%9B%BD%E5%AE%B6%E5%A3%B0%E8%AA%89</text:a>
</text:p>
      <!--NEWS-->
      <text:h text:style-name="P10" text:outline-level="1">
<text:span text:style-name="T4">
The World Bank released the latest global economic outlook report</text:span>
</text:h>
      <text:p text:style-name="P4">
Author: None</text:p>
      <text:p text:style-name="P4">
Publisher: Radio Free Asia (Organization)</text:p>
      <text:p text:style-name="P4">
Published Time: 2023-06-06T14:33:13-04:00</text:p>
      <text:p text:style-name="P4">
Modified Time: 2023-06-06T14:33: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5" text:anchor-type="as-char" svg:width="6.9236in" svg:height="3.897317in" draw:z-index="0">
<draw:image xlink:href="../Images/rfamandarin/2023-06-06T14-33-13-04-00/000000.png" xlink:type="simple" xlink:show="embed" xlink:actuate="onLoad" draw:mime-type="image/png"/>
</draw:frame>
The World Bank released the latest global economic outlook report on the 6th <text:a xlink:type="simple" xlink:href="https://www.rfa.org/mandarin/Xinwen/8-06062023142844.html/@@images/image" text:style-name="Internet_20_link" text:visited-style-name="Visited_20_Internet_20_Link">
</text:a>
World Bank Report Screenshot</text:p>
      <text:p text:style-name="P4">
The World Bank issued the latest global economic outlook report on the 6th. The report talks about East Asia and the Pacific(EAP)Regional growth is expected to say that the growth of East Asia and the Pacific region is expected to increase from 3.5%in 2022 to 5.5%in 2023 because China's recovery offsets the slowdown of most other regional economies. After the economy is reappearing faster than expected, China's growth expectations have been raised this year, which has boosted recent consumer expenditures, especially in terms of service. The region, which does not include China, will slow from 5.8% in 2022 to 4.8% in 2023, because the re -opening up of several large economies in advance is fading. Due to the weak global demand and China's domestic service -led growth, regional trade growth will remain sluggish. By 2024, with the influence of China's re -opening up, EAP's growth rate is expected to slow to 4.6%.</text:p>
      <text:p text:style-name="P4">
Given that China focuses on domestic service activities, it is expected that the positive spillover effect of China's recovery will be limited.</text:p>
      <text:p text:style-name="P4">
The report pointed out that China's real estate industry is facing special downlink risks. Although the authorities provide liquidity support to real estate developers, they have made a small progress in reorganizing debt in the way of restoring the health of the industry. In the context of the slowdown in urban population growth, the weakness of China's real estate industry may continue.</text:p>
      <text:p text:style-name="P4">
The report also pointed out that geopolitical tensions may increase and increase uncertainty. For China, the tension has interrupted some forms of high -tech manufacturing products, especially semiconductors and related materials. Other countries in the region are easily affected by the intensification of the tensions between China and the United States, because they have close trade and financial connections with these two economies, and are widely integrated into the global value chain.</text:p>
      <text:p text:style-name="P4">
(Responsible editor: (：)</text:p>
      <text:p text:style-name="P4">
News Source: <text:a xlink:type="simple" xlink:href="https://www.rfa.org/mandarin/Xinwen/8-06062023142844.html" text:style-name="Internet_20_link" text:visited-style-name="Visited_20_Internet_20_Link">
https://www.rfa.org/mandarin/Xinwen/8-06062023142844.html</text:a>
</text:p>
      <!--NEWS-->
      <text:h text:style-name="P10" text:outline-level="1">
<text:span text:style-name="T4">
The Chairman of the German Social Democratic Party meets with Li Qiang and Wang Huning</text:span>
</text:h>
      <text:p text:style-name="P4">
Author: None (Language: zh)</text:p>
      <text:p text:style-name="P4">
Publisher: None</text:p>
      <text:p text:style-name="P4">
Time: 2023-06-06T14:34:00Z</text:p>
      <text:p text:style-name="P4">
Description: Klins Bayer, chairman of the German Social Democratic Party, was visiting China on June 6 with the Chinese State Council Prime Minister Li Qiang and Chairman of the National Committee of the Chinese People's Political Consultative Conference held. According to Germany, the meeting with Wang Huning was "far exceeding the predetermined duration."</text:p>
      <text:p text:style-name="P4">
Videos: []</text:p>
      <text:p text:style-name="P4">
Images: []</text:p>
      <text:p text:style-name="P4">
Subject: 时政风云</text:p>
      <text:p text:style-name="P4">
Subjects: ['李强', '王沪宁', '德国社民党', '德中关系', 'Klingbeil']</text:p>
      <text:p text:style-name="P4">
Keywords: ['意见反馈']</text:p>
      <text:p text:style-name="P4">
Id: 65840875</text:p>
      <!--METADATA-->
      <text:p text:style-name="P4">
<text:a xlink:type="simple" xlink:href="https://www.dw.com/zh/overlay/image/article/65840875/65841610" text:style-name="Internet_20_link" text:visited-style-name="Visited_20_Internet_20_Link">
 </text:a>
Clin Bayer and Li Qiang met in Beijing. Two weeks later, Chinese Prime Minister Li Qiang will go to Berlin to attend the German -Chinese government consultation</text:p>
      <text:p text:style-name="P4">
(Voice of Germany Chinese) According to Xinhua News Agency, Klin Bayer(Larsklingen's)In a meeting with Wang Huning, the fourth character of Chinese politics, said, "the German Social Party and the Democratic Party have insisted on close conversation and communication with the Communist Party of China in the past 40 years. Faced with major changes in the international situation, I look forward to maintaining a deep dialogue between the two parties, enhancing mutual understanding and mutual trust. , Different from the control, deepen the close cooperation in various fields of Germany and China. "And Wang Huning" appreciated the active contribution of the German Social Democratic Party for many years for the development of Sino -German relations, saying that the Communist Party of China is willing to implement President Xi Jinping and Premier Shuoerz together with the Communist Party of China. The important consensus reached to deepen the two -party levels and mechanism dialogue. "</text:p>
      <text:p text:style-name="P4">
On the previous day, <text:a xlink:type="simple" xlink:href="https://www.dw.com/zh/zh/德執政黨領袖侵台將迫德與中國斷絕關係/a-64359608" text:style-name="Internet_20_link" text:visited-style-name="Visited_20_Internet_20_Link">
Clinbiel</text:a>
还与中国国务院总理李强会晤。新华社引述克林拜尔称，德方认为"当前双方也对德中关系未来负有共同的责任；德方赞赏中方继续实行对外开放，认为'脱钩'不是德中关系的选项。"李强则强调"中方欢迎更多德国企业来华分享中国发展的新机遇，将持续放宽市场准入，加强知识产权保护力度，落实好外资企业国民待遇，打造市场化、法治化、国际化一流营商环境。"中国总理还希望"德国社民党发挥在德国内和欧洲政坛的重要影响，保持理性务实和对话合作的对华政策主基调，推动中德、中欧关系平稳健康发展。"</text:p>
      <text:p text:style-name="P4">
There are still many differences between the German government around China</text:p>
      <text:p text:style-name="P4">
<text:a xlink:type="simple" xlink:href="https://www.dw.com/zh/zh/社民党160岁生日有没有庆祝的理由/a-65717953" text:style-name="Internet_20_link" text:visited-style-name="Visited_20_Internet_20_Link">
Social Democratic Party</text:a>
He is a member of the German Three -Party Party Governance Alliance. Compared with the Green Party and the Liberal Democratic Party, the Social Democratic Party is considered to be more focused on economic interests in relations with China. It is reported that there are news that the Prime Minister's Palace led by the Social Democratic Party and the Ministry of Economic Affairs and the Ministry of Economic Affairs of the Green Party have large differences in their positions in China. At present, the three parties ruling are still brewing Germany's new strategy to China. This document was originally planned to be released this spring; It can not be submitted to the cabinet on June 14. Therefore, before the German -Chinese government consultation on June 20, <text:a xlink:type="simple" xlink:href="https://www.dw.com/zh/zh/路透社-德中政府磋商前-柏林无法出台对华战略/a-65709955" text:style-name="Internet_20_link" text:visited-style-name="Visited_20_Internet_20_Link">
the German government cannot come up with a new strategy to China</text:a>
Essence</text:p>
      <text:p text:style-name="P4">
Chinese Prime Minister Li Qiang will bring a number of ministers to Berlin on June 20 to attend the German -China government consultation meeting. This will also be his first visit to his first visit since he took office.</text:p>
      <text:p text:style-name="P4">
(Germany, Xinhua News Agency, Reuters)</text:p>
      <text:p text:style-name="P4">
News Source: <text:a xlink:type="simple" xlink:href="https://www.dw.com/zh/德国社民党主席与李强、王沪宁会晤/a-65840875" text:style-name="Internet_20_link" text:visited-style-name="Visited_20_Internet_20_Link">
https://www.dw.com/zh/德国社民党主席与李强、王沪宁会晤/a-65840875?maca=chi-rss-chi-all-1127-rdf</text:a>
</text:p>
      <!--NEWS-->
      <text:h text:style-name="P10" text:outline-level="1">
<text:span text:style-name="T4">
Tuition fees &amp; quot; rising &amp; quot; sound</text:span>
</text:h>
      <text:p text:style-name="P4">
Author: None</text:p>
      <text:p text:style-name="P4">
Publisher: Radio Free Asia (Organization)</text:p>
      <text:p text:style-name="P4">
Published Time: 2023-06-06T14:38:00-04:00</text:p>
      <text:p text:style-name="P4">
Modified Time: 2023-06-06T14:47:05-04:00</text:p>
      <text:p text:style-name="P4">
Description: None</text:p>
      <text:p text:style-name="P4">
Videos: []</text:p>
      <text:p text:style-name="P4">
Audios: ["<text:a xlink:type="simple" xlink:href="https://www.rfa.org/mandarin/yataibaodao/kejiaowen/jw1-060620231431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4.835353in" draw:z-index="0">
<draw:image xlink:href="../Images/rfamandarin/2023-06-06T14-38-00-04-00/000000.png" xlink:type="simple" xlink:show="embed" xlink:actuate="onLoad" draw:mime-type="image/png"/>
</draw:frame>
A graduate of Shanghai Fudan University is sitting outside the campus and waiting to attend the graduation ceremony. China has recently increased the tuition fees of university, and the tuition fees in some colleges have been raised for the first time in 20 years. Reuters data chart <text:a xlink:type="simple" xlink:href="https://www.rfa.org/mandarin/yataibaodao/kejiaowen/jw1-06062023143151.html/@@stream" text:style-name="Internet_20_link" text:visited-style-name="Visited_20_Internet_20_Link">
Audio-Link: https://www.rfa.org/mandarin/yataibao/kejiaowen/jw1-06062023143151.html/@stream</text:a>
Recently, the news about the significant increase in tuition fees about high schools in China has caused heated discussion among public opinion. Some analysts point out that with the economic downturn, China's local fiscal tightening has led to weak educational expenditure.</text:p>
      <text:p text:style-name="P4">
<text:a xlink:type="simple" xlink:href="https://www.rfa.org/mandarin/Xinwen/2-06062023105005.html" text:style-name="Internet_20_link" text:visited-style-name="Visited_20_Internet_20_Link">
<text:span text:style-name="T4">
 Chinese university tuition fees increase up to 54%</text:span>
</text:a>
Reuters disclosed on June 5 that due to the reduction of national higher education budgets and local fiscal tensions, China has recently increased its tuition fees sharply, and the tuition fees in some colleges have been raised for the first time in 20 years. The report pointed out that Chinese universities are almost dependent on public universities that seriously depend on national funding, but after three years of rigorous epidemic prevention policies, real estate crises and economic downturn, local governments have been unable to subsidize colleges and universities in colleges and universities due to fiscal tightening.</text:p>
      <text:p text:style-name="P4">
The news of raising college tuition fees in many provinces and cities in China has aroused fierce discussions on the cost of running schools in colleges and universities. On the social media platform Weibo, some netizens said that fiscal appropriations are not enough, "actually starting from college tuition fees, I can only say haha"; some netizens believe that the increase in tuition fees is too high to students of poor families, and higher education may change fears change. Become an elite education, "There must be a bunch of people who can't afford to learn." In addition, public opinion is also concerned about the issues of universities or scholarships.</text:p>
      <text:p text:style-name="P4">
According to statistics from Reuters, Shanghai East China University of Technology has increased the tuition fees of some science, engineering and sports majors to 7,700 yuan on Sunday, an increase of 54%; tuition fees for liberal arts majors have risen by 30%. In addition, the scientific fee of science and engineering in Shanghai Electric Power University also rose 40%, while the tuition fees for management, economics and literature increased by 30%compared with the same period last year.</text:p>
      <text:p text:style-name="P4">
In the past two decades, colleges and universities in Shanghai have never raised tuition fees. In April of this year, the Shanghai Municipal Government organized a hearing of the "Optimizing the Formation Mechanism of the College of Public Universities". The education department mentioned that the average tuition fee of the special colleges of public universities this year was about 33%.</text:p>
      <text:p text:style-name="P4">
Not only is the so -called economic and financial centers transfer tuition fees, but in other densely populated provinces in China, the tuition fees for colleges and universities are also "rising".</text:p>
      <text:p text:style-name="P4">
According to the relevant announcement of local governments, as of now, universities in Jilin, Shandong, Shaanxi and other places have also announced the adjustment of tuition fees for universities. Among them, Sichuan rose the largest, up to 41%.</text:p>
      <text:p text:style-name="P4">
Reuters quoted a budget report issued by the Ministry of Education of China, saying that in 2023, the expenditure of higher education budgets in the Ministry of Education of China decreased by 3.7%year -on -year to 102.6 billion yuan. Professor Liu Jin and his team of Beijing Institute of Technology also suggested last month that the tuition fees for international students studying in China will increase from about 20,000 yuan per year to 110,000 yuan.</text:p>
      <text:p text:style-name="P4">
Reporter: Jingwei Responsible Editor: He Ping.com editor: Hong Wei</text:p>
      <text:p text:style-name="P4">
News Source: <text:a xlink:type="simple" xlink:href="https://www.rfa.org/mandarin/yataibaodao/kejiaowen/jw1-06062023143151.html" text:style-name="Internet_20_link" text:visited-style-name="Visited_20_Internet_20_Link">
https://www.rfa.org/mandarin/yataibaodao/kejiaowen/jw1-06062023143151.html</text:a>
</text:p>
      <!--NEWS-->
      <text:h text:style-name="P10" text:outline-level="1">
<text:span text:style-name="T4">
"Wish Rongguang Return to Hong Kong" or the first &amp; quot; forbidden song &amp; quot;</text:span>
</text:h>
      <text:p text:style-name="P4">
Author: None</text:p>
      <text:p text:style-name="P4">
Publisher: Radio Free Asia (Organization)</text:p>
      <text:p text:style-name="P4">
Published Time: 2023-06-06T14:40:00-04:00</text:p>
      <text:p text:style-name="P4">
Modified Time: 2023-06-06T16:13:58-04:00</text:p>
      <text:p text:style-name="P4">
Description: None</text:p>
      <text:p text:style-name="P4">
Videos: []</text:p>
      <text:p text:style-name="P4">
Audios: ["<text:a xlink:type="simple" xlink:href="https://www.rfa.org/mandarin/yataibaodao/gangtai/al-060620231113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3.88615in" draw:z-index="0">
<draw:image xlink:href="../Images/rfamandarin/2023-06-06T14-40-00-04-00/000000.png" xlink:type="simple" xlink:show="embed" xlink:actuate="onLoad" draw:mime-type="image/png"/>
</draw:frame>
The scores and lyrics of "Wish Rongguang Return to Hong Kong". <text:a xlink:type="simple" xlink:href="https://www.rfa.org/mandarin/yataibaodao/gangtai/al-06062023111302.html/@@images/image" text:style-name="Internet_20_link" text:visited-style-name="Visited_20_Internet_20_Link">
</text:a>
(Screenshot of Twitter)[audio-1-link ：https://www.rfa.org/mandarin/yatabagabaodao/angtai/al-0(https://www.rfa.org/mandarin/yataibaodao/gangtai/al-06062023111302.html/@@stream)Hong Kong's fighting song "Wish Rongguang Return to Hong Kong", from the streets of Hong Kong in 2019, to Hong Kong people rally around the world today, have played a role in gathered people's hearts. After this song has recently been mistaken for the "Hong Kong National Anthem" by international sports events, the Hong Kong Government officially applied to the court to prohibit anyone from spreading this song. What impact will the Hong Kong government's move bring?</text:p>
      <text:p text:style-name="P4">
<text:span text:style-name="T4">
<text:span text:style-name="T5">
 <text:a xlink:type="simple" xlink:href="https://www.rfa.org/mandarin/Xinwen/4-03222023115724.html" text:style-name="Internet_20_link" text:visited-style-name="Visited_20_Internet_20_Link">
Google refuses to remove the "Hong Kong National Anthem" search result in Hong Kong to stop advertising in Google</text:a>
</text:span>
* </text:span>
<text:span text:style-name="T5">
 <text:a xlink:type="simple" xlink:href="https://www.rfa.org/mandarin/Xinwen/3-01202023125612.html" text:style-name="Internet_20_link" text:visited-style-name="Visited_20_Internet_20_Link">
New Hong Kong rule of law: "Rongguang" songs and humiliation of the national anthem sale records involved in incitement</text:a>
</text:span>
<text:span text:style-name="T5">
 </text:span>
<text:span text:style-name="T4">
 <text:a xlink:type="simple" xlink:href="https://www.rfa.org/mandarin/yataibaodao/gangtai/gf2-12052022142306.html" text:style-name="Internet_20_link" text:visited-style-name="Visited_20_Internet_20_Link">
The Hong Kong Police of the Hong Kong Police in the International Stadium Rest again to start the investigation</text:a>
</text:span>
 <text:span text:style-name="T4">
* <text:a xlink:type="simple" xlink:href="https://www.rfa.org/mandarin/yataibaodao/gangtai/ec-12152022102212.html" text:style-name="Internet_20_link" text:visited-style-name="Visited_20_Internet_20_Link">
Google said to Beijing and the Hong Kong Government that China has failed to be invalid? </text:a>
</text:span>
</text:p>
      <text:p text:style-name="P4">
"Why this land, tears reappear; why make everyone, but also resentful ..." "Glory to Hongkong" (Glory to Hongkong ", this first fighting song in 2019, once sounded. The streets and lanes in Hong Kong may be the first "ban song" since the opening of Hong Kong in the future.</text:p>
      <text:p text:style-name="P4">
The Hong Kong Department of Justice applied to the High Court forbidden to make a ban, prohibiting anyone from spreading, playing, printing, publishing, selling, distributing, spreading or displaying the song "Wish Relief to Hong Kong" on the Internet or any platform. , Inciting others to split the country; or have "incite intention" and advocate the separation of Hong Kong from China. The scope of the prohibition includes song melody, lyrics, and even adapted versions.</text:p>
      <text:p text:style-name="P4">
<text:span text:style-name="T4">
 Article 32 of the Hong Kong Government List "Wish Rongguang Return to Hong Kong" films with hand language and various language versions </text:span>
</text:p>
      <text:p text:style-name="P4">
The enrollment of the Hong Kong Department of Justice also said that "Wish Rongguang Back to Hong Kong" may be mistaken for "Hong Kong National Anthem", or that Hong Kong is an "independent country" with the national anthem, which is intended to insult the national anthem and violate the "National Anthem Regulations" in Hong Kong. A total of 32 "Wish Glory Back to Hong Kong" related YouTube videos, including pure music version, orchestra version, sign language version, and different languages such as English and German, requiring relevant persons to stop spread immediately.</text:p>
      <text:p text:style-name="P4">
The Hong Kong Government later issued a statement explaining, pointing out that the lyrics of "Wanting to Return to Hong Kong" contain slogans that have been incited by the court, and have been mistakenly expressed as "Hong Kong National Anthem" recently, which has insulted the national anthem and caused the country and the Special Economic Zone. Serious damage, emphasizing that in order to maintain national security, the application is necessary, reasonable and legal, and meet the requirements of the relevant human rights bill.</text:p>
      <text:p text:style-name="P4">
<text:span text:style-name="T4">
 Try to ban the song by the court program </text:span>
</text:p>
      <text:p text:style-name="P4">
Former Hong Kong District Councilor Liu Jiawen, the former Hong Kong district, told this station that since the implementation of the National Security Law of the Hong Kong District, the Hong Kong Government has continuously suppressed the culture and art world with tangible or intangible hands; Disposal, many movies cannot be released in Hong Kong. However, the Hong Kong government officially applied for a specific song for a specific song, but for the first time. She believes that it will make a very bad precedent.</text:p>
      <text:p text:style-name="P4">
Liu Jiawen said: "With my memory, this should be the first time that the government uses court procedures to apply for a ban on this song to be released or played in Hong Kong. Of course With the first precedent, many different publishing freedom and cultural freedom will be suppressed after that. "</text:p>
      <text:p text:style-name="P4">
At present, the relevant prohibited order application is waiting for the court's instructions, and the hearing date is to be determined. Huang Weiguo, assistant professor of the former assistant professor of the Department of Political and International Relations of the Hong Kong Baptist University in the UK, told the station that the ruling of the Hong Kong court will release important information to the international community.</text:p>
      <text:p text:style-name="P4">
Huang Weiguo said: "If the court really presented the play" Wish Rongguang to Hong Kong ", it can be said that since the opening of Hong Kong's port, the government has expressed its first explicit regulations. There is no existence, and it collapses further. "</text:p>
      <text:p text:style-name="P4">
The Hong Kong Government has not pointed out what incite slogans containing the lyrics of "Wish Rongguang Return to Hong Kong", but there is a sentence in the song "Dawn comes, to recover, this Hong Kong; peers, children, the revolution of the times." The defendant Tang Yingjie, the first defendant who was sentenced to 9 years in Hong Kong by the National Security Law, was judged that the power of his motorcycles was hanging the banner of "restoring Hong Kong, the Revolution of the Times", and pointed out that the slogan could "incite others to split the country" Essence</text:p>
      <text:p text:style-name="P4">
<text:span text:style-name="T4">
 How much is the actual role in blocking the "Broadcasting National Anthem" in international competitions? </text:span>
</text:p>
      <text:p text:style-name="P4">
Since last year, when the Hong Kong team played the international sports competition, it repeatedly made a storm of "Broadcasting the wrong National Anthem" -the organizer mistakenly regarded "Wish Rongguang to Hong Kong" as "Hong Kong National Anthem", not the Chinese national anthem "The Volunteer March". The Hong Kong Government asked Google to "top" the Volunteer Army when searching for "Hong Kong National Anthem", but was rejected by Google.</text:p>
      <text:p text:style-name="P4">
Huang Weiguo believes that the situation of the "National Anthem" of the international sports events embarrassed the Hong Kong government, so he intended to prevent the ban from spreading "willing to glory to Hong Kong", so that it ranked after the internet search results in the middle of the hall to avoid the error in the international competition organizers. However, he believes that the approach of the Hong Kong government is "covering the ears and stealing the bell", because the Hong Kong government cannot control the results of the online search results of foreign users, and Hong Kong people in Hong Kong can still search for information such as VPN and other ways to "underground" circulating collective memories of Hong Kong people. Essence</text:p>
      <text:p text:style-name="P4">
Former Hong Kong District Councilor Guo Zijian, a former Hong Kong District Councilor, stated that "Wish Rongguang Back to Hong Kong" appeared during the 2019 Rebellion and spread all over the world. Although it is not the official national anthem of Hong Kong Represents Hong Kong people.<text:span text:style-name="T4">
 Overseas law enforcement is difficult </text:span>
</text:p>
      <text:p text:style-name="P4">
Tang Jiazhen, a member of the executive committee of a senior barrister, said that if the court issued a ban, the offender can be charged with "contempt of the court" and sentenced to 7 years in prison. He believes that the safest way of citizens is to delete related songs that have been downloaded or still retained. However, he acknowledged that there was some difficulties in overseas law enforcement.</text:p>
      <text:p text:style-name="P4">
Liu Jiawen said that "Wish Rongguang Return to Hong Kong" is not only the "iconic" song of the 2019 resistance movement. At present, in the activities of overseas Hong Kong people, it also plays an important role. The entry point of the interaction.</text:p>
      <text:p text:style-name="P4">
She believes that even if the Hong Kong court issued a ban order, overseas Hong Kong people's organizers will not have concerns about playing "Wish Rongguang Return to Hong Kong". They believe that Britain is a free and democratic country, and Hong Kong people can express their opinions freely. The participants of the event will also evaluate the risks by themselves and protect themselves in different ways. I believe that the ban will not have much impact on overseas Hong Kong people.</text:p>
      <text:p text:style-name="P4">
Reporter: Lu Xi (London) Responsible Editor: Jiayuan.com editor: He Fu</text:p>
      <text:p text:style-name="P4">
News Source: <text:a xlink:type="simple" xlink:href="https://www.rfa.org/mandarin/yataibaodao/gangtai/al-06062023111302.html" text:style-name="Internet_20_link" text:visited-style-name="Visited_20_Internet_20_Link">
https://www.rfa.org/mandarin/yataibaodao/gangtai/al-06062023111302.html</text:a>
</text:p>
      <!--NEWS-->
      <text:h text:style-name="P10" text:outline-level="1">
<text:span text:style-name="T4">
US Council: US -China officials frankly talk about human rights groups to criticize talks at the opportunity</text:span>
</text:h>
      <text:p text:style-name="P4">
Author: chinese@voanews.com (美国之音)</text:p>
      <text:p text:style-name="P4">
Publisher: 美国之音中文网 (Type: NewsMediaOrganization)</text:p>
      <text:p text:style-name="P4">
Published Time: 2023-06-06T14:43:11+08:00</text:p>
      <text:p text:style-name="P4">
Modified Time: 2023-06-06 06:43:11Z</text:p>
      <text:p text:style-name="P4">
Description: The US State Department stated that senior US diplomats conducted frank and effective talks with Chinese officials on Monday (June 5), although some people criticized the time point for visiting China, because it coincided with the anniversary of the Tiananmen Square suppression incident in 1989 day.</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us-chinese-officials-talk-20230606/7124655.html" text:style-name="Internet_20_link" text:visited-style-name="Visited_20_Internet_20_Link">
https://www.voachinese.com/a/us-chinese-officials-talk-20230606/7124655.html</text:a>
</text:p>
      <!--NEWS-->
      <text:h text:style-name="P10" text:outline-level="1">
<text:span text:style-name="T4">
Wu atomic agency: After the dam explosion, the nuclear power plant situation is controlled</text:span>
</text:h>
      <text:p text:style-name="P4">
Author: 联合早报 (Person)</text:p>
      <text:p text:style-name="P4">
Publisher: 联合早报 (Organization)</text:p>
      <text:p text:style-name="P4">
Published Time: 2023-06-06T15:06</text:p>
      <text:p text:style-name="P4">
Modified Time: 2023-06-06T15:08</text:p>
      <text:p text:style-name="P4">
Description: The Ukraine National Atomic Energy Agency said on Tuesday (June 6) that the dam in the new Khahofka city in southern Ukraine was destroyed and threatened to the Zapolo Nuclear Power Station, but the current situation has been controlled. Reuters reports that the UN Nuclear Supervision Agency International Atomic Energy Agency (IAEA) ...</text:p>
      <text:p text:style-name="P4">
Videos: []</text:p>
      <text:p text:style-name="P4">
Audios: []</text:p>
      <text:p text:style-name="P4">
Images: []</text:p>
      <text:p text:style-name="P4">
Type: NewsArticle</text:p>
      <text:p text:style-name="P4">
Breadcrumbs: ['即时', '国际']</text:p>
      <text:p text:style-name="P4">
Keywords: ['俄乌战争', '水坝', '核电站', '国际原子能机构']</text:p>
      <!--METADATA-->
      <text:p text:style-name="P4">
The Ukraine National Atomic Energy Agency said on Tuesday (June 6) that the dam in the new Khahofka city in southern Ukraine was destroyed and threatened to the Zapolo Nuclear Power Station, but the current situation has been controlled.</text:p>
      <text:p text:style-name="P4">
Reuters reports that the UN Nuclear Supervision Agency International Atomic Energy Agency (IAEA) said on Twitter that it is closely paying close attention to the local situation, but the Zapolo Nuclear Power Station "has no emergency nuclear risk."</text:p>
      <text:p text:style-name="P4">
The Russian Army said earlier that the Russian occupation area and the Soviet era, which was built in the Soviet Union <text:a xlink:type="simple" xlink:href="https://www.zaobao.com/realtime/world/story20230606-1401606" text:style-name="Internet_20_link" text:visited-style-name="Visited_20_Internet_20_Link">
explosion in the Carhofka Dam</text:a>
, Trigger flood floods.</text:p>
      <text:p text:style-name="P4">
U -Russia has accused each other with each other.</text:p>
      <text:p text:style-name="P4">
News Source: <text:a xlink:type="simple" xlink:href="https://www.zaobao.com.sg/realtime/world/story20230606-1401728" text:style-name="Internet_20_link" text:visited-style-name="Visited_20_Internet_20_Link">
https://www.zaobao.com.sg/realtime/world/story20230606-1401728</text:a>
</text:p>
      <!--NEWS-->
      <text:h text:style-name="P10" text:outline-level="1">
<text:span text:style-name="T4">
Facts ｜ Qin Gang &amp; Quot; Internal speech &amp; quot; flowing out, saying that the Sino -US war is inevitable?</text:span>
</text:h>
      <text:p text:style-name="P4">
Author: 作者：庄敬</text:p>
      <text:p text:style-name="P4">
Publisher: Radio Free Asia (Organization)</text:p>
      <text:p text:style-name="P4">
Published Time: 2023-06-06T15:27:26-04:00</text:p>
      <text:p text:style-name="P4">
Modified Time: 2023-06-06T15:27:26-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2" text:anchor-type="as-char" svg:width="6.9236in" svg:height="3.629306in" draw:z-index="0">
<draw:image xlink:href="../Images/rfamandarin/2023-06-06T15-27-26-04-00/000000.png" xlink:type="simple" xlink:show="embed" xlink:actuate="onLoad" draw:mime-type="image/png"/>
</draw:frame>
 <text:a xlink:type="simple" xlink:href="https://www.rfa.org/mandarin/shishi-hecha/hc-06062023150630.html/@@images/image" text:style-name="Internet_20_link" text:visited-style-name="Visited_20_Internet_20_Link">
</text:a>
Radio of Liberty Asia</text:p>
      <text:p text:style-name="P4">
<text:span text:style-name="T4">
 Tags: Anti -name fraud </text:span>
</text:p>
      <text:p text:style-name="P4">
<text:span text:style-name="T4">
 Reading in one minute: </text:span>
</text:p>
      <text:p text:style-name="P4">
Recently, a recording of the Internet, known as "Chinese Foreign Minister Qin Gang's internal speech", which is known as "the leaked Chinese Foreign Minister". Its content talks about the dispute between China and the United States. Some netizens believe that the remarks in the recording are in line with China's diplomatic position, and even speculation that audio leaks should be "upper -level" to "talk hard to fight against the United States."</text:p>
      <text:p text:style-name="P4">
Asian facts investigation of the laboratory found that the content of the so -called Qin Gang's internal speech was roughly the same as the article released by Chinese commentator "Tan Jide" last year. A vibrato user read this article in the recording video to share with others. Asian facts check the laboratory compares the sound of this vibrato user to read the article and the so -called "Qin Gang recording" on the Internet. The results show that the sound is likely to be the same person, that is, the so -called "internal speech recording" It is likely that Qin Gang was named by Chinese netizens.</text:p>
      <text:p text:style-name="P4">
<text:span text:style-name="T4">
 Deep analysis: </text:span>
</text:p>
      <text:p text:style-name="P4">
Twitter, YouTube (YouTube) recently circulated a period of internal speech recording of Chinese Foreign Minister Qin Gang (hereinafter referred to as "Qin Gang Recording"). 06012023: Qin Gang's internal speech recording: War is inevitable, only the relationship between life and death in China and the United States "](https://www.qtown.media/share/linkPage/881D5921-269C-4680-BABF-20B53C065E41.html)However, the publisher did not provide other information such as the so -called "Qin Gang speech" and other information.</text:p>
      <text:p text:style-name="P4">
In more than a minute of video, there is only a photo of high -level officials in China and the United States. The voice is a conversation of a man about Sino -US relations. The only way is to be war. " The so -called "Qin Gang's internal speech" recording has attracted attention, including Chinese writers <text:a xlink:type="simple" xlink:href="https://twitter.com/cskun1989/status/1664646472598708229" text:style-name="Internet_20_link" text:visited-style-name="Visited_20_Internet_20_Link">
Cai Shenkun</text:a>
Former Chinese diplomat <text:a xlink:type="simple" xlink:href="https://twitter.com/chen_yonglin/status/1664949792089288706" text:style-name="Internet_20_link" text:visited-style-name="Visited_20_Internet_20_Link">
Chen Yonglin</text:a>
Waiting for people to forward and discuss this matter, and some people help videos with English subtitles, but many people question the credibility of the source of the media.</text:p>
      <text:p text:style-name="P4">
</text:p>
      <text:p text:style-name="P4">
Social media circulates Qin Gang's so -called "internal speech" recording <text:a xlink:type="simple" xlink:href="https://www.rfa.org/mandarin/shishi-hecha/hc-06062023150630.html/p2.png" text:style-name="Internet_20_link" text:visited-style-name="Visited_20_Internet_20_Link">
</text:a>
<text:span text:style-name="T4">
 "Qin Gang's speech" content is similar to the height of online articles </text:span>
</text:p>
      <text:p text:style-name="P4">
Asian facts investigation of the laboratory inquiry in the section of "Qin Gang's speech" was found behind, and its content was highly similar to an article on the Internet. It was published by "Tan Jide", who claimed to be a media person <text:a xlink:type="simple" xlink:href="https://www.163.com/dy/article/H684R8850550WCN1.html" text:style-name="Internet_20_link" text:visited-style-name="Visited_20_Internet_20_Link">
"Farewell to the United States!Human civilization is positive. Facing a bloody critical point "</text:a>
Essence The following comparison recording and part of the article (yellow characters are different places):</text:p>
      <text:p text:style-name="P4">
Comparison of the recording content of the "Qin Gang Speech" and the content of the online article (Asian facts check the laboratory drawing) <text:a xlink:type="simple" xlink:href="https://www.rfa.org/mandarin/shishi-hecha/hc-06062023150630.html/p3-8c088bdd51855bb95bf96bd4-7b804f53.png" text:style-name="Internet_20_link" text:visited-style-name="Visited_20_Internet_20_Link">
</text:a>
<text:span text:style-name="T4">
 Is the sound in the audio Qin Gang? </text:span>
</text:p>
      <text:p text:style-name="P4">
Asian facts check the laboratory found that several Douyin users shared the article "Farewell to the United States!Human civilization is facing a bloody critical point" by recording videos. "Farewell to the United States (1)"](https://www.douyin.com/video/7149160800836537611), The same strange sound appeared at 8 minutes and 42 seconds. Showing "wind and rain" and "Qin Gang Recording" are likely to be the same source. The possibility of the so -called Qin Gang recording from the Ministry of Foreign Affairs of China is greatly reduced.</text:p>
      <text:p text:style-name="P4">
Another user "Marriy" released last April ["Deep Think!!!Farewell to the United States, globalization is dead, storm is really here (3/6)"]](https://www.douyin.com/video/7091008599908044071)视频，画面中男子说话的口音、顿点、用字都与秦刚音频相似。经查，画面来源为 <text:a xlink:type="simple" xlink:href="https://www.douyin.com/user/MS4wLjABAAAAqYmID85J8Ju6MHik-c2fmnUfUrWNXxGj5S8aBtitCM4" text:style-name="Internet_20_link" text:visited-style-name="Visited_20_Internet_20_Link">
 “六哥聊生活”</text:a>
Douyin, but the original video was not found in the user's work.The "Qin Gang recording" circulating on the Internet has been from the beginning to 4 minutes and 32 seconds. The content is the theme of the "Four, the essence of the Sino -US dispute" of the above article. From 4 minutes and 33 seconds, it receives other parts of the article. After comparison, it was found that in addition to a small number of words and articles, most of the contents were consistent.</text:p>
      <text:p text:style-name="P4">
The Qin Gang recording and vibrato user recording circulating on the Internet compared with the AI open platform. As a result, the probability of the same person's voice was 93.81%. <text:a xlink:type="simple" xlink:href="https://www.rfa.org/mandarin/shishi-hecha/hc-06062023150630.html/p4-5728ai958b653e5e7353f06bd45c0d7db28def4e0a6d4150b3768479e6525b930497f3-4ee553ca629697f375286236930497f3-7d50679c70ba540c4e004eba7684807297f369827387662f93-81-3002.png" text:style-name="Internet_20_link" text:visited-style-name="Visited_20_Internet_20_Link">
</text:a>
  Qin Gang's recording on the Internet compared with the AI open platform and Qin Gang's press conference on March 7th, the result was 65.78%of the sound probability of the same person. <text:a xlink:type="simple" xlink:href="https://www.rfa.org/mandarin/shishi-hecha/hc-06062023150630.html/p5-5728ai958b653e5e7353f06bd45c0d7db28def4e0a6d4150b3768479e6525b930497f3-4ee553ca79e6525b36708765e58a1880056703767c8a00-7d50679c70ba540c4e004eba7684807297f369827387662f65-78-3002-1.png" text:style-name="Internet_20_link" text:visited-style-name="Visited_20_Internet_20_Link">
</text:a>
We entrusted another information engineer with acoustic pattern identification experience in Taiwan to perform identification. He compared the audio of "Qin Gang Recording" and "Sixth Brother Life" circulating on the Internet, and found that the ups and downs of the two audio were consistent; Yes, the two are likely to be the same audio.</text:p>
      <text:p text:style-name="P4">
Asian facts investigation laboratory asked the Chinese Ministry of Foreign Affairs and the Chinese Embassy in the United States on June 5th. The recording of the Internet was Qin Gang's voice, but the interruption of the draft has not yet been replied.</text:p>
      <text:p text:style-name="P4">
<text:span text:style-name="T4">
in conclusion:</text:span>
</text:p>
      <text:p text:style-name="P4">
Although Chinese officials have not responded, the Asian facts check the laboratory failed to further confirm the authenticity of the audio, but Qin Gang reads an article released by the Internet author last year internally, and his tone, accent, and words are "coincident" and shaking The same possibility of sound users is quite low.</text:p>
      <text:p text:style-name="P4">
After comparison of online articles, Douyin videos, and sound pattern recognition, the Asian factual investigation laboratory believes that the so -called Qin Gang internal speech recording circulating on the Internet is likely not to say what Qin Gang said, but after someone edited the existing videos of the Internet on the Internet , Crown Qin Gang's name, spread error information.</text:p>
      <text:p text:style-name="P4">
_ Asian factual checkup laboratory (<text:span text:style-name="T5">
 _ASIA FACT Check Lab__)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email __AFCL@rfa.org</text:span>
 _ Send it to the Asian factual inspection laboratory, and we will verify and verify it for you. _ _ _ 吧 _</text:p>
      <text:p text:style-name="P4">
News Source: <text:a xlink:type="simple" xlink:href="https://www.rfa.org/mandarin/shishi-hecha/hc-06062023150630.html" text:style-name="Internet_20_link" text:visited-style-name="Visited_20_Internet_20_Link">
https://www.rfa.org/mandarin/shishi-hecha/hc-06062023150630.html</text:a>
</text:p>
      <!--NEWS-->
      <text:h text:style-name="P10" text:outline-level="1">
<text:span text:style-name="T4">
European Human Rights Court: Russia has not appropriately investigated the Navani poisoning case</text:span>
</text:h>
      <text:p text:style-name="P4">
Publisher: 法新社</text:p>
      <text:p text:style-name="P4">
Published Time: 2023-06-06T15:32:07+00:00</text:p>
      <text:p text:style-name="P4">
Modified Time: 2023-06-06T15:05:02+00:00</text:p>
      <text:p text:style-name="P4">
Description: (AFP 6th, 6th) The European Human Rights Court (ECHR) ruled today that Moscow failed to properly investigate the Russian opposition important figure Alexei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617581in" draw:z-index="0">
<draw:image xlink:href="../Images/rficn/2023-06-06T15-32-07-00-00/000000.png" xlink:type="simple" xlink:show="embed" xlink:actuate="onLoad" draw:mime-type="image/png"/>
</draw:frame>
The West called the poisoning case to assassinate Navani.</text:p>
      <text:p text:style-name="P4">
The European Human Rights Court, located in Strasbourg, France today without objections that Russia violated the European Human Rights Convention on the grounds that Moscow obviously did not "explore (Navani's attempted murder). Involved.</text:p>
      <text:p text:style-name="P4">
The European Human Rights Court accused Russia of refusing to start criminal procedures for the Navani poisoning case. The investigation did not openly accept external review, and Navani has not been allowed to participate in the investigation.</text:p>
      <text:p text:style-name="P4">
The court was therefore ordered Moscow to compensate for the loss of 40,000 euros (about NT $ 1.31 million).</text:p>
      <text:p text:style-name="P4">
News Source: <text:a xlink:type="simple" xlink:href="https://www.rfi.fr/cn/%E5%9B%BD%E9%99%85%E6%8A%A5%E9%81%93/20230606-%E6%AC%A7%E6%B4%B2%E4%BA%BA%E6%9D%83%E6%B3%95%E9%99%A2-%E4%BF%84%E6%9C%AA%E9%80%82%E5%BD%93%E8%B0%83%E6%9F%A5%E7%BA%B3%E7%93%A6%E5%B0%BC%E4%B8%AD%E6%AF%92%E6%A1%88" text:style-name="Internet_20_link" text:visited-style-name="Visited_20_Internet_20_Link">
https://www.rfi.fr/cn/%E5%9B%BD%E9%99%85%E6%8A%A5%E9%81%93/20230606-%E6%AC%A7%E6%B4%B2%E4%BA%BA%E6%9D%83%E6%B3%95%E9%99%A2-%E4%BF%84%E6%9C%AA%E9%80%82%E5%BD%93%E8%B0%83%E6%9F%A5%E7%BA%B3%E7%93%A6%E5%B0%BC%E4%B8%AD%E6%AF%92%E6%A1%88</text:a>
</text:p>
      <!--NEWS-->
      <text:h text:style-name="P10" text:outline-level="1">
<text:span text:style-name="T4">
Cross -generation resistance: &amp; quot; white paper &amp; quot;</text:span>
</text:h>
      <text:p text:style-name="P4">
Author: None</text:p>
      <text:p text:style-name="P4">
Publisher: Radio Free Asia (Organization)</text:p>
      <text:p text:style-name="P4">
Published Time: 2023-06-06T15:34:00-04:00</text:p>
      <text:p text:style-name="P4">
Modified Time: 2023-06-06T16:14:56-04:00</text:p>
      <text:p text:style-name="P4">
Description: None</text:p>
      <text:p text:style-name="P4">
Videos: []</text:p>
      <text:p text:style-name="P4">
Audios: ["<text:a xlink:type="simple" xlink:href="https://www.rfa.org/mandarin/yataibaodao/zhengzhi/sc-060620230917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4" text:anchor-type="as-char" svg:width="6.9236in" svg:height="5.1927in" draw:z-index="0">
<draw:image xlink:href="../Images/rfamandarin/2023-06-06T15-34-00-04-00/000000.png" xlink:type="simple" xlink:show="embed" xlink:actuate="onLoad" draw:mime-type="image/png"/>
</draw:frame>
 肖雅洁参与洛杉矶白纸运动声援集会的情形。(肖雅洁提供)  <text:a xlink:type="simple" xlink:href="https://www.rfa.org/mandarin/yataibaodao/zhengzhi/sc-06062023091745.html/@@stream" text:style-name="Internet_20_link" text:visited-style-name="Visited_20_Internet_20_Link">
Audio-1-Link：https://www.rfa.org/mandarin/yataibaodao/zhengzhi/sc-06062023091745.html/@@stream</text:a>
The biggest difference between this year's "June 4th" commemorative activity is that many young people have participated in it. How do these so -called "white paper generations" view the June 4th incident of that year? What does this tragedy happen before their birth mean?</text:p>
      <text:p text:style-name="P4">
<text:span text:style-name="T4">
<text:span text:style-name="T5">
 <text:a xlink:type="simple" xlink:href="https://www.rfa.org/mandarin/Xinwen/6-06032023160052.html" text:style-name="Internet_20_link" text:visited-style-name="Visited_20_Internet_20_Link">
White Paper Movement Participants Cao Yixin was awarded the "Youth China Human Rights Award" in 2023</text:a>
</text:span>
* </text:span>
<text:span text:style-name="T5">
 <text:a xlink:type="simple" xlink:href="https://www.rfa.org/mandarin/yataibaodao/renquanfazhi/kw-06012023130017.html" text:style-name="Internet_20_link" text:visited-style-name="Visited_20_Internet_20_Link">
Special Report on the 34th Anniversary of June 4th: Pick up the torch and move forward!</text:a>
 </text:span>
<text:span text:style-name="T5">
  * </text:span>
<text:span text:style-name="T5">
<text:a xlink:type="simple" xlink:href="https://www.rfa.org/mandarin/yataibaodao/al-06042023221611.html" text:style-name="Internet_20_link" text:visited-style-name="Visited_20_Internet_20_Link">
 “白纸运动”后的六四 伦敦中国留学生首度领军游行 </text:a>
</text:span>
<text:span text:style-name="T5">
 </text:span>
<text:span text:style-name="T4">
 <text:a xlink:type="simple" xlink:href="https://www.rfa.org/mandarin/yataibaodao/renquanfazhi/wy-05182023103404.html" text:style-name="Internet_20_link" text:visited-style-name="Visited_20_Internet_20_Link">
Interview with Beijing White Paper Movement Participants: I am a mother, I must do this!</text:a>
</text:span>
 <text:span text:style-name="T4">
* <text:a xlink:type="simple" xlink:href="https://www.rfa.org/mandarin/yataibaodao/renquanfazhi/kw-01172023095114.html" text:style-name="Internet_20_link" text:visited-style-name="Visited_20_Internet_20_Link">
Beijing "White Paper Movement" demonstrators are arrested? Many women also have reporters</text:a>
</text:span>
</text:p>
      <text:p text:style-name="P4">
<text:span text:style-name="T4">
 The youth season of Shanghai Fengcheng: June 4th and his </text:span>
 <text:span text:style-name="T4">
 "History of Anti -Thief" </text:span>
 **</text:p>
      <text:p text:style-name="P4">
Ji Xin is a Shanghai youth in his early 20s who came to study in the United States last year. Since the outbreak of the white paper movement, he has experienced Shanghai Fengcheng, and has been actively joining various political discussion groups on the Internet to communicate with young resistance. He also participated in a online mourning June 4th this year. Activity. He told reporters that he heard June 4th at the age of eight at the age of eight: "I was playing in the park that was playing in the park that year. When I was resting, I heard adults chat. They said that there were a group of people on the streets of Beijing many years ago. The march, the army swept the gun and the tank was pressed. "</text:p>
      <text:p text:style-name="P4">
The discussion of adults caused his younger curiosity at the time. He stepped forward and tried to ask those adults more questions. He described the situation at that time, "I asked questions and asked what year it happened in them and why was this. Adults found that I was a strange child who came to listen to it. Play yourself. "</text:p>
      <text:p text:style-name="P4">
From then on, this experience was very strange about dodging this adult's dodging. After that, why did this adult unwilling to say, what happened to this matter became what he wanted to figure out. Just a few years later, he had a chance, and it came from a "negligence" from his father. Ji Xin said, one day: "I found my dad's computer on the computer, and found a folder called the" June 4th Luck "on his desktop. Photos protested by the Monument to the People's Heroes, such as the photos of the tank tracked on the streets of Beijing, and the photos of the people in front of Tiananmen. "</text:p>
      <text:p text:style-name="P4">
天安门镇压行动之后的六月十日，一名解放军士兵在当时北京唯一的西式快餐店前端枪警戒。(Associated Press information picture)  <text:a xlink:type="simple" xlink:href="https://www.rfa.org/mandarin/yataibaodao/zhengzhi/sc-06062023091745.html/9f2ee65d-9664-41bd-ab9f-730b4e58dddc.jpeg" text:style-name="Internet_20_link" text:visited-style-name="Visited_20_Internet_20_Link">
</text:a>
</text:p>
      <text:p text:style-name="P4">
很快，他的父亲就知道了这件事。而父亲的恐慌，则令他印象深刻。他回忆道：“他很慌张让我什么都不要说。过几年我又学会了翻墙，第一天我就把三小时的《天安门》纪录片看完了。那是2016、17年左右，我才对六四事件有完全的了解。”</text:p>
      <text:p text:style-name="P4">
季新所提到的纪录片，就是那部由卡玛执导，在1995年上映的《天安门》。在这之后，他感到自己应该把关于那段课本上不存在的历史告诉更多同学。按照年轻人中惯用的词语，他成了一名“反贼”。他说道：“所以那个时候我经常给我的同学科普，讲六四是怎么来的，以及六四发生以后具体发生了什么事，也给他们听歌，比如《自由花》，把照片、影像给他们看。那时候，我还把维基百科上六四、刘晓波(的内容)打印出来，分发给他们。”</text:p>
      <text:p text:style-name="P4">
他也表示，他发现他的同学们几乎都不知道六四是怎么回事，并在听了他的介绍后，感到那些在六四屠杀中遇难的学生很可怜。</text:p>
      <text:p text:style-name="P4">
<text:span text:style-name="T4">
00后肖雅洁：白纸运动对八九的传承和超越</text:span>
</text:p>
      <text:p text:style-name="P4">
出生在2000年的肖雅洁，在小学时随父母从大陆移民到了香港。她告诉记者，2010年，也就是她刚去香港的第一年，就接触到了与六四有关的活动：“当时香港的政治方向还是很自由的，每个学校都会举办六四的纪念活动。我在香港上学的那几年，每一年我们学校都会有自发性的活动，大家一起去礼堂悼念学生。无论我在小学还是初中的时候，我们都会有烛光晚会。”</text:p>
      <text:p text:style-name="P4">
She said that at that time, she didn't think deeply about June 4th. What really made her feel impact in 2016. That year, she had gone to study in the UK, and her parents participated in the June 4th candlelight mourning activities in Victoria Garden, Hong Kong, and met mainland tourists who denied the history of June 4th. She said: "My parents told me these things. I think the mainlanders have been deceived too much, which makes me have a deep impression on June 4th."</text:p>
      <text:p text:style-name="P4">
In the summer vacation in 2019, she had come to the United States to continue her studies and returned to Hong Kong to participate in the counterclocking of the Chinese parade. This is also the first time she really devoted himself to the fighting movement. She said that on the streets of Hong Kong at the time, she had sucked into the tear bomb, and she also saw that the white man who was a member of the authorities would paralyze from the demonstrators from the upstairs. At present, she is working in Los Angeles, USA, and also participates in the support activities of white paper movements.</text:p>
      <text:p text:style-name="P4">
Xiao Yajie told reporters that in her eyes, there is a relationship between the eight or nine democratic movements and the white paper movement: "The white paper movement is more like the inheritance of the 64th college students. Because although the person who may initiate the white paper sports, not everyone knows the June 4th of June 4th In the past, but in fact, our bones are eager to be free and democratic. "</text:p>
      <text:p text:style-name="P4">
Xiao Yajie participated in the situation of recovering the middle movement. (Provided by Xiao Yajie) <text:a xlink:type="simple" xlink:href="https://www.rfa.org/mandarin/yataibaodao/zhengzhi/sc-06062023091745.html/m0606-sc1.png" text:style-name="Internet_20_link" text:visited-style-name="Visited_20_Internet_20_Link">
</text:a>
</text:p>
      <text:p text:style-name="P4">
她也把这两场运动进行了对比，认为发生在信息时代的白纸运动能使更多人觉醒，并说道：“白纸运动是封城导致的，反映中共没有办法用更强硬的手段做出让我们捂嘴的事情了。这是一场更胜于六四的民主运动，因为在当时这么高压的情况下，还有一群勇敢的人站出来。”</text:p>
      <text:p text:style-name="P4">
<text:span text:style-name="T4">
南加州大学学生王涵：从邓小平到习近平，中共实际上没有任何变化</text:span>
</text:p>
      <text:p text:style-name="P4">
在今年26岁、深度参与了白纸运动的南加州大学学生王涵的心目中，六四屠杀和近年中国当局进行的“动态清零”、封城政策一样，都是一种需要所有人共同反抗的极权暴政。他说：“就是我之前一直和很多人讲的，我觉得在面对极权暴政的时候，所有人都应该站在一起。”</text:p>
      <text:p text:style-name="P4">
王涵表示，在江泽民、胡锦涛的时代，那时非常年少的他对中国的看法和现在有所不同：“江胡时代，我也是不支持中国共产党的，但是当时我很天真地觉得这个国家会变好。有点像台湾，大家在一步一步地往前走，最终让民进党执政，我觉得我能看到那样的希望。”</text:p>
      <text:p text:style-name="P4">
他说，尽管他在小学的时候就知道六四，但对他更为决定性的冲击则是之后发生的事：“2018年习近平修改宪法对我是非常震撼的事情，19年的香港反送中运动更激励了我，之后就是武汉肺炎的事情，一件一件。”</text:p>
      <text:p text:style-name="P4">
Chinese student Wang Han.(Wang Han video screenshot)After that, he no longer thought that China could "improve" in a way in Taiwan. He believes that compared with the Kuomintang before the democratization of Taiwan: "the Communist Party's destruction of Chinese grass -roots social organizations is more serious and the totalitarian level is higher. Therefore, I don't think it is possible to change the tyranny through normal improvement demands. Go to change the tyranny. "</text:p>
      <text:p text:style-name="P4">
In addition, he has a new understanding of the history of the Communist Party in nearly 30 years. He used a metaphor to describe his view of the CCP's internal faction: "Like fighting with brothers, for example, China Mobile competes with China Telecom, and the competition is 'their own brothers'.</text:p>
      <text:p text:style-name="P4">
He further explained his point of view: "I don't think that the CCP's regime has changed from beginning to end. Xi Jinping and Deng Xiaoping's concepts are different. They are also the Communist Party and Marxism. In the subconscious and rooted in their ideas, I don't think there is anything different. "</text:p>
      <text:p text:style-name="P4">
Reporter: Sun Cheng Responsible: Jiayuan.com Editor: He Fu</text:p>
      <text:p text:style-name="P4">
News Source: <text:a xlink:type="simple" xlink:href="https://www.rfa.org/mandarin/yataibaodao/zhengzhi/sc-06062023091745.html" text:style-name="Internet_20_link" text:visited-style-name="Visited_20_Internet_20_Link">
https://www.rfa.org/mandarin/yataibaodao/zhengzhi/sc-06062023091745.html</text:a>
</text:p>
      <!--NEWS-->
      <text:h text:style-name="P10" text:outline-level="1">
<text:span text:style-name="T4">
Ubi Intelligence refers to the bomb to the dam in the "panic" of the Russian army</text:span>
</text:h>
      <text:p text:style-name="P4">
Author: 联合早报 (Person)</text:p>
      <text:p text:style-name="P4">
Publisher: 联合早报 (Organization)</text:p>
      <text:p text:style-name="P4">
Published Time: 2023-06-06T15:47</text:p>
      <text:p text:style-name="P4">
Modified Time: 2023-06-06T20:36</text:p>
      <text:p text:style-name="P4">
Description: The Ukrainian intelligence department said that the Russian army "in the panic" and cast a bomb to the Khahofka dam in Heruson in the occupation area. Reuters reported that the Ukraine intelligence department issued a statement on Tuesday (June 6) saying: "Oncers bombed the Carhofka dam in panic. This is obviously ...</text:p>
      <text:p text:style-name="P4">
Videos: []</text:p>
      <text:p text:style-name="P4">
Audios: []</text:p>
      <text:p text:style-name="P4">
Images: []</text:p>
      <text:p text:style-name="P4">
Type: NewsArticle</text:p>
      <text:p text:style-name="P4">
Breadcrumbs: ['即时', '国际']</text:p>
      <text:p text:style-name="P4">
Keywords: ['俄乌战争', '情报', '英国', '俄罗斯', '乌克兰', '水坝']</text:p>
      <!--METADATA-->
      <text:p text:style-name="P4">
The Ukrainian intelligence department said that the Russian army "in the panic" and cast a bomb to the Khahofka dam in Heruson in the occupation area.</text:p>
      <text:p text:style-name="P4">
Reuters reported that the Ukraine intelligence department issued a statement on Tuesday (June 6) saying: "Oncers bombed the Carhofka dam in panic. This is obviously a crime of terrorism and war. ","</text:p>
      <text:p text:style-name="P4">
In addition, British Foreign Minister Clever, who is visiting Ukraine, will be destroyed by the Ukrainian dam](https://www.zaobao.com/realtime/world/story20230606-1401606)Makes on Russia invading Ukraine.</text:p>
      <text:p text:style-name="P4">
"I heard a report on the explosion of dams and flood risks. It is too early to make a comment now. But what we must remember is that all of this occurs. of."</text:p>
      <text:p text:style-name="P4">
He said: "We will continue to evaluate the development of the situation, but what Russia can do now is to retreat immediately."</text:p>
      <text:p text:style-name="P4">
News Source: <text:a xlink:type="simple" xlink:href="https://www.zaobao.com.sg/realtime/world/story20230606-1401737" text:style-name="Internet_20_link" text:visited-style-name="Visited_20_Internet_20_Link">
https://www.zaobao.com.sg/realtime/world/story20230606-1401737</text:a>
</text:p>
      <!--NEWS-->
      <text:h text:style-name="P10" text:outline-level="1">
<text:span text:style-name="T4">
TSMC said that the German factories have made good progress on negotiations for subsidies</text:span>
</text:h>
      <text:p text:style-name="P4">
Author: chinese@voanews.com (杨安)</text:p>
      <text:p text:style-name="P4">
Publisher: 美国之音中文网 (Type: NewsMediaOrganization)</text:p>
      <text:p text:style-name="P4">
Published Time: 2023-06-06T15:58:24+08:00</text:p>
      <text:p text:style-name="P4">
Modified Time: 2023-06-06 07:58:24Z</text:p>
      <text:p text:style-name="P4">
Description: Liu Deyin, chairman of the leader of the global chip foundry, said on Tuesday (June 6) that he feels good about the progress of the negotiations in factories in Germany and is discussing subsidies with the German government. TSMC has been negotiating with Saxonym in Germany since 2021.</text:p>
      <text:p text:style-name="P4">
Videos: []</text:p>
      <text:p text:style-name="P4">
Images: []</text:p>
      <text:p text:style-name="P4">
Categories: '经济·金融·贸易'</text:p>
      <text:p text:style-name="P4">
Type: None</text:p>
      <!--METADATA-->
      <text:p text:style-name="P4">
Nonenone</text:p>
      <text:p text:style-name="P4">
News Source: <text:a xlink:type="simple" xlink:href="https://www.voachinese.com/a/tsmc-german-plant-20230606/7124684.html" text:style-name="Internet_20_link" text:visited-style-name="Visited_20_Internet_20_Link">
https://www.voachinese.com/a/tsmc-german-plant-20230606/7124684.html</text:a>
</text:p>
      <!--NEWS-->
      <text:h text:style-name="P10" text:outline-level="1">
<text:span text:style-name="T4">
The report of the General Audit Office of the General Audit Audit of the Malaysian Parliament</text:span>
</text:h>
      <text:p text:style-name="P4">
Author: 联合早报 (Person)</text:p>
      <text:p text:style-name="P4">
Publisher: 联合早报 (Organization)</text:p>
      <text:p text:style-name="P4">
Published Time: 2023-06-06T16:01</text:p>
      <text:p text:style-name="P4">
Modified Time: 2023-06-06T16:01</text:p>
      <text:p text:style-name="P4">
Description: Malaysian Parliament Chairman and Japan's Chairman and Japan (June 6) argued for one hour to argue in Congress's debate on the General Audit Office of the 2021. Opposition of the National Alliance of the National Alliance for the National Alliance, with the reason and no preliminary cases, we will fully oppose the debate. Unity government councilors pointed out that the National League was worried about this ...</text:p>
      <text:p text:style-name="P4">
Videos: []</text:p>
      <text:p text:style-name="P4">
Audios: []</text:p>
      <text:p text:style-name="P4">
Images: []</text:p>
      <text:p text:style-name="P4">
Type: NewsArticle</text:p>
      <text:p text:style-name="P4">
Breadcrumbs: ['即时', '国际']</text:p>
      <text:p text:style-name="P4">
Keywords: ['马来西亚', '审计署']</text:p>
      <!--METADATA-->
      <text:p text:style-name="P4">
Malaysian Parliament Chairman and Japan's Chairman and Japan (June 6) argued for one hour to argue in Congress's debate on the General Audit Office of the 2021. Opposition of the National Alliance of the National Alliance for the National Alliance, with the reason and no preliminary cases, we will fully oppose the debate. Solidarity government councilors said that the National Alliance was worried that the report would expose the disadvantages of the National Alliance's ruling period. Speaker finally approved Congress to debate the first audit report.</text:p>
      <text:p text:style-name="P4">
When the Malaysian Prime Minister's Office was preparing to make a "2021 General Audit Agency Report" to debate on Tuesday at noon on Tuesday, the National League members have stated that they are opposed. These members said that Congress never debated the audit report. The routine approach was to submit the report to the Public Accounts Committee (Public Accounts, PACs) of the Public Accounting Committee of the Congress and the call witnesses.</text:p>
      <text:p text:style-name="P4">
The unity of the unity of the governing government believes that the "2021 General Audit Office Report" will reveal various government procurement during the emergency state of the national alliance government, so the National Alliance strongly opposes the debate in Congress. MPs of the opponents were not holding each other and whispered each other, and the scene was chaotic.</text:p>
      <text:p text:style-name="P4">
After discussion, the opposition members agreed to make concessions. They accepted the Prime Minister's Office, but they still insisted that they did not have to debate. Speaker Zohari eventually approved a report and debate.</text:p>
      <text:p text:style-name="P4">
News Source: <text:a xlink:type="simple" xlink:href="https://www.zaobao.com.sg/realtime/world/story20230606-1401742" text:style-name="Internet_20_link" text:visited-style-name="Visited_20_Internet_20_Link">
https://www.zaobao.com.sg/realtime/world/story20230606-1401742</text:a>
</text:p>
      <!--NEWS-->
      <text:h text:style-name="P10" text:outline-level="1">
<text:span text:style-name="T4">
Heruson's dam rose over 10 meters by fried water level</text:span>
</text:h>
      <text:p text:style-name="P4">
Author: 联合早报 (Person)</text:p>
      <text:p text:style-name="P4">
Publisher: 联合早报 (Organization)</text:p>
      <text:p text:style-name="P4">
Published Time: 2023-06-06T16:20</text:p>
      <text:p text:style-name="P4">
Modified Time: 2023-06-06T20:36</text:p>
      <text:p text:style-name="P4">
Description: The local authorities supported by Tasce said that the dam of Nova Kakhovka, the port city of Hermuson, was blown up by more than 10 meters. Reuters reports that Russia's appointed mayor Leon Jayev said that he is close to the dyke ...</text:p>
      <text:p text:style-name="P4">
Videos: []</text:p>
      <text:p text:style-name="P4">
Audios: []</text:p>
      <text:p text:style-name="P4">
Images: []</text:p>
      <text:p text:style-name="P4">
Type: NewsArticle</text:p>
      <text:p text:style-name="P4">
Breadcrumbs: ['即时', '国际']</text:p>
      <text:p text:style-name="P4">
Keywords: ['俄罗斯', '乌克兰', '水坝', '俄乌战争']</text:p>
      <!--METADATA-->
      <text:p text:style-name="P4">
Tas Society quoted the local authorities supported by Russia, saying that [Dam was fried] from Nova Kakhovka, the port city of Hermusong,(https://www.zaobao.com/realtime/world/story20230606-1401606)The water level rose more than 10 meters.</text:p>
      <text:p text:style-name="P4">
Reuters reports that Russia's appointed mayor Leon Jayev said that the water level in the small town next to the dam of the dyke may rise by 12 meters. The authorities said that the water level in this town is expected to rise in the next 72 hours.</text:p>
      <text:p text:style-name="P4">
Ukraine and Russia were accusing each other on Tuesday (June 6) to explode the Carhofka dam located in the Dieber River. The Russian Xinshi quoted local officials as saying that some settlements in the new Carhofka District have begun to evacuate.</text:p>
      <text:p text:style-name="P4">
Chelnichak, the head of the Russian National Atomic Energy Company (Rosatom), said <text:a xlink:type="simple" xlink:href="https://www.zaobao.com/realtime/world/story20230606-1401728" text:style-name="Internet_20_link" text:visited-style-name="Visited_20_Internet_20_Link">
Dam is temporarily threatened to pose a threat to the Zapolo nuclear power plant controlled by Russia</text:a>
And saying the situation is being monitoring. He said that the water of the cooling nuclear power plant facilities lacks nuclear fuel storage ponds is closed and did not directly contact the water from the Khahofka Reservoir.</text:p>
      <text:p text:style-name="P4">
News Source: <text:a xlink:type="simple" xlink:href="https://www.zaobao.com.sg/realtime/world/story20230606-1401745" text:style-name="Internet_20_link" text:visited-style-name="Visited_20_Internet_20_Link">
https://www.zaobao.com.sg/realtime/world/story20230606-1401745</text:a>
</text:p>
      <!--NEWS-->
      <text:h text:style-name="P10" text:outline-level="1">
<text:span text:style-name="T4">
Britain said that China has closed the "police service station" across the United Kingdom</text:span>
</text:h>
      <text:p text:style-name="P4">
Author: None</text:p>
      <text:p text:style-name="P4">
Publisher: Radio Free Asia (Organization)</text:p>
      <text:p text:style-name="P4">
Published Time: 2023-06-06T16:22:25-04:00</text:p>
      <text:p text:style-name="P4">
Modified Time: 2023-06-06T16:22: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0" text:anchor-type="as-char" svg:width="6.9236in" svg:height="4.522674in" draw:z-index="0">
<draw:image xlink:href="../Images/rfamandarin/2023-06-06T16-22-25-04-00/000000.png" xlink:type="simple" xlink:show="embed" xlink:actuate="onLoad" draw:mime-type="image/png"/>
</draw:frame>
Tomtugndhat, Minister of State of the State of the State of the Affairs of Guoan <text:a xlink:type="simple" xlink:href="https://www.rfa.org/mandarin/Xinwen/9-06062023162129.html/@@images/image" text:style-name="Internet_20_link" text:visited-style-name="Visited_20_Internet_20_Link">
</text:a>
Photo: RFA</text:p>
      <text:p text:style-name="P4">
According to Reuters from London on the 6th, Tomtugndhat, the Secretary of State of the UK, said on Tuesday that China has closed the "police service station" that is said Illegal activities.</text:p>
      <text:p text:style-name="P4">
Britain had previously stated that reports from the police station that the country did not declare was "very worrying." Any intimidation for foreigners in British territory in China or other countries is unacceptable.</text:p>
      <text:p text:style-name="P4">
In a written statement to the parliament, Togenhart said that the British police had investigated the "protector" of the non -governmental human rights organization, that is, the three places of such police departments in the UK.</text:p>
      <text:p text:style-name="P4">
He said: "I can confirm that so far they have not found any evidence that the Chinese government conducts illegal activities on these websites."</text:p>
      <text:p text:style-name="P4">
"We evaluate that police and public supervision have a suppression effect on any administrative functions that these websites may have."</text:p>
      <text:p text:style-name="P4">
In April, the Federal Agent arrested two New York residents, which were suspected of operating the Chinese "Secret Police Department" in Chinatown, Manhattan, New York. China has stated that it is resolutely opposed to the so -called "US slander and smearing."</text:p>
      <text:p text:style-name="P4">
"British Foreign Affairs, Federal and Development Department has informed the Chinese Embassy that any functions related to such 'Police Service Stations' in the UK are unacceptable in any form."</text:p>
      <text:p text:style-name="P4">
"The Chinese Embassy subsequently responded that all such sites have been permanently closed. Any further allegations will be investigated in accordance with British law."</text:p>
      <text:p text:style-name="P4">
(Responsible editor: (：)</text:p>
      <text:p text:style-name="P4">
News Source: <text:a xlink:type="simple" xlink:href="https://www.rfa.org/mandarin/Xinwen/9-06062023162129.html" text:style-name="Internet_20_link" text:visited-style-name="Visited_20_Internet_20_Link">
https://www.rfa.org/mandarin/Xinwen/9-06062023162129.html</text:a>
</text:p>
      <!--NEWS-->
      <text:h text:style-name="P10" text:outline-level="1">
<text:span text:style-name="T4">
The US SEC sued the founder of the world's largest cryptocurrency exchange</text:span>
</text:h>
      <text:p text:style-name="P4">
Author: None</text:p>
      <text:p text:style-name="P4">
Publisher: Radio Free Asia (Organization)</text:p>
      <text:p text:style-name="P4">
Published Time: 2023-06-06T16:26:00-04:00</text:p>
      <text:p text:style-name="P4">
Modified Time: 2023-06-06T16:27: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2" text:anchor-type="as-char" svg:width="6.9236in" svg:height="4.612011in" draw:z-index="0">
<draw:image xlink:href="../Images/rfamandarin/2023-06-06T16-26-00-04-00/000000.png" xlink:type="simple" xlink:show="embed" xlink:actuate="onLoad" draw:mime-type="image/png"/>
</draw:frame>
Currency(Binance)The company's chief executive Zhao Changpeng(CHANG touch zhao) <text:a xlink:type="simple" xlink:href="https://www.rfa.org/mandarin/Xinwen/10-06062023162325.html/@@images/image" text:style-name="Internet_20_link" text:visited-style-name="Visited_20_Internet_20_Link">
</text:a>
Reuters information picture</text:p>
      <text:p text:style-name="P4">
Comprehensive foreign news reported on the 6th, the US regulatory agency prosecuted on the 5th(Binance)Zhao Changpeng, the company and its CEO Zhao Changpeng(CHANG touch zhao)Suspected of operating "fraud networks", which has dropped Bitcoin to the lowest point in nearly three months.</text:p>
      <text:p text:style-name="P4">
US Securities and Exchange Commission(SEC)A lawsuit was filed to a federal court in the capital Washington, which listed 13 allegations against Binance, Zhao Changpeng, and the company's American trading operator.</text:p>
      <text:p text:style-name="P4">
The SEC accused the Binance people exaggerate its transaction volume, transferred customer funds, failed to restrict US customers access its platform, and mislead investors in its market monitoring. SEC also pointed out that Zhao Changpeng, the founder of Binance and its billionaires and the most well -known tycoon in the cryptocurrency industry, secretly control the assets of customers, mixing and transferring investor funds "freely".</text:p>
      <text:p text:style-name="P4">
The committee said that Binance established an independent American entity and "as part of the careful planning of the US Federal Securities Law."</text:p>
      <text:p text:style-name="P4">
SEC Chairman Gary Genler(Gary Gensler)In a statement: "We have accused Zhao Changpeng and Binance entities participating in a wide range of fraud networks, conflicts of interest, lack of disclosure and carefully avoiding the law."</text:p>
      <text:p text:style-name="P4">
Binance stated in a blog post: "We intend to defend our platform vigorously," and added, "because Binance is not an US exchange, the scope of the SEC operation is limited."</text:p>
      <text:p text:style-name="P4">
(Responsible editor: (：)</text:p>
      <text:p text:style-name="P4">
News Source: <text:a xlink:type="simple" xlink:href="https://www.rfa.org/mandarin/Xinwen/10-06062023162325.html" text:style-name="Internet_20_link" text:visited-style-name="Visited_20_Internet_20_Link">
https://www.rfa.org/mandarin/Xinwen/10-06062023162325.html</text:a>
</text:p>
      <!--NEWS-->
      <text:h text:style-name="P10" text:outline-level="1">
<text:span text:style-name="T4">
Sino -Russian military aircraft once entered the South Korean defense zone</text:span>
</text:h>
      <text:p text:style-name="P4">
Author: 联合早报 (Person)</text:p>
      <text:p text:style-name="P4">
Publisher: 联合早报 (Organization)</text:p>
      <text:p text:style-name="P4">
Published Time: 2023-06-06T16:35</text:p>
      <text:p text:style-name="P4">
Modified Time: 2023-06-06T16:35</text:p>
      <text:p text:style-name="P4">
Description: South Korea's United Staff Headquarters (joint ginseng) said that four Chinese military planes and four Russian military planes once entered the air defense identification zone (defense zone, Kadiz) in southern and eastern waters in South Korea, and did not invade South Korea. Comprehensive Yonhap News Agency and Reuters reported that China ...</text:p>
      <text:p text:style-name="P4">
Videos: []</text:p>
      <text:p text:style-name="P4">
Audios: []</text:p>
      <text:p text:style-name="P4">
Images: []</text:p>
      <text:p text:style-name="P4">
Type: NewsArticle</text:p>
      <text:p text:style-name="P4">
Breadcrumbs: ['即时', '国际']</text:p>
      <text:p text:style-name="P4">
Keywords: ['韩国', '中国', '俄罗斯']</text:p>
      <!--METADATA-->
      <text:p text:style-name="P4">
South Korea's United Staff Headquarters (joint ginseng) said that four Chinese military planes and four Russian military planes once entered the air defense identification zone (defense zone, Kadiz) in southern and eastern waters in South Korea, and did not invade South Korea.</text:p>
      <text:p text:style-name="P4">
Comprehensive Yonhap News Agency and Reuters reported that China and Russia were over the sixth time since 2019, and the sixth joint air patrol since 2019. The Chinese Ministry of National Defense said that the patrol was part of the annual cooperation plan of the two countries.</text:p>
      <text:p text:style-name="P4">
The air defense identification zone does not equal airspace. It is an airspace defined by a country based on air defense needs. It aims to provide conditions for early discovery, identification and implementation of the air force interception operations of the military. According to international practice, military planes should submit the flight plan in advance before entering the other national defense zone and announce the flying position.</text:p>
      <text:p text:style-name="P4">
In May and November last year, China -Russia military aircraft entered the South Korean air defense identification zone twice. In January this year, two Chinese military aircraft flew into the South Korean defense zone from the southwest of the island and evacuated.</text:p>
      <text:p text:style-name="P4">
News Source: <text:a xlink:type="simple" xlink:href="https://www.zaobao.com.sg/realtime/world/story20230606-1401752" text:style-name="Internet_20_link" text:visited-style-name="Visited_20_Internet_20_Link">
https://www.zaobao.com.sg/realtime/world/story20230606-1401752</text:a>
</text:p>
      <!--NEWS-->
      <text:h text:style-name="P10" text:outline-level="1">
<text:span text:style-name="T4">
"Asia Pacific Report" June 6, 2023 Audio</text:span>
</text:h>
      <text:p text:style-name="P4">
Author: None</text:p>
      <text:p text:style-name="P4">
Publisher: Radio Free Asia (Organization)</text:p>
      <text:p text:style-name="P4">
Published Time: 2023-06-06T16:43:35-04:00</text:p>
      <text:p text:style-name="P4">
Modified Time: 2023-06-06T16:43:35-04:00</text:p>
      <text:p text:style-name="P4">
Description: None</text:p>
      <text:p text:style-name="P4">
Videos: []</text:p>
      <text:p text:style-name="P4">
Audios: ["<text:a xlink:type="simple" xlink:href="https://www.rfa.org/mandarin/apr-audio/yp-060620231444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4" text:anchor-type="as-char" svg:width="6.9236in" svg:height="3.88615in" draw:z-index="0">
<draw:image xlink:href="../Images/rfamandarin/2023-06-06T16-43-35-04-00/000000.png" xlink:type="simple" xlink:show="embed" xlink:actuate="onLoad" draw:mime-type="image/png"/>
</draw:frame>
 <text:a xlink:type="simple" xlink:href="https://www.rfa.org/mandarin/apr-audio/yp-06062023144450.html/@@images/image" text:style-name="Internet_20_link" text:visited-style-name="Visited_20_Internet_20_Link">
</text:a>
Free Asia Radio Drawing <text:a xlink:type="simple" xlink:href="https://www.rfa.org/mandarin/apr-audio/yp-06062023144450.html/@@stream" text:style-name="Internet_20_link" text:visited-style-name="Visited_20_Internet_20_Link">
Audio-Link: https://www.rfa.org/mandarin/Apr- Audio/YP-06062023144450.html/@stream</text:a>
The main content of this show:</text:p>
      <text:p text:style-name="P4">
1 . Former Hunan Industrial Transport Leader Li Wangyang's 11th anniversary, his family members went to the cemetery to worship;</text:p>
      <text:p text:style-name="P4">
2 . This station interviews a number of "white paper sports" participants. How do young people think of the spirit of the June 4th?</text:p>
      <text:p text:style-name="P4">
3 . Heilongjiang appeared in the "Comprehensive Law Enforcement Team of Cultural Market", and the supervision model was suspected to have scriptures North Korea;</text:p>
      <text:p text:style-name="P4">
4 . China has greatly raised college tuition fees, and the young people's employment market will encounter the cold winter again;</text:p>
      <text:p text:style-name="P4">
5 . The Hong Kong authorities applied for a ban from the court, and "Wish to Gongguang Back to Hong Kong" or a banned song.</text:p>
      <text:p text:style-name="P4">
News Source: <text:a xlink:type="simple" xlink:href="https://www.rfa.org/mandarin/apr-audio/yp-06062023144450.html" text:style-name="Internet_20_link" text:visited-style-name="Visited_20_Internet_20_Link">
https://www.rfa.org/mandarin/apr-audio/yp-06062023144450.html</text:a>
</text:p>
      <!--NEWS-->
      <text:h text:style-name="P10" text:outline-level="1">
<text:span text:style-name="T4">
Military friction continues Campbell: The United States and China need to establish an effective dialogue mechanism</text:span>
</text:h>
      <text:p text:style-name="P4">
Author: None</text:p>
      <text:p text:style-name="P4">
Publisher: Radio Free Asia (Organization)</text:p>
      <text:p text:style-name="P4">
Published Time: 2023-06-06T16:59:27-04:00</text:p>
      <text:p text:style-name="P4">
Modified Time: 2023-06-06T16:59: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6" text:anchor-type="as-char" svg:width="6.9236in" svg:height="4.455672in" draw:z-index="0">
<draw:image xlink:href="../Images/rfamandarin/2023-06-06T16-59-27-04-00/000000.png" xlink:type="simple" xlink:show="embed" xlink:actuate="onLoad" draw:mime-type="image/png"/>
</draw:frame>
On June 6, the Hudson Institute of Washington think tank in the United States held a seminar. <text:a xlink:type="simple" xlink:href="https://www.rfa.org/mandarin/yataibaodao/junshiwaijiao/tj-06062023164602.html/@@images/image" text:style-name="Internet_20_link" text:visited-style-name="Visited_20_Internet_20_Link">
</text:a>
Reporter Tang Yuanyuan Photo</text:p>
      <text:p text:style-name="P4">
Aiming at the provocations of the Chinese military in the Taiwan Strait and the South China Sea recently, the Indo -Pacific Affairs Coordinator of the White House National Security Council, Kurtcampbell, at a seminar on Tuesday that the United States and China need Establish a more effective dialogue mechanism to avoid misjudgment.</text:p>
      <text:p text:style-name="P4">
<text:a xlink:type="simple" xlink:href="https://www.rfa.org/mandarin/yataibaodao/junshiwaijiao/hcm-06062023113925.html" text:style-name="Internet_20_link" text:visited-style-name="Visited_20_Internet_20_Link">
<text:span text:style-name="T4">
 The United States condemn the Chinese military in the Taiwan Strait and the South China Sea for provoking fear of injuries and injuries </text:span>
</text:a>
<text:span text:style-name="T4">
* <text:a xlink:type="simple" xlink:href="https://www.rfa.org/mandarin/yataibaodao/junshiwaijiao/hcm1-05312023095842.html" text:style-name="Internet_20_link" text:visited-style-name="Visited_20_Internet_20_Link">
U.S. Army: China J-16 provokes US reconnaissance aircraft in the South China Sea</text:a>
</text:span>
</text:p>
      <text:p text:style-name="P4">
Recently, China ’s increasingly provocative military operations have caused the situation in the Taiwan Strait and the regional area of the South China Sea. At the end of last month, the Chinese military aircraft intercepted the US reconnaissance aircraft in the South China Sea in the South China Sea to "unprofessional". Just last week, when the U.S. warships and Canadian warships jointly sailed through the Taiwan Strait, a PLA warship again faced the United States again against the United States. The risk interception of the warship caused the two ships to almost collide.</text:p>
      <text:p text:style-name="P4">
Aiming at China's increasingly aggressive actions in the Indo -Pacific region, the HudsonInstitute of Washington think tank in the United States held a seminar on Tuesday. Participating scholars jointly discussed China's threat to the existing international order, and the Indo -Pacific Affairs Coordinator of the White House National Security Council, Kurd Campbell, also attended the meeting.</text:p>
      <text:p text:style-name="P4">
<text:span text:style-name="T4">
 Campbell: The Meizhong needs a direct dialogue mechanism to avoid accidents </text:span>
</text:p>
      <text:p text:style-name="P4">
Campbell said that the dialogue mechanism of the two countries in the United States and China is being established, and the incident that the two military warships are almost in the Taiwan Strait shows that the importance of the two sides has the importance of direct dialogue pipelines: "The dialogue mechanism in the United States and China has gradually opened up, and we start to convey to convey Their respective interests and concerns. US Secretary of Defense Lloydaustin mentioned at the Shangri -La Safety Dialogue Conference that establishing a direct dialogue mechanism between the United States and China is quite important. China's national strength is strengthening, and the military friction in the United States and China shows unprecedented tension. Both sides are both sides. The possibility of military misjudgment is gradually increasing. "</text:p>
      <text:p text:style-name="P4">
Campbell said: "During the Cold War, the United States and the Soviet Union had established effective communication pipelines. When the expected crisis occurred, the two sides could coordinate. But we could not do so with China, and China was unwilling to interact with the United States ... ... Chinese warships have recently carried out dangerous navigation steering in an attempt to block the US military's escort operation in the Taiwan Strait, which highlights the importance of the existence of the direct dialogue mechanism. "</text:p>
      <text:p text:style-name="P4">
At the meeting, Campbell also talked about the stance of the Biden government on the issue of Taiwan, and reiterated that the United States was committed to maintaining the status quo of the Taiwan Strait: "We realize Taiwan's major achievements in democracy and science and technology. We support these achievements and hope to maintain it ... ... … We must be careful of misjudgment or military accidents in the Taiwan Strait, which may lead to the consequences of expected. The current goal of the United States is to ensure that it is strong and clear to China, and at the same time, it is also avoiding the conflict that causes the conflict. "</text:p>
      <text:p text:style-name="P4">
The Indo -Pacific Affairs Coordinator of the White House National Security Council, Kurd Campbell, emphasized at the seminar on June 6, 2023 that the United States and China need to establish a more effective dialogue mechanism to avoid misjudgment. (Video Screenshot/Hudson Research Institute's official website) <text:a xlink:type="simple" xlink:href="https://www.rfa.org/mandarin/yataibaodao/junshiwaijiao/tj-06062023164602.html/tj0606.jpg" text:style-name="Internet_20_link" text:visited-style-name="Visited_20_Internet_20_Link">
</text:a>
<text:span text:style-name="T4">
 Scholars: Beijing may intend to use the US -China military friction to scattered the focus of six or four </text:span>
</text:p>
      <text:p text:style-name="P4">
The outside world noticed that the Chinese military's provocative attitude towards the United States coincided with the 34th anniversary of the June 4th incident. Ye Yaoyuan, director of the Department of International Studies and Contemporary Linguistics of St. Tomas University in the United States, told reporters in an interview with this station that the Beijing authorities may intend to disperse the people's attention to the June 4th incident with military events: "It (Chinese government) may want to borrow borrowing It is a possibility to guide domestic public opinion by a more provocative demonstration. Another possibility is that China has recently been very dissatisfied with the trend of the internationalization of the United States. It may be more dangerous and provocative. Actions come to express the disgust with the United States. "</text:p>
      <text:p text:style-name="P4">
In response to the concerns about China ’s contradictions about domestic social contradictions, Ye Yaoyuan believes that the war will make Beijing a huge cost, and at the same time, the Chinese army’ s war experience is not enough. Therefore, the possibility of launching the war on Taiwan in the short term is The Communist Party of China faces the disadvantages that cannot be reversed in China, or the challenge to the regime is very obvious, otherwise it will generally not do this (attack Taiwan). "</text:p>
      <text:p text:style-name="P4">
<text:span text:style-name="T4">
 Campbell: The goal of the United States is not to restrict China's rise </text:span>
</text:p>
      <text:p text:style-name="P4">
Campbell also emphasized at the seminar that the international order established by the United States has prompted the Indo -Pacific region to experience unprecedented prosperity in the past 50 years, and the local people have left poverty. Although China often accuses the United States of intentionally obstructing China to become regional hegemony, in fact, the goal of the United States is to defend the existing international order to ensure that the Indo -Pacific region can enjoy continuous peace and prosperity.</text:p>
      <text:p text:style-name="P4">
Campbell said: "As a rising country, it will not unexpectedly want to change the existing order, such as economic coercion or unilateral territorial declaration. These changes make the United States and Indo -Pacific countries worry. Prosperity has caused great harm. Therefore, what the United States wants to do is to maintain a good international system now. "</text:p>
      <text:p text:style-name="P4">
Reporter: Tang Yuanyuan Responsible: He Ping.com Editor: Hong Wei</text:p>
      <text:p text:style-name="P4">
News Source: <text:a xlink:type="simple" xlink:href="https://www.rfa.org/mandarin/yataibaodao/junshiwaijiao/tj-06062023164602.html" text:style-name="Internet_20_link" text:visited-style-name="Visited_20_Internet_20_Link">
https://www.rfa.org/mandarin/yataibaodao/junshiwaijiao/tj-06062023164602.html</text:a>
</text:p>
      <!--NEWS-->
      <text:h text:style-name="P10" text:outline-level="1">
<text:span text:style-name="T4">
Prince Harry arrived in the London High Court to testify</text:span>
</text:h>
      <text:p text:style-name="P4">
Author: 联合早报 (Person)</text:p>
      <text:p text:style-name="P4">
Publisher: 联合早报 (Organization)</text:p>
      <text:p text:style-name="P4">
Published Time: 2023-06-06T17:46</text:p>
      <text:p text:style-name="P4">
Modified Time: 2023-06-06T17:46</text:p>
      <text:p text:style-name="P4">
Description: Prince Harry in the United Kingdom arrived at the London High Court on Tuesday (June 6) to testify to the illegal behavior such as the illegal eavesdropping call of the Sirlery Newspaper Group, making him the first senior British royal family member to testify in 130 years. Reuters reported that Prince Harry did not ... on Monday (5th) ...</text:p>
      <text:p text:style-name="P4">
Videos: []</text:p>
      <text:p text:style-name="P4">
Audios: []</text:p>
      <text:p text:style-name="P4">
Images: []</text:p>
      <text:p text:style-name="P4">
Type: NewsArticle</text:p>
      <text:p text:style-name="P4">
Breadcrumbs: ['即时', '国际']</text:p>
      <text:p text:style-name="P4">
Keywords: ['哈里王子', '英国']</text:p>
      <!--METADATA-->
      <text:p text:style-name="P4">
Prince Harry in the United Kingdom arrived at the London High Court on Tuesday (June 6) to testify to the illegal behavior such as the illegal eavesdropping call of the Sirlery Newspaper Group, making him the first senior British royal family member to testify in 130 years.</text:p>
      <text:p text:style-name="P4">
Reuters reported that Prince Harry failed to appear in the London High Court on Monday (5th). He and more than 100 other people were suing the Mirror GroupNewspapers (MGN), that is, the Daily Mirror (Daily Mirror "( Daily Mirror, "Sunday Mirror" and "Sunday Mirror" and "Sundaypeople", accused the group extensive improper behavior between 1991 and 2011.</text:p>
      <text:p text:style-name="P4">
The youngest son of King Charles III will face the interrogation of MGN lawyer Green on Tuesday and Wednesday (7th); Harry said that 33 newspapers were based on illegal information.</text:p>
      <text:p text:style-name="P4">
The trial of MGN began in May, and Harry and other loser lawyers tried to prove that illegal information collection was performed under the informed and approval of senior editors and managers. Harry is one of the four test cases, and his specific allegations constitute the focus of three days before this week. However, he did not appear on Monday. Harry, who settled in the United States with his family on Monday, set off from the United States to Britain, because Sunday was his daughter Liliber's birthday. Judge Van Cat said that he was surprised by Harry's absence.</text:p>
      <text:p text:style-name="P4">
News Source: <text:a xlink:type="simple" xlink:href="https://www.zaobao.com.sg/realtime/world/story20230606-1401769" text:style-name="Internet_20_link" text:visited-style-name="Visited_20_Internet_20_Link">
https://www.zaobao.com.sg/realtime/world/story20230606-1401769</text:a>
</text:p>
      <!--NEWS-->
      <text:h text:style-name="P10" text:outline-level="1">
<text:span text:style-name="T4">
Minister Ma Guorou: Create the second Klang Valley in Johor</text:span>
</text:h>
      <text:p text:style-name="P4">
Author: 联合早报 (Person)</text:p>
      <text:p text:style-name="P4">
Publisher: 联合早报 (Organization)</text:p>
      <text:p text:style-name="P4">
Published Time: 2023-06-06T18:28</text:p>
      <text:p text:style-name="P4">
Modified Time: 2023-06-06T19:24</text:p>
      <text:p text:style-name="P4">
Description: Malaysia's Johor Minister Wenghafez revealed that he will work hard to promote the development of Johor and enhance infrastructure, make full efforts to make Johor into the second Klang Valley, and become another "advanced state" in Malaysia in 2030. Klang Valley includes the capital Kuala Lumpur and multiple Xuelan around ...</text:p>
      <text:p text:style-name="P4">
Videos: []</text:p>
      <text:p text:style-name="P4">
Audios: []</text:p>
      <text:p text:style-name="P4">
Images: []</text:p>
      <text:p text:style-name="P4">
Type: NewsArticle</text:p>
      <text:p text:style-name="P4">
Breadcrumbs: ['即时', '国际']</text:p>
      <text:p text:style-name="P4">
Keywords: ['柔佛', '州务大臣', '马来西亚']</text:p>
      <!--METADATA-->
      <text:p text:style-name="P4">
Malaysia's Johor Minister Wenghafez revealed that he will work hard to promote the development of Johor and enhance infrastructure, make full efforts to make Johor into the second Klang Valley, and become another "advanced state" in Malaysia in 2030. The Klang Valley includes the capital of Kuala Lumpur and the surrounding cities around it. It is the most developed area of the Malaysian economy.</text:p>
      <text:p text:style-name="P4">
Wenghafz said in an interview with the online media "Malaysia Gazette" that the land use of Kuala Lumpur and Singapore was saturated, so many Kuala Lumpur and Singapore companies would consider Johor when they wanted to expand their business.</text:p>
      <text:p text:style-name="P4">
He said: "Our geographical location is superior. It only takes three hours from Kuala Lumpur to Johor, and it only takes about 20 minutes to Singapore's Changyi to Johor. The business cost of Johor is about 30 % lower than that of Kuala Lumpur, which is about 70 % lower than Singapore. The location of the business is Johor. We have land and resources and are more cost -effective. "</text:p>
      <text:p text:style-name="P4">
He is convinced that Johor has the potential to develop into the second Malaysia country, and also believes that the state government will continue to improve the Zhenlin Mountains' levels, hospitals, roads and other infrastructure projects, and Johor will continue to attract foreign capital.</text:p>
      <text:p text:style-name="P4">
He said that the state government has also implemented the "Johor Fastlane" policy to make every effort to simplify the Catalog Festival and accelerate investment approval procedures. "It took six months to handle documents, and it only takes three months." According to the Johor government, Johor is the state of the state that Malaysia has received the most foreign direct investment last year, reaching RM70.6 billion (about S $ 20.7 billion). This year In the first season, there was RM10.6 billion.</text:p>
      <text:p text:style-name="P4">
He believes that Johor has the potential to become the second Kuala Lumpur. "If the strategy is correct and the support of the federal government, the state government, and the people, we can quickly make Johor the advanced state."</text:p>
      <text:p text:style-name="P4">
News Source: <text:a xlink:type="simple" xlink:href="https://www.zaobao.com.sg/realtime/world/story20230606-1401788" text:style-name="Internet_20_link" text:visited-style-name="Visited_20_Internet_20_Link">
https://www.zaobao.com.sg/realtime/world/story20230606-1401788</text:a>
</text:p>
      <!--NEWS-->
      <text:h text:style-name="P10" text:outline-level="1">
<text:span text:style-name="T4">
US employment data improves FED suspension of interest rate hike emotional European stocks to close the small rise</text:span>
</text:h>
      <text:p text:style-name="P4">
Publisher: 法新社</text:p>
      <text:p text:style-name="P4">
Published Time: 2023-06-06T19:02:07+00:00</text:p>
      <text:p text:style-name="P4">
Modified Time: 2023-06-06T18:35:02+00:00</text:p>
      <text:p text:style-name="P4">
Description: (Agence France -Presse, London, 6th) Australian Central Bank decided to raise interest rates to a 11 -year high. Investors are worried that global central banks will continue to raise interest rates in order to curb high inflation. The announcement of the latest employment data will increase the expected psychology of the federal preparatory council (FED) this mont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0" text:anchor-type="as-char" svg:width="6.9236in" svg:height="3.617581in" draw:z-index="0">
<draw:image xlink:href="../Images/rficn/2023-06-06T19-02-07-00-00/000000.png" xlink:type="simple" xlink:show="embed" xlink:actuate="onLoad" draw:mime-type="image/png"/>
</draw:frame>
The London FTSE 100 Index rose 28.11 points or 0.37%to close 7628.10 points.</text:p>
      <text:p text:style-name="P4">
The Frankfurt DAX Index rose 28.55 points or 0.18%, closed at 15992.44 points.</text:p>
      <text:p text:style-name="P4">
The Paris CAC 40 Index rose 8.09 points or 0.11%at 7209.00 points. (Translator: Chen Zhengyi)</text:p>
      <text:p text:style-name="P4">
News Source: <text:a xlink:type="simple" xlink:href="https://www.rfi.fr/cn/%E8%B4%A2%E7%BB%8F%E5%BF%AB%E8%AE%AF/20230606-%E7%BE%8E%E5%B0%B1%E4%B8%9A%E6%95%B0%E6%8D%AE%E6%8F%90%E9%AB%98fed%E6%9A%82%E5%81%9C%E5%8D%87%E6%81%AF%E6%83%85%E7%BB%AA-%E6%AC%A7%E8%82%A1%E6%94%B6%E7%9B%98%E5%B0%8F%E6%B6%A8" text:style-name="Internet_20_link" text:visited-style-name="Visited_20_Internet_20_Link">
https://www.rfi.fr/cn/%E8%B4%A2%E7%BB%8F%E5%BF%AB%E8%AE%AF/20230606-%E7%BE%8E%E5%B0%B1%E4%B8%9A%E6%95%B0%E6%8D%AE%E6%8F%90%E9%AB%98fed%E6%9A%82%E5%81%9C%E5%8D%87%E6%81%AF%E6%83%85%E7%BB%AA-%E6%AC%A7%E8%82%A1%E6%94%B6%E7%9B%98%E5%B0%8F%E6%B6%A8</text:a>
</text:p>
      <!--NEWS-->
      <text:h text:style-name="P10" text:outline-level="1">
<text:span text:style-name="T4">
British and European Council: Destruction of the dam is the crime of "war"</text:span>
</text:h>
      <text:p text:style-name="P4">
Author: 联合早报 (Person)</text:p>
      <text:p text:style-name="P4">
Publisher: 联合早报 (Organization)</text:p>
      <text:p text:style-name="P4">
Published Time: 2023-06-06T19:15</text:p>
      <text:p text:style-name="P4">
Modified Time: 2023-06-06T19:15</text:p>
      <text:p text:style-name="P4">
Description: British Foreign Minister Cleverly and Chairman of the European Council Michelle condemned the damage to the damage of NOVA KAKHOVKA dam, and said that it was a "war crime" to deliberately attack civil infrastructure. Comprehensive Reuters and Agence France -Presse reported that Cleverly Star ...</text:p>
      <text:p text:style-name="P4">
Videos: []</text:p>
      <text:p text:style-name="P4">
Audios: []</text:p>
      <text:p text:style-name="P4">
Images: []</text:p>
      <text:p text:style-name="P4">
Type: NewsArticle</text:p>
      <text:p text:style-name="P4">
Breadcrumbs: ['即时', '国际']</text:p>
      <text:p text:style-name="P4">
Keywords: ['乌克兰', '俄罗斯', '英国', '水坝']</text:p>
      <!--METADATA-->
      <text:p text:style-name="P4">
British Foreign Minister Cleverly and Chairman of the European Council Michelle condemned <text:a xlink:type="simple" xlink:href="https://www.zaobao.com/realtime/world/story20230606-1401606" text:style-name="Internet_20_link" text:visited-style-name="Visited_20_Internet_20_Link">
Acts that destroys NOVA Kakhovka's dams</text:a>
It is also said that it is a kind of "war crime" to deliberately attack civil infrastructure.</text:p>
      <text:p text:style-name="P4">
Comprehensive Reuters and Agence France -Presse reported that Cleverly issued a tweet on Tuesday (June 6): "Destruction of the Carhofka Dam is an abominable behavior. The intentional attack on the special civil infrastructure is A sin of war. "</text:p>
      <text:p text:style-name="P4">
When visiting Ukraine, Cleverly reiterated how London's support for Kiev to resist Russia's invasion, and said that Britain will continue to help provide Ukraine with the required weapons and equipment.</text:p>
      <text:p text:style-name="P4">
Cleverly said in the East of Kiev, Ukraine, said that he heard a report on the explosion of the Khahofka dam, "it is too early to make any meaningful assessment of details." He said that Britain will continue to evaluate the situation, "but the best thing that Russia can do now is to withdraw the troops immediately."</text:p>
      <text:p text:style-name="P4">
In addition, the chairman of the European Council Michelle shocked the attack by the attack and vowed that Russia was responsible for the "war crime" of the "war" that destroyed civil infrastructure.</text:p>
      <text:p text:style-name="P4">
News Source: <text:a xlink:type="simple" xlink:href="https://www.zaobao.com.sg/realtime/world/story20230606-1401798" text:style-name="Internet_20_link" text:visited-style-name="Visited_20_Internet_20_Link">
https://www.zaobao.com.sg/realtime/world/story20230606-1401798</text:a>
</text:p>
      <!--NEWS-->
      <text:h text:style-name="P10" text:outline-level="1">
<text:span text:style-name="T4">
On Tuesday, the US market fell down to focus on Apple's "virtual reality" headphones.</text:span>
</text:h>
      <text:p text:style-name="P4">
Author: 李可爱 (Person)</text:p>
      <text:p text:style-name="P4">
Publisher: 联合早报 (Organization)</text:p>
      <text:p text:style-name="P4">
Published Time: 2023-06-06T19:42</text:p>
      <text:p text:style-name="P4">
Modified Time: 2023-06-06T22:57</text:p>
      <text:p text:style-name="P4">
Description: On Tuesday (June 6), the focus: The main stock index futures futures in Wall Street stocks fell on Tuesday (June 6). The focus of the stock market has shifted from Apple's Apple Vision PRO conference to a wider market factors, such as the United States Federation ...</text:p>
      <text:p text:style-name="P4">
Videos: []</text:p>
      <text:p text:style-name="P4">
Audios: []</text:p>
      <text:p text:style-name="P4">
Images: []</text:p>
      <text:p text:style-name="P4">
Type: NewsArticle</text:p>
      <text:p text:style-name="P4">
Breadcrumbs: ['即时', '国际']</text:p>
      <text:p text:style-name="P4">
Keywords: ['美国股市', '美市', '财经即时', '苹果']</text:p>
      <!--METADATA-->
      <text:h text:style-name="P13" text:outline-level="4">
<text:span text:style-name="T4">
Tuesday (June 6) points:</text:span>
</text:h>
      <ul>
        <li>
The US Wall Street stock market stock index futures fell on Tuesday (June 6). The focus of the stock market has been from overnight <text:a xlink:type="simple" xlink:href="https://www.zaobao.com/keywords/ping-guo" text:style-name="Internet_20_link" text:visited-style-name="Visited_20_Internet_20_Link">
Apple Company</text:a>
The Apple Vision PRO conference has been transferred to a wider market factors, such as the interest rate action taken by the Federal Reserve in the next step. * At 7:00, the standard and the Pur 500 index futures fell slightly by 4.40 points or 0.10 % to 4269.40 points; the Nasdaq 100 index futures also fell 15.80 points or 0.11 % 33.40 points, at 33529.50 points. * When investors weigh whether the Federal Reserve may suspend interest rate hikes at the forthcoming policy meeting, the standards are closed overnight (Monday) in the Pur 500 Index overnight (Monday). The technology giant Apple's stock price reached a short -term historical high overnight, but due to the lack of stamina, it closed when the stamina closed. * Standard and the Pur 500 index slightly retreat 8.58 points overnight, and the closed market reported at 4273.79 points. The heavyweight Dow Jones Index also fell 199.90 points, and the closed market was 33562.86 points. The Nasdaq 100 Index, which is mainly technology stocks, slightly raised 0.07 % or 9.86 points, and closed at 14556.52 points. * The overnight transaction of the US stock market turned to quiet, and the total transaction volume of the exchange was 9.7 billion, which was less than the average transaction volume of 10.5 billion shares in the past 20 days.</li>
      </ul>
      <text:h text:style-name="P13" text:outline-level="4">
<text:span text:style-name="T4">
Pre -trading focus:</text:span>
</text:h>
      <ul>
        <li>
Apple finally grand at the "Global Developer Conference" overnight <text:a xlink:type="simple" xlink:href="https://www.zaobao.com.sg/lifestyle/gadget/story20230606-1401810" text:style-name="Internet_20_link" text:visited-style-name="Visited_20_Internet_20_Link">
launched the Apple Vision PRO "Virtual Reality" headset</text:a>
And announced that the headset is priced at $ 3499. Many analysts believe that Apple is testing whether consumers are willing to spend a lot of money to buy the company's latest technology. Apple's stock price fell 1.13 US dollars before the market, at $ 178.45. * The largest chip manufacturer in the United States <text:a xlink:type="simple" xlink:href="https://www.zaobao.com/keywords/ying-te-er" text:style-name="Internet_20_link" text:visited-style-name="Visited_20_Internet_20_Link">
Intel</text:a>
(Intel) will sell some of its shares in Mobileye Global Inc to raise approximately 1.48 billion US dollars for its next development plan. Intel's stock price rose 0.12 US dollars tonight, $ 29.98 in the deadline. * Audio streaming service company Spotify's stock price rose 5.00 US dollars before the market, at $ 156.74. Spotify has just announced that it plans to lay off 200 from its broadcasting department, accounting for about 2 % of the total number of employees. Spotify earlier this year <text:a xlink:type="simple" xlink:href="https://www.zaobao.com/realtime/world/story20230123-1355832" text:style-name="Internet_20_link" text:visited-style-name="Visited_20_Internet_20_Link">
600 people have been layoffs</text:a>
Essence * On Tuesday, let's take a look at why the "virtual reality" headset of the technology giant Apple has red Unity Software stocks. Before the market, the Unity Software stocks were $ 1.40, and the deadline was $ 37.72. * Active stocks before the market: Unity Software, Tesla, Apple, Palantir Technologies and Advanced Micro Devices. At the time of the draft, the stock price of these five active stocks took off.</li>
      </ul>
      <text:p text:style-name="P4">
Apple's Apple VisionPro headphones launched overnight will use Unity Software's game software. (Bloomberg)</text:p>
      <text:h text:style-name="P13" text:outline-level="4">
<text:span text:style-name="T4">
Unity Software Inc (New York Stock Exchange code: U)</text:span>
</text:h>
      <text:p text:style-name="P4">
The technology giant Apple, at its "Global Developer Conference" overnight, launched its recent "virtual reality" headset, which is the "virtual reality" headset that market investors eagerly expect. However, after the launch of this new product, Apple stocks fell low overnight, instead put UnitySoftware stocks from 17 % overnight.</text:p>
      <text:p text:style-name="P4">
It turned out that Apple launching this Apple Vision Pro headphones, it also announced that the headset will use Unity Software's game software. As soon as the news was spread, UnitySoftware immediately became the focus of the stock market. The stock not only set the highest point in the market since November 10 last year, but the stock volume has soared to more than three times the moving average on the 20th.</text:p>
      <text:p text:style-name="P4">
"We know that the developer community has been building an exciting 3D application for many years. Today, we have been glad to announce that we have been working with UnitySoftware for many years. Introduced these applications into Vision Pro. Vision Pro can directly use those popular games and applications based on UnitySoftware. "</text:p>
      <text:p text:style-name="P4">
Unity Software uses cross -platform game functions. This function was for the first time in 2005 at the "Global Developer Conference" at the time of Apple to explore the possibility of cooperation with Mac. UnitySoftware was later launched in 2020. During the rise of science and technology stocks in 2021, the stock once soared to nearly $ 200 per share.</text:p>
      <text:p text:style-name="P4">
Unity Software just announced the first quarter performance on May 10 this year. Like the game industry, he positioned himself as one of the big winners of artificial intelligence. Its chief executive Johns.ricCitiello said: "Artificial intelligence will have a profound impact on our industry. With the change of game type construction, we can launch some game categories that could not be available before. This will promote the turning point of industry growth. "</text:p>
      <text:p text:style-name="P4">
However, before the turning point of this industry really appeared, only seven of the 14 analysts of Tipranks were given a "buy" rating to UnitySoftware shares, six were given "holding" rating, and one gave "sell" rating. One The average target price of the annual period is $ 39.67.</text:p>
      <text:p text:style-name="P4">
News Source: <text:a xlink:type="simple" xlink:href="https://www.zaobao.com.sg/realtime/world/story20230606-1401805" text:style-name="Internet_20_link" text:visited-style-name="Visited_20_Internet_20_Link">
https://www.zaobao.com.sg/realtime/world/story20230606-1401805</text:a>
</text:p>
      <!--NEWS-->
      <text:h text:style-name="P10" text:outline-level="1">
<text:span text:style-name="T4">
Anwar: Lingji depreciates unrelated economic performance</text:span>
</text:h>
      <text:p text:style-name="P4">
Author: 联合早报 (Person)</text:p>
      <text:p text:style-name="P4">
Publisher: 联合早报 (Organization)</text:p>
      <text:p text:style-name="P4">
Published Time: 2023-06-06T20:15</text:p>
      <text:p text:style-name="P4">
Modified Time: 2023-06-06T20:15</text:p>
      <text:p text:style-name="P4">
Description: Malaysian Prime Minister Anhua pointed out that Lingji has recently depreciated against the US dollar, mainly because the United States has implemented a number of measures to consolidate US dollars in succession. He emphasized that Malaysia's economic fundamentals are in good fundamentals, and the depreciation of Lingci should not be the indicator of evaluating the economic development of Malaysia. There are many opposition to the National Alliance (National Alliance) ...</text:p>
      <text:p text:style-name="P4">
Videos: []</text:p>
      <text:p text:style-name="P4">
Audios: []</text:p>
      <text:p text:style-name="P4">
Images: []</text:p>
      <text:p text:style-name="P4">
Type: NewsArticle</text:p>
      <text:p text:style-name="P4">
Breadcrumbs: ['即时', '国际']</text:p>
      <text:p text:style-name="P4">
Keywords: ['安华', '令吉']</text:p>
      <!--METADATA-->
      <text:p text:style-name="P4">
Malaysian Prime Minister Anhua pointed out that Lingji has recently depreciated against the US dollar, mainly because the United States has implemented a number of measures to consolidate US dollars in succession. He emphasized that Malaysia's economic fundamentals are in good fundamentals, and the depreciation of Lingci should not be the indicator of evaluating the economic development of Malaysia.</text:p>
      <text:p text:style-name="P4">
A number of leaders who opposed the National Alliance of the Party (National Alliance) have recently instructed the devaluation of the US dollar to the US dollar, which means that the Malaysian economic performance is not ideal. The indigenous unity of the National League of Unity, the Parliament Parliament of the Castle of the Castle of the Castle, Lazgingdin on Tuesday (June 6), also demanded that Prime Minister Anhua explained the impact of the depreciation of the Lingji on the Malaysian economic recovery.</text:p>
      <text:p text:style-name="P4">
In an inquiry, Anhua pointed out that in addition to the ringgit, other currencies such as the yen, the Australian dollar, the RMB, the Korean won, the new Yuan, and the Philippine peso have recently declined with the exchange rate of the US dollar. In contrast, the Lingji exchange rate is sometimes not the largest decline in currency. For example, as of December 31, 2022, the United States dollar depreciated by 3.8%, and the yen depreciated more than 6%.</text:p>
      <text:p text:style-name="P4">
He said that although Xinyuan and the Indonesian Shield performed strongly against the US dollar, both the Singapore and the Indonesian government have been actively tightening monetary policy. "I must emphasize that the performance of Lingji against the US dollar or other currencies should not be used as indicators to evaluate the Malaysian economy."</text:p>
      <text:p text:style-name="P4">
He pointed out that this is because although the United States dollar depreciates, the economic growth of last year has surpassed the level before the epidemic. At the same time, my country's economy is expected to increase by 4%to 5%in 2023. He said that the GDP (GDP) in the first quarter of Malaysia increased by 5.6%to Indonesia (5%), China (4.5%) and Vietnam (3.3%).</text:p>
      <text:p text:style-name="P4">
News Source: <text:a xlink:type="simple" xlink:href="https://www.zaobao.com.sg/realtime/world/story20230606-1401817" text:style-name="Internet_20_link" text:visited-style-name="Visited_20_Internet_20_Link">
https://www.zaobao.com.sg/realtime/world/story20230606-1401817</text:a>
</text:p>
      <!--NEWS-->
      <text:h text:style-name="P10" text:outline-level="1">
<text:span text:style-name="T4">
Italian censorship Sinochem Group's control of tire manufacturer's endurance</text:span>
</text:h>
      <text:p text:style-name="P4">
Author: chinese@voanews.com (美国之音)</text:p>
      <text:p text:style-name="P4">
Publisher: 美国之音中文网 (Type: NewsMediaOrganization)</text:p>
      <text:p text:style-name="P4">
Published Time: 2023-06-06T20:48:01+08:00</text:p>
      <text:p text:style-name="P4">
Modified Time: 2023-06-06 12:48:01Z</text:p>
      <text:p text:style-name="P4">
Description: Italian regulatory agencies are investigating China ’s Sinochem Group to strengthen the efforts of controlling Italian tire manufacturers Pirelli. Sinochem has a 37%stake in Pirelli. The new shareholder agreement enables Sinochem Group to choose 9 of the 15 members of the Pirelli.</text:p>
      <text:p text:style-name="P4">
Videos: []</text:p>
      <text:p text:style-name="P4">
Images: []</text:p>
      <text:p text:style-name="P4">
Categories: ['欧洲', '经济·金融·贸易', '中国']</text:p>
      <text:p text:style-name="P4">
Type: None</text:p>
      <!--METADATA-->
      <text:p text:style-name="P4">
Nonenone</text:p>
      <text:p text:style-name="P4">
News Source: <text:a xlink:type="simple" xlink:href="https://www.voachinese.com/a/china-s-sinochem-is-the-tire-company-s-largest-shareholder-20230606/7124803.html" text:style-name="Internet_20_link" text:visited-style-name="Visited_20_Internet_20_Link">
https://www.voachinese.com/a/china-s-sinochem-is-the-tire-company-s-largest-shareholder-20230606/7124803.html</text:a>
</text:p>
      <!--NEWS-->
      <text:h text:style-name="P10" text:outline-level="1">
<text:span text:style-name="T4">
Iran announced its independent development of the "Fartach" hypersonic missile</text:span>
</text:h>
      <text:p text:style-name="P4">
Author: 联合早报 (Person)</text:p>
      <text:p text:style-name="P4">
Publisher: 联合早报 (Organization)</text:p>
      <text:p text:style-name="P4">
Published Time: 2023-06-06T20:55</text:p>
      <text:p text:style-name="P4">
Modified Time: 2023-06-06T20:56</text:p>
      <text:p text:style-name="P4">
Description: Iran announced on Tuesday (June 6) a hypersonic missile called "Fatheh", which was developed by the Iranian Islamic Revolutionary Guards Aerospace Unit. This missile has a secondary mobile nozzle and uses solid fuel pushing agents. It has various motor capabilities inside and outside the atmosphere, with ...</text:p>
      <text:p text:style-name="P4">
Videos: []</text:p>
      <text:p text:style-name="P4">
Audios: []</text:p>
      <text:p text:style-name="P4">
Images: []</text:p>
      <text:p text:style-name="P4">
Type: NewsArticle</text:p>
      <text:p text:style-name="P4">
Breadcrumbs: ['即时', '国际']</text:p>
      <text:p text:style-name="P4">
Keywords: ['伊朗', '导弹']</text:p>
      <!--METADATA-->
      <text:p text:style-name="P4">
Iran announced on Tuesday (June 6) a hypersonic missile called "Fatheh", which was developed by the Iranian Islamic Revolutionary Guards Aerospace Unit.</text:p>
      <text:p text:style-name="P4">
This missile has a secondary mobile nozzle and uses solid fuel pushing agents. It has various mobility inside and outside the atmosphere to deal with various types of air defense systems. The "Fathe" missile range is 1400 kilometers, and the speed before hitting the target can reach 13 to 15 Mach.</text:p>
      <text:p text:style-name="P4">
It is reported that the unveiling ceremony was held on the morning of the same day. Iranian President Ibrahim Laich, Iranian Islamic Revolutionary Guard Commander Hussein Sarami and the Iranian revolutionary guard Aerospace force commander Amir Ali Hagiza Germany attended the ceremony.</text:p>
      <text:p text:style-name="P4">
The "Fartach" hypersonic missile was developed by the Iranian Islamic Revolutionary Guards and Aerospace Units. "It can break through all missile defense systems and destroy it." The "Fartach" hypersonic missile is the first domestic hypersonic ballistic missile in Iran.</text:p>
      <text:p text:style-name="P4">
The speed of the hypersonic missile is at least five times the speed of sound, and the flight trajectory is complicated, which makes it difficult for them to be intercepted.</text:p>
      <text:p text:style-name="P4">
According to the media last November, the Iranian Revolutionary Guard Aerial Aerospace Army Commander Hargizad said on November 10 that Iran developed the first hypersonic ballistic missile, marking that Iran has made a huge leap in the development of a new generation of missiles.</text:p>
      <text:p text:style-name="P4">
News Source: <text:a xlink:type="simple" xlink:href="https://www.zaobao.com.sg/realtime/world/story20230606-1401826" text:style-name="Internet_20_link" text:visited-style-name="Visited_20_Internet_20_Link">
https://www.zaobao.com.sg/realtime/world/story20230606-1401826</text:a>
</text:p>
      <!--NEWS-->
      <text:h text:style-name="P10" text:outline-level="1">
<text:span text:style-name="T4">
The Hong Kong Government applied to the court to list the protest of the song "Wish Rongguang Return to Hong Kong" as a banned song</text:span>
</text:h>
      <text:p text:style-name="P4">
Author: chinese@voanews.com (美国之音)</text:p>
      <text:p text:style-name="P4">
Publisher: 美国之音中文网 (Type: NewsMediaOrganization)</text:p>
      <text:p text:style-name="P4">
Published Time: 2023-06-06T21:03:14+08:00</text:p>
      <text:p text:style-name="P4">
Modified Time: 2023-06-06 16:06:56Z</text:p>
      <text:p text:style-name="P4">
Description: The Hong Kong Government announced on Tuesday (June 6) that the Department of Justice has applied for a ban on the court on Monday on Monday, and it is forbidden to play or spread the song "Glory to Hong Kong", which is known as the "Hong Kong National Anthem". . The protest songs that were born and sang in the 2019 anti -Democratic protests in 2019 were played as the Hong Kong national anthem in several international sports events last year.</text:p>
      <text:p text:style-name="P4">
Videos: []</text:p>
      <text:p text:style-name="P4">
Images: []</text:p>
      <text:p text:style-name="P4">
Categories: ['港澳', '人权', '法律']</text:p>
      <text:p text:style-name="P4">
Type: None</text:p>
      <!--METADATA-->
      <text:p text:style-name="P4">
Nonenone</text:p>
      <text:p text:style-name="P4">
News Source: <text:a xlink:type="simple" xlink:href="https://www.voachinese.com/a/hong-kong-government-seeks-court-injunction-to-ban-glory-to-hong-kong-protest-song-20230606/7124830.html" text:style-name="Internet_20_link" text:visited-style-name="Visited_20_Internet_20_Link">
https://www.voachinese.com/a/hong-kong-government-seeks-court-injunction-to-ban-glory-to-hong-kong-protest-song-20230606/7124830.html</text:a>
</text:p>
      <!--NEWS-->
      <text:h text:style-name="P10" text:outline-level="1">
<text:span text:style-name="T4">
The Bangladesh heat waves are coming to power outage frequently</text:span>
</text:h>
      <text:p text:style-name="P4">
Author: 联合早报 (Person)</text:p>
      <text:p text:style-name="P4">
Publisher: 联合早报 (Organization)</text:p>
      <text:p text:style-name="P4">
Published Time: 2023-06-06T21:17</text:p>
      <text:p text:style-name="P4">
Modified Time: 2023-06-06T21:30</text:p>
      <text:p text:style-name="P4">
Description: The Bangladesh's heating waves have prompted the closure of primary schools and frequent power outages, so that people who cannot cool down the fan are bitter. Meteorological officials warned that assistance would not come immediately. Reuters reported that Bangladesh's maximum temperature soared from 32 degrees Celsius 10 days ago to nearly 41 degrees Celsius. Bangladesh Meteorological Bureau ...</text:p>
      <text:p text:style-name="P4">
Videos: []</text:p>
      <text:p text:style-name="P4">
Audios: []</text:p>
      <text:p text:style-name="P4">
Images: []</text:p>
      <text:p text:style-name="P4">
Type: NewsArticle</text:p>
      <text:p text:style-name="P4">
Breadcrumbs: ['即时', '国际']</text:p>
      <text:p text:style-name="P4">
Keywords: ['孟加拉', '热浪', '气候变化', '高温', '停电']</text:p>
      <!--METADATA-->
      <text:p text:style-name="P4">
The Bangladesh's heating waves have prompted the closure of primary schools and frequent power outages, so that people who cannot cool down the fan are bitter. Meteorological officials warned that assistance would not come immediately.</text:p>
      <text:p text:style-name="P4">
Reuters reported that Bangladesh's maximum temperature soared from 32 degrees Celsius 10 days ago to nearly 41 degrees Celsius. The Bangladesh Meteorological Bureau warned that there was no signs of high temperature. Scientists say that climate change is promoting hot waves in summer more frequently, seriousness and longness.</text:p>
      <text:p text:style-name="P4">
Bangladesh's Minister of Energy, Energy, and Mineral Resources Nasrulhamid said that the fuel shortage caused several generator sets, including the maximum coal -fired power plant, so Bangladesh may face two weeks of power outage. Essence</text:p>
      <text:p text:style-name="P4">
Hamid said on Facebook on Monday (June 5) in Facebook: "Due to the surge in the global energy crisis and the international currency market, we face this unnecessary reduction problem."</text:p>
      <text:p text:style-name="P4">
Bangladesh's power outage in recent months has led to economic recovery, especially the key clothing industry that accounts for more than 80%of total exports.</text:p>
      <text:p text:style-name="P4">
A shop owner of the capital Dakaman said: "The weather these days is unreasonable, but the power outage of up to hours further increases our pain."</text:p>
      <text:p text:style-name="P4">
Many people do medical treatment because of heat waves. "We have received many patients with heat stroke or other patients with heat -related diseases," said the doctor in the northwest. "</text:p>
      <text:p text:style-name="P4">
News Source: <text:a xlink:type="simple" xlink:href="https://www.zaobao.com.sg/realtime/world/story20230606-1401833" text:style-name="Internet_20_link" text:visited-style-name="Visited_20_Internet_20_Link">
https://www.zaobao.com.sg/realtime/world/story20230606-1401833</text:a>
</text:p>
      <!--NEWS-->
      <text:h text:style-name="P10" text:outline-level="1">
<text:span text:style-name="T4">
China lacks money everywhere, and the general increase of tuition fees for universities has increased by up to 54%</text:span>
</text:h>
      <text:p text:style-name="P4">
Author: chinese@voanews.com (松仁)</text:p>
      <text:p text:style-name="P4">
Publisher: 美国之音中文网 (Type: NewsMediaOrganization)</text:p>
      <text:p text:style-name="P4">
Published Time: 2023-06-06T21:25:13+08:00</text:p>
      <text:p text:style-name="P4">
Modified Time: 2023-06-06 13:26:30Z</text:p>
      <text:p text:style-name="P4">
Description: With the continuous deterioration of China's economic environment and the significant decline in government fiscal funding, Chinese universities have increased tuition fees this year. Some schools have been forced to increase tuition fees for the first time in the past 20 years, and some schools have even increased by more than 50%.</text:p>
      <text:p text:style-name="P4">
Videos: []</text:p>
      <text:p text:style-name="P4">
Images: []</text:p>
      <text:p text:style-name="P4">
Categories: ['中国', '教育']</text:p>
      <text:p text:style-name="P4">
Type: None</text:p>
      <!--METADATA-->
      <text:p text:style-name="P4">
Nonenone</text:p>
      <text:p text:style-name="P4">
News Source: <text:a xlink:type="simple" xlink:href="https://www.voachinese.com/a/chinese-universities-raise-tuition-fees-by-as-much-as-54-20230606/7124815.html" text:style-name="Internet_20_link" text:visited-style-name="Visited_20_Internet_20_Link">
https://www.voachinese.com/a/chinese-universities-raise-tuition-fees-by-as-much-as-54-20230606/7124815.html</text:a>
</text:p>
      <!--NEWS-->
      <text:h text:style-name="P10" text:outline-level="1">
<text:span text:style-name="T4">
The United States "returns to defense" South Tai, analysis: The effect of getting can be more effective</text:span>
</text:h>
      <text:p text:style-name="P4">
Author: chinese@voanews.com (陈筠)</text:p>
      <text:p text:style-name="P4">
Publisher: 美国之音中文网 (Type: NewsMediaOrganization)</text:p>
      <text:p text:style-name="P4">
Published Time: 2023-06-06T21:40:00+08:00</text:p>
      <text:p text:style-name="P4">
Modified Time: 2023-06-06 13:40:00Z</text:p>
      <text:p text:style-name="P4">
Description: Shangri -La's security dialogue ended a few days ago, and the United States said that the security layout in the Indo -Pacific region has made significant progress. As the important fulcrum of Indo -Pacific Strategy, the United States has recently stepped up the deployment to respond to the expansion of Chinese forces. Analysts said that the Pacific island nation is actually closer to Western countries in terms of systems, culture, language, and religion. The "return defense" in the United States is expected to achieve the effect of "half -effort".</text:p>
      <text:p text:style-name="P4">
Videos: []</text:p>
      <text:p text:style-name="P4">
Images: []</text:p>
      <text:p text:style-name="P4">
Categories: ['美国', '亚太']</text:p>
      <text:p text:style-name="P4">
Type: None</text:p>
      <!--METADATA-->
      <text:p text:style-name="P4">
Nonenone</text:p>
      <text:p text:style-name="P4">
News Source: <text:a xlink:type="simple" xlink:href="https://www.voachinese.com/a/p-the-u-s-returning-to-the-defense-in-the-south-pacific-is-expected-to-a-stitch-in-time-20230606/7124891.html" text:style-name="Internet_20_link" text:visited-style-name="Visited_20_Internet_20_Link">
https://www.voachinese.com/a/p-the-u-s-returning-to-the-defense-in-the-south-pacific-is-expected-to-a-stitch-in-time-20230606/7124891.html</text:a>
</text:p>
      <!--NEWS-->
      <text:h text:style-name="P10" text:outline-level="1">
<text:span text:style-name="T4">
The United States will commemorate the June 4th McCarthy: Never forget the days in Tiananmen Square</text:span>
</text:h>
      <text:p text:style-name="P4">
Author: chinese@voanews.com (李逸华)</text:p>
      <text:p text:style-name="P4">
Publisher: 美国之音中文网 (Type: NewsMediaOrganization)</text:p>
      <text:p text:style-name="P4">
Published Time: 2023-06-06T22:12:54+08:00</text:p>
      <text:p text:style-name="P4">
Modified Time: 2023-06-06 15:16:51Z</text:p>
      <text:p text:style-name="P4">
Description: When China strictly reviews and suppresss all activities about the June 4th incident, Kevin McCarthy, Speaker of the House of Representatives of the House of Representatives, called, "We must never forget the days in Tiananmen Square." Members of the two parties also said that the concept of freedom is not divided by national borders, and is not limited to a country.</text:p>
      <text:p text:style-name="P4">
Videos: []</text:p>
      <text:p text:style-name="P4">
Images: []</text:p>
      <text:p text:style-name="P4">
Categories: ['国会报道', '人权', '美中关系', '纪念六四']</text:p>
      <text:p text:style-name="P4">
Type: None</text:p>
      <!--METADATA-->
      <text:p text:style-name="P4">
Nonenone</text:p>
      <text:p text:style-name="P4">
News Source: <text:a xlink:type="simple" xlink:href="https://www.voachinese.com/a/us-house-speaker-mccarthy-china-tiananmen-34-anniversary-20230605/7124614.html" text:style-name="Internet_20_link" text:visited-style-name="Visited_20_Internet_20_Link">
https://www.voachinese.com/a/us-house-speaker-mccarthy-china-tiananmen-34-anniversary-20230605/7124614.html</text:a>
</text:p>
      <!--NEWS-->
      <text:h text:style-name="P10" text:outline-level="1">
<text:span text:style-name="T4">
Deyin will reach a $ 5.2 billion submarine construction agreement</text:span>
</text:h>
      <text:p text:style-name="P4">
Author: 联合早报 (Person)</text:p>
      <text:p text:style-name="P4">
Publisher: 联合早报 (Organization)</text:p>
      <text:p text:style-name="P4">
Published Time: 2023-06-06T22:29</text:p>
      <text:p text:style-name="P4">
Modified Time: 2023-06-06T23:13</text:p>
      <text:p text:style-name="P4">
Description: Germany and India will reach an agreement to build diesel submarines in India; the long -term war in Russia has prompted India to expand its military equipment sources to the top supplier Moscow. Bloomberg quoted sources as reports that Thyssenkrupp, Germany ...</text:p>
      <text:p text:style-name="P4">
Videos: []</text:p>
      <text:p text:style-name="P4">
Audios: []</text:p>
      <text:p text:style-name="P4">
Images: []</text:p>
      <text:p text:style-name="P4">
Type: NewsArticle</text:p>
      <text:p text:style-name="P4">
Breadcrumbs: ['即时', '国际']</text:p>
      <text:p text:style-name="P4">
Keywords: ['德国', '印度', '潜艇', '武器']</text:p>
      <!--METADATA-->
      <text:p text:style-name="P4">
Germany and India will reach an agreement to build diesel submarines in India; the long -term war in Russia has prompted India to expand its military equipment sources to the top supplier Moscow.</text:p>
      <text:p text:style-name="P4">
Bloomberg quoted sources as reports that the Thyssenkrupp Ag in Germany and the Mazagon Dock ShipbuildersLimity in India may jointly bid a project with an estimated value of $ 5.2 billion (about 7 billion yuan), which is a project. The Indian Navy built six submarines.</text:p>
      <text:p text:style-name="P4">
India uses a border dispute with China to continue to buy weapons from Russia. However, because Russia and India can hardly find a payment mechanism that does not violate US sanctions, delivery is stagnant.</text:p>
      <text:p text:style-name="P4">
German and Indian officials said the preliminary agreement will be signed under the witness of German Defense Minister of Defense Pistous. He arrived in New Germany for two days on Tuesday (June 6).</text:p>
      <text:p text:style-name="P4">
Pistoliuz told the public broadcasting company ARD that he visited Mumbai on Wednesday (7th) will include this submarine transaction, and said that his role was "supporting and assisting and assisting" German executives with him and India. Negotiations.</text:p>
      <text:p text:style-name="P4">
News Source: <text:a xlink:type="simple" xlink:href="https://www.zaobao.com.sg/realtime/world/story20230606-1401856" text:style-name="Internet_20_link" text:visited-style-name="Visited_20_Internet_20_Link">
https://www.zaobao.com.sg/realtime/world/story20230606-1401856</text:a>
</text:p>
      <!--NEWS-->
      <text:h text:style-name="P10" text:outline-level="1">
<text:span text:style-name="T4">
Paris arbitral tribunal: Filu Lu Sudan descendants are invalid</text:span>
</text:h>
      <text:p text:style-name="P4">
Author: 联合早报 (Person)</text:p>
      <text:p text:style-name="P4">
Publisher: 联合早报 (Organization)</text:p>
      <text:p text:style-name="P4">
Published Time: 2023-06-06T22:47</text:p>
      <text:p text:style-name="P4">
Modified Time: 2023-06-06T23:03</text:p>
      <text:p text:style-name="P4">
Description: The descendants of the Susan Sudan in the Philippines claimed to have settled a settlement of US $ 14.9 billion (about S $ 19 billion) to the Malaysian government. The Paris Arbitral Court of France sentenced the Malaysian government on Tuesday (June 6) to win the lawsuit, so they did not have to pay attention to this claim. This judgment allows the Malaysian government to ...</text:p>
      <text:p text:style-name="P4">
Videos: []</text:p>
      <text:p text:style-name="P4">
Audios: []</text:p>
      <text:p text:style-name="P4">
Images: []</text:p>
      <text:p text:style-name="P4">
Type: NewsArticle</text:p>
      <text:p text:style-name="P4">
Breadcrumbs: ['即时', '国际']</text:p>
      <text:p text:style-name="P4">
Keywords: ['马来西亚', '法庭', '赔偿', '荷兰']</text:p>
      <!--METADATA-->
      <text:p text:style-name="P4">
The descendants of the Susan Sudan in the Philippines claimed to have settled a settlement of US $ 14.9 billion (about S $ 19 billion) to the Malaysian government. The Paris Arbitral Court of France sentenced the Malaysian government on Tuesday (June 6) to win the lawsuit, so they did not have to pay attention to this claim. This judgment allowed the Malaysian government to keep assets.</text:p>
      <text:p text:style-name="P4">
According to the "Star News" website, the lawyer of the Sabah State Government, Dong Gusbai, pointed out that the decision of the Paris arbitral tribunal caused the Spanish arbitral abroad to claim that Malaysia must pay a $ 14.9 billion decision to Sulu Sudan's descendants in 2021. "The assets of the Malaysian government are safe. They (descendants of Sulu Sudan) cannot perform his (Stanpa) ruling."</text:p>
      <text:p text:style-name="P4">
The Paris Arbitral Court's decision on Tuesday also overturned the court order that Paris Court approved the execution of Stanpa's ruling on September 29, 2021.</text:p>
      <text:p text:style-name="P4">
The descendants of Sulu Sudan joined the Spanish Arbitral Tribunal in 2017 and sued the Malaysian government to violate the land leasing agreement signed by Sulu Sultan and the British Be Brahmin Standard Championship in 1878. The arbitration of Stanpar in 2021 that Malaysia must pay $ 14.9 billion to Sulu Sultan descendants. The Malaysian government appealed immediately.</text:p>
      <text:p text:style-name="P4">
The Madrid High Court canceled Stanpa's arbitration qualification in June 2021, but Steam ignored the high court's decision, instead transferred the arbitral tribunal interrogation to Paris. Stanpa made a final decision in the French Arbitral Tribunal in February 2022. The Malaysian government refused to recognize the judgment on the grounds of irregular cases and illegal cases, and applied to the Paris court to suspend its enforcement ruling.</text:p>
      <text:p text:style-name="P4">
According to the United Nations Convention on New York, the French arbitral tribunal's ruling can be implemented globally, including the detention of most Malaysian assets other than the Diplomacy Gallery. French judges approved the application of Suduro's descendants in December last year to seize the three assets of Malaysia in Paris.</text:p>
      <text:p text:style-name="P4">
News Source: <text:a xlink:type="simple" xlink:href="https://www.zaobao.com.sg/realtime/world/story20230606-1401860" text:style-name="Internet_20_link" text:visited-style-name="Visited_20_Internet_20_Link">
https://www.zaobao.com.sg/realtime/world/story20230606-1401860</text:a>
</text:p>
      <!--NEWS-->
      <text:h text:style-name="P10" text:outline-level="1">
<text:span text:style-name="T4">
Sino -Russian United Air Tour forces South Korean fighter aircraft urgently to take off the alert</text:span>
</text:h>
      <text:p text:style-name="P4">
Author: chinese@voanews.com (松仁)</text:p>
      <text:p text:style-name="P4">
Publisher: 美国之音中文网 (Type: NewsMediaOrganization)</text:p>
      <text:p text:style-name="P4">
Published Time: 2023-06-06T23:13:12+08:00</text:p>
      <text:p text:style-name="P4">
Modified Time: 2023-06-06 15:13:12Z</text:p>
      <text:p text:style-name="P4">
Description: The Chinese and Russian Army held a joint air -based strategic cruise again on Tuesday (June 6) in the Japanese sea and the East China Sea related airspace. When China -Russia fighters flew to the South Korean air defense identification zone near the Korean Peninsula, the South Korean Air Force fighter aircraft took off the alert.</text:p>
      <text:p text:style-name="P4">
Videos: []</text:p>
      <text:p text:style-name="P4">
Images: []</text:p>
      <text:p text:style-name="P4">
Categories: ['中国', '欧洲', '军事']</text:p>
      <text:p text:style-name="P4">
Type: None</text:p>
      <!--METADATA-->
      <text:p text:style-name="P4">
Nonenone</text:p>
      <text:p text:style-name="P4">
News Source: <text:a xlink:type="simple" xlink:href="https://www.voachinese.com/a/china-russia-launch-joint-air-patrol-alarms-south-korea-20230606/7124838.html" text:style-name="Internet_20_link" text:visited-style-name="Visited_20_Internet_20_Link">
https://www.voachinese.com/a/china-russia-launch-joint-air-patrol-alarms-south-korea-20230606/7124838.html</text:a>
</text:p>
      <!--NEWS-->
      <text:h text:style-name="P10" text:outline-level="1">
<text:span text:style-name="T4">
After Vietnam rarely protested, the Chinese scientific examination ships left Vietnam's exclusive economic zone</text:span>
</text:h>
      <text:p text:style-name="P4">
Author: chinese@voanews.com (美国之音)</text:p>
      <text:p text:style-name="P4">
Publisher: 美国之音中文网 (Type: NewsMediaOrganization)</text:p>
      <text:p text:style-name="P4">
Published Time: 2023-06-06T23:16:09+08:00</text:p>
      <text:p text:style-name="P4">
Modified Time: 2023-06-06 15:16:09Z</text:p>
      <text:p text:style-name="P4">
Description: In the past month, a Chinese science ship and multiple subsidiary vessels that have been working in the South China Sea Vietnam Exclusive Economic Zone (EEZ) have left the Vietnamese sea on Monday (June 5) at midnight. Earlier, Vietnam rarely protested to China.</text:p>
      <text:p text:style-name="P4">
Videos: []</text:p>
      <text:p text:style-name="P4">
Images: []</text:p>
      <text:p text:style-name="P4">
Categories: ['南中国海争端', '亚太', '中国']</text:p>
      <text:p text:style-name="P4">
Type: None</text:p>
      <!--METADATA-->
      <text:p text:style-name="P4">
Nonenone</text:p>
      <text:p text:style-name="P4">
News Source: <text:a xlink:type="simple" xlink:href="https://www.voachinese.com/a/chinese-ships-leave-vietnam-waters-after-hanoi-protest-20230606/7124846.html" text:style-name="Internet_20_link" text:visited-style-name="Visited_20_Internet_20_Link">
https://www.voachinese.com/a/chinese-ships-leave-vietnam-waters-after-hanoi-protest-20230606/7124846.html</text:a>
</text:p>
      <!--NEWS-->
      <text:h text:style-name="P10" text:outline-level="1">
<text:span text:style-name="T4">
News: Brinken will visit China for a few weeks to conduct talks</text:span>
</text:h>
      <text:p text:style-name="P4">
Author: 联合早报 (Person)</text:p>
      <text:p text:style-name="P4">
Publisher: 联合早报 (Organization)</text:p>
      <text:p text:style-name="P4">
Published Time: 2023-06-06T23:34</text:p>
      <text:p text:style-name="P4">
Modified Time: 2023-06-06T23:40</text:p>
      <text:p text:style-name="P4">
Description: Bloomberg quoted sources as saying that US Secretary of State Broskens will go to China to talk to high -level officials in the next few weeks, which may include Chinese President Xi Jinping, and it also shows that the United States wants to restore high -level communication in a continuous tense situation. Blint is suspected to be China ...</text:p>
      <text:p text:style-name="P4">
Videos: []</text:p>
      <text:p text:style-name="P4">
Audios: []</text:p>
      <text:p text:style-name="P4">
Images: []</text:p>
      <text:p text:style-name="P4">
Type: NewsArticle</text:p>
      <text:p text:style-name="P4">
Breadcrumbs: ['即时', '国际']</text:p>
      <text:p text:style-name="P4">
Keywords: ['美国', '中国', '布林肯']</text:p>
      <!--METADATA-->
      <text:p text:style-name="P4">
Bloomberg quoted sources as saying that US Secretary of State Broskens will go to China to talk to high -level officials in the next few weeks, which may include Chinese President Xi Jinping, and it also shows that the United States wants to restore high -level communication in a continuous tense situation.</text:p>
      <text:p text:style-name="P4">
Blint is suspected of <text:a xlink:type="simple" xlink:href="https://www.zaobao.com/realtime/world/story20230205-1359873" text:style-name="Internet_20_link" text:visited-style-name="Visited_20_Internet_20_Link">
Chinese Spy Balloon Incident</text:a>
Later, announced that <text:a xlink:type="simple" xlink:href="https://www.zaobao.com/realtime/world/story20230203-1359458" text:style-name="Internet_20_link" text:visited-style-name="Visited_20_Internet_20_Link">
postponed the trip to China in February</text:a>
Essence On February 4th, the U.S. military shot down a balloon from China on the nearby waters near the coast of South Carolina.(https://www.zaobao.com/news/world/story20230204-1359487)Essence</text:p>
      <text:p text:style-name="P4">
Sources said that the exact time of Blinden's visit was uncertain. A U.S. State Department spokesman said that the previously canceled visits of Brincken will be performed at the time of conditions permit.</text:p>
      <text:p text:style-name="P4">
News Source: <text:a xlink:type="simple" xlink:href="https://www.zaobao.com.sg/realtime/world/story20230606-1401876" text:style-name="Internet_20_link" text:visited-style-name="Visited_20_Internet_20_Link">
https://www.zaobao.com.sg/realtime/world/story20230606-1401876</text:a>
</text:p>
      <!--NEWS-->
      <text:h text:style-name="P10" text:outline-level="1">
<text:span text:style-name="T4">
Rebelling Zhongge is willing to return to Hong Kong by Hong Kong to apply for forbidden broadcast by the Hong Kong Government</text:span>
</text:h>
      <text:p text:style-name="P4">
Publisher: 法新社</text:p>
      <text:p text:style-name="P4">
Published Time: 2023-06-06T3:32:07+00:00</text:p>
      <text:p text:style-name="P4">
Modified Time: 2023-06-06T13:05:04+00:00</text:p>
      <text:p text:style-name="P4">
Description: (Agence France -Presse, Hong Kong, 6th) Four years after the outbreak of the "Rebellion" movement, the Hong Kong authorities applied to the court to prohibit the playback of the "counter -delivery" song "willing to return to Hong Ko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2" text:anchor-type="as-char" svg:width="6.9236in" svg:height="3.617581in" draw:z-index="0">
<draw:image xlink:href="../Images/rficn/2023-06-06T3-32-07-00-00/000000.png" xlink:type="simple" xlink:show="embed" xlink:actuate="onLoad" draw:mime-type="image/png"/>
</draw:frame>
The Hong Kong Government announced today that the Department of Justice applied to the court yesterday to apply for a ban and a temporary prohibition order, asking the four illegal behaviors related to the four items related to the "Glory To Hongkong" (Glory To Hongkong "are now waiting for the court's instructions to be determined during the hearing date.</text:p>
      <text:p text:style-name="P4">
The Hong Kong Government pointed out that the songs have been widely circulated since 2019. The lyrics content contains slogans that have been ruled by the court that can constitute incitement. Recently, the songs have also been mistakenly expressed as the "national anthem" in Hong Kong. Insultation and serious damage to the China and Special Administrative Regions.</text:p>
      <text:p text:style-name="P4">
The Hong Kong Government stated that many incidents in the past have proven that the songs are likely to continue to be circulated freely without violating the Hong Kong National Security Law and Criminal Crime Regulations; After punishing behaviors and activities that endanger national security, after careful consideration, the government decided to apply for a ban from the court.</text:p>
      <text:p text:style-name="P4">
News Source: <text:a xlink:type="simple" xlink:href="https://www.rfi.fr/cn/%E5%9B%BD%E9%99%85%E6%8A%A5%E9%81%93/20230606-%E5%8F%8D%E9%80%81%E4%B8%AD%E6%AD%8C%E6%9B%B2%E6%84%BF%E8%8D%A3%E5%85%89%E5%BD%92%E9%A6%99%E6%B8%AF-%E9%81%AD%E6%B8%AF%E5%BA%9C%E7%94%B3%E8%AF%B7%E7%A6%81%E6%92%AD" text:style-name="Internet_20_link" text:visited-style-name="Visited_20_Internet_20_Link">
https://www.rfi.fr/cn/%E5%9B%BD%E9%99%85%E6%8A%A5%E9%81%93/20230606-%E5%8F%8D%E9%80%81%E4%B8%AD%E6%AD%8C%E6%9B%B2%E6%84%BF%E8%8D%A3%E5%85%89%E5%BD%92%E9%A6%99%E6%B8%AF-%E9%81%AD%E6%B8%AF%E5%BA%9C%E7%94%B3%E8%AF%B7%E7%A6%81%E6%92%AD</text:a>
</text:p>
      <!--NEWS-->
      <text:h text:style-name="P10" text:outline-level="1">
<text:span text:style-name="T4">
Under environmental challenges, electric vehicle companies are set to deal with the "Free Version"</text:span>
</text:h>
      <text:p text:style-name="P4">
Author: Jon Emont</text:p>
      <text:p text:style-name="P4">
Publisher: 华尔街日报中文网</text:p>
      <text:p text:style-name="P4">
Published Time: 2023-06-06T8:28:00.000Z</text:p>
      <text:p text:style-name="P4">
Modified Time: 2023-06-06T11:28:00.000Z</text:p>
      <text:p text:style-name="P4">
Created Time: 2023-06-06T06:39:00.000Z</text:p>
      <text:p text:style-name="P4">
Description: In order to manufacture the battery of electric vehicles, the company needs to minimize and refine a large amount of nickel. However, the process of minimizing nickel from underground and refining it into a substance for batteries is particularly unfriendly to the environment.</text:p>
      <text:p text:style-name="P4">
Images: []</text:p>
      <text:p text:style-name="P4">
Categories: ['商业']</text:p>
      <text:p text:style-name="P4">
Keywords: SYND,LINK:EN|WP-WSJ-0000923651</text:p>
      <text:p text:style-name="P4">
Type: Article</text:p>
      <!--METADATA-->
      <text:p text:style-name="P4">
In the electric vehicle industry, this dilemma is called "nickel problem(nickel pickle)”。</text:p>
      <text:p text:style-name="P4">
News Source: <text:a xlink:type="simple" xlink:href="https://cn.wsj.com/articles/%E7%8E%AF%E4%BF%9D%E6%8C%91%E6%88%98%E4%B8%8B-%E7%94%B5%E5%8A%A8%E8%BD%A6%E4%BC%81%E8%AE%BE%E6%B3%95%E5%BA%94%E5%AF%B9-%E9%95%8D%E9%9A%BE%E9%A2%98-a8fd3db3" text:style-name="Internet_20_link" text:visited-style-name="Visited_20_Internet_20_Link">
https://cn.wsj.com/articles/%E7%8E%AF%E4%BF%9D%E6%8C%91%E6%88%98%E4%B8%8B-%E7%94%B5%E5%8A%A8%E8%BD%A6%E4%BC%81%E8%AE%BE%E6%B3%95%E5%BA%94%E5%AF%B9-%E9%95%8D%E9%9A%BE%E9%A2%98-a8fd3db3</text:a>
</text:p>
      <!--NEWS-->
      <text:h text:style-name="P10" text:outline-level="1">
<text:span text:style-name="T4">
The United States, Japan and the Philippine held coastal defense joint exercises in the South China Sea Water Area</text:span>
</text:h>
      <text:p text:style-name="P4">
Author: chinese@voanews.com (美国之音)</text:p>
      <text:p text:style-name="P4">
Publisher: 美国之音中文网 (Type: NewsMediaOrganization)</text:p>
      <text:p text:style-name="P4">
Published Time: 2023-06-07T00:41:48+08:00</text:p>
      <text:p text:style-name="P4">
Modified Time: 2023-06-06 16:41:48Z</text:p>
      <text:p text:style-name="P4">
Description: On the face of the increasingly aggressive behavior of China in the South China Sea in Washington and strengthening the coastal defense vessels in the United States, Japan, and the Philippines on Tuesday (June 6) on Tuesday (June 6), near the controversial South China Sea on Tuesday (June 6). Law enforcement exercises.</text:p>
      <text:p text:style-name="P4">
Videos: []</text:p>
      <text:p text:style-name="P4">
Images: []</text:p>
      <text:p text:style-name="P4">
Categories: ['南中国海争端', '亚太', '美国']</text:p>
      <text:p text:style-name="P4">
Type: None</text:p>
      <!--METADATA-->
      <text:p text:style-name="P4">
Nonenone</text:p>
      <text:p text:style-name="P4">
News Source: <text:a xlink:type="simple" xlink:href="https://www.voachinese.com/a/us-japanese-philippine-coast-guard-ships-stage-law-enforcement-drills-near-south-china-sea-20230606/7124908.html" text:style-name="Internet_20_link" text:visited-style-name="Visited_20_Internet_20_Link">
https://www.voachinese.com/a/us-japanese-philippine-coast-guard-ships-stage-law-enforcement-drills-near-south-china-sea-20230606/7124908.html</text:a>
</text:p>
      <!--NEWS-->
      <text:h text:style-name="P10" text:outline-level="1">
<text:span text:style-name="T4">
Iran's hypersonic missile appeared on claim that its flight speed can reach 15 times the speed</text:span>
</text:h>
      <text:p text:style-name="P4">
Author: chinese@voanews.com (松仁)</text:p>
      <text:p text:style-name="P4">
Publisher: 美国之音中文网 (Type: NewsMediaOrganization)</text:p>
      <text:p text:style-name="P4">
Published Time: 2023-06-07T01:05:54+08:00</text:p>
      <text:p text:style-name="P4">
Modified Time: 2023-06-06 17:05:54Z</text:p>
      <text:p text:style-name="P4">
Description: Iran first displayed a hypersonic missile that could reach 15 times the speed of speeding speed on Tuesday (June 6), adding a new one for it to respond to the tension between the United States and Israel due to illegal R &amp; D nuclear weapons, arms.</text:p>
      <text:p text:style-name="P4">
Videos: []</text:p>
      <text:p text:style-name="P4">
Images: []</text:p>
      <text:p text:style-name="P4">
Categories: ['中东', '军事']</text:p>
      <text:p text:style-name="P4">
Type: None</text:p>
      <!--METADATA-->
      <text:p text:style-name="P4">
Nonenone</text:p>
      <text:p text:style-name="P4">
News Source: <text:a xlink:type="simple" xlink:href="https://www.voachinese.com/a/iran-unveils-what-it-calls-a-hypersonic-missile-able-to-beat-air-defenses-060623/7125273.html" text:style-name="Internet_20_link" text:visited-style-name="Visited_20_Internet_20_Link">
https://www.voachinese.com/a/iran-unveils-what-it-calls-a-hypersonic-missile-able-to-beat-air-defenses-060623/7125273.html</text:a>
</text:p>
      <!--NEWS-->
      <text:h text:style-name="P10" text:outline-level="1">
<text:span text:style-name="T4">
The United Nations commemorates the Hong Kong police detained June 4th incident that "shocked" the Hong Kong government strongly opposed and condemned</text:span>
</text:h>
      <text:p text:style-name="P4">
Author: chinese@voanews.com (郑乐捷)</text:p>
      <text:p text:style-name="P4">
Publisher: 美国之音中文网 (Type: NewsMediaOrganization)</text:p>
      <text:p text:style-name="P4">
Published Time: 2023-06-07T01:52:29+08:00</text:p>
      <text:p text:style-name="P4">
Modified Time: 2023-06-06 18:31:45Z</text:p>
      <text:p text:style-name="P4">
Description: The Hong Kong police took more than 20 people on the night of the 34th anniversary of the June 4th. Most of them occurred under the reason that there were no reasons, and there were no accusations. The United Nations criticized incidents and the Hong Kong government strictly resigned. Scholars pointed out that the Hong Kong government did not expect rapid response to the United Nations.</text:p>
      <text:p text:style-name="P4">
Videos: []</text:p>
      <text:p text:style-name="P4">
Images: []</text:p>
      <text:p text:style-name="P4">
Categories: ['纪念六四', '港澳', '人权']</text:p>
      <text:p text:style-name="P4">
Type: None</text:p>
      <!--METADATA-->
      <text:p text:style-name="P4">
Nonenone</text:p>
      <text:p text:style-name="P4">
News Source: <text:a xlink:type="simple" xlink:href="https://www.voachinese.com/a/hong-kong-government-condemns-un-for-criticism-over-detentions-on-june-4-20230606/7125203.html" text:style-name="Internet_20_link" text:visited-style-name="Visited_20_Internet_20_Link">
https://www.voachinese.com/a/hong-kong-government-condemns-un-for-criticism-over-detentions-on-june-4-20230606/7125203.html</text:a>
</text:p>
      <!--NEWS-->
      <text:h text:style-name="P10" text:outline-level="1">
<text:span text:style-name="T4">
US sanctions support Iranian missiles and military projects, including 5 Chinese and related entities</text:span>
</text:h>
      <text:p text:style-name="P4">
Author: chinese@voanews.com (莉雅)</text:p>
      <text:p text:style-name="P4">
Publisher: 美国之音中文网 (Type: NewsMediaOrganization)</text:p>
      <text:p text:style-name="P4">
Published Time: 2023-06-07T03:57:48+08:00</text:p>
      <text:p text:style-name="P4">
Modified Time: 2023-06-06 19:57:48Z</text:p>
      <text:p text:style-name="P4">
Description: The U.S. Treasury Department announced on Tuesday (June 6) that it sanctions on the network composed of seven individuals and six entities related to the Iranian ballistic missile project in Iran, the People's Republic of China and Hong Kong. Five of these seven people, two Iranians, including Iranian military officers in Beijing.</text:p>
      <text:p text:style-name="P4">
Videos: []</text:p>
      <text:p text:style-name="P4">
Images: []</text:p>
      <text:p text:style-name="P4">
Categories: ['美国', '亚太', '经济·金融·贸易', '中国']</text:p>
      <text:p text:style-name="P4">
Type: None</text:p>
      <!--METADATA-->
      <text:p text:style-name="P4">
Nonenone</text:p>
      <text:p text:style-name="P4">
News Source: <text:a xlink:type="simple" xlink:href="https://www.voachinese.com/a/us-china-iran-missile-program-20230606/7125590.html" text:style-name="Internet_20_link" text:visited-style-name="Visited_20_Internet_20_Link">
https://www.voachinese.com/a/us-china-iran-missile-program-20230606/7125590.html</text:a>
</text:p>
      <!--NEWS-->
      <text:h text:style-name="P10" text:outline-level="1">
<text:span text:style-name="T4">
"There is no right to leave the war to the next generation" The Urpotal "vampire" and "Caesar" play the combat power</text:span>
</text:h>
      <text:p text:style-name="P4">
Author: chinese@voanews.com (刘恩民)</text:p>
      <text:p text:style-name="P4">
Publisher: 美国之音中文网 (Type: Organization)</text:p>
      <text:p text:style-name="P4">
Published Time: 2023-06-07T04:12:44+08:00</text:p>
      <text:p text:style-name="P4">
Modified Time: 2023-06-06 20:12:44Z</text:p>
      <text:p text:style-name="P4">
Description: The battle on the front line of Ukrandonnesk is fierce, showing that the long -awaited counterattack may have begun. The Ukraine's "Vampire" multi -tube rocket and the French "Caesar" self -propelled artillery system played combat power in this area. The Russian army claimed to have defeated a major attack on the Ukraine in the Nepp area, but had been denied by Kiev. The Ukrainian army said that "there is no right to leave the war to the next generation" and will end as soon as possible.</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ukrainian-soldiers-fire-foreign-supplied-artillery-systems-near-eastern-front-line-20230607/7125623.html" text:style-name="Internet_20_link" text:visited-style-name="Visited_20_Internet_20_Link">
https://www.voachinese.com/a/ukrainian-soldiers-fire-foreign-supplied-artillery-systems-near-eastern-front-line-20230607/7125623.html</text:a>
</text:p>
      <!--NEWS-->
      <text:h text:style-name="P10" text:outline-level="1">
<text:span text:style-name="T4">
The smoke in Canada wildfire triggers a health alert in New York State and Ottawa</text:span>
</text:h>
      <text:p text:style-name="P4">
Author: chinese@voanews.com (美国之音)</text:p>
      <text:p text:style-name="P4">
Publisher: 美国之音中文网 (Type: NewsMediaOrganization)</text:p>
      <text:p text:style-name="P4">
Published Time: 2023-06-07T04:19:11+08:00</text:p>
      <text:p text:style-name="P4">
Modified Time: 2023-06-06 20:19:11Z</text:p>
      <text:p text:style-name="P4">
Description: New York, Toronto, and Ottawa authorities warned residents to pay attention to the harm of air pollution caused by the smoke caused by the smoke caused by the smoke in the early summer of Eastern Canada.</text:p>
      <text:p text:style-name="P4">
Videos: []</text:p>
      <text:p text:style-name="P4">
Images: []</text:p>
      <text:p text:style-name="P4">
Categories: ['美洲', '生态环境']</text:p>
      <text:p text:style-name="P4">
Type: None</text:p>
      <!--METADATA-->
      <text:p text:style-name="P4">
Nonenone</text:p>
      <text:p text:style-name="P4">
News Source: <text:a xlink:type="simple" xlink:href="https://www.voachinese.com/a/canada-wildfire-smoke-triggers-alarms-20230606/7125591.html" text:style-name="Internet_20_link" text:visited-style-name="Visited_20_Internet_20_Link">
https://www.voachinese.com/a/canada-wildfire-smoke-triggers-alarms-20230606/7125591.html</text:a>
</text:p>
      <!--NEWS-->
      <text:h text:style-name="P10" text:outline-level="1">
<text:span text:style-name="T4">
Japan, Australia, and the United States fund the connection</text:span>
</text:h>
      <text:p text:style-name="P4">
Author: chinese@voanews.com (美国之音)</text:p>
      <text:p text:style-name="P4">
Publisher: 美国之音中文网 (Type: NewsMediaOrganization)</text:p>
      <text:p text:style-name="P4">
Published Time: 2023-06-07T04:32:36+08:00</text:p>
      <text:p text:style-name="P4">
Modified Time: 2023-06-06 20:32:36Z</text:p>
      <text:p text:style-name="P4">
Description: Japan announced on Tuesday (June 6) that it signed a $ 95 million submarine cable project with the United States and Australia, which will connect to the island nation of East Micrones to improve China. Regional network environment.</text:p>
      <text:p text:style-name="P4">
Videos: []</text:p>
      <text:p text:style-name="P4">
Images: []</text:p>
      <text:p text:style-name="P4">
Categories: ['亚太', '美国', '经济·金融·贸易', '中国', '科技', '美中关系']</text:p>
      <text:p text:style-name="P4">
Type: None</text:p>
      <!--METADATA-->
      <text:p text:style-name="P4">
Nonenone</text:p>
      <text:p text:style-name="P4">
News Source: <text:a xlink:type="simple" xlink:href="https://www.voachinese.com/a/japan-australia-us-to-fund-undersea-cable-connection-in-micronesia-to-counter-china-s-influence-20230606/7125627.html" text:style-name="Internet_20_link" text:visited-style-name="Visited_20_Internet_20_Link">
https://www.voachinese.com/a/japan-australia-us-to-fund-undersea-cable-connection-in-micronesia-to-counter-china-s-influence-20230606/7125627.html</text:a>
</text:p>
      <!--NEWS-->
      <text:h text:style-name="P10" text:outline-level="1">
<text:span text:style-name="T4">
Britain ordered China to close the non -official police station in Britain's territory</text:span>
</text:h>
      <text:p text:style-name="P4">
Author: chinese@voanews.com (美国之音)</text:p>
      <text:p text:style-name="P4">
Publisher: 美国之音中文网 (Type: NewsMediaOrganization)</text:p>
      <text:p text:style-name="P4">
Published Time: 2023-06-07T04:36:32+08:00</text:p>
      <text:p text:style-name="P4">
Modified Time: 2023-06-06 20:36:32Z</text:p>
      <text:p text:style-name="P4">
Description: The Secretary of State, the Secretary of State of the UK, told Parliament on Tuesday (June 6) that the British government has ordered China to close the unofficial police station operating on the British territory.</text:p>
      <text:p text:style-name="P4">
Videos: []</text:p>
      <text:p text:style-name="P4">
Images: []</text:p>
      <text:p text:style-name="P4">
Categories: ['中国', '欧洲', '人权', '法律']</text:p>
      <text:p text:style-name="P4">
Type: None</text:p>
      <!--METADATA-->
      <text:p text:style-name="P4">
Nonenone</text:p>
      <text:p text:style-name="P4">
News Source: <text:a xlink:type="simple" xlink:href="https://www.voachinese.com/a/uk-orders-china-to-shut-unofficial-police-stations-on-british-soil-20230606/7125571.html" text:style-name="Internet_20_link" text:visited-style-name="Visited_20_Internet_20_Link">
https://www.voachinese.com/a/uk-orders-china-to-shut-unofficial-police-stations-on-british-soil-20230606/7125571.html</text:a>
</text:p>
      <!--NEWS-->
      <text:h text:style-name="P10" text:outline-level="1">
<text:span text:style-name="T4">
American Council warning: Expanded COVID related intellectual property exemptions may hurt the ability of the United States to compete with China</text:span>
</text:h>
      <text:p text:style-name="P4">
Author: chinese@voanews.com (吉普森)</text:p>
      <text:p text:style-name="P4">
Publisher: 美国之音中文网 (Type: NewsMediaOrganization)</text:p>
      <text:p text:style-name="P4">
Published Time: 2023-06-07T04:58:15+08:00</text:p>
      <text:p text:style-name="P4">
Modified Time: 2023-06-06 20:58:15Z</text:p>
      <text:p text:style-name="P4">
Description: American councilors warned on Tuesday (June 6) that the patent exemption of expanding the COVID period may undermine US innovation and benefit China in global strategic competition.</text:p>
      <text:p text:style-name="P4">
Videos: []</text:p>
      <text:p text:style-name="P4">
Images: []</text:p>
      <text:p text:style-name="P4">
Categories: ['国会报道', '健康', '科技', '美中关系', '新冠疫情']</text:p>
      <text:p text:style-name="P4">
Type: None</text:p>
      <!--METADATA-->
      <text:p text:style-name="P4">
Nonenone</text:p>
      <text:p text:style-name="P4">
News Source: <text:a xlink:type="simple" xlink:href="https://www.voachinese.com/a/us-lawmakers-warn-covid-trips-waiver-could-harm-competitiveness-with-china-20230606/7125664.html" text:style-name="Internet_20_link" text:visited-style-name="Visited_20_Internet_20_Link">
https://www.voachinese.com/a/us-lawmakers-warn-covid-trips-waiver-could-harm-competitiveness-with-china-20230606/7125664.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